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7132e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98653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f01ba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4d62c9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39e9" officeooo:paragraph-rsid="0f4939e9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b5e2" officeooo:paragraph-rsid="0f49b5e2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a6f020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b1acfa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ae918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7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3" style:family="text">
      <style:text-properties officeooo:rsid="0016fbe0"/>
    </style:style>
    <style:style style:name="T384" style:family="text">
      <style:text-properties officeooo:rsid="0018134a"/>
    </style:style>
    <style:style style:name="T385" style:family="text">
      <style:text-properties officeooo:rsid="001a0367"/>
    </style:style>
    <style:style style:name="T386" style:family="text">
      <style:text-properties officeooo:rsid="001ca9f9"/>
    </style:style>
    <style:style style:name="T387" style:family="text">
      <style:text-properties officeooo:rsid="001cb7e0"/>
    </style:style>
    <style:style style:name="T388" style:family="text">
      <style:text-properties officeooo:rsid="00232251"/>
    </style:style>
    <style:style style:name="T389" style:family="text">
      <style:text-properties officeooo:rsid="0040f11c"/>
    </style:style>
    <style:style style:name="T390" style:family="text">
      <style:text-properties officeooo:rsid="004442d3"/>
    </style:style>
    <style:style style:name="T391" style:family="text">
      <style:text-properties officeooo:rsid="00453d38"/>
    </style:style>
    <style:style style:name="T392" style:family="text">
      <style:text-properties officeooo:rsid="0047590e"/>
    </style:style>
    <style:style style:name="T393" style:family="text">
      <style:text-properties officeooo:rsid="00495385"/>
    </style:style>
    <style:style style:name="T394" style:family="text">
      <style:text-properties officeooo:rsid="004a5474"/>
    </style:style>
    <style:style style:name="T395" style:family="text">
      <style:text-properties officeooo:rsid="004aa6d6"/>
    </style:style>
    <style:style style:name="T396" style:family="text">
      <style:text-properties officeooo:rsid="004d02e6"/>
    </style:style>
    <style:style style:name="T397" style:family="text">
      <style:text-properties officeooo:rsid="004ec73b"/>
    </style:style>
    <style:style style:name="T398" style:family="text">
      <style:text-properties officeooo:rsid="005065f8"/>
    </style:style>
    <style:style style:name="T399" style:family="text">
      <style:text-properties officeooo:rsid="0052a132"/>
    </style:style>
    <style:style style:name="T400" style:family="text">
      <style:text-properties officeooo:rsid="0053753f"/>
    </style:style>
    <style:style style:name="T401" style:family="text">
      <style:text-properties officeooo:rsid="005696d6"/>
    </style:style>
    <style:style style:name="T402" style:family="text">
      <style:text-properties officeooo:rsid="005a8a9c"/>
    </style:style>
    <style:style style:name="T403" style:family="text">
      <style:text-properties officeooo:rsid="005b8c2e"/>
    </style:style>
    <style:style style:name="T404" style:family="text">
      <style:text-properties officeooo:rsid="005c5abd"/>
    </style:style>
    <style:style style:name="T405" style:family="text">
      <style:text-properties officeooo:rsid="005caacc"/>
    </style:style>
    <style:style style:name="T406" style:family="text">
      <style:text-properties officeooo:rsid="005e34e6"/>
    </style:style>
    <style:style style:name="T407" style:family="text">
      <style:text-properties officeooo:rsid="006028c5"/>
    </style:style>
    <style:style style:name="T408" style:family="text">
      <style:text-properties officeooo:rsid="0064a6b7"/>
    </style:style>
    <style:style style:name="T409" style:family="text">
      <style:text-properties officeooo:rsid="0065e749"/>
    </style:style>
    <style:style style:name="T410" style:family="text">
      <style:text-properties officeooo:rsid="00669a85"/>
    </style:style>
    <style:style style:name="T411" style:family="text">
      <style:text-properties officeooo:rsid="00678c2d"/>
    </style:style>
    <style:style style:name="T412" style:family="text">
      <style:text-properties officeooo:rsid="0069197e"/>
    </style:style>
    <style:style style:name="T413" style:family="text">
      <style:text-properties officeooo:rsid="006b7472"/>
    </style:style>
    <style:style style:name="T414" style:family="text">
      <style:text-properties officeooo:rsid="006cb295"/>
    </style:style>
    <style:style style:name="T415" style:family="text">
      <style:text-properties officeooo:rsid="006d5764"/>
    </style:style>
    <style:style style:name="T416" style:family="text">
      <style:text-properties officeooo:rsid="007aa42d"/>
    </style:style>
    <style:style style:name="T417" style:family="text">
      <style:text-properties officeooo:rsid="007eab95"/>
    </style:style>
    <style:style style:name="T418" style:family="text">
      <style:text-properties officeooo:rsid="0085f0bc"/>
    </style:style>
    <style:style style:name="T419" style:family="text">
      <style:text-properties officeooo:rsid="0088241a"/>
    </style:style>
    <style:style style:name="T420" style:family="text">
      <style:text-properties officeooo:rsid="0089d86b"/>
    </style:style>
    <style:style style:name="T421" style:family="text">
      <style:text-properties officeooo:rsid="008acfba"/>
    </style:style>
    <style:style style:name="T422" style:family="text">
      <style:text-properties officeooo:rsid="008eaef4"/>
    </style:style>
    <style:style style:name="T423" style:family="text">
      <style:text-properties officeooo:rsid="0091b6a3"/>
    </style:style>
    <style:style style:name="T424" style:family="text">
      <style:text-properties officeooo:rsid="0093cf64"/>
    </style:style>
    <style:style style:name="T425" style:family="text">
      <style:text-properties officeooo:rsid="0097e388"/>
    </style:style>
    <style:style style:name="T426" style:family="text">
      <style:text-properties officeooo:rsid="00995a6b"/>
    </style:style>
    <style:style style:name="T427" style:family="text">
      <style:text-properties officeooo:rsid="009fd45b"/>
    </style:style>
    <style:style style:name="T428" style:family="text">
      <style:text-properties officeooo:rsid="00a3f49a"/>
    </style:style>
    <style:style style:name="T429" style:family="text">
      <style:text-properties officeooo:rsid="00cf6129"/>
    </style:style>
    <style:style style:name="T430" style:family="text">
      <style:text-properties officeooo:rsid="00dd4c5d"/>
    </style:style>
    <style:style style:name="T431" style:family="text">
      <style:text-properties officeooo:rsid="00ddcbfb"/>
    </style:style>
    <style:style style:name="T432" style:family="text">
      <style:text-properties officeooo:rsid="00de5a86"/>
    </style:style>
    <style:style style:name="T433" style:family="text">
      <style:text-properties officeooo:rsid="00dfc6a1"/>
    </style:style>
    <style:style style:name="T434" style:family="text">
      <style:text-properties officeooo:rsid="00e03f53"/>
    </style:style>
    <style:style style:name="T435" style:family="text">
      <style:text-properties officeooo:rsid="00e0bd3e"/>
    </style:style>
    <style:style style:name="T436" style:family="text">
      <style:text-properties officeooo:rsid="00e0c4a3"/>
    </style:style>
    <style:style style:name="T437" style:family="text">
      <style:text-properties officeooo:rsid="00e1f1ac"/>
    </style:style>
    <style:style style:name="T438" style:family="text">
      <style:text-properties officeooo:rsid="00e2f838"/>
    </style:style>
    <style:style style:name="T439" style:family="text">
      <style:text-properties officeooo:rsid="00e4d6b9"/>
    </style:style>
    <style:style style:name="T440" style:family="text">
      <style:text-properties officeooo:rsid="00e6933d"/>
    </style:style>
    <style:style style:name="T441" style:family="text">
      <style:text-properties officeooo:rsid="00e76d62"/>
    </style:style>
    <style:style style:name="T442" style:family="text">
      <style:text-properties officeooo:rsid="00e8539b"/>
    </style:style>
    <style:style style:name="T443" style:family="text">
      <style:text-properties officeooo:rsid="00e91e30"/>
    </style:style>
    <style:style style:name="T444" style:family="text">
      <style:text-properties officeooo:rsid="00e9afc7"/>
    </style:style>
    <style:style style:name="T445" style:family="text">
      <style:text-properties officeooo:rsid="00e9b9ce"/>
    </style:style>
    <style:style style:name="T446" style:family="text">
      <style:text-properties officeooo:rsid="00ea59c8"/>
    </style:style>
    <style:style style:name="T447" style:family="text">
      <style:text-properties officeooo:rsid="00ec034d"/>
    </style:style>
    <style:style style:name="T448" style:family="text">
      <style:text-properties officeooo:rsid="00ee9c0f"/>
    </style:style>
    <style:style style:name="T449" style:family="text">
      <style:text-properties officeooo:rsid="00ef2363"/>
    </style:style>
    <style:style style:name="T450" style:family="text">
      <style:text-properties officeooo:rsid="00f04aa6"/>
    </style:style>
    <style:style style:name="T451" style:family="text">
      <style:text-properties officeooo:rsid="00f147d3"/>
    </style:style>
    <style:style style:name="T452" style:family="text">
      <style:text-properties officeooo:rsid="00f2225e"/>
    </style:style>
    <style:style style:name="T453" style:family="text">
      <style:text-properties officeooo:rsid="00f3eb6d"/>
    </style:style>
    <style:style style:name="T454" style:family="text">
      <style:text-properties officeooo:rsid="00f5b5e8"/>
    </style:style>
    <style:style style:name="T455" style:family="text">
      <style:text-properties officeooo:rsid="00f6bed4"/>
    </style:style>
    <style:style style:name="T456" style:family="text">
      <style:text-properties officeooo:rsid="00f759c5"/>
    </style:style>
    <style:style style:name="T457" style:family="text">
      <style:text-properties officeooo:rsid="00f7755f"/>
    </style:style>
    <style:style style:name="T458" style:family="text">
      <style:text-properties officeooo:rsid="00f78829"/>
    </style:style>
    <style:style style:name="T459" style:family="text">
      <style:text-properties officeooo:rsid="00f80b15"/>
    </style:style>
    <style:style style:name="T460" style:family="text">
      <style:text-properties officeooo:rsid="00f82f58"/>
    </style:style>
    <style:style style:name="T461" style:family="text">
      <style:text-properties officeooo:rsid="00f9129a"/>
    </style:style>
    <style:style style:name="T462" style:family="text">
      <style:text-properties officeooo:rsid="00faa901"/>
    </style:style>
    <style:style style:name="T463" style:family="text">
      <style:text-properties officeooo:rsid="00fc5832"/>
    </style:style>
    <style:style style:name="T464" style:family="text">
      <style:text-properties officeooo:rsid="00fe0473"/>
    </style:style>
    <style:style style:name="T465" style:family="text">
      <style:text-properties officeooo:rsid="00fe141e"/>
    </style:style>
    <style:style style:name="T466" style:family="text">
      <style:text-properties officeooo:rsid="00ff4d89"/>
    </style:style>
    <style:style style:name="T467" style:family="text">
      <style:text-properties officeooo:rsid="01005772"/>
    </style:style>
    <style:style style:name="T468" style:family="text">
      <style:text-properties officeooo:rsid="01007ea2"/>
    </style:style>
    <style:style style:name="T469" style:family="text">
      <style:text-properties officeooo:rsid="0103b4ed"/>
    </style:style>
    <style:style style:name="T470" style:family="text">
      <style:text-properties officeooo:rsid="0103c865"/>
    </style:style>
    <style:style style:name="T471" style:family="text">
      <style:text-properties officeooo:rsid="01074ada"/>
    </style:style>
    <style:style style:name="T472" style:family="text">
      <style:text-properties officeooo:rsid="0108a383"/>
    </style:style>
    <style:style style:name="T473" style:family="text">
      <style:text-properties officeooo:rsid="010a1e85"/>
    </style:style>
    <style:style style:name="T474" style:family="text">
      <style:text-properties officeooo:rsid="010fbac0"/>
    </style:style>
    <style:style style:name="T475" style:family="text">
      <style:text-properties officeooo:rsid="01111a73"/>
    </style:style>
    <style:style style:name="T476" style:family="text">
      <style:text-properties officeooo:rsid="0111cd84"/>
    </style:style>
    <style:style style:name="T477" style:family="text">
      <style:text-properties officeooo:rsid="01197e57"/>
    </style:style>
    <style:style style:name="T478" style:family="text">
      <style:text-properties officeooo:rsid="011b57a1"/>
    </style:style>
    <style:style style:name="T479" style:family="text">
      <style:text-properties officeooo:rsid="011dc478"/>
    </style:style>
    <style:style style:name="T480" style:family="text">
      <style:text-properties officeooo:rsid="011e34fe"/>
    </style:style>
    <style:style style:name="T481" style:family="text">
      <style:text-properties officeooo:rsid="0133a0db"/>
    </style:style>
    <style:style style:name="T482" style:family="text">
      <style:text-properties officeooo:rsid="013df436"/>
    </style:style>
    <style:style style:name="T483" style:family="text">
      <style:text-properties officeooo:rsid="01403779"/>
    </style:style>
    <style:style style:name="T484" style:family="text">
      <style:text-properties officeooo:rsid="0143ecfe"/>
    </style:style>
    <style:style style:name="T485" style:family="text">
      <style:text-properties officeooo:rsid="01464ac3"/>
    </style:style>
    <style:style style:name="T486" style:family="text">
      <style:text-properties officeooo:rsid="0147f1d4"/>
    </style:style>
    <style:style style:name="T487" style:family="text">
      <style:text-properties officeooo:rsid="0149e417"/>
    </style:style>
    <style:style style:name="T488" style:family="text">
      <style:text-properties officeooo:rsid="014aa71d"/>
    </style:style>
    <style:style style:name="T489" style:family="text">
      <style:text-properties officeooo:rsid="01531c57"/>
    </style:style>
    <style:style style:name="T490" style:family="text">
      <style:text-properties officeooo:rsid="01533c71"/>
    </style:style>
    <style:style style:name="T491" style:family="text">
      <style:text-properties officeooo:rsid="015724da"/>
    </style:style>
    <style:style style:name="T492" style:family="text">
      <style:text-properties officeooo:rsid="0158f397"/>
    </style:style>
    <style:style style:name="T493" style:family="text">
      <style:text-properties officeooo:rsid="0159131a"/>
    </style:style>
    <style:style style:name="T494" style:family="text">
      <style:text-properties officeooo:rsid="0159cd10"/>
    </style:style>
    <style:style style:name="T495" style:family="text">
      <style:text-properties officeooo:rsid="015c12c5"/>
    </style:style>
    <style:style style:name="T496" style:family="text">
      <style:text-properties officeooo:rsid="015cf302"/>
    </style:style>
    <style:style style:name="T497" style:family="text">
      <style:text-properties officeooo:rsid="015dbe63"/>
    </style:style>
    <style:style style:name="T498" style:family="text">
      <style:text-properties officeooo:rsid="015dca55"/>
    </style:style>
    <style:style style:name="T499" style:family="text">
      <style:text-properties officeooo:rsid="015ef745"/>
    </style:style>
    <style:style style:name="T500" style:family="text">
      <style:text-properties officeooo:rsid="016249cb"/>
    </style:style>
    <style:style style:name="T501" style:family="text">
      <style:text-properties officeooo:rsid="0165ca67"/>
    </style:style>
    <style:style style:name="T502" style:family="text">
      <style:text-properties officeooo:rsid="0166e42b"/>
    </style:style>
    <style:style style:name="T503" style:family="text">
      <style:text-properties officeooo:rsid="0169fe65"/>
    </style:style>
    <style:style style:name="T504" style:family="text">
      <style:text-properties officeooo:rsid="016afa3b"/>
    </style:style>
    <style:style style:name="T505" style:family="text">
      <style:text-properties officeooo:rsid="016bbc04"/>
    </style:style>
    <style:style style:name="T506" style:family="text">
      <style:text-properties officeooo:rsid="016dd0d4"/>
    </style:style>
    <style:style style:name="T507" style:family="text">
      <style:text-properties officeooo:rsid="016f62b1"/>
    </style:style>
    <style:style style:name="T508" style:family="text">
      <style:text-properties officeooo:rsid="01708fd2"/>
    </style:style>
    <style:style style:name="T509" style:family="text">
      <style:text-properties officeooo:rsid="01731fca"/>
    </style:style>
    <style:style style:name="T510" style:family="text">
      <style:text-properties officeooo:rsid="0173ef8e"/>
    </style:style>
    <style:style style:name="T511" style:family="text">
      <style:text-properties officeooo:rsid="01751e8e"/>
    </style:style>
    <style:style style:name="T512" style:family="text">
      <style:text-properties officeooo:rsid="01767326"/>
    </style:style>
    <style:style style:name="T513" style:family="text">
      <style:text-properties officeooo:rsid="01797077"/>
    </style:style>
    <style:style style:name="T514" style:family="text">
      <style:text-properties officeooo:rsid="017a94cb"/>
    </style:style>
    <style:style style:name="T515" style:family="text">
      <style:text-properties officeooo:rsid="017c3e57"/>
    </style:style>
    <style:style style:name="T516" style:family="text">
      <style:text-properties officeooo:rsid="017d572c"/>
    </style:style>
    <style:style style:name="T517" style:family="text">
      <style:text-properties officeooo:rsid="017f4789"/>
    </style:style>
    <style:style style:name="T518" style:family="text">
      <style:text-properties officeooo:rsid="018105aa"/>
    </style:style>
    <style:style style:name="T519" style:family="text">
      <style:text-properties officeooo:rsid="0181647e"/>
    </style:style>
    <style:style style:name="T520" style:family="text">
      <style:text-properties officeooo:rsid="01822e3c"/>
    </style:style>
    <style:style style:name="T521" style:family="text">
      <style:text-properties officeooo:rsid="0182e470"/>
    </style:style>
    <style:style style:name="T522" style:family="text">
      <style:text-properties officeooo:rsid="0182e742"/>
    </style:style>
    <style:style style:name="T523" style:family="text">
      <style:text-properties officeooo:rsid="0185e2ee"/>
    </style:style>
    <style:style style:name="T524" style:family="text">
      <style:text-properties officeooo:rsid="0186b5fe"/>
    </style:style>
    <style:style style:name="T525" style:family="text">
      <style:text-properties officeooo:rsid="01870bee"/>
    </style:style>
    <style:style style:name="T526" style:family="text">
      <style:text-properties officeooo:rsid="01881ca4"/>
    </style:style>
    <style:style style:name="T527" style:family="text">
      <style:text-properties officeooo:rsid="0189c359"/>
    </style:style>
    <style:style style:name="T528" style:family="text">
      <style:text-properties officeooo:rsid="018abc8e"/>
    </style:style>
    <style:style style:name="T529" style:family="text">
      <style:text-properties officeooo:rsid="018b9001"/>
    </style:style>
    <style:style style:name="T530" style:family="text">
      <style:text-properties officeooo:rsid="018c69a3"/>
    </style:style>
    <style:style style:name="T531" style:family="text">
      <style:text-properties officeooo:rsid="018e95ee"/>
    </style:style>
    <style:style style:name="T532" style:family="text">
      <style:text-properties officeooo:rsid="018f5577"/>
    </style:style>
    <style:style style:name="T533" style:family="text">
      <style:text-properties officeooo:rsid="01902bed"/>
    </style:style>
    <style:style style:name="T534" style:family="text">
      <style:text-properties officeooo:rsid="0191fb43"/>
    </style:style>
    <style:style style:name="T535" style:family="text">
      <style:text-properties officeooo:rsid="0192fd9b"/>
    </style:style>
    <style:style style:name="T536" style:family="text">
      <style:text-properties officeooo:rsid="0196965d"/>
    </style:style>
    <style:style style:name="T537" style:family="text">
      <style:text-properties officeooo:rsid="0198916b"/>
    </style:style>
    <style:style style:name="T538" style:family="text">
      <style:text-properties officeooo:rsid="019bbbe5"/>
    </style:style>
    <style:style style:name="T539" style:family="text">
      <style:text-properties officeooo:rsid="019d8ff3"/>
    </style:style>
    <style:style style:name="T540" style:family="text">
      <style:text-properties officeooo:rsid="019efe05"/>
    </style:style>
    <style:style style:name="T541" style:family="text">
      <style:text-properties officeooo:rsid="01a0187f"/>
    </style:style>
    <style:style style:name="T542" style:family="text">
      <style:text-properties officeooo:rsid="01a20cda"/>
    </style:style>
    <style:style style:name="T543" style:family="text">
      <style:text-properties officeooo:rsid="01a363d4"/>
    </style:style>
    <style:style style:name="T544" style:family="text">
      <style:text-properties officeooo:rsid="01a4cb4a"/>
    </style:style>
    <style:style style:name="T545" style:family="text">
      <style:text-properties officeooo:rsid="01a6499a"/>
    </style:style>
    <style:style style:name="T546" style:family="text">
      <style:text-properties officeooo:rsid="01abbf1d"/>
    </style:style>
    <style:style style:name="T547" style:family="text">
      <style:text-properties officeooo:rsid="01ac7eca"/>
    </style:style>
    <style:style style:name="T548" style:family="text">
      <style:text-properties officeooo:rsid="01ae3e51"/>
    </style:style>
    <style:style style:name="T549" style:family="text">
      <style:text-properties officeooo:rsid="01b00aac"/>
    </style:style>
    <style:style style:name="T550" style:family="text">
      <style:text-properties officeooo:rsid="01b65d76"/>
    </style:style>
    <style:style style:name="T551" style:family="text">
      <style:text-properties officeooo:rsid="01b72c14"/>
    </style:style>
    <style:style style:name="T552" style:family="text">
      <style:text-properties officeooo:rsid="01b81062"/>
    </style:style>
    <style:style style:name="T553" style:family="text">
      <style:text-properties officeooo:rsid="01b907c5"/>
    </style:style>
    <style:style style:name="T554" style:family="text">
      <style:text-properties officeooo:rsid="01c4ec59"/>
    </style:style>
    <style:style style:name="T555" style:family="text">
      <style:text-properties officeooo:rsid="01c50357"/>
    </style:style>
    <style:style style:name="T556" style:family="text">
      <style:text-properties officeooo:rsid="01c5cf5a"/>
    </style:style>
    <style:style style:name="T557" style:family="text">
      <style:text-properties officeooo:rsid="01c6ddf0"/>
    </style:style>
    <style:style style:name="T558" style:family="text">
      <style:text-properties officeooo:rsid="01c93d88"/>
    </style:style>
    <style:style style:name="T559" style:family="text">
      <style:text-properties officeooo:rsid="01cc42ce"/>
    </style:style>
    <style:style style:name="T560" style:family="text">
      <style:text-properties officeooo:rsid="01cca82c"/>
    </style:style>
    <style:style style:name="T561" style:family="text">
      <style:text-properties officeooo:rsid="01d23177"/>
    </style:style>
    <style:style style:name="T562" style:family="text">
      <style:text-properties officeooo:rsid="01d32cc8"/>
    </style:style>
    <style:style style:name="T563" style:family="text">
      <style:text-properties officeooo:rsid="01d4fe16"/>
    </style:style>
    <style:style style:name="T564" style:family="text">
      <style:text-properties officeooo:rsid="01de8114"/>
    </style:style>
    <style:style style:name="T565" style:family="text">
      <style:text-properties officeooo:rsid="01df6931"/>
    </style:style>
    <style:style style:name="T566" style:family="text">
      <style:text-properties officeooo:rsid="01e0ffcc"/>
    </style:style>
    <style:style style:name="T567" style:family="text">
      <style:text-properties officeooo:rsid="01e767cd"/>
    </style:style>
    <style:style style:name="T568" style:family="text">
      <style:text-properties officeooo:rsid="01ec705f"/>
    </style:style>
    <style:style style:name="T569" style:family="text">
      <style:text-properties officeooo:rsid="01edee63"/>
    </style:style>
    <style:style style:name="T570" style:family="text">
      <style:text-properties officeooo:rsid="01ee2ed9"/>
    </style:style>
    <style:style style:name="T571" style:family="text">
      <style:text-properties officeooo:rsid="01ef1247"/>
    </style:style>
    <style:style style:name="T572" style:family="text">
      <style:text-properties officeooo:rsid="01ef65c0"/>
    </style:style>
    <style:style style:name="T573" style:family="text">
      <style:text-properties officeooo:rsid="01f95ce0"/>
    </style:style>
    <style:style style:name="T574" style:family="text">
      <style:text-properties officeooo:rsid="01f97c91"/>
    </style:style>
    <style:style style:name="T575" style:family="text">
      <style:text-properties officeooo:rsid="01fd8781"/>
    </style:style>
    <style:style style:name="T576" style:family="text">
      <style:text-properties officeooo:rsid="01fea9aa"/>
    </style:style>
    <style:style style:name="T577" style:family="text">
      <style:text-properties officeooo:rsid="01ff8cd0"/>
    </style:style>
    <style:style style:name="T578" style:family="text">
      <style:text-properties officeooo:rsid="0207e096"/>
    </style:style>
    <style:style style:name="T579" style:family="text">
      <style:text-properties officeooo:rsid="020909c8"/>
    </style:style>
    <style:style style:name="T580" style:family="text">
      <style:text-properties officeooo:rsid="021a04d0"/>
    </style:style>
    <style:style style:name="T581" style:family="text">
      <style:text-properties officeooo:rsid="021ade7c"/>
    </style:style>
    <style:style style:name="T582" style:family="text">
      <style:text-properties officeooo:rsid="021c1be8"/>
    </style:style>
    <style:style style:name="T583" style:family="text">
      <style:text-properties officeooo:rsid="021c8be1"/>
    </style:style>
    <style:style style:name="T584" style:family="text">
      <style:text-properties officeooo:rsid="021e0030"/>
    </style:style>
    <style:style style:name="T585" style:family="text">
      <style:text-properties officeooo:rsid="021e4ae1"/>
    </style:style>
    <style:style style:name="T586" style:family="text">
      <style:text-properties officeooo:rsid="021f56e4"/>
    </style:style>
    <style:style style:name="T587" style:family="text">
      <style:text-properties officeooo:rsid="022064dd"/>
    </style:style>
    <style:style style:name="T588" style:family="text">
      <style:text-properties fo:font-weight="normal" style:font-weight-asian="normal" style:font-weight-complex="normal"/>
    </style:style>
    <style:style style:name="T589" style:family="text">
      <style:text-properties fo:font-weight="normal" officeooo:rsid="02289387" style:font-weight-asian="normal" style:font-weight-complex="normal"/>
    </style:style>
    <style:style style:name="T590" style:family="text">
      <style:text-properties fo:font-weight="normal" officeooo:rsid="022b1163" style:font-weight-asian="normal" style:font-weight-complex="normal"/>
    </style:style>
    <style:style style:name="T591" style:family="text">
      <style:text-properties fo:font-weight="normal" officeooo:rsid="0230e008" style:font-weight-asian="normal" style:font-weight-complex="normal"/>
    </style:style>
    <style:style style:name="T592" style:family="text">
      <style:text-properties fo:font-weight="normal" officeooo:rsid="02337660" style:font-weight-asian="normal" style:font-weight-complex="normal"/>
    </style:style>
    <style:style style:name="T593" style:family="text">
      <style:text-properties fo:font-weight="normal" officeooo:rsid="0235197b" style:font-weight-asian="normal" style:font-weight-complex="normal"/>
    </style:style>
    <style:style style:name="T594" style:family="text">
      <style:text-properties fo:font-weight="normal" officeooo:rsid="02366c49" style:font-weight-asian="normal" style:font-weight-complex="normal"/>
    </style:style>
    <style:style style:name="T595" style:family="text">
      <style:text-properties fo:font-weight="normal" officeooo:rsid="02375a1c" style:font-weight-asian="normal" style:font-weight-complex="normal"/>
    </style:style>
    <style:style style:name="T596" style:family="text">
      <style:text-properties fo:font-weight="normal" officeooo:rsid="02390944" style:font-weight-asian="normal" style:font-weight-complex="normal"/>
    </style:style>
    <style:style style:name="T597" style:family="text">
      <style:text-properties fo:font-weight="normal" officeooo:rsid="023909cd" style:font-weight-asian="normal" style:font-weight-complex="normal"/>
    </style:style>
    <style:style style:name="T598" style:family="text">
      <style:text-properties fo:font-weight="normal" officeooo:rsid="02398cc1" style:font-weight-asian="normal" style:font-weight-complex="normal"/>
    </style:style>
    <style:style style:name="T599" style:family="text">
      <style:text-properties fo:font-weight="normal" officeooo:rsid="023b1d2c" style:font-weight-asian="normal" style:font-weight-complex="normal"/>
    </style:style>
    <style:style style:name="T600" style:family="text">
      <style:text-properties fo:font-weight="normal" officeooo:rsid="023c73bc" style:font-weight-asian="normal" style:font-weight-complex="normal"/>
    </style:style>
    <style:style style:name="T601" style:family="text">
      <style:text-properties fo:font-weight="normal" officeooo:rsid="023e50f9" style:font-weight-asian="normal" style:font-weight-complex="normal"/>
    </style:style>
    <style:style style:name="T602" style:family="text">
      <style:text-properties fo:font-weight="normal" officeooo:rsid="02403306" style:font-weight-asian="normal" style:font-weight-complex="normal"/>
    </style:style>
    <style:style style:name="T603" style:family="text">
      <style:text-properties fo:font-weight="normal" officeooo:rsid="02416668" style:font-weight-asian="normal" style:font-weight-complex="normal"/>
    </style:style>
    <style:style style:name="T604" style:family="text">
      <style:text-properties fo:font-weight="normal" officeooo:rsid="0244ec56" style:font-weight-asian="normal" style:font-weight-complex="normal"/>
    </style:style>
    <style:style style:name="T605" style:family="text">
      <style:text-properties fo:font-weight="normal" officeooo:rsid="0246e9b5" style:font-weight-asian="normal" style:font-weight-complex="normal"/>
    </style:style>
    <style:style style:name="T606" style:family="text">
      <style:text-properties fo:font-weight="normal" officeooo:rsid="0247df71" style:font-weight-asian="normal" style:font-weight-complex="normal"/>
    </style:style>
    <style:style style:name="T607" style:family="text">
      <style:text-properties fo:font-weight="normal" officeooo:rsid="0247e1f7" style:font-weight-asian="normal" style:font-weight-complex="normal"/>
    </style:style>
    <style:style style:name="T608" style:family="text">
      <style:text-properties fo:font-weight="normal" officeooo:rsid="024a1219" style:font-weight-asian="normal" style:font-weight-complex="normal"/>
    </style:style>
    <style:style style:name="T609" style:family="text">
      <style:text-properties fo:font-weight="normal" officeooo:rsid="024a3009" style:font-weight-asian="normal" style:font-weight-complex="normal"/>
    </style:style>
    <style:style style:name="T610" style:family="text">
      <style:text-properties fo:font-weight="normal" officeooo:rsid="024d30fa" style:font-weight-asian="normal" style:font-weight-complex="normal"/>
    </style:style>
    <style:style style:name="T611" style:family="text">
      <style:text-properties fo:font-weight="normal" officeooo:rsid="024f2ec0" style:font-weight-asian="normal" style:font-weight-complex="normal"/>
    </style:style>
    <style:style style:name="T612" style:family="text">
      <style:text-properties fo:font-weight="normal" officeooo:rsid="0250f3bc" style:font-weight-asian="normal" style:font-weight-complex="normal"/>
    </style:style>
    <style:style style:name="T613" style:family="text">
      <style:text-properties fo:font-weight="normal" officeooo:rsid="0251854b" style:font-weight-asian="normal" style:font-weight-complex="normal"/>
    </style:style>
    <style:style style:name="T614" style:family="text">
      <style:text-properties fo:font-weight="normal" officeooo:rsid="02528b07" style:font-weight-asian="normal" style:font-weight-complex="normal"/>
    </style:style>
    <style:style style:name="T615" style:family="text">
      <style:text-properties fo:font-weight="normal" officeooo:rsid="0253b349" style:font-weight-asian="normal" style:font-weight-complex="normal"/>
    </style:style>
    <style:style style:name="T616" style:family="text">
      <style:text-properties fo:font-weight="normal" officeooo:rsid="0256f997" style:font-weight-asian="normal" style:font-weight-complex="normal"/>
    </style:style>
    <style:style style:name="T617" style:family="text">
      <style:text-properties fo:font-weight="normal" officeooo:rsid="02580f23" style:font-weight-asian="normal" style:font-weight-complex="normal"/>
    </style:style>
    <style:style style:name="T618" style:family="text">
      <style:text-properties fo:font-weight="normal" officeooo:rsid="025aecb3" style:font-weight-asian="normal" style:font-weight-complex="normal"/>
    </style:style>
    <style:style style:name="T619" style:family="text">
      <style:text-properties fo:font-weight="normal" officeooo:rsid="025c9b4d" style:font-weight-asian="normal" style:font-weight-complex="normal"/>
    </style:style>
    <style:style style:name="T620" style:family="text">
      <style:text-properties fo:font-weight="normal" officeooo:rsid="025efffe" style:font-weight-asian="normal" style:font-weight-complex="normal"/>
    </style:style>
    <style:style style:name="T621" style:family="text">
      <style:text-properties fo:font-weight="normal" officeooo:rsid="0260f611" style:font-weight-asian="normal" style:font-weight-complex="normal"/>
    </style:style>
    <style:style style:name="T622" style:family="text">
      <style:text-properties fo:font-weight="normal" officeooo:rsid="0263422e" style:font-weight-asian="normal" style:font-weight-complex="normal"/>
    </style:style>
    <style:style style:name="T623" style:family="text">
      <style:text-properties fo:font-weight="normal" officeooo:rsid="0264a4e5" style:font-weight-asian="normal" style:font-weight-complex="normal"/>
    </style:style>
    <style:style style:name="T624" style:family="text">
      <style:text-properties fo:font-weight="normal" officeooo:rsid="02668b91" style:font-weight-asian="normal" style:font-weight-complex="normal"/>
    </style:style>
    <style:style style:name="T625" style:family="text">
      <style:text-properties fo:font-weight="normal" officeooo:rsid="02674929" style:font-weight-asian="normal" style:font-weight-complex="normal"/>
    </style:style>
    <style:style style:name="T626" style:family="text">
      <style:text-properties fo:font-weight="normal" officeooo:rsid="026896c0" style:font-weight-asian="normal" style:font-weight-complex="normal"/>
    </style:style>
    <style:style style:name="T627" style:family="text">
      <style:text-properties fo:font-weight="normal" officeooo:rsid="026a5194" style:font-weight-asian="normal" style:font-weight-complex="normal"/>
    </style:style>
    <style:style style:name="T628" style:family="text">
      <style:text-properties fo:font-weight="normal" officeooo:rsid="026c6d22" style:font-weight-asian="normal" style:font-weight-complex="normal"/>
    </style:style>
    <style:style style:name="T629" style:family="text">
      <style:text-properties fo:font-weight="normal" officeooo:rsid="026ed809" style:font-weight-asian="normal" style:font-weight-complex="normal"/>
    </style:style>
    <style:style style:name="T630" style:family="text">
      <style:text-properties fo:font-weight="normal" officeooo:rsid="026fb156" style:font-weight-asian="normal" style:font-weight-complex="normal"/>
    </style:style>
    <style:style style:name="T631" style:family="text">
      <style:text-properties fo:font-weight="normal" officeooo:rsid="02719c61" style:font-weight-asian="normal" style:font-weight-complex="normal"/>
    </style:style>
    <style:style style:name="T632" style:family="text">
      <style:text-properties fo:font-weight="normal" officeooo:rsid="0273496c" style:font-weight-asian="normal" style:font-weight-complex="normal"/>
    </style:style>
    <style:style style:name="T633" style:family="text">
      <style:text-properties fo:font-weight="normal" officeooo:rsid="02743a2a" style:font-weight-asian="normal" style:font-weight-complex="normal"/>
    </style:style>
    <style:style style:name="T634" style:family="text">
      <style:text-properties fo:font-weight="normal" officeooo:rsid="02752a9c" style:font-weight-asian="normal" style:font-weight-complex="normal"/>
    </style:style>
    <style:style style:name="T635" style:family="text">
      <style:text-properties fo:font-weight="normal" officeooo:rsid="02752d26" style:font-weight-asian="normal" style:font-weight-complex="normal"/>
    </style:style>
    <style:style style:name="T636" style:family="text">
      <style:text-properties fo:font-weight="normal" officeooo:rsid="02771d98" style:font-weight-asian="normal" style:font-weight-complex="normal"/>
    </style:style>
    <style:style style:name="T637" style:family="text">
      <style:text-properties fo:font-weight="normal" officeooo:rsid="0277de7d" style:font-weight-asian="normal" style:font-weight-complex="normal"/>
    </style:style>
    <style:style style:name="T638" style:family="text">
      <style:text-properties fo:font-weight="normal" officeooo:rsid="027909bb" style:font-weight-asian="normal" style:font-weight-complex="normal"/>
    </style:style>
    <style:style style:name="T639" style:family="text">
      <style:text-properties fo:font-weight="normal" officeooo:rsid="027a1aa2" style:font-weight-asian="normal" style:font-weight-complex="normal"/>
    </style:style>
    <style:style style:name="T640" style:family="text">
      <style:text-properties fo:font-weight="normal" officeooo:rsid="027ba20d" style:font-weight-asian="normal" style:font-weight-complex="normal"/>
    </style:style>
    <style:style style:name="T641" style:family="text">
      <style:text-properties fo:font-weight="normal" officeooo:rsid="027bf128" style:font-weight-asian="normal" style:font-weight-complex="normal"/>
    </style:style>
    <style:style style:name="T642" style:family="text">
      <style:text-properties fo:font-weight="normal" officeooo:rsid="027c8c4e" style:font-weight-asian="normal" style:font-weight-complex="normal"/>
    </style:style>
    <style:style style:name="T643" style:family="text">
      <style:text-properties fo:font-weight="normal" officeooo:rsid="027d2802" style:font-weight-asian="normal" style:font-weight-complex="normal"/>
    </style:style>
    <style:style style:name="T644" style:family="text">
      <style:text-properties fo:font-weight="normal" officeooo:rsid="027e093a" style:font-weight-asian="normal" style:font-weight-complex="normal"/>
    </style:style>
    <style:style style:name="T645" style:family="text">
      <style:text-properties fo:font-weight="normal" officeooo:rsid="027fe655" style:font-weight-asian="normal" style:font-weight-complex="normal"/>
    </style:style>
    <style:style style:name="T646" style:family="text">
      <style:text-properties fo:font-weight="normal" officeooo:rsid="0288701b" style:font-weight-asian="normal" style:font-weight-complex="normal"/>
    </style:style>
    <style:style style:name="T647" style:family="text">
      <style:text-properties fo:font-weight="normal" officeooo:rsid="02b5f4c7" style:font-weight-asian="normal" style:font-weight-complex="normal"/>
    </style:style>
    <style:style style:name="T648" style:family="text">
      <style:text-properties fo:font-weight="normal" officeooo:rsid="02bd7441" style:font-weight-asian="normal" style:font-weight-complex="normal"/>
    </style:style>
    <style:style style:name="T649" style:family="text">
      <style:text-properties fo:font-weight="normal" officeooo:rsid="02bf0ef1" style:font-weight-asian="normal" style:font-weight-complex="normal"/>
    </style:style>
    <style:style style:name="T650" style:family="text">
      <style:text-properties fo:font-weight="normal" officeooo:rsid="02c1081b" style:font-weight-asian="normal" style:font-weight-complex="normal"/>
    </style:style>
    <style:style style:name="T651" style:family="text">
      <style:text-properties fo:font-weight="normal" officeooo:rsid="02c16d50" style:font-weight-asian="normal" style:font-weight-complex="normal"/>
    </style:style>
    <style:style style:name="T652" style:family="text">
      <style:text-properties fo:font-weight="normal" officeooo:rsid="02c59247" style:font-weight-asian="normal" style:font-weight-complex="normal"/>
    </style:style>
    <style:style style:name="T653" style:family="text">
      <style:text-properties fo:font-weight="normal" officeooo:rsid="02c77fb2" style:font-weight-asian="normal" style:font-weight-complex="normal"/>
    </style:style>
    <style:style style:name="T654" style:family="text">
      <style:text-properties fo:font-weight="normal" officeooo:rsid="02c8379b" style:font-weight-asian="normal" style:font-weight-complex="normal"/>
    </style:style>
    <style:style style:name="T655" style:family="text">
      <style:text-properties fo:font-weight="normal" officeooo:rsid="02c8e6f0" style:font-weight-asian="normal" style:font-weight-complex="normal"/>
    </style:style>
    <style:style style:name="T656" style:family="text">
      <style:text-properties fo:font-weight="normal" officeooo:rsid="02c926ea" style:font-weight-asian="normal" style:font-weight-complex="normal"/>
    </style:style>
    <style:style style:name="T657" style:family="text">
      <style:text-properties fo:font-weight="normal" officeooo:rsid="02c9fe0c" style:font-weight-asian="normal" style:font-weight-complex="normal"/>
    </style:style>
    <style:style style:name="T658" style:family="text">
      <style:text-properties fo:font-weight="normal" officeooo:rsid="02cd5735" style:font-weight-asian="normal" style:font-weight-complex="normal"/>
    </style:style>
    <style:style style:name="T659" style:family="text">
      <style:text-properties fo:font-weight="normal" officeooo:rsid="02cde49c" style:font-weight-asian="normal" style:font-weight-complex="normal"/>
    </style:style>
    <style:style style:name="T660" style:family="text">
      <style:text-properties fo:font-weight="normal" officeooo:rsid="02cf0485" style:font-weight-asian="normal" style:font-weight-complex="normal"/>
    </style:style>
    <style:style style:name="T661" style:family="text">
      <style:text-properties fo:font-weight="normal" officeooo:rsid="02d100db" style:font-weight-asian="normal" style:font-weight-complex="normal"/>
    </style:style>
    <style:style style:name="T662" style:family="text">
      <style:text-properties fo:font-weight="normal" officeooo:rsid="02d4444a" style:font-weight-asian="normal" style:font-weight-complex="normal"/>
    </style:style>
    <style:style style:name="T663" style:family="text">
      <style:text-properties fo:font-weight="normal" officeooo:rsid="02d53752" style:font-weight-asian="normal" style:font-weight-complex="normal"/>
    </style:style>
    <style:style style:name="T664" style:family="text">
      <style:text-properties fo:font-weight="normal" officeooo:rsid="02d54f9d" style:font-weight-asian="normal" style:font-weight-complex="normal"/>
    </style:style>
    <style:style style:name="T665" style:family="text">
      <style:text-properties fo:font-weight="normal" officeooo:rsid="07950362" style:font-weight-asian="normal" style:font-weight-complex="normal"/>
    </style:style>
    <style:style style:name="T666" style:family="text">
      <style:text-properties fo:font-weight="normal" officeooo:rsid="0797e046" style:font-weight-asian="normal" style:font-weight-complex="normal"/>
    </style:style>
    <style:style style:name="T667" style:family="text">
      <style:text-properties fo:font-weight="normal" officeooo:rsid="07990afd" style:font-weight-asian="normal" style:font-weight-complex="normal"/>
    </style:style>
    <style:style style:name="T668" style:family="text">
      <style:text-properties fo:font-weight="normal" officeooo:rsid="079c2586" style:font-weight-asian="normal" style:font-weight-complex="normal"/>
    </style:style>
    <style:style style:name="T669" style:family="text">
      <style:text-properties fo:font-weight="normal" officeooo:rsid="079ef516" style:font-weight-asian="normal" style:font-weight-complex="normal"/>
    </style:style>
    <style:style style:name="T670" style:family="text">
      <style:text-properties fo:font-weight="normal" officeooo:rsid="079f2148" style:font-weight-asian="normal" style:font-weight-complex="normal"/>
    </style:style>
    <style:style style:name="T671" style:family="text">
      <style:text-properties fo:font-weight="normal" officeooo:rsid="07afc0cb" style:font-weight-asian="normal" style:font-weight-complex="normal"/>
    </style:style>
    <style:style style:name="T672" style:family="text">
      <style:text-properties fo:font-weight="normal" officeooo:rsid="0ab7c8cc" style:font-weight-asian="normal" style:font-weight-complex="normal"/>
    </style:style>
    <style:style style:name="T673" style:family="text">
      <style:text-properties fo:font-weight="normal" officeooo:rsid="0ab9a442" style:font-weight-asian="normal" style:font-weight-complex="normal"/>
    </style:style>
    <style:style style:name="T674" style:family="text">
      <style:text-properties fo:font-weight="normal" officeooo:rsid="0abb93fc" style:font-weight-asian="normal" style:font-weight-complex="normal"/>
    </style:style>
    <style:style style:name="T675" style:family="text">
      <style:text-properties fo:font-weight="normal" officeooo:rsid="0abd79d1" style:font-weight-asian="normal" style:font-weight-complex="normal"/>
    </style:style>
    <style:style style:name="T676" style:family="text">
      <style:text-properties fo:font-weight="normal" officeooo:rsid="0abe7e3a" style:font-weight-asian="normal" style:font-weight-complex="normal"/>
    </style:style>
    <style:style style:name="T677" style:family="text">
      <style:text-properties fo:font-weight="normal" officeooo:rsid="0abf530d" style:font-weight-asian="normal" style:font-weight-complex="normal"/>
    </style:style>
    <style:style style:name="T678" style:family="text">
      <style:text-properties fo:font-weight="normal" officeooo:rsid="0ac029ed" style:font-weight-asian="normal" style:font-weight-complex="normal"/>
    </style:style>
    <style:style style:name="T679" style:family="text">
      <style:text-properties fo:font-weight="normal" officeooo:rsid="0ac0db48" style:font-weight-asian="normal" style:font-weight-complex="normal"/>
    </style:style>
    <style:style style:name="T680" style:family="text">
      <style:text-properties fo:font-weight="normal" officeooo:rsid="0ac0f4fa" style:font-weight-asian="normal" style:font-weight-complex="normal"/>
    </style:style>
    <style:style style:name="T681" style:family="text">
      <style:text-properties fo:font-weight="normal" officeooo:rsid="0ac31bea" style:font-weight-asian="normal" style:font-weight-complex="normal"/>
    </style:style>
    <style:style style:name="T682" style:family="text">
      <style:text-properties fo:font-weight="normal" officeooo:rsid="0ac39e2e" style:font-weight-asian="normal" style:font-weight-complex="normal"/>
    </style:style>
    <style:style style:name="T683" style:family="text">
      <style:text-properties fo:font-weight="normal" officeooo:rsid="0ac5930e" style:font-weight-asian="normal" style:font-weight-complex="normal"/>
    </style:style>
    <style:style style:name="T684" style:family="text">
      <style:text-properties fo:font-weight="normal" officeooo:rsid="0ac6cba4" style:font-weight-asian="normal" style:font-weight-complex="normal"/>
    </style:style>
    <style:style style:name="T685" style:family="text">
      <style:text-properties fo:font-weight="normal" officeooo:rsid="0ac8f267" style:font-weight-asian="normal" style:font-weight-complex="normal"/>
    </style:style>
    <style:style style:name="T686" style:family="text">
      <style:text-properties fo:font-weight="normal" officeooo:rsid="0ac923dc" style:font-weight-asian="normal" style:font-weight-complex="normal"/>
    </style:style>
    <style:style style:name="T687" style:family="text">
      <style:text-properties fo:font-weight="normal" officeooo:rsid="0ac9d921" style:font-weight-asian="normal" style:font-weight-complex="normal"/>
    </style:style>
    <style:style style:name="T688" style:family="text">
      <style:text-properties fo:font-weight="normal" officeooo:rsid="0acb1e75" style:font-weight-asian="normal" style:font-weight-complex="normal"/>
    </style:style>
    <style:style style:name="T689" style:family="text">
      <style:text-properties fo:font-weight="normal" officeooo:rsid="0accacd9" style:font-weight-asian="normal" style:font-weight-complex="normal"/>
    </style:style>
    <style:style style:name="T690" style:family="text">
      <style:text-properties fo:font-weight="normal" officeooo:rsid="0acdcf71" style:font-weight-asian="normal" style:font-weight-complex="normal"/>
    </style:style>
    <style:style style:name="T691" style:family="text">
      <style:text-properties fo:font-weight="normal" officeooo:rsid="0ace65d1" style:font-weight-asian="normal" style:font-weight-complex="normal"/>
    </style:style>
    <style:style style:name="T692" style:family="text">
      <style:text-properties fo:font-weight="normal" officeooo:rsid="0ace7719" style:font-weight-asian="normal" style:font-weight-complex="normal"/>
    </style:style>
    <style:style style:name="T693" style:family="text">
      <style:text-properties fo:font-weight="normal" officeooo:rsid="0acf8006" style:font-weight-asian="normal" style:font-weight-complex="normal"/>
    </style:style>
    <style:style style:name="T694" style:family="text">
      <style:text-properties fo:font-weight="normal" officeooo:rsid="0ad0b556" style:font-weight-asian="normal" style:font-weight-complex="normal"/>
    </style:style>
    <style:style style:name="T695" style:family="text">
      <style:text-properties fo:font-weight="normal" officeooo:rsid="0ad264a4" style:font-weight-asian="normal" style:font-weight-complex="normal"/>
    </style:style>
    <style:style style:name="T696" style:family="text">
      <style:text-properties fo:font-weight="normal" officeooo:rsid="0ad3f5f3" style:font-weight-asian="normal" style:font-weight-complex="normal"/>
    </style:style>
    <style:style style:name="T697" style:family="text">
      <style:text-properties fo:font-weight="normal" officeooo:rsid="0ad42ad0" style:font-weight-asian="normal" style:font-weight-complex="normal"/>
    </style:style>
    <style:style style:name="T698" style:family="text">
      <style:text-properties fo:font-weight="normal" officeooo:rsid="0ad79611" style:font-weight-asian="normal" style:font-weight-complex="normal"/>
    </style:style>
    <style:style style:name="T699" style:family="text">
      <style:text-properties fo:font-weight="normal" officeooo:rsid="0ad9434a" style:font-weight-asian="normal" style:font-weight-complex="normal"/>
    </style:style>
    <style:style style:name="T700" style:family="text">
      <style:text-properties fo:font-weight="normal" officeooo:rsid="0adb1c33" style:font-weight-asian="normal" style:font-weight-complex="normal"/>
    </style:style>
    <style:style style:name="T701" style:family="text">
      <style:text-properties fo:font-weight="normal" officeooo:rsid="0adcb9d4" style:font-weight-asian="normal" style:font-weight-complex="normal"/>
    </style:style>
    <style:style style:name="T702" style:family="text">
      <style:text-properties fo:font-weight="normal" officeooo:rsid="0adf1487" style:font-weight-asian="normal" style:font-weight-complex="normal"/>
    </style:style>
    <style:style style:name="T703" style:family="text">
      <style:text-properties fo:font-weight="normal" officeooo:rsid="0ae0c800" style:font-weight-asian="normal" style:font-weight-complex="normal"/>
    </style:style>
    <style:style style:name="T704" style:family="text">
      <style:text-properties fo:font-weight="normal" officeooo:rsid="0ae1b2b1" style:font-weight-asian="normal" style:font-weight-complex="normal"/>
    </style:style>
    <style:style style:name="T705" style:family="text">
      <style:text-properties fo:font-weight="normal" officeooo:rsid="0ae24fc9" style:font-weight-asian="normal" style:font-weight-complex="normal"/>
    </style:style>
    <style:style style:name="T706" style:family="text">
      <style:text-properties fo:font-weight="normal" officeooo:rsid="0ae61029" style:font-weight-asian="normal" style:font-weight-complex="normal"/>
    </style:style>
    <style:style style:name="T707" style:family="text">
      <style:text-properties fo:font-weight="normal" officeooo:rsid="0ae72586" style:font-weight-asian="normal" style:font-weight-complex="normal"/>
    </style:style>
    <style:style style:name="T708" style:family="text">
      <style:text-properties fo:font-weight="normal" officeooo:rsid="0aed4167" style:font-weight-asian="normal" style:font-weight-complex="normal"/>
    </style:style>
    <style:style style:name="T709" style:family="text">
      <style:text-properties fo:font-weight="normal" officeooo:rsid="0aef5c8e" style:font-weight-asian="normal" style:font-weight-complex="normal"/>
    </style:style>
    <style:style style:name="T710" style:family="text">
      <style:text-properties fo:font-weight="normal" officeooo:rsid="0af0bcd2" style:font-weight-asian="normal" style:font-weight-complex="normal"/>
    </style:style>
    <style:style style:name="T711" style:family="text">
      <style:text-properties fo:font-weight="normal" officeooo:rsid="0af18d6a" style:font-weight-asian="normal" style:font-weight-complex="normal"/>
    </style:style>
    <style:style style:name="T712" style:family="text">
      <style:text-properties fo:font-weight="normal" officeooo:rsid="0af255fd" style:font-weight-asian="normal" style:font-weight-complex="normal"/>
    </style:style>
    <style:style style:name="T713" style:family="text">
      <style:text-properties fo:font-weight="normal" officeooo:rsid="0af3547b" style:font-weight-asian="normal" style:font-weight-complex="normal"/>
    </style:style>
    <style:style style:name="T714" style:family="text">
      <style:text-properties fo:font-weight="normal" officeooo:rsid="0af39140" style:font-weight-asian="normal" style:font-weight-complex="normal"/>
    </style:style>
    <style:style style:name="T715" style:family="text">
      <style:text-properties fo:font-weight="normal" officeooo:rsid="0af44d85" style:font-weight-asian="normal" style:font-weight-complex="normal"/>
    </style:style>
    <style:style style:name="T716" style:family="text">
      <style:text-properties fo:font-weight="normal" officeooo:rsid="0af4dffd" style:font-weight-asian="normal" style:font-weight-complex="normal"/>
    </style:style>
    <style:style style:name="T717" style:family="text">
      <style:text-properties fo:font-weight="normal" officeooo:rsid="0af67d2f" style:font-weight-asian="normal" style:font-weight-complex="normal"/>
    </style:style>
    <style:style style:name="T718" style:family="text">
      <style:text-properties fo:font-weight="normal" officeooo:rsid="0af7853c" style:font-weight-asian="normal" style:font-weight-complex="normal"/>
    </style:style>
    <style:style style:name="T719" style:family="text">
      <style:text-properties fo:font-weight="normal" officeooo:rsid="0afa394f" style:font-weight-asian="normal" style:font-weight-complex="normal"/>
    </style:style>
    <style:style style:name="T720" style:family="text">
      <style:text-properties fo:font-weight="normal" officeooo:rsid="0afd2b78" style:font-weight-asian="normal" style:font-weight-complex="normal"/>
    </style:style>
    <style:style style:name="T721" style:family="text">
      <style:text-properties fo:font-weight="normal" officeooo:rsid="0afd51c6" style:font-weight-asian="normal" style:font-weight-complex="normal"/>
    </style:style>
    <style:style style:name="T722" style:family="text">
      <style:text-properties fo:font-weight="normal" officeooo:rsid="0aff5861" style:font-weight-asian="normal" style:font-weight-complex="normal"/>
    </style:style>
    <style:style style:name="T723" style:family="text">
      <style:text-properties fo:font-weight="normal" officeooo:rsid="0b00b639" style:font-weight-asian="normal" style:font-weight-complex="normal"/>
    </style:style>
    <style:style style:name="T724" style:family="text">
      <style:text-properties fo:font-weight="normal" officeooo:rsid="0b0175e8" style:font-weight-asian="normal" style:font-weight-complex="normal"/>
    </style:style>
    <style:style style:name="T725" style:family="text">
      <style:text-properties fo:font-weight="normal" officeooo:rsid="0b02e640" style:font-weight-asian="normal" style:font-weight-complex="normal"/>
    </style:style>
    <style:style style:name="T726" style:family="text">
      <style:text-properties fo:font-weight="normal" officeooo:rsid="0b048ef3" style:font-weight-asian="normal" style:font-weight-complex="normal"/>
    </style:style>
    <style:style style:name="T727" style:family="text">
      <style:text-properties fo:font-weight="normal" officeooo:rsid="0b067f32" style:font-weight-asian="normal" style:font-weight-complex="normal"/>
    </style:style>
    <style:style style:name="T728" style:family="text">
      <style:text-properties fo:font-weight="normal" officeooo:rsid="0b096441" style:font-weight-asian="normal" style:font-weight-complex="normal"/>
    </style:style>
    <style:style style:name="T729" style:family="text">
      <style:text-properties fo:font-weight="normal" officeooo:rsid="0b0c1130" style:font-weight-asian="normal" style:font-weight-complex="normal"/>
    </style:style>
    <style:style style:name="T730" style:family="text">
      <style:text-properties fo:font-weight="normal" officeooo:rsid="0b0e5823" style:font-weight-asian="normal" style:font-weight-complex="normal"/>
    </style:style>
    <style:style style:name="T731" style:family="text">
      <style:text-properties fo:font-weight="normal" officeooo:rsid="0b0fd4dc" style:font-weight-asian="normal" style:font-weight-complex="normal"/>
    </style:style>
    <style:style style:name="T732" style:family="text">
      <style:text-properties fo:font-weight="normal" officeooo:rsid="0b106942" style:font-weight-asian="normal" style:font-weight-complex="normal"/>
    </style:style>
    <style:style style:name="T733" style:family="text">
      <style:text-properties fo:font-weight="normal" officeooo:rsid="0b120639" style:font-weight-asian="normal" style:font-weight-complex="normal"/>
    </style:style>
    <style:style style:name="T734" style:family="text">
      <style:text-properties fo:font-weight="normal" officeooo:rsid="0b12b00e" style:font-weight-asian="normal" style:font-weight-complex="normal"/>
    </style:style>
    <style:style style:name="T735" style:family="text">
      <style:text-properties fo:font-weight="normal" officeooo:rsid="0b13951c" style:font-weight-asian="normal" style:font-weight-complex="normal"/>
    </style:style>
    <style:style style:name="T736" style:family="text">
      <style:text-properties fo:font-weight="normal" officeooo:rsid="0b13fec3" style:font-weight-asian="normal" style:font-weight-complex="normal"/>
    </style:style>
    <style:style style:name="T737" style:family="text">
      <style:text-properties fo:font-weight="normal" officeooo:rsid="0b19486a" style:font-weight-asian="normal" style:font-weight-complex="normal"/>
    </style:style>
    <style:style style:name="T738" style:family="text">
      <style:text-properties fo:font-weight="normal" officeooo:rsid="0b1a6b7b" style:font-weight-asian="normal" style:font-weight-complex="normal"/>
    </style:style>
    <style:style style:name="T739" style:family="text">
      <style:text-properties fo:font-weight="normal" officeooo:rsid="0b1bb9e8" style:font-weight-asian="normal" style:font-weight-complex="normal"/>
    </style:style>
    <style:style style:name="T740" style:family="text">
      <style:text-properties fo:font-weight="normal" officeooo:rsid="0b1d7b8d" style:font-weight-asian="normal" style:font-weight-complex="normal"/>
    </style:style>
    <style:style style:name="T741" style:family="text">
      <style:text-properties fo:font-weight="normal" officeooo:rsid="0b1e57d2" style:font-weight-asian="normal" style:font-weight-complex="normal"/>
    </style:style>
    <style:style style:name="T742" style:family="text">
      <style:text-properties fo:font-weight="normal" officeooo:rsid="0b1f466e" style:font-weight-asian="normal" style:font-weight-complex="normal"/>
    </style:style>
    <style:style style:name="T743" style:family="text">
      <style:text-properties fo:font-weight="normal" officeooo:rsid="0b214af3" style:font-weight-asian="normal" style:font-weight-complex="normal"/>
    </style:style>
    <style:style style:name="T744" style:family="text">
      <style:text-properties fo:font-weight="normal" officeooo:rsid="0b21b1db" style:font-weight-asian="normal" style:font-weight-complex="normal"/>
    </style:style>
    <style:style style:name="T745" style:family="text">
      <style:text-properties fo:font-weight="normal" officeooo:rsid="0b22a8f4" style:font-weight-asian="normal" style:font-weight-complex="normal"/>
    </style:style>
    <style:style style:name="T746" style:family="text">
      <style:text-properties fo:font-weight="normal" officeooo:rsid="0b24a674" style:font-weight-asian="normal" style:font-weight-complex="normal"/>
    </style:style>
    <style:style style:name="T747" style:family="text">
      <style:text-properties fo:font-weight="normal" officeooo:rsid="0b25a11d" style:font-weight-asian="normal" style:font-weight-complex="normal"/>
    </style:style>
    <style:style style:name="T748" style:family="text">
      <style:text-properties fo:font-weight="normal" officeooo:rsid="0b272c4f" style:font-weight-asian="normal" style:font-weight-complex="normal"/>
    </style:style>
    <style:style style:name="T749" style:family="text">
      <style:text-properties fo:font-weight="normal" officeooo:rsid="0b277312" style:font-weight-asian="normal" style:font-weight-complex="normal"/>
    </style:style>
    <style:style style:name="T750" style:family="text">
      <style:text-properties fo:font-weight="normal" officeooo:rsid="0b27b13d" style:font-weight-asian="normal" style:font-weight-complex="normal"/>
    </style:style>
    <style:style style:name="T751" style:family="text">
      <style:text-properties fo:font-weight="normal" officeooo:rsid="0b286207" style:font-weight-asian="normal" style:font-weight-complex="normal"/>
    </style:style>
    <style:style style:name="T752" style:family="text">
      <style:text-properties fo:font-weight="normal" officeooo:rsid="0b295de6" style:font-weight-asian="normal" style:font-weight-complex="normal"/>
    </style:style>
    <style:style style:name="T753" style:family="text">
      <style:text-properties fo:font-weight="normal" officeooo:rsid="0b2a12f4" style:font-weight-asian="normal" style:font-weight-complex="normal"/>
    </style:style>
    <style:style style:name="T754" style:family="text">
      <style:text-properties fo:font-weight="normal" officeooo:rsid="0b2f8655" style:font-weight-asian="normal" style:font-weight-complex="normal"/>
    </style:style>
    <style:style style:name="T755" style:family="text">
      <style:text-properties fo:font-weight="normal" officeooo:rsid="0c6c81cc" style:font-weight-asian="normal" style:font-weight-complex="normal"/>
    </style:style>
    <style:style style:name="T756" style:family="text">
      <style:text-properties fo:font-weight="normal" officeooo:rsid="0d1333b0" style:font-weight-asian="normal" style:font-weight-complex="normal"/>
    </style:style>
    <style:style style:name="T757" style:family="text">
      <style:text-properties fo:font-weight="normal" officeooo:rsid="0d147b55" style:font-weight-asian="normal" style:font-weight-complex="normal"/>
    </style:style>
    <style:style style:name="T758" style:family="text">
      <style:text-properties fo:font-weight="normal" officeooo:rsid="0d14ed3f" style:font-weight-asian="normal" style:font-weight-complex="normal"/>
    </style:style>
    <style:style style:name="T759" style:family="text">
      <style:text-properties fo:font-weight="normal" officeooo:rsid="0d166e29" style:font-weight-asian="normal" style:font-weight-complex="normal"/>
    </style:style>
    <style:style style:name="T760" style:family="text">
      <style:text-properties fo:font-weight="normal" officeooo:rsid="0d176e40" style:font-weight-asian="normal" style:font-weight-complex="normal"/>
    </style:style>
    <style:style style:name="T761" style:family="text">
      <style:text-properties fo:font-weight="normal" officeooo:rsid="0d1cfbbb" style:font-weight-asian="normal" style:font-weight-complex="normal"/>
    </style:style>
    <style:style style:name="T762" style:family="text">
      <style:text-properties fo:font-weight="normal" officeooo:rsid="0d1e9c8b" style:font-weight-asian="normal" style:font-weight-complex="normal"/>
    </style:style>
    <style:style style:name="T763" style:family="text">
      <style:text-properties fo:font-weight="normal" officeooo:rsid="0d1eaf33" style:font-weight-asian="normal" style:font-weight-complex="normal"/>
    </style:style>
    <style:style style:name="T764" style:family="text">
      <style:text-properties fo:font-weight="normal" officeooo:rsid="0d209ad6" style:font-weight-asian="normal" style:font-weight-complex="normal"/>
    </style:style>
    <style:style style:name="T765" style:family="text">
      <style:text-properties fo:font-weight="normal" officeooo:rsid="0d217f80" style:font-weight-asian="normal" style:font-weight-complex="normal"/>
    </style:style>
    <style:style style:name="T766" style:family="text">
      <style:text-properties fo:font-weight="normal" officeooo:rsid="0d218f26" style:font-weight-asian="normal" style:font-weight-complex="normal"/>
    </style:style>
    <style:style style:name="T767" style:family="text">
      <style:text-properties fo:font-weight="normal" officeooo:rsid="0d21cb21" style:font-weight-asian="normal" style:font-weight-complex="normal"/>
    </style:style>
    <style:style style:name="T768" style:family="text">
      <style:text-properties fo:font-weight="normal" officeooo:rsid="0d23c3b4" style:font-weight-asian="normal" style:font-weight-complex="normal"/>
    </style:style>
    <style:style style:name="T769" style:family="text">
      <style:text-properties fo:font-weight="normal" officeooo:rsid="0d2544f7" style:font-weight-asian="normal" style:font-weight-complex="normal"/>
    </style:style>
    <style:style style:name="T770" style:family="text">
      <style:text-properties fo:font-weight="normal" officeooo:rsid="0d256989" style:font-weight-asian="normal" style:font-weight-complex="normal"/>
    </style:style>
    <style:style style:name="T771" style:family="text">
      <style:text-properties fo:font-weight="normal" officeooo:rsid="0e975bfe" style:font-weight-asian="normal" style:font-weight-complex="normal"/>
    </style:style>
    <style:style style:name="T772" style:family="text">
      <style:text-properties fo:font-weight="normal" officeooo:rsid="0e9928f8" style:font-weight-asian="normal" style:font-weight-complex="normal"/>
    </style:style>
    <style:style style:name="T773" style:family="text">
      <style:text-properties fo:font-weight="normal" officeooo:rsid="0f8c9f7b" style:font-weight-asian="normal" style:font-weight-complex="normal"/>
    </style:style>
    <style:style style:name="T774" style:family="text">
      <style:text-properties fo:font-weight="normal" officeooo:rsid="01962d68" style:font-weight-asian="normal" style:font-weight-complex="normal"/>
    </style:style>
    <style:style style:name="T775" style:family="text">
      <style:text-properties fo:font-weight="normal" officeooo:rsid="0f8d71bd" style:font-weight-asian="normal" style:font-weight-complex="normal"/>
    </style:style>
    <style:style style:name="T776" style:family="text">
      <style:text-properties fo:font-weight="normal" officeooo:rsid="0fb8d8f6" style:font-weight-asian="normal" style:font-weight-complex="normal"/>
    </style:style>
    <style:style style:name="T777" style:family="text">
      <style:text-properties fo:font-weight="normal" officeooo:rsid="0fcee290" style:font-weight-asian="normal" style:font-weight-complex="normal"/>
    </style:style>
    <style:style style:name="T778" style:family="text">
      <style:text-properties fo:font-weight="normal" officeooo:rsid="0fd073e7" style:font-weight-asian="normal" style:font-weight-complex="normal"/>
    </style:style>
    <style:style style:name="T779" style:family="text">
      <style:text-properties fo:font-weight="normal" officeooo:rsid="0fd11087" style:font-weight-asian="normal" style:font-weight-complex="normal"/>
    </style:style>
    <style:style style:name="T780" style:family="text">
      <style:text-properties fo:font-weight="normal" officeooo:rsid="0fd11cb5" style:font-weight-asian="normal" style:font-weight-complex="normal"/>
    </style:style>
    <style:style style:name="T781" style:family="text">
      <style:text-properties fo:font-weight="normal" officeooo:rsid="0fd16678" style:font-weight-asian="normal" style:font-weight-complex="normal"/>
    </style:style>
    <style:style style:name="T782" style:family="text">
      <style:text-properties fo:font-weight="normal" officeooo:rsid="0fd2ad57" style:font-weight-asian="normal" style:font-weight-complex="normal"/>
    </style:style>
    <style:style style:name="T783" style:family="text">
      <style:text-properties fo:font-weight="normal" officeooo:rsid="0fd396a6" style:font-weight-asian="normal" style:font-weight-complex="normal"/>
    </style:style>
    <style:style style:name="T784" style:family="text">
      <style:text-properties fo:font-weight="normal" officeooo:rsid="0fd4580c" style:font-weight-asian="normal" style:font-weight-complex="normal"/>
    </style:style>
    <style:style style:name="T785" style:family="text">
      <style:text-properties fo:font-weight="normal" officeooo:rsid="0fd65322" style:font-weight-asian="normal" style:font-weight-complex="normal"/>
    </style:style>
    <style:style style:name="T786" style:family="text">
      <style:text-properties fo:font-weight="normal" officeooo:rsid="0fd7f268" style:font-weight-asian="normal" style:font-weight-complex="normal"/>
    </style:style>
    <style:style style:name="T787" style:family="text">
      <style:text-properties fo:font-weight="normal" officeooo:rsid="0fd820c5" style:font-weight-asian="normal" style:font-weight-complex="normal"/>
    </style:style>
    <style:style style:name="T788" style:family="text">
      <style:text-properties fo:font-weight="normal" officeooo:rsid="0fd8931b" style:font-weight-asian="normal" style:font-weight-complex="normal"/>
    </style:style>
    <style:style style:name="T789" style:family="text">
      <style:text-properties fo:font-weight="normal" officeooo:rsid="0fdbb6da" style:font-weight-asian="normal" style:font-weight-complex="normal"/>
    </style:style>
    <style:style style:name="T790" style:family="text">
      <style:text-properties fo:font-weight="normal" officeooo:rsid="0fde5f0f" style:font-weight-asian="normal" style:font-weight-complex="normal"/>
    </style:style>
    <style:style style:name="T791" style:family="text">
      <style:text-properties fo:font-weight="normal" officeooo:rsid="0fdfb489" style:font-weight-asian="normal" style:font-weight-complex="normal"/>
    </style:style>
    <style:style style:name="T792" style:family="text">
      <style:text-properties fo:font-weight="normal" officeooo:rsid="0fdfe0a2" style:font-weight-asian="normal" style:font-weight-complex="normal"/>
    </style:style>
    <style:style style:name="T793" style:family="text">
      <style:text-properties fo:font-weight="normal" officeooo:rsid="0fe18b48" style:font-weight-asian="normal" style:font-weight-complex="normal"/>
    </style:style>
    <style:style style:name="T794" style:family="text">
      <style:text-properties fo:font-weight="normal" officeooo:rsid="0fe33212" style:font-weight-asian="normal" style:font-weight-complex="normal"/>
    </style:style>
    <style:style style:name="T795" style:family="text">
      <style:text-properties fo:font-weight="normal" officeooo:rsid="0fe47925" style:font-weight-asian="normal" style:font-weight-complex="normal"/>
    </style:style>
    <style:style style:name="T796" style:family="text">
      <style:text-properties fo:font-weight="normal" officeooo:rsid="0fe4c0b7" style:font-weight-asian="normal" style:font-weight-complex="normal"/>
    </style:style>
    <style:style style:name="T797" style:family="text">
      <style:text-properties fo:font-weight="normal" officeooo:rsid="0fe5449e" style:font-weight-asian="normal" style:font-weight-complex="normal"/>
    </style:style>
    <style:style style:name="T798" style:family="text">
      <style:text-properties fo:font-weight="normal" officeooo:rsid="0ff46512" style:font-weight-asian="normal" style:font-weight-complex="normal"/>
    </style:style>
    <style:style style:name="T799" style:family="text">
      <style:text-properties fo:font-weight="normal" officeooo:rsid="0ff5ae84" style:font-weight-asian="normal" style:font-weight-complex="normal"/>
    </style:style>
    <style:style style:name="T800" style:family="text">
      <style:text-properties fo:font-weight="normal" officeooo:rsid="0ff5ecf4" style:font-weight-asian="normal" style:font-weight-complex="normal"/>
    </style:style>
    <style:style style:name="T801" style:family="text">
      <style:text-properties fo:font-weight="normal" officeooo:rsid="0ff62d05" style:font-weight-asian="normal" style:font-weight-complex="normal"/>
    </style:style>
    <style:style style:name="T802" style:family="text">
      <style:text-properties fo:font-weight="normal" officeooo:rsid="0ff925d9" style:font-weight-asian="normal" style:font-weight-complex="normal"/>
    </style:style>
    <style:style style:name="T803" style:family="text">
      <style:text-properties fo:font-weight="normal" officeooo:rsid="10464b60" style:font-weight-asian="normal" style:font-weight-complex="normal"/>
    </style:style>
    <style:style style:name="T804" style:family="text">
      <style:text-properties fo:font-weight="normal" officeooo:rsid="104a4f43" style:font-weight-asian="normal" style:font-weight-complex="normal"/>
    </style:style>
    <style:style style:name="T805" style:family="text">
      <style:text-properties fo:font-weight="normal" officeooo:rsid="104b32f6" style:font-weight-asian="normal" style:font-weight-complex="normal"/>
    </style:style>
    <style:style style:name="T806" style:family="text">
      <style:text-properties fo:font-weight="normal" officeooo:rsid="104d1af5" style:font-weight-asian="normal" style:font-weight-complex="normal"/>
    </style:style>
    <style:style style:name="T807" style:family="text">
      <style:text-properties fo:font-weight="normal" officeooo:rsid="104db4b5" style:font-weight-asian="normal" style:font-weight-complex="normal"/>
    </style:style>
    <style:style style:name="T808" style:family="text">
      <style:text-properties fo:font-weight="normal" officeooo:rsid="104e8ca0" style:font-weight-asian="normal" style:font-weight-complex="normal"/>
    </style:style>
    <style:style style:name="T809" style:family="text">
      <style:text-properties fo:font-weight="normal" officeooo:rsid="104eaa25" style:font-weight-asian="normal" style:font-weight-complex="normal"/>
    </style:style>
    <style:style style:name="T810" style:family="text">
      <style:text-properties fo:font-weight="normal" officeooo:rsid="1051fc92" style:font-weight-asian="normal" style:font-weight-complex="normal"/>
    </style:style>
    <style:style style:name="T811" style:family="text">
      <style:text-properties fo:font-weight="normal" officeooo:rsid="117807f8" style:font-weight-asian="normal" style:font-weight-complex="normal"/>
    </style:style>
    <style:style style:name="T812" style:family="text">
      <style:text-properties fo:font-weight="normal" officeooo:rsid="11781973" style:font-weight-asian="normal" style:font-weight-complex="normal"/>
    </style:style>
    <style:style style:name="T813" style:family="text">
      <style:text-properties fo:font-weight="normal" officeooo:rsid="117b1fd6" style:font-weight-asian="normal" style:font-weight-complex="normal"/>
    </style:style>
    <style:style style:name="T814" style:family="text">
      <style:text-properties fo:font-weight="normal" officeooo:rsid="117eba73" style:font-weight-asian="normal" style:font-weight-complex="normal"/>
    </style:style>
    <style:style style:name="T815" style:family="text">
      <style:text-properties fo:font-weight="normal" officeooo:rsid="117ee50c" style:font-weight-asian="normal" style:font-weight-complex="normal"/>
    </style:style>
    <style:style style:name="T816" style:family="text">
      <style:text-properties fo:font-weight="normal" officeooo:rsid="12b3e528" style:font-weight-asian="normal" style:font-weight-complex="normal"/>
    </style:style>
    <style:style style:name="T817" style:family="text">
      <style:text-properties fo:font-weight="normal" officeooo:rsid="12da8f85" style:font-weight-asian="normal" style:font-weight-complex="normal"/>
    </style:style>
    <style:style style:name="T818" style:family="text">
      <style:text-properties fo:font-weight="normal" officeooo:rsid="12da9edd" style:font-weight-asian="normal" style:font-weight-complex="normal"/>
    </style:style>
    <style:style style:name="T819" style:family="text">
      <style:text-properties fo:font-weight="normal" officeooo:rsid="12daf385" style:font-weight-asian="normal" style:font-weight-complex="normal"/>
    </style:style>
    <style:style style:name="T820" style:family="text">
      <style:text-properties fo:font-weight="normal" officeooo:rsid="12dbe80c" style:font-weight-asian="normal" style:font-weight-complex="normal"/>
    </style:style>
    <style:style style:name="T821" style:family="text">
      <style:text-properties fo:font-weight="normal" officeooo:rsid="12dd0555" style:font-weight-asian="normal" style:font-weight-complex="normal"/>
    </style:style>
    <style:style style:name="T822" style:family="text">
      <style:text-properties fo:font-weight="normal" officeooo:rsid="12de879f" style:font-weight-asian="normal" style:font-weight-complex="normal"/>
    </style:style>
    <style:style style:name="T823" style:family="text">
      <style:text-properties fo:font-weight="normal" officeooo:rsid="12de882b" style:font-weight-asian="normal" style:font-weight-complex="normal"/>
    </style:style>
    <style:style style:name="T824" style:family="text">
      <style:text-properties fo:font-weight="normal" officeooo:rsid="12e02d16" style:font-weight-asian="normal" style:font-weight-complex="normal"/>
    </style:style>
    <style:style style:name="T825" style:family="text">
      <style:text-properties fo:font-weight="normal" officeooo:rsid="12e102ab" style:font-weight-asian="normal" style:font-weight-complex="normal"/>
    </style:style>
    <style:style style:name="T826" style:family="text">
      <style:text-properties fo:font-weight="normal" officeooo:rsid="12e5be1d" style:font-weight-asian="normal" style:font-weight-complex="normal"/>
    </style:style>
    <style:style style:name="T827" style:family="text">
      <style:text-properties fo:font-weight="normal" officeooo:rsid="12e71f3a" style:font-weight-asian="normal" style:font-weight-complex="normal"/>
    </style:style>
    <style:style style:name="T828" style:family="text">
      <style:text-properties fo:font-weight="normal" officeooo:rsid="12e7f92f" style:font-weight-asian="normal" style:font-weight-complex="normal"/>
    </style:style>
    <style:style style:name="T829" style:family="text">
      <style:text-properties fo:font-weight="normal" officeooo:rsid="12e96567" style:font-weight-asian="normal" style:font-weight-complex="normal"/>
    </style:style>
    <style:style style:name="T830" style:family="text">
      <style:text-properties fo:font-weight="normal" officeooo:rsid="12eb3fa0" style:font-weight-asian="normal" style:font-weight-complex="normal"/>
    </style:style>
    <style:style style:name="T831" style:family="text">
      <style:text-properties fo:font-weight="normal" officeooo:rsid="12eb9c46" style:font-weight-asian="normal" style:font-weight-complex="normal"/>
    </style:style>
    <style:style style:name="T832" style:family="text">
      <style:text-properties fo:font-weight="normal" officeooo:rsid="12f13475" style:font-weight-asian="normal" style:font-weight-complex="normal"/>
    </style:style>
    <style:style style:name="T833" style:family="text">
      <style:text-properties fo:font-weight="normal" officeooo:rsid="12f2da84" style:font-weight-asian="normal" style:font-weight-complex="normal"/>
    </style:style>
    <style:style style:name="T834" style:family="text">
      <style:text-properties fo:font-weight="normal" officeooo:rsid="12f41916" style:font-weight-asian="normal" style:font-weight-complex="normal"/>
    </style:style>
    <style:style style:name="T835" style:family="text">
      <style:text-properties fo:font-weight="normal" officeooo:rsid="12f4870a" style:font-weight-asian="normal" style:font-weight-complex="normal"/>
    </style:style>
    <style:style style:name="T836" style:family="text">
      <style:text-properties fo:font-weight="normal" officeooo:rsid="12f57e80" style:font-weight-asian="normal" style:font-weight-complex="normal"/>
    </style:style>
    <style:style style:name="T837" style:family="text">
      <style:text-properties fo:font-weight="normal" officeooo:rsid="12f76b01" style:font-weight-asian="normal" style:font-weight-complex="normal"/>
    </style:style>
    <style:style style:name="T838" style:family="text">
      <style:text-properties fo:font-weight="normal" officeooo:rsid="12f79561" style:font-weight-asian="normal" style:font-weight-complex="normal"/>
    </style:style>
    <style:style style:name="T839" style:family="text">
      <style:text-properties fo:font-weight="normal" officeooo:rsid="12f79b22" style:font-weight-asian="normal" style:font-weight-complex="normal"/>
    </style:style>
    <style:style style:name="T840" style:family="text">
      <style:text-properties fo:font-weight="normal" officeooo:rsid="12fa0418" style:font-weight-asian="normal" style:font-weight-complex="normal"/>
    </style:style>
    <style:style style:name="T841" style:family="text">
      <style:text-properties fo:font-weight="normal" officeooo:rsid="12fa9ccb" style:font-weight-asian="normal" style:font-weight-complex="normal"/>
    </style:style>
    <style:style style:name="T842" style:family="text">
      <style:text-properties fo:font-weight="normal" officeooo:rsid="12fdb67d" style:font-weight-asian="normal" style:font-weight-complex="normal"/>
    </style:style>
    <style:style style:name="T843" style:family="text">
      <style:text-properties fo:font-weight="normal" officeooo:rsid="12ff6320" style:font-weight-asian="normal" style:font-weight-complex="normal"/>
    </style:style>
    <style:style style:name="T844" style:family="text">
      <style:text-properties fo:font-weight="normal" officeooo:rsid="12ff812a" style:font-weight-asian="normal" style:font-weight-complex="normal"/>
    </style:style>
    <style:style style:name="T845" style:family="text">
      <style:text-properties fo:font-weight="normal" officeooo:rsid="13015ca1" style:font-weight-asian="normal" style:font-weight-complex="normal"/>
    </style:style>
    <style:style style:name="T846" style:family="text">
      <style:text-properties fo:font-weight="normal" officeooo:rsid="1301b24f" style:font-weight-asian="normal" style:font-weight-complex="normal"/>
    </style:style>
    <style:style style:name="T847" style:family="text">
      <style:text-properties fo:font-weight="normal" officeooo:rsid="13026676" style:font-weight-asian="normal" style:font-weight-complex="normal"/>
    </style:style>
    <style:style style:name="T848" style:family="text">
      <style:text-properties fo:font-weight="normal" officeooo:rsid="1303ce7a" style:font-weight-asian="normal" style:font-weight-complex="normal"/>
    </style:style>
    <style:style style:name="T849" style:family="text">
      <style:text-properties fo:font-weight="normal" officeooo:rsid="1304d90c" style:font-weight-asian="normal" style:font-weight-complex="normal"/>
    </style:style>
    <style:style style:name="T850" style:family="text">
      <style:text-properties fo:font-weight="normal" officeooo:rsid="130591df" style:font-weight-asian="normal" style:font-weight-complex="normal"/>
    </style:style>
    <style:style style:name="T851" style:family="text">
      <style:text-properties fo:font-weight="normal" officeooo:rsid="130652ec" style:font-weight-asian="normal" style:font-weight-complex="normal"/>
    </style:style>
    <style:style style:name="T852" style:family="text">
      <style:text-properties fo:font-weight="normal" officeooo:rsid="13066fdc" style:font-weight-asian="normal" style:font-weight-complex="normal"/>
    </style:style>
    <style:style style:name="T853" style:family="text">
      <style:text-properties fo:font-weight="normal" officeooo:rsid="13074267" style:font-weight-asian="normal" style:font-weight-complex="normal"/>
    </style:style>
    <style:style style:name="T854" style:family="text">
      <style:text-properties fo:font-weight="normal" officeooo:rsid="1308e6f5" style:font-weight-asian="normal" style:font-weight-complex="normal"/>
    </style:style>
    <style:style style:name="T855" style:family="text">
      <style:text-properties fo:font-weight="normal" officeooo:rsid="13090c71" style:font-weight-asian="normal" style:font-weight-complex="normal"/>
    </style:style>
    <style:style style:name="T856" style:family="text">
      <style:text-properties fo:font-weight="normal" officeooo:rsid="130b0ba5" style:font-weight-asian="normal" style:font-weight-complex="normal"/>
    </style:style>
    <style:style style:name="T857" style:family="text">
      <style:text-properties fo:font-weight="normal" officeooo:rsid="130bb676" style:font-weight-asian="normal" style:font-weight-complex="normal"/>
    </style:style>
    <style:style style:name="T858" style:family="text">
      <style:text-properties fo:font-weight="normal" officeooo:rsid="130fb768" style:font-weight-asian="normal" style:font-weight-complex="normal"/>
    </style:style>
    <style:style style:name="T859" style:family="text">
      <style:text-properties fo:font-weight="normal" officeooo:rsid="13110666" style:font-weight-asian="normal" style:font-weight-complex="normal"/>
    </style:style>
    <style:style style:name="T860" style:family="text">
      <style:text-properties fo:font-weight="normal" officeooo:rsid="13117e93" style:font-weight-asian="normal" style:font-weight-complex="normal"/>
    </style:style>
    <style:style style:name="T861" style:family="text">
      <style:text-properties fo:font-weight="normal" officeooo:rsid="1314a739" style:font-weight-asian="normal" style:font-weight-complex="normal"/>
    </style:style>
    <style:style style:name="T862" style:family="text">
      <style:text-properties fo:font-weight="normal" officeooo:rsid="13161d6b" style:font-weight-asian="normal" style:font-weight-complex="normal"/>
    </style:style>
    <style:style style:name="T863" style:family="text">
      <style:text-properties fo:font-weight="normal" officeooo:rsid="13175beb" style:font-weight-asian="normal" style:font-weight-complex="normal"/>
    </style:style>
    <style:style style:name="T864" style:family="text">
      <style:text-properties fo:font-weight="normal" officeooo:rsid="1319489e" style:font-weight-asian="normal" style:font-weight-complex="normal"/>
    </style:style>
    <style:style style:name="T865" style:family="text">
      <style:text-properties fo:font-weight="normal" officeooo:rsid="131d19d0" style:font-weight-asian="normal" style:font-weight-complex="normal"/>
    </style:style>
    <style:style style:name="T866" style:family="text">
      <style:text-properties fo:font-weight="normal" officeooo:rsid="131ecaf6" style:font-weight-asian="normal" style:font-weight-complex="normal"/>
    </style:style>
    <style:style style:name="T867" style:family="text">
      <style:text-properties fo:font-weight="normal" officeooo:rsid="1320c045" style:font-weight-asian="normal" style:font-weight-complex="normal"/>
    </style:style>
    <style:style style:name="T868" style:family="text">
      <style:text-properties fo:font-weight="normal" officeooo:rsid="1324af39" style:font-weight-asian="normal" style:font-weight-complex="normal"/>
    </style:style>
    <style:style style:name="T869" style:family="text">
      <style:text-properties fo:font-weight="normal" officeooo:rsid="132a6e88" style:font-weight-asian="normal" style:font-weight-complex="normal"/>
    </style:style>
    <style:style style:name="T870" style:family="text">
      <style:text-properties fo:font-weight="normal" officeooo:rsid="132a7587" style:font-weight-asian="normal" style:font-weight-complex="normal"/>
    </style:style>
    <style:style style:name="T871" style:family="text">
      <style:text-properties fo:font-weight="normal" officeooo:rsid="132b7ef1" style:font-weight-asian="normal" style:font-weight-complex="normal"/>
    </style:style>
    <style:style style:name="T872" style:family="text">
      <style:text-properties fo:font-weight="normal" officeooo:rsid="132d2e25" style:font-weight-asian="normal" style:font-weight-complex="normal"/>
    </style:style>
    <style:style style:name="T873" style:family="text">
      <style:text-properties fo:font-weight="normal" officeooo:rsid="132dca20" style:font-weight-asian="normal" style:font-weight-complex="normal"/>
    </style:style>
    <style:style style:name="T874" style:family="text">
      <style:text-properties fo:font-weight="normal" officeooo:rsid="132f5c71" style:font-weight-asian="normal" style:font-weight-complex="normal"/>
    </style:style>
    <style:style style:name="T875" style:family="text">
      <style:text-properties fo:font-weight="normal" officeooo:rsid="13313927" style:font-weight-asian="normal" style:font-weight-complex="normal"/>
    </style:style>
    <style:style style:name="T876" style:family="text">
      <style:text-properties officeooo:rsid="025c9b4d"/>
    </style:style>
    <style:style style:name="T877" style:family="text">
      <style:text-properties officeooo:rsid="02e8bb09"/>
    </style:style>
    <style:style style:name="T878" style:family="text">
      <style:text-properties officeooo:rsid="02e984bc"/>
    </style:style>
    <style:style style:name="T879" style:family="text">
      <style:text-properties officeooo:rsid="02ea460b"/>
    </style:style>
    <style:style style:name="T880" style:family="text">
      <style:text-properties officeooo:rsid="02ebfcc2"/>
    </style:style>
    <style:style style:name="T881" style:family="text">
      <style:text-properties officeooo:rsid="02ed77fe"/>
    </style:style>
    <style:style style:name="T882" style:family="text">
      <style:text-properties officeooo:rsid="02f92347"/>
    </style:style>
    <style:style style:name="T883" style:family="text">
      <style:text-properties officeooo:rsid="02f96c9c"/>
    </style:style>
    <style:style style:name="T884" style:family="text">
      <style:text-properties officeooo:rsid="02fa0cc1"/>
    </style:style>
    <style:style style:name="T885" style:family="text">
      <style:text-properties officeooo:rsid="02fb6f49"/>
    </style:style>
    <style:style style:name="T886" style:family="text">
      <style:text-properties officeooo:rsid="02fcafc4"/>
    </style:style>
    <style:style style:name="T887" style:family="text">
      <style:text-properties officeooo:rsid="02fdc0f9"/>
    </style:style>
    <style:style style:name="T888" style:family="text">
      <style:text-properties officeooo:rsid="02ff6a2b"/>
    </style:style>
    <style:style style:name="T889" style:family="text">
      <style:text-properties officeooo:rsid="0300a81f"/>
    </style:style>
    <style:style style:name="T890" style:family="text">
      <style:text-properties officeooo:rsid="0300c806"/>
    </style:style>
    <style:style style:name="T891" style:family="text">
      <style:text-properties officeooo:rsid="0300d8ea"/>
    </style:style>
    <style:style style:name="T892" style:family="text">
      <style:text-properties officeooo:rsid="0301784a"/>
    </style:style>
    <style:style style:name="T893" style:family="text">
      <style:text-properties officeooo:rsid="0304a671"/>
    </style:style>
    <style:style style:name="T894" style:family="text">
      <style:text-properties officeooo:rsid="035c5a78"/>
    </style:style>
    <style:style style:name="T895" style:family="text">
      <style:text-properties officeooo:rsid="035d9a57"/>
    </style:style>
    <style:style style:name="T896" style:family="text">
      <style:text-properties officeooo:rsid="035f17f8"/>
    </style:style>
    <style:style style:name="T897" style:family="text">
      <style:text-properties officeooo:rsid="0361d4b1"/>
    </style:style>
    <style:style style:name="T898" style:family="text">
      <style:text-properties officeooo:rsid="036239be"/>
    </style:style>
    <style:style style:name="T899" style:family="text">
      <style:text-properties officeooo:rsid="0363a828"/>
    </style:style>
    <style:style style:name="T900" style:family="text">
      <style:text-properties officeooo:rsid="0364f382"/>
    </style:style>
    <style:style style:name="T901" style:family="text">
      <style:text-properties officeooo:rsid="0366b0f4"/>
    </style:style>
    <style:style style:name="T902" style:family="text">
      <style:text-properties officeooo:rsid="03672b51"/>
    </style:style>
    <style:style style:name="T903" style:family="text">
      <style:text-properties officeooo:rsid="03687f6e"/>
    </style:style>
    <style:style style:name="T904" style:family="text">
      <style:text-properties officeooo:rsid="036bffb6"/>
    </style:style>
    <style:style style:name="T905" style:family="text">
      <style:text-properties officeooo:rsid="036c8fce"/>
    </style:style>
    <style:style style:name="T906" style:family="text">
      <style:text-properties officeooo:rsid="036d10b4"/>
    </style:style>
    <style:style style:name="T907" style:family="text">
      <style:text-properties officeooo:rsid="036e3f79"/>
    </style:style>
    <style:style style:name="T908" style:family="text">
      <style:text-properties officeooo:rsid="036fb1ea"/>
    </style:style>
    <style:style style:name="T909" style:family="text">
      <style:text-properties officeooo:rsid="0370ecc7"/>
    </style:style>
    <style:style style:name="T910" style:family="text">
      <style:text-properties officeooo:rsid="0373b97f"/>
    </style:style>
    <style:style style:name="T911" style:family="text">
      <style:text-properties officeooo:rsid="037543a4"/>
    </style:style>
    <style:style style:name="T912" style:family="text">
      <style:text-properties officeooo:rsid="0375b195"/>
    </style:style>
    <style:style style:name="T913" style:family="text">
      <style:text-properties officeooo:rsid="0376e21a"/>
    </style:style>
    <style:style style:name="T914" style:family="text">
      <style:text-properties officeooo:rsid="039dae28"/>
    </style:style>
    <style:style style:name="T915" style:family="text">
      <style:text-properties officeooo:rsid="039e5c4c"/>
    </style:style>
    <style:style style:name="T916" style:family="text">
      <style:text-properties officeooo:rsid="039ffd56"/>
    </style:style>
    <style:style style:name="T917" style:family="text">
      <style:text-properties officeooo:rsid="03a57fa4"/>
    </style:style>
    <style:style style:name="T918" style:family="text">
      <style:text-properties officeooo:rsid="03a7342b"/>
    </style:style>
    <style:style style:name="T919" style:family="text">
      <style:text-properties officeooo:rsid="03b42414"/>
    </style:style>
    <style:style style:name="T920" style:family="text">
      <style:text-properties officeooo:rsid="03b8f2d2"/>
    </style:style>
    <style:style style:name="T921" style:family="text">
      <style:text-properties officeooo:rsid="03ba5d8a"/>
    </style:style>
    <style:style style:name="T922" style:family="text">
      <style:text-properties officeooo:rsid="03bb2130"/>
    </style:style>
    <style:style style:name="T923" style:family="text">
      <style:text-properties officeooo:rsid="03bc94e1"/>
    </style:style>
    <style:style style:name="T924" style:family="text">
      <style:text-properties officeooo:rsid="03bdb57b"/>
    </style:style>
    <style:style style:name="T925" style:family="text">
      <style:text-properties officeooo:rsid="03be1f6d"/>
    </style:style>
    <style:style style:name="T926" style:family="text">
      <style:text-properties officeooo:rsid="03c1d92b"/>
    </style:style>
    <style:style style:name="T927" style:family="text">
      <style:text-properties officeooo:rsid="03c2c339"/>
    </style:style>
    <style:style style:name="T928" style:family="text">
      <style:text-properties officeooo:rsid="03c5dfe5"/>
    </style:style>
    <style:style style:name="T929" style:family="text">
      <style:text-properties officeooo:rsid="03c8c432"/>
    </style:style>
    <style:style style:name="T930" style:family="text">
      <style:text-properties officeooo:rsid="03ca30c1"/>
    </style:style>
    <style:style style:name="T931" style:family="text">
      <style:text-properties officeooo:rsid="03cd4f8a"/>
    </style:style>
    <style:style style:name="T932" style:family="text">
      <style:text-properties officeooo:rsid="03cd7994"/>
    </style:style>
    <style:style style:name="T933" style:family="text">
      <style:text-properties officeooo:rsid="03d916f8"/>
    </style:style>
    <style:style style:name="T934" style:family="text">
      <style:text-properties officeooo:rsid="03e043a0"/>
    </style:style>
    <style:style style:name="T935" style:family="text">
      <style:text-properties officeooo:rsid="03e622bf"/>
    </style:style>
    <style:style style:name="T936" style:family="text">
      <style:text-properties officeooo:rsid="03e65471"/>
    </style:style>
    <style:style style:name="T937" style:family="text">
      <style:text-properties officeooo:rsid="03e7f211"/>
    </style:style>
    <style:style style:name="T938" style:family="text">
      <style:text-properties officeooo:rsid="03ecaba9"/>
    </style:style>
    <style:style style:name="T939" style:family="text">
      <style:text-properties officeooo:rsid="03ee29e5"/>
    </style:style>
    <style:style style:name="T940" style:family="text">
      <style:text-properties officeooo:rsid="03ee96a2"/>
    </style:style>
    <style:style style:name="T941" style:family="text">
      <style:text-properties officeooo:rsid="03f0a645"/>
    </style:style>
    <style:style style:name="T942" style:family="text">
      <style:text-properties officeooo:rsid="03f67b42"/>
    </style:style>
    <style:style style:name="T943" style:family="text">
      <style:text-properties officeooo:rsid="03f7295f"/>
    </style:style>
    <style:style style:name="T944" style:family="text">
      <style:text-properties officeooo:rsid="03f76ea1"/>
    </style:style>
    <style:style style:name="T945" style:family="text">
      <style:text-properties officeooo:rsid="03f9473c"/>
    </style:style>
    <style:style style:name="T946" style:family="text">
      <style:text-properties officeooo:rsid="03fadc91"/>
    </style:style>
    <style:style style:name="T947" style:family="text">
      <style:text-properties officeooo:rsid="03fc167e"/>
    </style:style>
    <style:style style:name="T948" style:family="text">
      <style:text-properties officeooo:rsid="03fdad14"/>
    </style:style>
    <style:style style:name="T949" style:family="text">
      <style:text-properties officeooo:rsid="04015998"/>
    </style:style>
    <style:style style:name="T950" style:family="text">
      <style:text-properties officeooo:rsid="0401d73d"/>
    </style:style>
    <style:style style:name="T951" style:family="text">
      <style:text-properties officeooo:rsid="0402e381"/>
    </style:style>
    <style:style style:name="T952" style:family="text">
      <style:text-properties officeooo:rsid="04043eaf"/>
    </style:style>
    <style:style style:name="T953" style:family="text">
      <style:text-properties officeooo:rsid="040544f2"/>
    </style:style>
    <style:style style:name="T954" style:family="text">
      <style:text-properties officeooo:rsid="04058be3"/>
    </style:style>
    <style:style style:name="T955" style:family="text">
      <style:text-properties officeooo:rsid="040779c7"/>
    </style:style>
    <style:style style:name="T956" style:family="text">
      <style:text-properties officeooo:rsid="04091490"/>
    </style:style>
    <style:style style:name="T957" style:family="text">
      <style:text-properties officeooo:rsid="040d0eab"/>
    </style:style>
    <style:style style:name="T958" style:family="text">
      <style:text-properties officeooo:rsid="040dc735"/>
    </style:style>
    <style:style style:name="T959" style:family="text">
      <style:text-properties officeooo:rsid="040e4c15"/>
    </style:style>
    <style:style style:name="T960" style:family="text">
      <style:text-properties officeooo:rsid="040ff623"/>
    </style:style>
    <style:style style:name="T961" style:family="text">
      <style:text-properties officeooo:rsid="041110e2"/>
    </style:style>
    <style:style style:name="T962" style:family="text">
      <style:text-properties officeooo:rsid="04133305"/>
    </style:style>
    <style:style style:name="T963" style:family="text">
      <style:text-properties officeooo:rsid="0416281c"/>
    </style:style>
    <style:style style:name="T964" style:family="text">
      <style:text-properties officeooo:rsid="04180d8d"/>
    </style:style>
    <style:style style:name="T965" style:family="text">
      <style:text-properties officeooo:rsid="041956e0"/>
    </style:style>
    <style:style style:name="T966" style:family="text">
      <style:text-properties officeooo:rsid="041ac226"/>
    </style:style>
    <style:style style:name="T967" style:family="text">
      <style:text-properties officeooo:rsid="041afba8"/>
    </style:style>
    <style:style style:name="T968" style:family="text">
      <style:text-properties officeooo:rsid="041fd543"/>
    </style:style>
    <style:style style:name="T969" style:family="text">
      <style:text-properties officeooo:rsid="04208dee"/>
    </style:style>
    <style:style style:name="T970" style:family="text">
      <style:text-properties officeooo:rsid="04242b0b"/>
    </style:style>
    <style:style style:name="T971" style:family="text">
      <style:text-properties officeooo:rsid="0424f135"/>
    </style:style>
    <style:style style:name="T972" style:family="text">
      <style:text-properties officeooo:rsid="04291d3b"/>
    </style:style>
    <style:style style:name="T973" style:family="text">
      <style:text-properties officeooo:rsid="042a2cec"/>
    </style:style>
    <style:style style:name="T974" style:family="text">
      <style:text-properties officeooo:rsid="042be2ec"/>
    </style:style>
    <style:style style:name="T975" style:family="text">
      <style:text-properties officeooo:rsid="042bf946"/>
    </style:style>
    <style:style style:name="T976" style:family="text">
      <style:text-properties officeooo:rsid="042eeb28"/>
    </style:style>
    <style:style style:name="T977" style:family="text">
      <style:text-properties officeooo:rsid="0430901a"/>
    </style:style>
    <style:style style:name="T978" style:family="text">
      <style:text-properties officeooo:rsid="0431745b"/>
    </style:style>
    <style:style style:name="T979" style:family="text">
      <style:text-properties officeooo:rsid="043185d6"/>
    </style:style>
    <style:style style:name="T980" style:family="text">
      <style:text-properties officeooo:rsid="044165aa"/>
    </style:style>
    <style:style style:name="T981" style:family="text">
      <style:text-properties officeooo:rsid="0447b043"/>
    </style:style>
    <style:style style:name="T982" style:family="text">
      <style:text-properties officeooo:rsid="044b131d"/>
    </style:style>
    <style:style style:name="T983" style:family="text">
      <style:text-properties officeooo:rsid="044c0fcd"/>
    </style:style>
    <style:style style:name="T984" style:family="text">
      <style:text-properties officeooo:rsid="0450bf87"/>
    </style:style>
    <style:style style:name="T985" style:family="text">
      <style:text-properties officeooo:rsid="0459deb9"/>
    </style:style>
    <style:style style:name="T986" style:family="text">
      <style:text-properties officeooo:rsid="045a09cf"/>
    </style:style>
    <style:style style:name="T987" style:family="text">
      <style:text-properties officeooo:rsid="045cef8d"/>
    </style:style>
    <style:style style:name="T988" style:family="text">
      <style:text-properties officeooo:rsid="045edb6b"/>
    </style:style>
    <style:style style:name="T989" style:family="text">
      <style:text-properties officeooo:rsid="04604d73"/>
    </style:style>
    <style:style style:name="T990" style:family="text">
      <style:text-properties officeooo:rsid="04612a18"/>
    </style:style>
    <style:style style:name="T991" style:family="text">
      <style:text-properties officeooo:rsid="0462a647"/>
    </style:style>
    <style:style style:name="T992" style:family="text">
      <style:text-properties officeooo:rsid="04651d2b"/>
    </style:style>
    <style:style style:name="T993" style:family="text">
      <style:text-properties officeooo:rsid="04654a07"/>
    </style:style>
    <style:style style:name="T994" style:family="text">
      <style:text-properties officeooo:rsid="04663749"/>
    </style:style>
    <style:style style:name="T995" style:family="text">
      <style:text-properties officeooo:rsid="046c6be2"/>
    </style:style>
    <style:style style:name="T996" style:family="text">
      <style:text-properties officeooo:rsid="046ddb3c"/>
    </style:style>
    <style:style style:name="T997" style:family="text">
      <style:text-properties officeooo:rsid="046effc5"/>
    </style:style>
    <style:style style:name="T998" style:family="text">
      <style:text-properties officeooo:rsid="047109de"/>
    </style:style>
    <style:style style:name="T999" style:family="text">
      <style:text-properties officeooo:rsid="04711453"/>
    </style:style>
    <style:style style:name="T1000" style:family="text">
      <style:text-properties officeooo:rsid="04718b5f"/>
    </style:style>
    <style:style style:name="T1001" style:family="text">
      <style:text-properties officeooo:rsid="0471aa2c"/>
    </style:style>
    <style:style style:name="T1002" style:family="text">
      <style:text-properties officeooo:rsid="0473e66f"/>
    </style:style>
    <style:style style:name="T1003" style:family="text">
      <style:text-properties officeooo:rsid="0473e757"/>
    </style:style>
    <style:style style:name="T1004" style:family="text">
      <style:text-properties officeooo:rsid="0474fe21"/>
    </style:style>
    <style:style style:name="T1005" style:family="text">
      <style:text-properties officeooo:rsid="04765f59"/>
    </style:style>
    <style:style style:name="T1006" style:family="text">
      <style:text-properties officeooo:rsid="0477f101"/>
    </style:style>
    <style:style style:name="T1007" style:family="text">
      <style:text-properties officeooo:rsid="047bc1df"/>
    </style:style>
    <style:style style:name="T1008" style:family="text">
      <style:text-properties officeooo:rsid="047dae8c"/>
    </style:style>
    <style:style style:name="T1009" style:family="text">
      <style:text-properties officeooo:rsid="047e8605"/>
    </style:style>
    <style:style style:name="T1010" style:family="text">
      <style:text-properties officeooo:rsid="047efa97"/>
    </style:style>
    <style:style style:name="T1011" style:family="text">
      <style:text-properties officeooo:rsid="047fa6af"/>
    </style:style>
    <style:style style:name="T1012" style:family="text">
      <style:text-properties officeooo:rsid="04801ec5"/>
    </style:style>
    <style:style style:name="T1013" style:family="text">
      <style:text-properties officeooo:rsid="0481de64"/>
    </style:style>
    <style:style style:name="T1014" style:family="text">
      <style:text-properties officeooo:rsid="04833123"/>
    </style:style>
    <style:style style:name="T1015" style:family="text">
      <style:text-properties officeooo:rsid="048ad807"/>
    </style:style>
    <style:style style:name="T1016" style:family="text">
      <style:text-properties officeooo:rsid="048b56f3"/>
    </style:style>
    <style:style style:name="T1017" style:family="text">
      <style:text-properties officeooo:rsid="048da41b"/>
    </style:style>
    <style:style style:name="T1018" style:family="text">
      <style:text-properties officeooo:rsid="048deada"/>
    </style:style>
    <style:style style:name="T1019" style:family="text">
      <style:text-properties officeooo:rsid="048f8361"/>
    </style:style>
    <style:style style:name="T1020" style:family="text">
      <style:text-properties officeooo:rsid="0490a3e0"/>
    </style:style>
    <style:style style:name="T1021" style:family="text">
      <style:text-properties officeooo:rsid="0492a216"/>
    </style:style>
    <style:style style:name="T1022" style:family="text">
      <style:text-properties officeooo:rsid="04948b76"/>
    </style:style>
    <style:style style:name="T1023" style:family="text">
      <style:text-properties officeooo:rsid="0494cb47"/>
    </style:style>
    <style:style style:name="T1024" style:family="text">
      <style:text-properties officeooo:rsid="049562ef"/>
    </style:style>
    <style:style style:name="T1025" style:family="text">
      <style:text-properties officeooo:rsid="0495b874"/>
    </style:style>
    <style:style style:name="T1026" style:family="text">
      <style:text-properties officeooo:rsid="0496ede2"/>
    </style:style>
    <style:style style:name="T1027" style:family="text">
      <style:text-properties officeooo:rsid="049779b9"/>
    </style:style>
    <style:style style:name="T1028" style:family="text">
      <style:text-properties officeooo:rsid="0497af80"/>
    </style:style>
    <style:style style:name="T1029" style:family="text">
      <style:text-properties officeooo:rsid="0499322e"/>
    </style:style>
    <style:style style:name="T1030" style:family="text">
      <style:text-properties officeooo:rsid="049a4eef"/>
    </style:style>
    <style:style style:name="T1031" style:family="text">
      <style:text-properties officeooo:rsid="049c6a24"/>
    </style:style>
    <style:style style:name="T1032" style:family="text">
      <style:text-properties officeooo:rsid="049d1aa3"/>
    </style:style>
    <style:style style:name="T1033" style:family="text">
      <style:text-properties officeooo:rsid="049d7c57"/>
    </style:style>
    <style:style style:name="T1034" style:family="text">
      <style:text-properties officeooo:rsid="049fa212"/>
    </style:style>
    <style:style style:name="T1035" style:family="text">
      <style:text-properties officeooo:rsid="04a13bce"/>
    </style:style>
    <style:style style:name="T1036" style:family="text">
      <style:text-properties officeooo:rsid="04a217e1"/>
    </style:style>
    <style:style style:name="T1037" style:family="text">
      <style:text-properties officeooo:rsid="04a41019"/>
    </style:style>
    <style:style style:name="T1038" style:family="text">
      <style:text-properties officeooo:rsid="04a5603c"/>
    </style:style>
    <style:style style:name="T1039" style:family="text">
      <style:text-properties officeooo:rsid="04ae9b87"/>
    </style:style>
    <style:style style:name="T1040" style:family="text">
      <style:text-properties officeooo:rsid="04af9767"/>
    </style:style>
    <style:style style:name="T1041" style:family="text">
      <style:text-properties officeooo:rsid="04b31e61"/>
    </style:style>
    <style:style style:name="T1042" style:family="text">
      <style:text-properties officeooo:rsid="04b4e4a8"/>
    </style:style>
    <style:style style:name="T1043" style:family="text">
      <style:text-properties officeooo:rsid="04b55fe2"/>
    </style:style>
    <style:style style:name="T1044" style:family="text">
      <style:text-properties officeooo:rsid="04b6d02c"/>
    </style:style>
    <style:style style:name="T1045" style:family="text">
      <style:text-properties officeooo:rsid="04b899ee"/>
    </style:style>
    <style:style style:name="T1046" style:family="text">
      <style:text-properties officeooo:rsid="04b9303f"/>
    </style:style>
    <style:style style:name="T1047" style:family="text">
      <style:text-properties officeooo:rsid="04baa330"/>
    </style:style>
    <style:style style:name="T1048" style:family="text">
      <style:text-properties officeooo:rsid="04bb03a6"/>
    </style:style>
    <style:style style:name="T1049" style:family="text">
      <style:text-properties officeooo:rsid="04bbb78b"/>
    </style:style>
    <style:style style:name="T1050" style:family="text">
      <style:text-properties officeooo:rsid="04bd7558"/>
    </style:style>
    <style:style style:name="T1051" style:family="text">
      <style:text-properties officeooo:rsid="04bf40b4"/>
    </style:style>
    <style:style style:name="T1052" style:family="text">
      <style:text-properties officeooo:rsid="04c0936c"/>
    </style:style>
    <style:style style:name="T1053" style:family="text">
      <style:text-properties officeooo:rsid="04c6498d"/>
    </style:style>
    <style:style style:name="T1054" style:family="text">
      <style:text-properties officeooo:rsid="04c8604b"/>
    </style:style>
    <style:style style:name="T1055" style:family="text">
      <style:text-properties officeooo:rsid="04c8bd21"/>
    </style:style>
    <style:style style:name="T1056" style:family="text">
      <style:text-properties officeooo:rsid="04dbeb75"/>
    </style:style>
    <style:style style:name="T1057" style:family="text">
      <style:text-properties officeooo:rsid="04dd9c06"/>
    </style:style>
    <style:style style:name="T1058" style:family="text">
      <style:text-properties officeooo:rsid="04e0e741"/>
    </style:style>
    <style:style style:name="T1059" style:family="text">
      <style:text-properties officeooo:rsid="04e2444a"/>
    </style:style>
    <style:style style:name="T1060" style:family="text">
      <style:text-properties officeooo:rsid="04e3eca6"/>
    </style:style>
    <style:style style:name="T1061" style:family="text">
      <style:text-properties officeooo:rsid="05215661"/>
    </style:style>
    <style:style style:name="T1062" style:family="text">
      <style:text-properties officeooo:rsid="052179b2"/>
    </style:style>
    <style:style style:name="T1063" style:family="text">
      <style:text-properties officeooo:rsid="0521a73e"/>
    </style:style>
    <style:style style:name="T1064" style:family="text">
      <style:text-properties officeooo:rsid="05222c48"/>
    </style:style>
    <style:style style:name="T1065" style:family="text">
      <style:text-properties officeooo:rsid="05254fbc"/>
    </style:style>
    <style:style style:name="T1066" style:family="text">
      <style:text-properties officeooo:rsid="05255886"/>
    </style:style>
    <style:style style:name="T1067" style:family="text">
      <style:text-properties officeooo:rsid="052654f9"/>
    </style:style>
    <style:style style:name="T1068" style:family="text">
      <style:text-properties officeooo:rsid="0528dc50"/>
    </style:style>
    <style:style style:name="T1069" style:family="text">
      <style:text-properties officeooo:rsid="052a8041"/>
    </style:style>
    <style:style style:name="T1070" style:family="text">
      <style:text-properties officeooo:rsid="052b1ea6"/>
    </style:style>
    <style:style style:name="T1071" style:family="text">
      <style:text-properties officeooo:rsid="052cd97d"/>
    </style:style>
    <style:style style:name="T1072" style:family="text">
      <style:text-properties officeooo:rsid="052d74f1"/>
    </style:style>
    <style:style style:name="T1073" style:family="text">
      <style:text-properties officeooo:rsid="0533664b"/>
    </style:style>
    <style:style style:name="T1074" style:family="text">
      <style:text-properties officeooo:rsid="0534108e"/>
    </style:style>
    <style:style style:name="T1075" style:family="text">
      <style:text-properties officeooo:rsid="0538fe1e"/>
    </style:style>
    <style:style style:name="T1076" style:family="text">
      <style:text-properties officeooo:rsid="053a49b4"/>
    </style:style>
    <style:style style:name="T1077" style:family="text">
      <style:text-properties officeooo:rsid="053c1725"/>
    </style:style>
    <style:style style:name="T1078" style:family="text">
      <style:text-properties officeooo:rsid="055194a1"/>
    </style:style>
    <style:style style:name="T1079" style:family="text">
      <style:text-properties officeooo:rsid="05528d83"/>
    </style:style>
    <style:style style:name="T1080" style:family="text">
      <style:text-properties officeooo:rsid="055388a3"/>
    </style:style>
    <style:style style:name="T1081" style:family="text">
      <style:text-properties officeooo:rsid="0553fe2f"/>
    </style:style>
    <style:style style:name="T1082" style:family="text">
      <style:text-properties officeooo:rsid="0554c3cd"/>
    </style:style>
    <style:style style:name="T1083" style:family="text">
      <style:text-properties officeooo:rsid="0555d3ef"/>
    </style:style>
    <style:style style:name="T1084" style:family="text">
      <style:text-properties officeooo:rsid="0555f167"/>
    </style:style>
    <style:style style:name="T1085" style:family="text">
      <style:text-properties officeooo:rsid="05e8b18b"/>
    </style:style>
    <style:style style:name="T1086" style:family="text">
      <style:text-properties officeooo:rsid="064e4ac5"/>
    </style:style>
    <style:style style:name="T1087" style:family="text">
      <style:text-properties officeooo:rsid="06501b24"/>
    </style:style>
    <style:style style:name="T1088" style:family="text">
      <style:text-properties officeooo:rsid="065194b4"/>
    </style:style>
    <style:style style:name="T1089" style:family="text">
      <style:text-properties officeooo:rsid="0657c0f7"/>
    </style:style>
    <style:style style:name="T1090" style:family="text">
      <style:text-properties officeooo:rsid="065965af"/>
    </style:style>
    <style:style style:name="T1091" style:family="text">
      <style:text-properties officeooo:rsid="065af4a1"/>
    </style:style>
    <style:style style:name="T1092" style:family="text">
      <style:text-properties officeooo:rsid="065c403f"/>
    </style:style>
    <style:style style:name="T1093" style:family="text">
      <style:text-properties officeooo:rsid="065ee63a"/>
    </style:style>
    <style:style style:name="T1094" style:family="text">
      <style:text-properties officeooo:rsid="0669f104"/>
    </style:style>
    <style:style style:name="T1095" style:family="text">
      <style:text-properties officeooo:rsid="066b31a7"/>
    </style:style>
    <style:style style:name="T1096" style:family="text">
      <style:text-properties officeooo:rsid="066b785a"/>
    </style:style>
    <style:style style:name="T1097" style:family="text">
      <style:text-properties officeooo:rsid="066d5728"/>
    </style:style>
    <style:style style:name="T1098" style:family="text">
      <style:text-properties officeooo:rsid="066e422a"/>
    </style:style>
    <style:style style:name="T1099" style:family="text">
      <style:text-properties officeooo:rsid="066fd238"/>
    </style:style>
    <style:style style:name="T1100" style:family="text">
      <style:text-properties officeooo:rsid="0670f516"/>
    </style:style>
    <style:style style:name="T1101" style:family="text">
      <style:text-properties officeooo:rsid="0671fe90"/>
    </style:style>
    <style:style style:name="T1102" style:family="text">
      <style:text-properties officeooo:rsid="06734caf"/>
    </style:style>
    <style:style style:name="T1103" style:family="text">
      <style:text-properties officeooo:rsid="06766457"/>
    </style:style>
    <style:style style:name="T1104" style:family="text">
      <style:text-properties officeooo:rsid="06782b7c"/>
    </style:style>
    <style:style style:name="T1105" style:family="text">
      <style:text-properties officeooo:rsid="0678dbc0"/>
    </style:style>
    <style:style style:name="T1106" style:family="text">
      <style:text-properties officeooo:rsid="0679a242"/>
    </style:style>
    <style:style style:name="T1107" style:family="text">
      <style:text-properties officeooo:rsid="067ade34"/>
    </style:style>
    <style:style style:name="T1108" style:family="text">
      <style:text-properties officeooo:rsid="067bc241"/>
    </style:style>
    <style:style style:name="T1109" style:family="text">
      <style:text-properties officeooo:rsid="067c83ad"/>
    </style:style>
    <style:style style:name="T1110" style:family="text">
      <style:text-properties officeooo:rsid="067e1588"/>
    </style:style>
    <style:style style:name="T1111" style:family="text">
      <style:text-properties officeooo:rsid="067fde16"/>
    </style:style>
    <style:style style:name="T1112" style:family="text">
      <style:text-properties officeooo:rsid="068008c9"/>
    </style:style>
    <style:style style:name="T1113" style:family="text">
      <style:text-properties officeooo:rsid="0681bd7b"/>
    </style:style>
    <style:style style:name="T1114" style:family="text">
      <style:text-properties officeooo:rsid="06830d26"/>
    </style:style>
    <style:style style:name="T1115" style:family="text">
      <style:text-properties officeooo:rsid="06848c91"/>
    </style:style>
    <style:style style:name="T1116" style:family="text">
      <style:text-properties officeooo:rsid="0684b8ec"/>
    </style:style>
    <style:style style:name="T1117" style:family="text">
      <style:text-properties officeooo:rsid="0684eb87"/>
    </style:style>
    <style:style style:name="T1118" style:family="text">
      <style:text-properties officeooo:rsid="0685d94a"/>
    </style:style>
    <style:style style:name="T1119" style:family="text">
      <style:text-properties officeooo:rsid="0686ba88"/>
    </style:style>
    <style:style style:name="T1120" style:family="text">
      <style:text-properties officeooo:rsid="0688b63f"/>
    </style:style>
    <style:style style:name="T1121" style:family="text">
      <style:text-properties officeooo:rsid="0689a1d6"/>
    </style:style>
    <style:style style:name="T1122" style:family="text">
      <style:text-properties officeooo:rsid="068ac8dc"/>
    </style:style>
    <style:style style:name="T1123" style:family="text">
      <style:text-properties officeooo:rsid="068bad7a"/>
    </style:style>
    <style:style style:name="T1124" style:family="text">
      <style:text-properties officeooo:rsid="068d2036"/>
    </style:style>
    <style:style style:name="T1125" style:family="text">
      <style:text-properties officeooo:rsid="068d8286"/>
    </style:style>
    <style:style style:name="T1126" style:family="text">
      <style:text-properties officeooo:rsid="068e9c17"/>
    </style:style>
    <style:style style:name="T1127" style:family="text">
      <style:text-properties officeooo:rsid="068fd5f7"/>
    </style:style>
    <style:style style:name="T1128" style:family="text">
      <style:text-properties officeooo:rsid="06904081"/>
    </style:style>
    <style:style style:name="T1129" style:family="text">
      <style:text-properties officeooo:rsid="0691dee4"/>
    </style:style>
    <style:style style:name="T1130" style:family="text">
      <style:text-properties officeooo:rsid="06930886"/>
    </style:style>
    <style:style style:name="T1131" style:family="text">
      <style:text-properties officeooo:rsid="0694b1d1"/>
    </style:style>
    <style:style style:name="T1132" style:family="text">
      <style:text-properties officeooo:rsid="06950021"/>
    </style:style>
    <style:style style:name="T1133" style:family="text">
      <style:text-properties officeooo:rsid="0696f36c"/>
    </style:style>
    <style:style style:name="T1134" style:family="text">
      <style:text-properties officeooo:rsid="0697da4e"/>
    </style:style>
    <style:style style:name="T1135" style:family="text">
      <style:text-properties officeooo:rsid="06997e46"/>
    </style:style>
    <style:style style:name="T1136" style:family="text">
      <style:text-properties officeooo:rsid="069b31ad"/>
    </style:style>
    <style:style style:name="T1137" style:family="text">
      <style:text-properties officeooo:rsid="069bd2f8"/>
    </style:style>
    <style:style style:name="T1138" style:family="text">
      <style:text-properties officeooo:rsid="069da85e"/>
    </style:style>
    <style:style style:name="T1139" style:family="text">
      <style:text-properties officeooo:rsid="069f7a37"/>
    </style:style>
    <style:style style:name="T1140" style:family="text">
      <style:text-properties officeooo:rsid="069fa3c6"/>
    </style:style>
    <style:style style:name="T1141" style:family="text">
      <style:text-properties officeooo:rsid="069fb962"/>
    </style:style>
    <style:style style:name="T1142" style:family="text">
      <style:text-properties officeooo:rsid="069fdadf"/>
    </style:style>
    <style:style style:name="T1143" style:family="text">
      <style:text-properties officeooo:rsid="069fff3b"/>
    </style:style>
    <style:style style:name="T1144" style:family="text">
      <style:text-properties officeooo:rsid="06a1bcd3"/>
    </style:style>
    <style:style style:name="T1145" style:family="text">
      <style:text-properties officeooo:rsid="06a3490f"/>
    </style:style>
    <style:style style:name="T1146" style:family="text">
      <style:text-properties officeooo:rsid="06a41d78"/>
    </style:style>
    <style:style style:name="T1147" style:family="text">
      <style:text-properties officeooo:rsid="06a56283"/>
    </style:style>
    <style:style style:name="T1148" style:family="text">
      <style:text-properties officeooo:rsid="06a75e29"/>
    </style:style>
    <style:style style:name="T1149" style:family="text">
      <style:text-properties officeooo:rsid="06a8dce4"/>
    </style:style>
    <style:style style:name="T1150" style:family="text">
      <style:text-properties officeooo:rsid="06aa0f26"/>
    </style:style>
    <style:style style:name="T1151" style:family="text">
      <style:text-properties officeooo:rsid="06abcdba"/>
    </style:style>
    <style:style style:name="T1152" style:family="text">
      <style:text-properties officeooo:rsid="06aebb34"/>
    </style:style>
    <style:style style:name="T1153" style:family="text">
      <style:text-properties officeooo:rsid="06b0a97b"/>
    </style:style>
    <style:style style:name="T1154" style:family="text">
      <style:text-properties officeooo:rsid="06b0b5e5"/>
    </style:style>
    <style:style style:name="T1155" style:family="text">
      <style:text-properties officeooo:rsid="06b34031"/>
    </style:style>
    <style:style style:name="T1156" style:family="text">
      <style:text-properties officeooo:rsid="06b67a60"/>
    </style:style>
    <style:style style:name="T1157" style:family="text">
      <style:text-properties officeooo:rsid="06b9b90a"/>
    </style:style>
    <style:style style:name="T1158" style:family="text">
      <style:text-properties officeooo:rsid="06bdb847"/>
    </style:style>
    <style:style style:name="T1159" style:family="text">
      <style:text-properties officeooo:rsid="06d17264"/>
    </style:style>
    <style:style style:name="T1160" style:family="text">
      <style:text-properties officeooo:rsid="06d17c3f"/>
    </style:style>
    <style:style style:name="T1161" style:family="text">
      <style:text-properties officeooo:rsid="06d52de8"/>
    </style:style>
    <style:style style:name="T1162" style:family="text">
      <style:text-properties officeooo:rsid="06d7467d"/>
    </style:style>
    <style:style style:name="T1163" style:family="text">
      <style:text-properties officeooo:rsid="06da4785"/>
    </style:style>
    <style:style style:name="T1164" style:family="text">
      <style:text-properties officeooo:rsid="06dd79f6"/>
    </style:style>
    <style:style style:name="T1165" style:family="text">
      <style:text-properties officeooo:rsid="06de803d"/>
    </style:style>
    <style:style style:name="T1166" style:family="text">
      <style:text-properties officeooo:rsid="06df9021"/>
    </style:style>
    <style:style style:name="T1167" style:family="text">
      <style:text-properties officeooo:rsid="06e1e1a0"/>
    </style:style>
    <style:style style:name="T1168" style:family="text">
      <style:text-properties officeooo:rsid="06e2e84a"/>
    </style:style>
    <style:style style:name="T1169" style:family="text">
      <style:text-properties officeooo:rsid="06e4af2b"/>
    </style:style>
    <style:style style:name="T1170" style:family="text">
      <style:text-properties officeooo:rsid="06e67fc5"/>
    </style:style>
    <style:style style:name="T1171" style:family="text">
      <style:text-properties officeooo:rsid="06e9840d"/>
    </style:style>
    <style:style style:name="T1172" style:family="text">
      <style:text-properties officeooo:rsid="06eaaccf"/>
    </style:style>
    <style:style style:name="T1173" style:family="text">
      <style:text-properties officeooo:rsid="06eb409e"/>
    </style:style>
    <style:style style:name="T1174" style:family="text">
      <style:text-properties officeooo:rsid="06ebe930"/>
    </style:style>
    <style:style style:name="T1175" style:family="text">
      <style:text-properties officeooo:rsid="06ed83e8"/>
    </style:style>
    <style:style style:name="T1176" style:family="text">
      <style:text-properties officeooo:rsid="06ee7a00"/>
    </style:style>
    <style:style style:name="T1177" style:family="text">
      <style:text-properties officeooo:rsid="06f07647"/>
    </style:style>
    <style:style style:name="T1178" style:family="text">
      <style:text-properties officeooo:rsid="06f46374"/>
    </style:style>
    <style:style style:name="T1179" style:family="text">
      <style:text-properties officeooo:rsid="06f63649"/>
    </style:style>
    <style:style style:name="T1180" style:family="text">
      <style:text-properties officeooo:rsid="06f7a828"/>
    </style:style>
    <style:style style:name="T1181" style:family="text">
      <style:text-properties officeooo:rsid="06fbb46c"/>
    </style:style>
    <style:style style:name="T1182" style:family="text">
      <style:text-properties officeooo:rsid="070051a5"/>
    </style:style>
    <style:style style:name="T1183" style:family="text">
      <style:text-properties officeooo:rsid="07011129"/>
    </style:style>
    <style:style style:name="T1184" style:family="text">
      <style:text-properties officeooo:rsid="0703092c"/>
    </style:style>
    <style:style style:name="T1185" style:family="text">
      <style:text-properties officeooo:rsid="0708e9b6"/>
    </style:style>
    <style:style style:name="T1186" style:family="text">
      <style:text-properties officeooo:rsid="070d385f"/>
    </style:style>
    <style:style style:name="T1187" style:family="text">
      <style:text-properties officeooo:rsid="070ec416"/>
    </style:style>
    <style:style style:name="T1188" style:family="text">
      <style:text-properties officeooo:rsid="070f9b7f"/>
    </style:style>
    <style:style style:name="T1189" style:family="text">
      <style:text-properties officeooo:rsid="0712f5be"/>
    </style:style>
    <style:style style:name="T1190" style:family="text">
      <style:text-properties officeooo:rsid="0714c47d"/>
    </style:style>
    <style:style style:name="T1191" style:family="text">
      <style:text-properties officeooo:rsid="0715535a"/>
    </style:style>
    <style:style style:name="T1192" style:family="text">
      <style:text-properties officeooo:rsid="071633f4"/>
    </style:style>
    <style:style style:name="T1193" style:family="text">
      <style:text-properties officeooo:rsid="0717c3eb"/>
    </style:style>
    <style:style style:name="T1194" style:family="text">
      <style:text-properties officeooo:rsid="07193d81"/>
    </style:style>
    <style:style style:name="T1195" style:family="text">
      <style:text-properties officeooo:rsid="0719988c"/>
    </style:style>
    <style:style style:name="T1196" style:family="text">
      <style:text-properties officeooo:rsid="071a71e1"/>
    </style:style>
    <style:style style:name="T1197" style:family="text">
      <style:text-properties officeooo:rsid="071aa177"/>
    </style:style>
    <style:style style:name="T1198" style:family="text">
      <style:text-properties officeooo:rsid="071c84b3"/>
    </style:style>
    <style:style style:name="T1199" style:family="text">
      <style:text-properties officeooo:rsid="071e09bf"/>
    </style:style>
    <style:style style:name="T1200" style:family="text">
      <style:text-properties fo:font-weight="bold" style:font-weight-asian="bold" style:font-weight-complex="bold"/>
    </style:style>
    <style:style style:name="T1201" style:family="text">
      <style:text-properties fo:font-weight="bold" officeooo:rsid="010a98b0" style:font-weight-asian="bold" style:font-weight-complex="bold"/>
    </style:style>
    <style:style style:name="T1202" style:family="text">
      <style:text-properties fo:font-weight="bold" officeooo:rsid="01934313" style:font-weight-asian="bold" style:font-weight-complex="bold"/>
    </style:style>
    <style:style style:name="T1203" style:family="text">
      <style:text-properties fo:font-weight="bold" officeooo:rsid="0cb6aae9" style:font-weight-asian="bold" style:font-weight-complex="bold"/>
    </style:style>
    <style:style style:name="T1204" style:family="text">
      <style:text-properties fo:font-weight="bold" officeooo:rsid="03a22419" style:font-weight-asian="bold" style:font-weight-complex="bold"/>
    </style:style>
    <style:style style:name="T1205" style:family="text">
      <style:text-properties fo:font-weight="bold" officeooo:rsid="010fa2b9" style:font-weight-asian="bold" style:font-weight-complex="bold"/>
    </style:style>
    <style:style style:name="T1206" style:family="text">
      <style:text-properties fo:font-weight="bold" officeooo:rsid="00851981" style:font-weight-asian="bold" style:font-weight-complex="bold"/>
    </style:style>
    <style:style style:name="T1207" style:family="text">
      <style:text-properties fo:font-weight="bold" officeooo:rsid="0d2d7e49" style:font-weight-asian="bold" style:font-weight-complex="bold"/>
    </style:style>
    <style:style style:name="T1208" style:family="text">
      <style:text-properties fo:font-weight="bold" officeooo:rsid="000facb6" style:font-weight-asian="bold" style:font-weight-complex="bold"/>
    </style:style>
    <style:style style:name="T1209" style:family="text">
      <style:text-properties fo:font-weight="bold" officeooo:rsid="11fc2ee5" style:font-weight-asian="bold" style:font-weight-complex="bold"/>
    </style:style>
    <style:style style:name="T1210" style:family="text">
      <style:text-properties fo:font-weight="bold" officeooo:rsid="0653bbe0" style:font-weight-asian="bold" style:font-weight-complex="bold"/>
    </style:style>
    <style:style style:name="T1211" style:family="text">
      <style:text-properties fo:font-weight="bold" officeooo:rsid="0675016d" style:font-weight-asian="bold" style:font-weight-complex="bold"/>
    </style:style>
    <style:style style:name="T1212" style:family="text">
      <style:text-properties officeooo:rsid="072129e0"/>
    </style:style>
    <style:style style:name="T1213" style:family="text">
      <style:text-properties officeooo:rsid="07261021"/>
    </style:style>
    <style:style style:name="T1214" style:family="text">
      <style:text-properties officeooo:rsid="0729f50c"/>
    </style:style>
    <style:style style:name="T1215" style:family="text">
      <style:text-properties officeooo:rsid="072f2fe4"/>
    </style:style>
    <style:style style:name="T1216" style:family="text">
      <style:text-properties officeooo:rsid="07310740"/>
    </style:style>
    <style:style style:name="T1217" style:family="text">
      <style:text-properties officeooo:rsid="0732a3ea"/>
    </style:style>
    <style:style style:name="T1218" style:family="text">
      <style:text-properties officeooo:rsid="07344375"/>
    </style:style>
    <style:style style:name="T1219" style:family="text">
      <style:text-properties officeooo:rsid="0737cb52"/>
    </style:style>
    <style:style style:name="T1220" style:family="text">
      <style:text-properties officeooo:rsid="0737efdb"/>
    </style:style>
    <style:style style:name="T1221" style:family="text">
      <style:text-properties officeooo:rsid="0739b86b"/>
    </style:style>
    <style:style style:name="T1222" style:family="text">
      <style:text-properties officeooo:rsid="0739ce02"/>
    </style:style>
    <style:style style:name="T1223" style:family="text">
      <style:text-properties officeooo:rsid="073cc62f"/>
    </style:style>
    <style:style style:name="T1224" style:family="text">
      <style:text-properties officeooo:rsid="073df251"/>
    </style:style>
    <style:style style:name="T1225" style:family="text">
      <style:text-properties officeooo:rsid="0743839c"/>
    </style:style>
    <style:style style:name="T1226" style:family="text">
      <style:text-properties officeooo:rsid="0744419d"/>
    </style:style>
    <style:style style:name="T1227" style:family="text">
      <style:text-properties officeooo:rsid="0745e6a1"/>
    </style:style>
    <style:style style:name="T1228" style:family="text">
      <style:text-properties officeooo:rsid="074aceb6"/>
    </style:style>
    <style:style style:name="T1229" style:family="text">
      <style:text-properties officeooo:rsid="074aec70"/>
    </style:style>
    <style:style style:name="T1230" style:family="text">
      <style:text-properties officeooo:rsid="074c455d"/>
    </style:style>
    <style:style style:name="T1231" style:family="text">
      <style:text-properties officeooo:rsid="074f4019"/>
    </style:style>
    <style:style style:name="T1232" style:family="text">
      <style:text-properties officeooo:rsid="0750a6e2"/>
    </style:style>
    <style:style style:name="T1233" style:family="text">
      <style:text-properties officeooo:rsid="07591ecf"/>
    </style:style>
    <style:style style:name="T1234" style:family="text">
      <style:text-properties officeooo:rsid="075d736d"/>
    </style:style>
    <style:style style:name="T1235" style:family="text">
      <style:text-properties officeooo:rsid="076445c2"/>
    </style:style>
    <style:style style:name="T1236" style:family="text">
      <style:text-properties officeooo:rsid="076827e8"/>
    </style:style>
    <style:style style:name="T1237" style:family="text">
      <style:text-properties officeooo:rsid="0768424e"/>
    </style:style>
    <style:style style:name="T1238" style:family="text">
      <style:text-properties officeooo:rsid="076dddff"/>
    </style:style>
    <style:style style:name="T1239" style:family="text">
      <style:text-properties officeooo:rsid="076ef291"/>
    </style:style>
    <style:style style:name="T1240" style:family="text">
      <style:text-properties officeooo:rsid="076f814d"/>
    </style:style>
    <style:style style:name="T1241" style:family="text">
      <style:text-properties officeooo:rsid="0773b142"/>
    </style:style>
    <style:style style:name="T1242" style:family="text">
      <style:text-properties officeooo:rsid="07741e6b"/>
    </style:style>
    <style:style style:name="T1243" style:family="text">
      <style:text-properties officeooo:rsid="07797e93"/>
    </style:style>
    <style:style style:name="T1244" style:family="text">
      <style:text-properties officeooo:rsid="077d56b8"/>
    </style:style>
    <style:style style:name="T1245" style:family="text">
      <style:text-properties officeooo:rsid="077e885e"/>
    </style:style>
    <style:style style:name="T1246" style:family="text">
      <style:text-properties officeooo:rsid="077fce68"/>
    </style:style>
    <style:style style:name="T1247" style:family="text">
      <style:text-properties officeooo:rsid="0788e3bd"/>
    </style:style>
    <style:style style:name="T1248" style:family="text">
      <style:text-properties officeooo:rsid="07894490"/>
    </style:style>
    <style:style style:name="T1249" style:family="text">
      <style:text-properties officeooo:rsid="0794bee8"/>
    </style:style>
    <style:style style:name="T1250" style:family="text">
      <style:text-properties officeooo:rsid="07b0913a"/>
    </style:style>
    <style:style style:name="T1251" style:family="text">
      <style:text-properties officeooo:rsid="07b0b681"/>
    </style:style>
    <style:style style:name="T1252" style:family="text">
      <style:text-properties officeooo:rsid="07b8a200"/>
    </style:style>
    <style:style style:name="T1253" style:family="text">
      <style:text-properties officeooo:rsid="07b9ec9e"/>
    </style:style>
    <style:style style:name="T1254" style:family="text">
      <style:text-properties officeooo:rsid="07bab5c3"/>
    </style:style>
    <style:style style:name="T1255" style:family="text">
      <style:text-properties officeooo:rsid="07c9180c"/>
    </style:style>
    <style:style style:name="T1256" style:family="text">
      <style:text-properties officeooo:rsid="07c97e59"/>
    </style:style>
    <style:style style:name="T1257" style:family="text">
      <style:text-properties officeooo:rsid="07ca23e8"/>
    </style:style>
    <style:style style:name="T1258" style:family="text">
      <style:text-properties officeooo:rsid="07cafb0a"/>
    </style:style>
    <style:style style:name="T1259" style:family="text">
      <style:text-properties officeooo:rsid="07d08dfb"/>
    </style:style>
    <style:style style:name="T1260" style:family="text">
      <style:text-properties officeooo:rsid="07d33031"/>
    </style:style>
    <style:style style:name="T1261" style:family="text">
      <style:text-properties officeooo:rsid="07d4b718"/>
    </style:style>
    <style:style style:name="T1262" style:family="text">
      <style:text-properties officeooo:rsid="07d8077b"/>
    </style:style>
    <style:style style:name="T1263" style:family="text">
      <style:text-properties officeooo:rsid="07d95580"/>
    </style:style>
    <style:style style:name="T1264" style:family="text">
      <style:text-properties officeooo:rsid="07ddcdd0"/>
    </style:style>
    <style:style style:name="T1265" style:family="text">
      <style:text-properties officeooo:rsid="07de5401"/>
    </style:style>
    <style:style style:name="T1266" style:family="text">
      <style:text-properties officeooo:rsid="07e03ae1"/>
    </style:style>
    <style:style style:name="T1267" style:family="text">
      <style:text-properties officeooo:rsid="07e21219"/>
    </style:style>
    <style:style style:name="T1268" style:family="text">
      <style:text-properties officeooo:rsid="07e602a2"/>
    </style:style>
    <style:style style:name="T1269" style:family="text">
      <style:text-properties officeooo:rsid="07e67c01"/>
    </style:style>
    <style:style style:name="T1270" style:family="text">
      <style:text-properties officeooo:rsid="07f6aa0d"/>
    </style:style>
    <style:style style:name="T1271" style:family="text">
      <style:text-properties officeooo:rsid="07f6de6e"/>
    </style:style>
    <style:style style:name="T1272" style:family="text">
      <style:text-properties officeooo:rsid="07f7de4b"/>
    </style:style>
    <style:style style:name="T1273" style:family="text">
      <style:text-properties officeooo:rsid="0812dd3d"/>
    </style:style>
    <style:style style:name="T1274" style:family="text">
      <style:text-properties officeooo:rsid="08163b04"/>
    </style:style>
    <style:style style:name="T1275" style:family="text">
      <style:text-properties officeooo:rsid="0817ad84"/>
    </style:style>
    <style:style style:name="T1276" style:family="text">
      <style:text-properties officeooo:rsid="082878dd"/>
    </style:style>
    <style:style style:name="T1277" style:family="text">
      <style:text-properties officeooo:rsid="08ff7520"/>
    </style:style>
    <style:style style:name="T1278" style:family="text">
      <style:text-properties officeooo:rsid="090041fe"/>
    </style:style>
    <style:style style:name="T1279" style:family="text">
      <style:text-properties officeooo:rsid="0901b92c"/>
    </style:style>
    <style:style style:name="T1280" style:family="text">
      <style:text-properties officeooo:rsid="0904213f"/>
    </style:style>
    <style:style style:name="T1281" style:family="text">
      <style:text-properties officeooo:rsid="0904ecb3"/>
    </style:style>
    <style:style style:name="T1282" style:family="text">
      <style:text-properties officeooo:rsid="09076b45"/>
    </style:style>
    <style:style style:name="T1283" style:family="text">
      <style:text-properties officeooo:rsid="09093f80"/>
    </style:style>
    <style:style style:name="T1284" style:family="text">
      <style:text-properties officeooo:rsid="0909e931"/>
    </style:style>
    <style:style style:name="T1285" style:family="text">
      <style:text-properties officeooo:rsid="090b7b8b"/>
    </style:style>
    <style:style style:name="T1286" style:family="text">
      <style:text-properties officeooo:rsid="090c7a99"/>
    </style:style>
    <style:style style:name="T1287" style:family="text">
      <style:text-properties officeooo:rsid="090e3151"/>
    </style:style>
    <style:style style:name="T1288" style:family="text">
      <style:text-properties officeooo:rsid="090e685e"/>
    </style:style>
    <style:style style:name="T1289" style:family="text">
      <style:text-properties officeooo:rsid="090f446e"/>
    </style:style>
    <style:style style:name="T1290" style:family="text">
      <style:text-properties officeooo:rsid="0910d1ad"/>
    </style:style>
    <style:style style:name="T1291" style:family="text">
      <style:text-properties officeooo:rsid="091210cf"/>
    </style:style>
    <style:style style:name="T1292" style:family="text">
      <style:text-properties officeooo:rsid="0912eb8e"/>
    </style:style>
    <style:style style:name="T1293" style:family="text">
      <style:text-properties officeooo:rsid="0914e3c3"/>
    </style:style>
    <style:style style:name="T1294" style:family="text">
      <style:text-properties officeooo:rsid="09158f88"/>
    </style:style>
    <style:style style:name="T1295" style:family="text">
      <style:text-properties officeooo:rsid="09164585"/>
    </style:style>
    <style:style style:name="T1296" style:family="text">
      <style:text-properties officeooo:rsid="091744ea"/>
    </style:style>
    <style:style style:name="T1297" style:family="text">
      <style:text-properties officeooo:rsid="0918b0ce"/>
    </style:style>
    <style:style style:name="T1298" style:family="text">
      <style:text-properties officeooo:rsid="091c9aac"/>
    </style:style>
    <style:style style:name="T1299" style:family="text">
      <style:text-properties officeooo:rsid="091e4c54"/>
    </style:style>
    <style:style style:name="T1300" style:family="text">
      <style:text-properties officeooo:rsid="091e563e"/>
    </style:style>
    <style:style style:name="T1301" style:family="text">
      <style:text-properties officeooo:rsid="091fe6c3"/>
    </style:style>
    <style:style style:name="T1302" style:family="text">
      <style:text-properties officeooo:rsid="0920d1cd"/>
    </style:style>
    <style:style style:name="T1303" style:family="text">
      <style:text-properties officeooo:rsid="092215df"/>
    </style:style>
    <style:style style:name="T1304" style:family="text">
      <style:text-properties officeooo:rsid="09240894"/>
    </style:style>
    <style:style style:name="T1305" style:family="text">
      <style:text-properties officeooo:rsid="0924672e"/>
    </style:style>
    <style:style style:name="T1306" style:family="text">
      <style:text-properties officeooo:rsid="09257517"/>
    </style:style>
    <style:style style:name="T1307" style:family="text">
      <style:text-properties officeooo:rsid="0926d21e"/>
    </style:style>
    <style:style style:name="T1308" style:family="text">
      <style:text-properties officeooo:rsid="09280439"/>
    </style:style>
    <style:style style:name="T1309" style:family="text">
      <style:text-properties officeooo:rsid="09299d64"/>
    </style:style>
    <style:style style:name="T1310" style:family="text">
      <style:text-properties officeooo:rsid="0929f980"/>
    </style:style>
    <style:style style:name="T1311" style:family="text">
      <style:text-properties officeooo:rsid="092ab744"/>
    </style:style>
    <style:style style:name="T1312" style:family="text">
      <style:text-properties officeooo:rsid="092c842a"/>
    </style:style>
    <style:style style:name="T1313" style:family="text">
      <style:text-properties officeooo:rsid="092eb542"/>
    </style:style>
    <style:style style:name="T1314" style:family="text">
      <style:text-properties officeooo:rsid="092ff222"/>
    </style:style>
    <style:style style:name="T1315" style:family="text">
      <style:text-properties officeooo:rsid="0931d395"/>
    </style:style>
    <style:style style:name="T1316" style:family="text">
      <style:text-properties officeooo:rsid="0931f421"/>
    </style:style>
    <style:style style:name="T1317" style:family="text">
      <style:text-properties officeooo:rsid="09327c33"/>
    </style:style>
    <style:style style:name="T1318" style:family="text">
      <style:text-properties officeooo:rsid="0934134f"/>
    </style:style>
    <style:style style:name="T1319" style:family="text">
      <style:text-properties officeooo:rsid="0935f830"/>
    </style:style>
    <style:style style:name="T1320" style:family="text">
      <style:text-properties officeooo:rsid="0937b9ce"/>
    </style:style>
    <style:style style:name="T1321" style:family="text">
      <style:text-properties officeooo:rsid="0938668c"/>
    </style:style>
    <style:style style:name="T1322" style:family="text">
      <style:text-properties officeooo:rsid="093a0dd6"/>
    </style:style>
    <style:style style:name="T1323" style:family="text">
      <style:text-properties officeooo:rsid="093bca13"/>
    </style:style>
    <style:style style:name="T1324" style:family="text">
      <style:text-properties officeooo:rsid="093daf7e"/>
    </style:style>
    <style:style style:name="T1325" style:family="text">
      <style:text-properties officeooo:rsid="093deea1"/>
    </style:style>
    <style:style style:name="T1326" style:family="text">
      <style:text-properties officeooo:rsid="09420666"/>
    </style:style>
    <style:style style:name="T1327" style:family="text">
      <style:text-properties officeooo:rsid="09431908"/>
    </style:style>
    <style:style style:name="T1328" style:family="text">
      <style:text-properties officeooo:rsid="09433a33"/>
    </style:style>
    <style:style style:name="T1329" style:family="text">
      <style:text-properties officeooo:rsid="0945e1cb"/>
    </style:style>
    <style:style style:name="T1330" style:family="text">
      <style:text-properties officeooo:rsid="0946d83d"/>
    </style:style>
    <style:style style:name="T1331" style:family="text">
      <style:text-properties officeooo:rsid="0946dd51"/>
    </style:style>
    <style:style style:name="T1332" style:family="text">
      <style:text-properties officeooo:rsid="09473a96"/>
    </style:style>
    <style:style style:name="T1333" style:family="text">
      <style:text-properties officeooo:rsid="09490ac8"/>
    </style:style>
    <style:style style:name="T1334" style:family="text">
      <style:text-properties officeooo:rsid="094a260d"/>
    </style:style>
    <style:style style:name="T1335" style:family="text">
      <style:text-properties officeooo:rsid="094cc1e2"/>
    </style:style>
    <style:style style:name="T1336" style:family="text">
      <style:text-properties officeooo:rsid="094eba71"/>
    </style:style>
    <style:style style:name="T1337" style:family="text">
      <style:text-properties officeooo:rsid="09511de9"/>
    </style:style>
    <style:style style:name="T1338" style:family="text">
      <style:text-properties officeooo:rsid="0951afca"/>
    </style:style>
    <style:style style:name="T1339" style:family="text">
      <style:text-properties officeooo:rsid="0952ddac"/>
    </style:style>
    <style:style style:name="T1340" style:family="text">
      <style:text-properties officeooo:rsid="095483b8"/>
    </style:style>
    <style:style style:name="T1341" style:family="text">
      <style:text-properties officeooo:rsid="0955f30e"/>
    </style:style>
    <style:style style:name="T1342" style:family="text">
      <style:text-properties officeooo:rsid="09573455"/>
    </style:style>
    <style:style style:name="T1343" style:family="text">
      <style:text-properties officeooo:rsid="0958fff9"/>
    </style:style>
    <style:style style:name="T1344" style:family="text">
      <style:text-properties officeooo:rsid="095b84a9"/>
    </style:style>
    <style:style style:name="T1345" style:family="text">
      <style:text-properties officeooo:rsid="095f9c4c"/>
    </style:style>
    <style:style style:name="T1346" style:family="text">
      <style:text-properties officeooo:rsid="09630509"/>
    </style:style>
    <style:style style:name="T1347" style:family="text">
      <style:text-properties officeooo:rsid="0964416c"/>
    </style:style>
    <style:style style:name="T1348" style:family="text">
      <style:text-properties officeooo:rsid="09674cca"/>
    </style:style>
    <style:style style:name="T1349" style:family="text">
      <style:text-properties officeooo:rsid="096c44ff"/>
    </style:style>
    <style:style style:name="T1350" style:family="text">
      <style:text-properties officeooo:rsid="096de9ec"/>
    </style:style>
    <style:style style:name="T1351" style:family="text">
      <style:text-properties officeooo:rsid="096e3315"/>
    </style:style>
    <style:style style:name="T1352" style:family="text">
      <style:text-properties officeooo:rsid="09704eb1"/>
    </style:style>
    <style:style style:name="T1353" style:family="text">
      <style:text-properties officeooo:rsid="09724617"/>
    </style:style>
    <style:style style:name="T1354" style:family="text">
      <style:text-properties officeooo:rsid="0973ad14"/>
    </style:style>
    <style:style style:name="T1355" style:family="text">
      <style:text-properties officeooo:rsid="09759e8b"/>
    </style:style>
    <style:style style:name="T1356" style:family="text">
      <style:text-properties officeooo:rsid="097704b4"/>
    </style:style>
    <style:style style:name="T1357" style:family="text">
      <style:text-properties officeooo:rsid="0978906b"/>
    </style:style>
    <style:style style:name="T1358" style:family="text">
      <style:text-properties officeooo:rsid="097c138f"/>
    </style:style>
    <style:style style:name="T1359" style:family="text">
      <style:text-properties officeooo:rsid="0983bd56"/>
    </style:style>
    <style:style style:name="T1360" style:family="text">
      <style:text-properties officeooo:rsid="09871144"/>
    </style:style>
    <style:style style:name="T1361" style:family="text">
      <style:text-properties officeooo:rsid="0988fe99"/>
    </style:style>
    <style:style style:name="T1362" style:family="text">
      <style:text-properties officeooo:rsid="098af1cc"/>
    </style:style>
    <style:style style:name="T1363" style:family="text">
      <style:text-properties officeooo:rsid="098bd123"/>
    </style:style>
    <style:style style:name="T1364" style:family="text">
      <style:text-properties officeooo:rsid="098d3a1f"/>
    </style:style>
    <style:style style:name="T1365" style:family="text">
      <style:text-properties officeooo:rsid="098f0683"/>
    </style:style>
    <style:style style:name="T1366" style:family="text">
      <style:text-properties officeooo:rsid="098f3530"/>
    </style:style>
    <style:style style:name="T1367" style:family="text">
      <style:text-properties officeooo:rsid="09912871"/>
    </style:style>
    <style:style style:name="T1368" style:family="text">
      <style:text-properties officeooo:rsid="099404ce"/>
    </style:style>
    <style:style style:name="T1369" style:family="text">
      <style:text-properties officeooo:rsid="0995fc26"/>
    </style:style>
    <style:style style:name="T1370" style:family="text">
      <style:text-properties officeooo:rsid="0996c3c4"/>
    </style:style>
    <style:style style:name="T1371" style:family="text">
      <style:text-properties officeooo:rsid="0999707e"/>
    </style:style>
    <style:style style:name="T1372" style:family="text">
      <style:text-properties officeooo:rsid="099a9e49"/>
    </style:style>
    <style:style style:name="T1373" style:family="text">
      <style:text-properties officeooo:rsid="099e207a"/>
    </style:style>
    <style:style style:name="T1374" style:family="text">
      <style:text-properties officeooo:rsid="099e2418"/>
    </style:style>
    <style:style style:name="T1375" style:family="text">
      <style:text-properties officeooo:rsid="099e8afc"/>
    </style:style>
    <style:style style:name="T1376" style:family="text">
      <style:text-properties officeooo:rsid="099fafea"/>
    </style:style>
    <style:style style:name="T1377" style:family="text">
      <style:text-properties officeooo:rsid="09a00c63"/>
    </style:style>
    <style:style style:name="T1378" style:family="text">
      <style:text-properties officeooo:rsid="09a11328"/>
    </style:style>
    <style:style style:name="T1379" style:family="text">
      <style:text-properties officeooo:rsid="09a16237"/>
    </style:style>
    <style:style style:name="T1380" style:family="text">
      <style:text-properties officeooo:rsid="09a22667"/>
    </style:style>
    <style:style style:name="T1381" style:family="text">
      <style:text-properties officeooo:rsid="09a4ba22"/>
    </style:style>
    <style:style style:name="T1382" style:family="text">
      <style:text-properties officeooo:rsid="09a66c66"/>
    </style:style>
    <style:style style:name="T1383" style:family="text">
      <style:text-properties officeooo:rsid="09a7daa5"/>
    </style:style>
    <style:style style:name="T1384" style:family="text">
      <style:text-properties officeooo:rsid="09a92063"/>
    </style:style>
    <style:style style:name="T1385" style:family="text">
      <style:text-properties officeooo:rsid="09aac098"/>
    </style:style>
    <style:style style:name="T1386" style:family="text">
      <style:text-properties officeooo:rsid="09b0c94a"/>
    </style:style>
    <style:style style:name="T1387" style:family="text">
      <style:text-properties officeooo:rsid="09b349b1"/>
    </style:style>
    <style:style style:name="T1388" style:family="text">
      <style:text-properties officeooo:rsid="09b4f9f7"/>
    </style:style>
    <style:style style:name="T1389" style:family="text">
      <style:text-properties officeooo:rsid="09b58ac8"/>
    </style:style>
    <style:style style:name="T1390" style:family="text">
      <style:text-properties officeooo:rsid="09b72efe"/>
    </style:style>
    <style:style style:name="T1391" style:family="text">
      <style:text-properties officeooo:rsid="09bad33f"/>
    </style:style>
    <style:style style:name="T1392" style:family="text">
      <style:text-properties officeooo:rsid="09bc4e44"/>
    </style:style>
    <style:style style:name="T1393" style:family="text">
      <style:text-properties officeooo:rsid="09bd9033"/>
    </style:style>
    <style:style style:name="T1394" style:family="text">
      <style:text-properties officeooo:rsid="09c14517"/>
    </style:style>
    <style:style style:name="T1395" style:family="text">
      <style:text-properties officeooo:rsid="09c9476f"/>
    </style:style>
    <style:style style:name="T1396" style:family="text">
      <style:text-properties officeooo:rsid="09ca9d4b"/>
    </style:style>
    <style:style style:name="T1397" style:family="text">
      <style:text-properties officeooo:rsid="09cc1a62"/>
    </style:style>
    <style:style style:name="T1398" style:family="text">
      <style:text-properties officeooo:rsid="09cd767d"/>
    </style:style>
    <style:style style:name="T1399" style:family="text">
      <style:text-properties officeooo:rsid="09ce8bb8"/>
    </style:style>
    <style:style style:name="T1400" style:family="text">
      <style:text-properties officeooo:rsid="09cefc2b"/>
    </style:style>
    <style:style style:name="T1401" style:family="text">
      <style:text-properties officeooo:rsid="09d18c51"/>
    </style:style>
    <style:style style:name="T1402" style:family="text">
      <style:text-properties officeooo:rsid="09d2004f"/>
    </style:style>
    <style:style style:name="T1403" style:family="text">
      <style:text-properties officeooo:rsid="09d3f475"/>
    </style:style>
    <style:style style:name="T1404" style:family="text">
      <style:text-properties officeooo:rsid="09d57131"/>
    </style:style>
    <style:style style:name="T1405" style:family="text">
      <style:text-properties officeooo:rsid="09d6f5aa"/>
    </style:style>
    <style:style style:name="T1406" style:family="text">
      <style:text-properties officeooo:rsid="09d7553c"/>
    </style:style>
    <style:style style:name="T1407" style:family="text">
      <style:text-properties officeooo:rsid="09d841e7"/>
    </style:style>
    <style:style style:name="T1408" style:family="text">
      <style:text-properties officeooo:rsid="09d908fc"/>
    </style:style>
    <style:style style:name="T1409" style:family="text">
      <style:text-properties officeooo:rsid="09da0f24"/>
    </style:style>
    <style:style style:name="T1410" style:family="text">
      <style:text-properties officeooo:rsid="09dbf23f"/>
    </style:style>
    <style:style style:name="T1411" style:family="text">
      <style:text-properties officeooo:rsid="09dd42f8"/>
    </style:style>
    <style:style style:name="T1412" style:family="text">
      <style:text-properties officeooo:rsid="09df658e"/>
    </style:style>
    <style:style style:name="T1413" style:family="text">
      <style:text-properties officeooo:rsid="09e1af4e"/>
    </style:style>
    <style:style style:name="T1414" style:family="text">
      <style:text-properties officeooo:rsid="09e2b78f"/>
    </style:style>
    <style:style style:name="T1415" style:family="text">
      <style:text-properties officeooo:rsid="09e3f42b"/>
    </style:style>
    <style:style style:name="T1416" style:family="text">
      <style:text-properties officeooo:rsid="09e6cee6"/>
    </style:style>
    <style:style style:name="T1417" style:family="text">
      <style:text-properties officeooo:rsid="09e85757"/>
    </style:style>
    <style:style style:name="T1418" style:family="text">
      <style:text-properties officeooo:rsid="09ea48c3"/>
    </style:style>
    <style:style style:name="T1419" style:family="text">
      <style:text-properties officeooo:rsid="09ebb2da"/>
    </style:style>
    <style:style style:name="T1420" style:family="text">
      <style:text-properties officeooo:rsid="09ec136f"/>
    </style:style>
    <style:style style:name="T1421" style:family="text">
      <style:text-properties officeooo:rsid="09ed47f4"/>
    </style:style>
    <style:style style:name="T1422" style:family="text">
      <style:text-properties officeooo:rsid="09eed6f0"/>
    </style:style>
    <style:style style:name="T1423" style:family="text">
      <style:text-properties officeooo:rsid="09efc0c5"/>
    </style:style>
    <style:style style:name="T1424" style:family="text">
      <style:text-properties officeooo:rsid="09f04d4f"/>
    </style:style>
    <style:style style:name="T1425" style:family="text">
      <style:text-properties officeooo:rsid="09f1bd67"/>
    </style:style>
    <style:style style:name="T1426" style:family="text">
      <style:text-properties officeooo:rsid="09f33293"/>
    </style:style>
    <style:style style:name="T1427" style:family="text">
      <style:text-properties officeooo:rsid="09f47eab"/>
    </style:style>
    <style:style style:name="T1428" style:family="text">
      <style:text-properties officeooo:rsid="09f5975f"/>
    </style:style>
    <style:style style:name="T1429" style:family="text">
      <style:text-properties officeooo:rsid="09f66103"/>
    </style:style>
    <style:style style:name="T1430" style:family="text">
      <style:text-properties officeooo:rsid="09f71a06"/>
    </style:style>
    <style:style style:name="T1431" style:family="text">
      <style:text-properties officeooo:rsid="09f954e9"/>
    </style:style>
    <style:style style:name="T1432" style:family="text">
      <style:text-properties officeooo:rsid="09f9bb67"/>
    </style:style>
    <style:style style:name="T1433" style:family="text">
      <style:text-properties officeooo:rsid="09fad16c"/>
    </style:style>
    <style:style style:name="T1434" style:family="text">
      <style:text-properties officeooo:rsid="09fafab6"/>
    </style:style>
    <style:style style:name="T1435" style:family="text">
      <style:text-properties officeooo:rsid="09fc581b"/>
    </style:style>
    <style:style style:name="T1436" style:family="text">
      <style:text-properties officeooo:rsid="09fc6c8a"/>
    </style:style>
    <style:style style:name="T1437" style:family="text">
      <style:text-properties officeooo:rsid="0a00b6de"/>
    </style:style>
    <style:style style:name="T1438" style:family="text">
      <style:text-properties officeooo:rsid="0a01244f"/>
    </style:style>
    <style:style style:name="T1439" style:family="text">
      <style:text-properties officeooo:rsid="0a027c46"/>
    </style:style>
    <style:style style:name="T1440" style:family="text">
      <style:text-properties officeooo:rsid="0a0419ee"/>
    </style:style>
    <style:style style:name="T1441" style:family="text">
      <style:text-properties officeooo:rsid="0a05abdc"/>
    </style:style>
    <style:style style:name="T1442" style:family="text">
      <style:text-properties officeooo:rsid="0a05b8af"/>
    </style:style>
    <style:style style:name="T1443" style:family="text">
      <style:text-properties officeooo:rsid="0a07b2b9"/>
    </style:style>
    <style:style style:name="T1444" style:family="text">
      <style:text-properties officeooo:rsid="0a0844af"/>
    </style:style>
    <style:style style:name="T1445" style:family="text">
      <style:text-properties officeooo:rsid="0a0abb19"/>
    </style:style>
    <style:style style:name="T1446" style:family="text">
      <style:text-properties officeooo:rsid="0a0c9ec2"/>
    </style:style>
    <style:style style:name="T1447" style:family="text">
      <style:text-properties officeooo:rsid="0a0e483d"/>
    </style:style>
    <style:style style:name="T1448" style:family="text">
      <style:text-properties officeooo:rsid="0a0fd849"/>
    </style:style>
    <style:style style:name="T1449" style:family="text">
      <style:text-properties officeooo:rsid="0a0ff6a8"/>
    </style:style>
    <style:style style:name="T1450" style:family="text">
      <style:text-properties officeooo:rsid="0a1030a9"/>
    </style:style>
    <style:style style:name="T1451" style:family="text">
      <style:text-properties officeooo:rsid="0a1314a3"/>
    </style:style>
    <style:style style:name="T1452" style:family="text">
      <style:text-properties officeooo:rsid="0a13e273"/>
    </style:style>
    <style:style style:name="T1453" style:family="text">
      <style:text-properties officeooo:rsid="0a165458"/>
    </style:style>
    <style:style style:name="T1454" style:family="text">
      <style:text-properties officeooo:rsid="0a17cd0f"/>
    </style:style>
    <style:style style:name="T1455" style:family="text">
      <style:text-properties officeooo:rsid="0a19050c"/>
    </style:style>
    <style:style style:name="T1456" style:family="text">
      <style:text-properties officeooo:rsid="0a1a7fb4"/>
    </style:style>
    <style:style style:name="T1457" style:family="text">
      <style:text-properties officeooo:rsid="0a1b38b4"/>
    </style:style>
    <style:style style:name="T1458" style:family="text">
      <style:text-properties officeooo:rsid="0a1caacc"/>
    </style:style>
    <style:style style:name="T1459" style:family="text">
      <style:text-properties officeooo:rsid="0a1eb8ca"/>
    </style:style>
    <style:style style:name="T1460" style:family="text">
      <style:text-properties officeooo:rsid="0a20aff4"/>
    </style:style>
    <style:style style:name="T1461" style:family="text">
      <style:text-properties officeooo:rsid="0a230c57"/>
    </style:style>
    <style:style style:name="T1462" style:family="text">
      <style:text-properties officeooo:rsid="0a24257d"/>
    </style:style>
    <style:style style:name="T1463" style:family="text">
      <style:text-properties officeooo:rsid="0a24bfdf"/>
    </style:style>
    <style:style style:name="T1464" style:family="text">
      <style:text-properties officeooo:rsid="0a25096a"/>
    </style:style>
    <style:style style:name="T1465" style:family="text">
      <style:text-properties officeooo:rsid="0a26f627"/>
    </style:style>
    <style:style style:name="T1466" style:family="text">
      <style:text-properties officeooo:rsid="0a296161"/>
    </style:style>
    <style:style style:name="T1467" style:family="text">
      <style:text-properties officeooo:rsid="0a2962a2"/>
    </style:style>
    <style:style style:name="T1468" style:family="text">
      <style:text-properties officeooo:rsid="0a2ca3cd"/>
    </style:style>
    <style:style style:name="T1469" style:family="text">
      <style:text-properties officeooo:rsid="0a2cf54f"/>
    </style:style>
    <style:style style:name="T1470" style:family="text">
      <style:text-properties officeooo:rsid="0a2e1e20"/>
    </style:style>
    <style:style style:name="T1471" style:family="text">
      <style:text-properties officeooo:rsid="0a2eac5d"/>
    </style:style>
    <style:style style:name="T1472" style:family="text">
      <style:text-properties officeooo:rsid="0a2f9c76"/>
    </style:style>
    <style:style style:name="T1473" style:family="text">
      <style:text-properties officeooo:rsid="0a304e57"/>
    </style:style>
    <style:style style:name="T1474" style:family="text">
      <style:text-properties officeooo:rsid="0a340640"/>
    </style:style>
    <style:style style:name="T1475" style:family="text">
      <style:text-properties officeooo:rsid="0a35c91b"/>
    </style:style>
    <style:style style:name="T1476" style:family="text">
      <style:text-properties officeooo:rsid="0a3624b1"/>
    </style:style>
    <style:style style:name="T1477" style:family="text">
      <style:text-properties officeooo:rsid="0a3803ba"/>
    </style:style>
    <style:style style:name="T1478" style:family="text">
      <style:text-properties officeooo:rsid="0a397e9a"/>
    </style:style>
    <style:style style:name="T1479" style:family="text">
      <style:text-properties officeooo:rsid="0a39b36f"/>
    </style:style>
    <style:style style:name="T1480" style:family="text">
      <style:text-properties officeooo:rsid="0a3a4737"/>
    </style:style>
    <style:style style:name="T1481" style:family="text">
      <style:text-properties officeooo:rsid="0a3b8466"/>
    </style:style>
    <style:style style:name="T1482" style:family="text">
      <style:text-properties officeooo:rsid="0a3c0cd2"/>
    </style:style>
    <style:style style:name="T1483" style:family="text">
      <style:text-properties officeooo:rsid="0a3ecd9b"/>
    </style:style>
    <style:style style:name="T1484" style:family="text">
      <style:text-properties officeooo:rsid="0a43101a"/>
    </style:style>
    <style:style style:name="T1485" style:family="text">
      <style:text-properties officeooo:rsid="0a447521"/>
    </style:style>
    <style:style style:name="T1486" style:family="text">
      <style:text-properties officeooo:rsid="0a45d94c"/>
    </style:style>
    <style:style style:name="T1487" style:family="text">
      <style:text-properties officeooo:rsid="0a47b017"/>
    </style:style>
    <style:style style:name="T1488" style:family="text">
      <style:text-properties officeooo:rsid="0a491adb"/>
    </style:style>
    <style:style style:name="T1489" style:family="text">
      <style:text-properties officeooo:rsid="0a49fb71"/>
    </style:style>
    <style:style style:name="T1490" style:family="text">
      <style:text-properties officeooo:rsid="0a4b3946"/>
    </style:style>
    <style:style style:name="T1491" style:family="text">
      <style:text-properties officeooo:rsid="0a4b4a4e"/>
    </style:style>
    <style:style style:name="T1492" style:family="text">
      <style:text-properties officeooo:rsid="0a4c91ec"/>
    </style:style>
    <style:style style:name="T1493" style:family="text">
      <style:text-properties officeooo:rsid="0a4e91fe"/>
    </style:style>
    <style:style style:name="T1494" style:family="text">
      <style:text-properties officeooo:rsid="0a532b10"/>
    </style:style>
    <style:style style:name="T1495" style:family="text">
      <style:text-properties officeooo:rsid="0a533507"/>
    </style:style>
    <style:style style:name="T1496" style:family="text">
      <style:text-properties officeooo:rsid="0a5419ab"/>
    </style:style>
    <style:style style:name="T1497" style:family="text">
      <style:text-properties officeooo:rsid="0a55a32c"/>
    </style:style>
    <style:style style:name="T1498" style:family="text">
      <style:text-properties officeooo:rsid="0a55c9a1"/>
    </style:style>
    <style:style style:name="T1499" style:family="text">
      <style:text-properties officeooo:rsid="0a569532"/>
    </style:style>
    <style:style style:name="T1500" style:family="text">
      <style:text-properties officeooo:rsid="0a57259f"/>
    </style:style>
    <style:style style:name="T1501" style:family="text">
      <style:text-properties officeooo:rsid="0a5ad899"/>
    </style:style>
    <style:style style:name="T1502" style:family="text">
      <style:text-properties officeooo:rsid="0a5b8792"/>
    </style:style>
    <style:style style:name="T1503" style:family="text">
      <style:text-properties officeooo:rsid="0a5c4a52"/>
    </style:style>
    <style:style style:name="T1504" style:family="text">
      <style:text-properties officeooo:rsid="0a5da21d"/>
    </style:style>
    <style:style style:name="T1505" style:family="text">
      <style:text-properties officeooo:rsid="0a5f9c4c"/>
    </style:style>
    <style:style style:name="T1506" style:family="text">
      <style:text-properties officeooo:rsid="0a616ee8"/>
    </style:style>
    <style:style style:name="T1507" style:family="text">
      <style:text-properties officeooo:rsid="0a61dd41"/>
    </style:style>
    <style:style style:name="T1508" style:family="text">
      <style:text-properties officeooo:rsid="0a62a984"/>
    </style:style>
    <style:style style:name="T1509" style:family="text">
      <style:text-properties officeooo:rsid="0a647675"/>
    </style:style>
    <style:style style:name="T1510" style:family="text">
      <style:text-properties officeooo:rsid="0a666da5"/>
    </style:style>
    <style:style style:name="T1511" style:family="text">
      <style:text-properties officeooo:rsid="0a670749"/>
    </style:style>
    <style:style style:name="T1512" style:family="text">
      <style:text-properties officeooo:rsid="0a6752dc"/>
    </style:style>
    <style:style style:name="T1513" style:family="text">
      <style:text-properties officeooo:rsid="0a689817"/>
    </style:style>
    <style:style style:name="T1514" style:family="text">
      <style:text-properties officeooo:rsid="0a69d6fb"/>
    </style:style>
    <style:style style:name="T1515" style:family="text">
      <style:text-properties officeooo:rsid="0a6b13ff"/>
    </style:style>
    <style:style style:name="T1516" style:family="text">
      <style:text-properties officeooo:rsid="0a6c95e8"/>
    </style:style>
    <style:style style:name="T1517" style:family="text">
      <style:text-properties officeooo:rsid="0a6cc041"/>
    </style:style>
    <style:style style:name="T1518" style:family="text">
      <style:text-properties officeooo:rsid="0a6f1b83"/>
    </style:style>
    <style:style style:name="T1519" style:family="text">
      <style:text-properties officeooo:rsid="0a6f66ea"/>
    </style:style>
    <style:style style:name="T1520" style:family="text">
      <style:text-properties officeooo:rsid="0a70d503"/>
    </style:style>
    <style:style style:name="T1521" style:family="text">
      <style:text-properties officeooo:rsid="0a734004"/>
    </style:style>
    <style:style style:name="T1522" style:family="text">
      <style:text-properties officeooo:rsid="0a747e7f"/>
    </style:style>
    <style:style style:name="T1523" style:family="text">
      <style:text-properties officeooo:rsid="0a75a51e"/>
    </style:style>
    <style:style style:name="T1524" style:family="text">
      <style:text-properties officeooo:rsid="0a763ed7"/>
    </style:style>
    <style:style style:name="T1525" style:family="text">
      <style:text-properties officeooo:rsid="0a76a159"/>
    </style:style>
    <style:style style:name="T1526" style:family="text">
      <style:text-properties officeooo:rsid="0a77aee3"/>
    </style:style>
    <style:style style:name="T1527" style:family="text">
      <style:text-properties officeooo:rsid="0a7c96a4"/>
    </style:style>
    <style:style style:name="T1528" style:family="text">
      <style:text-properties officeooo:rsid="0a7ee9ba"/>
    </style:style>
    <style:style style:name="T1529" style:family="text">
      <style:text-properties officeooo:rsid="0a80948a"/>
    </style:style>
    <style:style style:name="T1530" style:family="text">
      <style:text-properties officeooo:rsid="0a81b18a"/>
    </style:style>
    <style:style style:name="T1531" style:family="text">
      <style:text-properties officeooo:rsid="0a82b058"/>
    </style:style>
    <style:style style:name="T1532" style:family="text">
      <style:text-properties officeooo:rsid="0a8826e4"/>
    </style:style>
    <style:style style:name="T1533" style:family="text">
      <style:text-properties officeooo:rsid="0a8a141a"/>
    </style:style>
    <style:style style:name="T1534" style:family="text">
      <style:text-properties officeooo:rsid="0a8b6fd8"/>
    </style:style>
    <style:style style:name="T1535" style:family="text">
      <style:text-properties officeooo:rsid="0a8ca622"/>
    </style:style>
    <style:style style:name="T1536" style:family="text">
      <style:text-properties officeooo:rsid="0a8e3484"/>
    </style:style>
    <style:style style:name="T1537" style:family="text">
      <style:text-properties officeooo:rsid="0a8f3500"/>
    </style:style>
    <style:style style:name="T1538" style:family="text">
      <style:text-properties officeooo:rsid="0a909e93"/>
    </style:style>
    <style:style style:name="T1539" style:family="text">
      <style:text-properties officeooo:rsid="0a92ab68"/>
    </style:style>
    <style:style style:name="T1540" style:family="text">
      <style:text-properties officeooo:rsid="0a949f6a"/>
    </style:style>
    <style:style style:name="T1541" style:family="text">
      <style:text-properties officeooo:rsid="0a994295"/>
    </style:style>
    <style:style style:name="T1542" style:family="text">
      <style:text-properties officeooo:rsid="0a9949ba"/>
    </style:style>
    <style:style style:name="T1543" style:family="text">
      <style:text-properties officeooo:rsid="0a99d30f"/>
    </style:style>
    <style:style style:name="T1544" style:family="text">
      <style:text-properties officeooo:rsid="0a9ac49c"/>
    </style:style>
    <style:style style:name="T1545" style:family="text">
      <style:text-properties officeooo:rsid="0a9ae8b3"/>
    </style:style>
    <style:style style:name="T1546" style:family="text">
      <style:text-properties officeooo:rsid="0a9f608f"/>
    </style:style>
    <style:style style:name="T1547" style:family="text">
      <style:text-properties officeooo:rsid="0aa178d4"/>
    </style:style>
    <style:style style:name="T1548" style:family="text">
      <style:text-properties officeooo:rsid="0aa9ccd3"/>
    </style:style>
    <style:style style:name="T1549" style:family="text">
      <style:text-properties officeooo:rsid="0aa9d1cc"/>
    </style:style>
    <style:style style:name="T1550" style:family="text">
      <style:text-properties officeooo:rsid="0aad7d94"/>
    </style:style>
    <style:style style:name="T1551" style:family="text">
      <style:text-properties officeooo:rsid="0aae23bc"/>
    </style:style>
    <style:style style:name="T1552" style:family="text">
      <style:text-properties officeooo:rsid="0aaf0c4f"/>
    </style:style>
    <style:style style:name="T1553" style:family="text">
      <style:text-properties officeooo:rsid="0ab083db"/>
    </style:style>
    <style:style style:name="T1554" style:family="text">
      <style:text-properties officeooo:rsid="0b332f57"/>
    </style:style>
    <style:style style:name="T1555" style:family="text">
      <style:text-properties officeooo:rsid="0b33954e"/>
    </style:style>
    <style:style style:name="T1556" style:family="text">
      <style:text-properties officeooo:rsid="0b348dcb"/>
    </style:style>
    <style:style style:name="T1557" style:family="text">
      <style:text-properties officeooo:rsid="0b3575da"/>
    </style:style>
    <style:style style:name="T1558" style:family="text">
      <style:text-properties officeooo:rsid="0b3817a2"/>
    </style:style>
    <style:style style:name="T1559" style:family="text">
      <style:text-properties officeooo:rsid="0b389294"/>
    </style:style>
    <style:style style:name="T1560" style:family="text">
      <style:text-properties officeooo:rsid="0b394b8e"/>
    </style:style>
    <style:style style:name="T1561" style:family="text">
      <style:text-properties officeooo:rsid="0b3aed69"/>
    </style:style>
    <style:style style:name="T1562" style:family="text">
      <style:text-properties officeooo:rsid="0b3caaf1"/>
    </style:style>
    <style:style style:name="T1563" style:family="text">
      <style:text-properties officeooo:rsid="0b3ea583"/>
    </style:style>
    <style:style style:name="T1564" style:family="text">
      <style:text-properties officeooo:rsid="0b3f037b"/>
    </style:style>
    <style:style style:name="T1565" style:family="text">
      <style:text-properties officeooo:rsid="0b3f0cfa"/>
    </style:style>
    <style:style style:name="T1566" style:family="text">
      <style:text-properties officeooo:rsid="0b40759e"/>
    </style:style>
    <style:style style:name="T1567" style:family="text">
      <style:text-properties officeooo:rsid="0b425832"/>
    </style:style>
    <style:style style:name="T1568" style:family="text">
      <style:text-properties officeooo:rsid="0b43f610"/>
    </style:style>
    <style:style style:name="T1569" style:family="text">
      <style:text-properties officeooo:rsid="0b45081c"/>
    </style:style>
    <style:style style:name="T1570" style:family="text">
      <style:text-properties officeooo:rsid="0b460d8b"/>
    </style:style>
    <style:style style:name="T1571" style:family="text">
      <style:text-properties officeooo:rsid="0b47d548"/>
    </style:style>
    <style:style style:name="T1572" style:family="text">
      <style:text-properties officeooo:rsid="0b4bceb6"/>
    </style:style>
    <style:style style:name="T1573" style:family="text">
      <style:text-properties officeooo:rsid="0b4c507b"/>
    </style:style>
    <style:style style:name="T1574" style:family="text">
      <style:text-properties officeooo:rsid="0b4db04d"/>
    </style:style>
    <style:style style:name="T1575" style:family="text">
      <style:text-properties officeooo:rsid="0b4de39a"/>
    </style:style>
    <style:style style:name="T1576" style:family="text">
      <style:text-properties officeooo:rsid="0b4f7027"/>
    </style:style>
    <style:style style:name="T1577" style:family="text">
      <style:text-properties officeooo:rsid="0b4fc818"/>
    </style:style>
    <style:style style:name="T1578" style:family="text">
      <style:text-properties officeooo:rsid="0b5182b1"/>
    </style:style>
    <style:style style:name="T1579" style:family="text">
      <style:text-properties officeooo:rsid="0b537c94"/>
    </style:style>
    <style:style style:name="T1580" style:family="text">
      <style:text-properties officeooo:rsid="0b5394d3"/>
    </style:style>
    <style:style style:name="T1581" style:family="text">
      <style:text-properties officeooo:rsid="0b53addd"/>
    </style:style>
    <style:style style:name="T1582" style:family="text">
      <style:text-properties officeooo:rsid="0b5572a6"/>
    </style:style>
    <style:style style:name="T1583" style:family="text">
      <style:text-properties officeooo:rsid="0b574da0"/>
    </style:style>
    <style:style style:name="T1584" style:family="text">
      <style:text-properties officeooo:rsid="0b593c15"/>
    </style:style>
    <style:style style:name="T1585" style:family="text">
      <style:text-properties officeooo:rsid="0b5a90c0"/>
    </style:style>
    <style:style style:name="T1586" style:family="text">
      <style:text-properties officeooo:rsid="0b5aafdb"/>
    </style:style>
    <style:style style:name="T1587" style:family="text">
      <style:text-properties officeooo:rsid="0b5cb837"/>
    </style:style>
    <style:style style:name="T1588" style:family="text">
      <style:text-properties officeooo:rsid="0b5dc5bf"/>
    </style:style>
    <style:style style:name="T1589" style:family="text">
      <style:text-properties officeooo:rsid="0b5f0d57"/>
    </style:style>
    <style:style style:name="T1590" style:family="text">
      <style:text-properties officeooo:rsid="0b60d80d"/>
    </style:style>
    <style:style style:name="T1591" style:family="text">
      <style:text-properties officeooo:rsid="0b627604"/>
    </style:style>
    <style:style style:name="T1592" style:family="text">
      <style:text-properties officeooo:rsid="0b62789c"/>
    </style:style>
    <style:style style:name="T1593" style:family="text">
      <style:text-properties officeooo:rsid="0b633984"/>
    </style:style>
    <style:style style:name="T1594" style:family="text">
      <style:text-properties officeooo:rsid="0b653164"/>
    </style:style>
    <style:style style:name="T1595" style:family="text">
      <style:text-properties officeooo:rsid="0b660ef0"/>
    </style:style>
    <style:style style:name="T1596" style:family="text">
      <style:text-properties officeooo:rsid="0b691097"/>
    </style:style>
    <style:style style:name="T1597" style:family="text">
      <style:text-properties officeooo:rsid="0b6a84aa"/>
    </style:style>
    <style:style style:name="T1598" style:family="text">
      <style:text-properties officeooo:rsid="0b6c46ca"/>
    </style:style>
    <style:style style:name="T1599" style:family="text">
      <style:text-properties officeooo:rsid="0b6d8ebd"/>
    </style:style>
    <style:style style:name="T1600" style:family="text">
      <style:text-properties officeooo:rsid="0b6e7cea"/>
    </style:style>
    <style:style style:name="T1601" style:family="text">
      <style:text-properties officeooo:rsid="0b6fded7"/>
    </style:style>
    <style:style style:name="T1602" style:family="text">
      <style:text-properties officeooo:rsid="0b70fac6"/>
    </style:style>
    <style:style style:name="T1603" style:family="text">
      <style:text-properties officeooo:rsid="0b71fa71"/>
    </style:style>
    <style:style style:name="T1604" style:family="text">
      <style:text-properties officeooo:rsid="0b71fab7"/>
    </style:style>
    <style:style style:name="T1605" style:family="text">
      <style:text-properties officeooo:rsid="0b72c12e"/>
    </style:style>
    <style:style style:name="T1606" style:family="text">
      <style:text-properties officeooo:rsid="0b743fd4"/>
    </style:style>
    <style:style style:name="T1607" style:family="text">
      <style:text-properties officeooo:rsid="0b757cbd"/>
    </style:style>
    <style:style style:name="T1608" style:family="text">
      <style:text-properties officeooo:rsid="0b76fac3"/>
    </style:style>
    <style:style style:name="T1609" style:family="text">
      <style:text-properties officeooo:rsid="0b781feb"/>
    </style:style>
    <style:style style:name="T1610" style:family="text">
      <style:text-properties officeooo:rsid="0b79633d"/>
    </style:style>
    <style:style style:name="T1611" style:family="text">
      <style:text-properties officeooo:rsid="0b79f553"/>
    </style:style>
    <style:style style:name="T1612" style:family="text">
      <style:text-properties officeooo:rsid="0b7a059c"/>
    </style:style>
    <style:style style:name="T1613" style:family="text">
      <style:text-properties officeooo:rsid="0b7a870e"/>
    </style:style>
    <style:style style:name="T1614" style:family="text">
      <style:text-properties officeooo:rsid="0b7e0d25"/>
    </style:style>
    <style:style style:name="T1615" style:family="text">
      <style:text-properties officeooo:rsid="0b7e330f"/>
    </style:style>
    <style:style style:name="T1616" style:family="text">
      <style:text-properties officeooo:rsid="0b7f9ebc"/>
    </style:style>
    <style:style style:name="T1617" style:family="text">
      <style:text-properties officeooo:rsid="0b8104ca"/>
    </style:style>
    <style:style style:name="T1618" style:family="text">
      <style:text-properties officeooo:rsid="0b81a11a"/>
    </style:style>
    <style:style style:name="T1619" style:family="text">
      <style:text-properties officeooo:rsid="0b83a606"/>
    </style:style>
    <style:style style:name="T1620" style:family="text">
      <style:text-properties officeooo:rsid="0b848d05"/>
    </style:style>
    <style:style style:name="T1621" style:family="text">
      <style:text-properties officeooo:rsid="0b86e1bd"/>
    </style:style>
    <style:style style:name="T1622" style:family="text">
      <style:text-properties officeooo:rsid="0b87b0c6"/>
    </style:style>
    <style:style style:name="T1623" style:family="text">
      <style:text-properties officeooo:rsid="0b896a6d"/>
    </style:style>
    <style:style style:name="T1624" style:family="text">
      <style:text-properties officeooo:rsid="0b8b1642"/>
    </style:style>
    <style:style style:name="T1625" style:family="text">
      <style:text-properties officeooo:rsid="0b8c259f"/>
    </style:style>
    <style:style style:name="T1626" style:family="text">
      <style:text-properties officeooo:rsid="0b8f1ff8"/>
    </style:style>
    <style:style style:name="T1627" style:family="text">
      <style:text-properties officeooo:rsid="0b903e1b"/>
    </style:style>
    <style:style style:name="T1628" style:family="text">
      <style:text-properties officeooo:rsid="0b923b7c"/>
    </style:style>
    <style:style style:name="T1629" style:family="text">
      <style:text-properties officeooo:rsid="0b92a69c"/>
    </style:style>
    <style:style style:name="T1630" style:family="text">
      <style:text-properties officeooo:rsid="0b950c33"/>
    </style:style>
    <style:style style:name="T1631" style:family="text">
      <style:text-properties officeooo:rsid="0b98b46b"/>
    </style:style>
    <style:style style:name="T1632" style:family="text">
      <style:text-properties officeooo:rsid="0b9a8fee"/>
    </style:style>
    <style:style style:name="T1633" style:family="text">
      <style:text-properties officeooo:rsid="0b9b86bf"/>
    </style:style>
    <style:style style:name="T1634" style:family="text">
      <style:text-properties officeooo:rsid="0b9d8492"/>
    </style:style>
    <style:style style:name="T1635" style:family="text">
      <style:text-properties officeooo:rsid="0b9e63d3"/>
    </style:style>
    <style:style style:name="T1636" style:family="text">
      <style:text-properties officeooo:rsid="0b9ff01b"/>
    </style:style>
    <style:style style:name="T1637" style:family="text">
      <style:text-properties officeooo:rsid="0ba156bc"/>
    </style:style>
    <style:style style:name="T1638" style:family="text">
      <style:text-properties officeooo:rsid="0ba300f9"/>
    </style:style>
    <style:style style:name="T1639" style:family="text">
      <style:text-properties officeooo:rsid="0ba4eeae"/>
    </style:style>
    <style:style style:name="T1640" style:family="text">
      <style:text-properties officeooo:rsid="0ba58890"/>
    </style:style>
    <style:style style:name="T1641" style:family="text">
      <style:text-properties officeooo:rsid="0ba67425"/>
    </style:style>
    <style:style style:name="T1642" style:family="text">
      <style:text-properties officeooo:rsid="0ba7b65f"/>
    </style:style>
    <style:style style:name="T1643" style:family="text">
      <style:text-properties officeooo:rsid="0ba8a3b3"/>
    </style:style>
    <style:style style:name="T1644" style:family="text">
      <style:text-properties officeooo:rsid="0ba92d19"/>
    </style:style>
    <style:style style:name="T1645" style:family="text">
      <style:text-properties officeooo:rsid="0baa29af"/>
    </style:style>
    <style:style style:name="T1646" style:family="text">
      <style:text-properties officeooo:rsid="0bab0ba8"/>
    </style:style>
    <style:style style:name="T1647" style:family="text">
      <style:text-properties officeooo:rsid="0babac4b"/>
    </style:style>
    <style:style style:name="T1648" style:family="text">
      <style:text-properties officeooo:rsid="0bae1f2d"/>
    </style:style>
    <style:style style:name="T1649" style:family="text">
      <style:text-properties officeooo:rsid="0baf0b37"/>
    </style:style>
    <style:style style:name="T1650" style:family="text">
      <style:text-properties officeooo:rsid="0baf8500"/>
    </style:style>
    <style:style style:name="T1651" style:family="text">
      <style:text-properties officeooo:rsid="0bb96c0d"/>
    </style:style>
    <style:style style:name="T1652" style:family="text">
      <style:text-properties officeooo:rsid="0bbaad5f"/>
    </style:style>
    <style:style style:name="T1653" style:family="text">
      <style:text-properties officeooo:rsid="0bbdd13a"/>
    </style:style>
    <style:style style:name="T1654" style:family="text">
      <style:text-properties officeooo:rsid="0bbf994f"/>
    </style:style>
    <style:style style:name="T1655" style:family="text">
      <style:text-properties officeooo:rsid="0bc192f0"/>
    </style:style>
    <style:style style:name="T1656" style:family="text">
      <style:text-properties officeooo:rsid="0bc36871"/>
    </style:style>
    <style:style style:name="T1657" style:family="text">
      <style:text-properties officeooo:rsid="0bc4c032"/>
    </style:style>
    <style:style style:name="T1658" style:family="text">
      <style:text-properties officeooo:rsid="0bc6be67"/>
    </style:style>
    <style:style style:name="T1659" style:family="text">
      <style:text-properties officeooo:rsid="0bc89583"/>
    </style:style>
    <style:style style:name="T1660" style:family="text">
      <style:text-properties officeooo:rsid="0bc988e5"/>
    </style:style>
    <style:style style:name="T1661" style:family="text">
      <style:text-properties officeooo:rsid="0bcc430a"/>
    </style:style>
    <style:style style:name="T1662" style:family="text">
      <style:text-properties officeooo:rsid="0bd027a1"/>
    </style:style>
    <style:style style:name="T1663" style:family="text">
      <style:text-properties officeooo:rsid="0bd1687f"/>
    </style:style>
    <style:style style:name="T1664" style:family="text">
      <style:text-properties officeooo:rsid="0bd2e396"/>
    </style:style>
    <style:style style:name="T1665" style:family="text">
      <style:text-properties officeooo:rsid="0bd42d1b"/>
    </style:style>
    <style:style style:name="T1666" style:family="text">
      <style:text-properties officeooo:rsid="0bd8a593"/>
    </style:style>
    <style:style style:name="T1667" style:family="text">
      <style:text-properties officeooo:rsid="0bdc90dc"/>
    </style:style>
    <style:style style:name="T1668" style:family="text">
      <style:text-properties officeooo:rsid="0bde103f"/>
    </style:style>
    <style:style style:name="T1669" style:family="text">
      <style:text-properties officeooo:rsid="0bdf66e5"/>
    </style:style>
    <style:style style:name="T1670" style:family="text">
      <style:text-properties officeooo:rsid="0be19859"/>
    </style:style>
    <style:style style:name="T1671" style:family="text">
      <style:text-properties officeooo:rsid="0be2aecb"/>
    </style:style>
    <style:style style:name="T1672" style:family="text">
      <style:text-properties officeooo:rsid="0be5f2bc"/>
    </style:style>
    <style:style style:name="T1673" style:family="text">
      <style:text-properties officeooo:rsid="0be73823"/>
    </style:style>
    <style:style style:name="T1674" style:family="text">
      <style:text-properties officeooo:rsid="0be9b363"/>
    </style:style>
    <style:style style:name="T1675" style:family="text">
      <style:text-properties officeooo:rsid="0bea5c69"/>
    </style:style>
    <style:style style:name="T1676" style:family="text">
      <style:text-properties officeooo:rsid="0bec4cfd"/>
    </style:style>
    <style:style style:name="T1677" style:family="text">
      <style:text-properties officeooo:rsid="0bee0a1f"/>
    </style:style>
    <style:style style:name="T1678" style:family="text">
      <style:text-properties officeooo:rsid="0bef0dca"/>
    </style:style>
    <style:style style:name="T1679" style:family="text">
      <style:text-properties officeooo:rsid="0bf02d26"/>
    </style:style>
    <style:style style:name="T1680" style:family="text">
      <style:text-properties officeooo:rsid="0bf0bbd9"/>
    </style:style>
    <style:style style:name="T1681" style:family="text">
      <style:text-properties officeooo:rsid="0bf63b11"/>
    </style:style>
    <style:style style:name="T1682" style:family="text">
      <style:text-properties officeooo:rsid="0bfa55e2"/>
    </style:style>
    <style:style style:name="T1683" style:family="text">
      <style:text-properties officeooo:rsid="0bfbcd6b"/>
    </style:style>
    <style:style style:name="T1684" style:family="text">
      <style:text-properties officeooo:rsid="0bfe5813"/>
    </style:style>
    <style:style style:name="T1685" style:family="text">
      <style:text-properties officeooo:rsid="0bfecc29"/>
    </style:style>
    <style:style style:name="T1686" style:family="text">
      <style:text-properties officeooo:rsid="0c00a358"/>
    </style:style>
    <style:style style:name="T1687" style:family="text">
      <style:text-properties officeooo:rsid="0c010eb4"/>
    </style:style>
    <style:style style:name="T1688" style:family="text">
      <style:text-properties officeooo:rsid="0c023aed"/>
    </style:style>
    <style:style style:name="T1689" style:family="text">
      <style:text-properties officeooo:rsid="0c0267ab"/>
    </style:style>
    <style:style style:name="T1690" style:family="text">
      <style:text-properties officeooo:rsid="0c03c4ea"/>
    </style:style>
    <style:style style:name="T1691" style:family="text">
      <style:text-properties officeooo:rsid="0c059261"/>
    </style:style>
    <style:style style:name="T1692" style:family="text">
      <style:text-properties officeooo:rsid="0c071705"/>
    </style:style>
    <style:style style:name="T1693" style:family="text">
      <style:text-properties officeooo:rsid="0c0843e2"/>
    </style:style>
    <style:style style:name="T1694" style:family="text">
      <style:text-properties officeooo:rsid="0c088666"/>
    </style:style>
    <style:style style:name="T1695" style:family="text">
      <style:text-properties officeooo:rsid="0c09c95d"/>
    </style:style>
    <style:style style:name="T1696" style:family="text">
      <style:text-properties officeooo:rsid="0c0a9848"/>
    </style:style>
    <style:style style:name="T1697" style:family="text">
      <style:text-properties officeooo:rsid="0c0c84c9"/>
    </style:style>
    <style:style style:name="T1698" style:family="text">
      <style:text-properties officeooo:rsid="0c0cb1d4"/>
    </style:style>
    <style:style style:name="T1699" style:family="text">
      <style:text-properties officeooo:rsid="0c0e8f8e"/>
    </style:style>
    <style:style style:name="T1700" style:family="text">
      <style:text-properties officeooo:rsid="0c0fcfa4"/>
    </style:style>
    <style:style style:name="T1701" style:family="text">
      <style:text-properties officeooo:rsid="0c0ff428"/>
    </style:style>
    <style:style style:name="T1702" style:family="text">
      <style:text-properties officeooo:rsid="0c116132"/>
    </style:style>
    <style:style style:name="T1703" style:family="text">
      <style:text-properties officeooo:rsid="0c130002"/>
    </style:style>
    <style:style style:name="T1704" style:family="text">
      <style:text-properties officeooo:rsid="0c1444e7"/>
    </style:style>
    <style:style style:name="T1705" style:family="text">
      <style:text-properties officeooo:rsid="0c151ac8"/>
    </style:style>
    <style:style style:name="T1706" style:family="text">
      <style:text-properties officeooo:rsid="0c15fccc"/>
    </style:style>
    <style:style style:name="T1707" style:family="text">
      <style:text-properties officeooo:rsid="0c179961"/>
    </style:style>
    <style:style style:name="T1708" style:family="text">
      <style:text-properties officeooo:rsid="0c194ac9"/>
    </style:style>
    <style:style style:name="T1709" style:family="text">
      <style:text-properties officeooo:rsid="0c1dc4fc"/>
    </style:style>
    <style:style style:name="T1710" style:family="text">
      <style:text-properties officeooo:rsid="0c1efbc1"/>
    </style:style>
    <style:style style:name="T1711" style:family="text">
      <style:text-properties officeooo:rsid="0c20e215"/>
    </style:style>
    <style:style style:name="T1712" style:family="text">
      <style:text-properties officeooo:rsid="0c227e17"/>
    </style:style>
    <style:style style:name="T1713" style:family="text">
      <style:text-properties officeooo:rsid="0c246e1e"/>
    </style:style>
    <style:style style:name="T1714" style:family="text">
      <style:text-properties officeooo:rsid="0c24e12f"/>
    </style:style>
    <style:style style:name="T1715" style:family="text">
      <style:text-properties officeooo:rsid="0c267402"/>
    </style:style>
    <style:style style:name="T1716" style:family="text">
      <style:text-properties officeooo:rsid="0c27a249"/>
    </style:style>
    <style:style style:name="T1717" style:family="text">
      <style:text-properties officeooo:rsid="0c2959da"/>
    </style:style>
    <style:style style:name="T1718" style:family="text">
      <style:text-properties officeooo:rsid="0c2a0f38"/>
    </style:style>
    <style:style style:name="T1719" style:family="text">
      <style:text-properties officeooo:rsid="0c2a8f16"/>
    </style:style>
    <style:style style:name="T1720" style:family="text">
      <style:text-properties officeooo:rsid="0c2be098"/>
    </style:style>
    <style:style style:name="T1721" style:family="text">
      <style:text-properties officeooo:rsid="0c2fbdca"/>
    </style:style>
    <style:style style:name="T1722" style:family="text">
      <style:text-properties officeooo:rsid="0c3216c5"/>
    </style:style>
    <style:style style:name="T1723" style:family="text">
      <style:text-properties officeooo:rsid="0c343a15"/>
    </style:style>
    <style:style style:name="T1724" style:family="text">
      <style:text-properties officeooo:rsid="0c35d360"/>
    </style:style>
    <style:style style:name="T1725" style:family="text">
      <style:text-properties officeooo:rsid="0c37af25"/>
    </style:style>
    <style:style style:name="T1726" style:family="text">
      <style:text-properties officeooo:rsid="0c395080"/>
    </style:style>
    <style:style style:name="T1727" style:family="text">
      <style:text-properties officeooo:rsid="0c3af33e"/>
    </style:style>
    <style:style style:name="T1728" style:family="text">
      <style:text-properties officeooo:rsid="0c3e0ae8"/>
    </style:style>
    <style:style style:name="T1729" style:family="text">
      <style:text-properties officeooo:rsid="0c41c17b"/>
    </style:style>
    <style:style style:name="T1730" style:family="text">
      <style:text-properties officeooo:rsid="0c4238ab"/>
    </style:style>
    <style:style style:name="T1731" style:family="text">
      <style:text-properties officeooo:rsid="0c43bd81"/>
    </style:style>
    <style:style style:name="T1732" style:family="text">
      <style:text-properties officeooo:rsid="0c43c144"/>
    </style:style>
    <style:style style:name="T1733" style:family="text">
      <style:text-properties officeooo:rsid="0c465b90"/>
    </style:style>
    <style:style style:name="T1734" style:family="text">
      <style:text-properties officeooo:rsid="0c46c61d"/>
    </style:style>
    <style:style style:name="T1735" style:family="text">
      <style:text-properties officeooo:rsid="0c46c77d"/>
    </style:style>
    <style:style style:name="T1736" style:family="text">
      <style:text-properties officeooo:rsid="0c48400a"/>
    </style:style>
    <style:style style:name="T1737" style:family="text">
      <style:text-properties officeooo:rsid="0c495a48"/>
    </style:style>
    <style:style style:name="T1738" style:family="text">
      <style:text-properties officeooo:rsid="0c4b696f"/>
    </style:style>
    <style:style style:name="T1739" style:family="text">
      <style:text-properties officeooo:rsid="0c4bc1ef"/>
    </style:style>
    <style:style style:name="T1740" style:family="text">
      <style:text-properties officeooo:rsid="0c4f31f5"/>
    </style:style>
    <style:style style:name="T1741" style:family="text">
      <style:text-properties officeooo:rsid="0c4fd8a9"/>
    </style:style>
    <style:style style:name="T1742" style:family="text">
      <style:text-properties officeooo:rsid="0c50467d"/>
    </style:style>
    <style:style style:name="T1743" style:family="text">
      <style:text-properties officeooo:rsid="0c51f3f1"/>
    </style:style>
    <style:style style:name="T1744" style:family="text">
      <style:text-properties officeooo:rsid="0c53c4b4"/>
    </style:style>
    <style:style style:name="T1745" style:family="text">
      <style:text-properties officeooo:rsid="0c56876e"/>
    </style:style>
    <style:style style:name="T1746" style:family="text">
      <style:text-properties officeooo:rsid="0c583c8d"/>
    </style:style>
    <style:style style:name="T1747" style:family="text">
      <style:text-properties officeooo:rsid="0c59b0ef"/>
    </style:style>
    <style:style style:name="T1748" style:family="text">
      <style:text-properties officeooo:rsid="0c5a08c9"/>
    </style:style>
    <style:style style:name="T1749" style:family="text">
      <style:text-properties officeooo:rsid="0c5d8c7e"/>
    </style:style>
    <style:style style:name="T1750" style:family="text">
      <style:text-properties officeooo:rsid="0c611573"/>
    </style:style>
    <style:style style:name="T1751" style:family="text">
      <style:text-properties officeooo:rsid="0c612e8f"/>
    </style:style>
    <style:style style:name="T1752" style:family="text">
      <style:text-properties officeooo:rsid="0c61e6fd"/>
    </style:style>
    <style:style style:name="T1753" style:family="text">
      <style:text-properties officeooo:rsid="0c620071"/>
    </style:style>
    <style:style style:name="T1754" style:family="text">
      <style:text-properties officeooo:rsid="0c62c1b2"/>
    </style:style>
    <style:style style:name="T1755" style:family="text">
      <style:text-properties officeooo:rsid="0c63b4a4"/>
    </style:style>
    <style:style style:name="T1756" style:family="text">
      <style:text-properties officeooo:rsid="0c640b7b"/>
    </style:style>
    <style:style style:name="T1757" style:family="text">
      <style:text-properties officeooo:rsid="0c65058b"/>
    </style:style>
    <style:style style:name="T1758" style:family="text">
      <style:text-properties officeooo:rsid="0c66f074"/>
    </style:style>
    <style:style style:name="T1759" style:family="text">
      <style:text-properties officeooo:rsid="0c67d060"/>
    </style:style>
    <style:style style:name="T1760" style:family="text">
      <style:text-properties officeooo:rsid="0c688204"/>
    </style:style>
    <style:style style:name="T1761" style:family="text">
      <style:text-properties officeooo:rsid="0c689565"/>
    </style:style>
    <style:style style:name="T1762" style:family="text">
      <style:text-properties officeooo:rsid="0c68af12"/>
    </style:style>
    <style:style style:name="T1763" style:family="text">
      <style:text-properties officeooo:rsid="0c69992e"/>
    </style:style>
    <style:style style:name="T1764" style:family="text">
      <style:text-properties officeooo:rsid="0c6e7836"/>
    </style:style>
    <style:style style:name="T1765" style:family="text">
      <style:text-properties officeooo:rsid="0c6f4946"/>
    </style:style>
    <style:style style:name="T1766" style:family="text">
      <style:text-properties officeooo:rsid="0c71cea1"/>
    </style:style>
    <style:style style:name="T1767" style:family="text">
      <style:text-properties officeooo:rsid="0c72595d"/>
    </style:style>
    <style:style style:name="T1768" style:family="text">
      <style:text-properties officeooo:rsid="0c726985"/>
    </style:style>
    <style:style style:name="T1769" style:family="text">
      <style:text-properties officeooo:rsid="0c746798"/>
    </style:style>
    <style:style style:name="T1770" style:family="text">
      <style:text-properties officeooo:rsid="0c75da94"/>
    </style:style>
    <style:style style:name="T1771" style:family="text">
      <style:text-properties officeooo:rsid="0c766e16"/>
    </style:style>
    <style:style style:name="T1772" style:family="text">
      <style:text-properties officeooo:rsid="0c77ddc5"/>
    </style:style>
    <style:style style:name="T1773" style:family="text">
      <style:text-properties officeooo:rsid="0c7d21ed"/>
    </style:style>
    <style:style style:name="T1774" style:family="text">
      <style:text-properties officeooo:rsid="0c7d8094"/>
    </style:style>
    <style:style style:name="T1775" style:family="text">
      <style:text-properties officeooo:rsid="0c7f8494"/>
    </style:style>
    <style:style style:name="T1776" style:family="text">
      <style:text-properties officeooo:rsid="0c7fd4b3"/>
    </style:style>
    <style:style style:name="T1777" style:family="text">
      <style:text-properties officeooo:rsid="0c81a4d7"/>
    </style:style>
    <style:style style:name="T1778" style:family="text">
      <style:text-properties officeooo:rsid="0c835757"/>
    </style:style>
    <style:style style:name="T1779" style:family="text">
      <style:text-properties officeooo:rsid="0c843970"/>
    </style:style>
    <style:style style:name="T1780" style:family="text">
      <style:text-properties officeooo:rsid="0c85d085"/>
    </style:style>
    <style:style style:name="T1781" style:family="text">
      <style:text-properties officeooo:rsid="0c878699"/>
    </style:style>
    <style:style style:name="T1782" style:family="text">
      <style:text-properties officeooo:rsid="0c894594"/>
    </style:style>
    <style:style style:name="T1783" style:family="text">
      <style:text-properties officeooo:rsid="0c8eb783"/>
    </style:style>
    <style:style style:name="T1784" style:family="text">
      <style:text-properties officeooo:rsid="0c904f97"/>
    </style:style>
    <style:style style:name="T1785" style:family="text">
      <style:text-properties officeooo:rsid="0c915293"/>
    </style:style>
    <style:style style:name="T1786" style:family="text">
      <style:text-properties officeooo:rsid="0c932b2d"/>
    </style:style>
    <style:style style:name="T1787" style:family="text">
      <style:text-properties officeooo:rsid="0c935912"/>
    </style:style>
    <style:style style:name="T1788" style:family="text">
      <style:text-properties officeooo:rsid="0c9432fb"/>
    </style:style>
    <style:style style:name="T1789" style:family="text">
      <style:text-properties officeooo:rsid="0c95c12d"/>
    </style:style>
    <style:style style:name="T1790" style:family="text">
      <style:text-properties officeooo:rsid="0c962a43"/>
    </style:style>
    <style:style style:name="T1791" style:family="text">
      <style:text-properties officeooo:rsid="0c97baad"/>
    </style:style>
    <style:style style:name="T1792" style:family="text">
      <style:text-properties officeooo:rsid="0c98be7f"/>
    </style:style>
    <style:style style:name="T1793" style:family="text">
      <style:text-properties officeooo:rsid="0c9a5686"/>
    </style:style>
    <style:style style:name="T1794" style:family="text">
      <style:text-properties officeooo:rsid="0c9ab53e"/>
    </style:style>
    <style:style style:name="T1795" style:family="text">
      <style:text-properties officeooo:rsid="0c9b27e2"/>
    </style:style>
    <style:style style:name="T1796" style:family="text">
      <style:text-properties officeooo:rsid="0c9c5bb0"/>
    </style:style>
    <style:style style:name="T1797" style:family="text">
      <style:text-properties officeooo:rsid="0c9df1b2"/>
    </style:style>
    <style:style style:name="T1798" style:family="text">
      <style:text-properties officeooo:rsid="0ca4dc05"/>
    </style:style>
    <style:style style:name="T1799" style:family="text">
      <style:text-properties officeooo:rsid="0ca6329b"/>
    </style:style>
    <style:style style:name="T1800" style:family="text">
      <style:text-properties officeooo:rsid="0cae31df"/>
    </style:style>
    <style:style style:name="T1801" style:family="text">
      <style:text-properties officeooo:rsid="0caf4287"/>
    </style:style>
    <style:style style:name="T1802" style:family="text">
      <style:text-properties officeooo:rsid="0cb2de7e"/>
    </style:style>
    <style:style style:name="T1803" style:family="text">
      <style:text-properties officeooo:rsid="0cb4924d"/>
    </style:style>
    <style:style style:name="T1804" style:family="text">
      <style:text-properties officeooo:rsid="0cb5eee1"/>
    </style:style>
    <style:style style:name="T1805" style:family="text">
      <style:text-properties officeooo:rsid="0cb645e2"/>
    </style:style>
    <style:style style:name="T1806" style:family="text">
      <style:text-properties officeooo:rsid="0cb7c78f"/>
    </style:style>
    <style:style style:name="T1807" style:family="text">
      <style:text-properties officeooo:rsid="0cb9c009"/>
    </style:style>
    <style:style style:name="T1808" style:family="text">
      <style:text-properties officeooo:rsid="0cba1ed4"/>
    </style:style>
    <style:style style:name="T1809" style:family="text">
      <style:text-properties officeooo:rsid="0cbbf2cb"/>
    </style:style>
    <style:style style:name="T1810" style:family="text">
      <style:text-properties officeooo:rsid="0cbebd31"/>
    </style:style>
    <style:style style:name="T1811" style:family="text">
      <style:text-properties officeooo:rsid="0cbf4d8f"/>
    </style:style>
    <style:style style:name="T1812" style:family="text">
      <style:text-properties officeooo:rsid="0cc1a73a"/>
    </style:style>
    <style:style style:name="T1813" style:family="text">
      <style:text-properties officeooo:rsid="0cc4b7d6"/>
    </style:style>
    <style:style style:name="T1814" style:family="text">
      <style:text-properties officeooo:rsid="0cc61d72"/>
    </style:style>
    <style:style style:name="T1815" style:family="text">
      <style:text-properties officeooo:rsid="0cc70b2b"/>
    </style:style>
    <style:style style:name="T1816" style:family="text">
      <style:text-properties officeooo:rsid="0cc8a290"/>
    </style:style>
    <style:style style:name="T1817" style:family="text">
      <style:text-properties officeooo:rsid="0cca2129"/>
    </style:style>
    <style:style style:name="T1818" style:family="text">
      <style:text-properties officeooo:rsid="0ccc0144"/>
    </style:style>
    <style:style style:name="T1819" style:family="text">
      <style:text-properties officeooo:rsid="0cccfc84"/>
    </style:style>
    <style:style style:name="T1820" style:family="text">
      <style:text-properties officeooo:rsid="0cce7ca5"/>
    </style:style>
    <style:style style:name="T1821" style:family="text">
      <style:text-properties officeooo:rsid="0cd1186e"/>
    </style:style>
    <style:style style:name="T1822" style:family="text">
      <style:text-properties officeooo:rsid="0cd2e477"/>
    </style:style>
    <style:style style:name="T1823" style:family="text">
      <style:text-properties officeooo:rsid="0cd5e5b0"/>
    </style:style>
    <style:style style:name="T1824" style:family="text">
      <style:text-properties officeooo:rsid="0cd8fcc5"/>
    </style:style>
    <style:style style:name="T1825" style:family="text">
      <style:text-properties officeooo:rsid="0cda20a2"/>
    </style:style>
    <style:style style:name="T1826" style:family="text">
      <style:text-properties officeooo:rsid="0cda22cd"/>
    </style:style>
    <style:style style:name="T1827" style:family="text">
      <style:text-properties officeooo:rsid="0cda3b74"/>
    </style:style>
    <style:style style:name="T1828" style:family="text">
      <style:text-properties officeooo:rsid="0ce0bd4b"/>
    </style:style>
    <style:style style:name="T1829" style:family="text">
      <style:text-properties officeooo:rsid="0ce5f24c"/>
    </style:style>
    <style:style style:name="T1830" style:family="text">
      <style:text-properties officeooo:rsid="0ce91649"/>
    </style:style>
    <style:style style:name="T1831" style:family="text">
      <style:text-properties officeooo:rsid="0cec418a"/>
    </style:style>
    <style:style style:name="T1832" style:family="text">
      <style:text-properties officeooo:rsid="0cede56c"/>
    </style:style>
    <style:style style:name="T1833" style:family="text">
      <style:text-properties officeooo:rsid="0cef3622"/>
    </style:style>
    <style:style style:name="T1834" style:family="text">
      <style:text-properties officeooo:rsid="0cefd0e0"/>
    </style:style>
    <style:style style:name="T1835" style:family="text">
      <style:text-properties officeooo:rsid="0cf07f8f"/>
    </style:style>
    <style:style style:name="T1836" style:family="text">
      <style:text-properties officeooo:rsid="0cf21a25"/>
    </style:style>
    <style:style style:name="T1837" style:family="text">
      <style:text-properties officeooo:rsid="0cf35fca"/>
    </style:style>
    <style:style style:name="T1838" style:family="text">
      <style:text-properties officeooo:rsid="0cf490f9"/>
    </style:style>
    <style:style style:name="T1839" style:family="text">
      <style:text-properties officeooo:rsid="0cf52c91"/>
    </style:style>
    <style:style style:name="T1840" style:family="text">
      <style:text-properties officeooo:rsid="0cf679f8"/>
    </style:style>
    <style:style style:name="T1841" style:family="text">
      <style:text-properties officeooo:rsid="0cf6ff88"/>
    </style:style>
    <style:style style:name="T1842" style:family="text">
      <style:text-properties officeooo:rsid="0cf73cef"/>
    </style:style>
    <style:style style:name="T1843" style:family="text">
      <style:text-properties officeooo:rsid="0cf81ca7"/>
    </style:style>
    <style:style style:name="T1844" style:family="text">
      <style:text-properties officeooo:rsid="0d0e5c91"/>
    </style:style>
    <style:style style:name="T1845" style:family="text">
      <style:text-properties officeooo:rsid="0d2e2e29"/>
    </style:style>
    <style:style style:name="T1846" style:family="text">
      <style:text-properties officeooo:rsid="0d2f5d36"/>
    </style:style>
    <style:style style:name="T1847" style:family="text">
      <style:text-properties officeooo:rsid="0d33dbbf"/>
    </style:style>
    <style:style style:name="T1848" style:family="text">
      <style:text-properties officeooo:rsid="0d35311f"/>
    </style:style>
    <style:style style:name="T1849" style:family="text">
      <style:text-properties officeooo:rsid="0d36ea8d"/>
    </style:style>
    <style:style style:name="T1850" style:family="text">
      <style:text-properties officeooo:rsid="0d37e176"/>
    </style:style>
    <style:style style:name="T1851" style:family="text">
      <style:text-properties officeooo:rsid="0d3862b1"/>
    </style:style>
    <style:style style:name="T1852" style:family="text">
      <style:text-properties officeooo:rsid="0d3a1e02"/>
    </style:style>
    <style:style style:name="T1853" style:family="text">
      <style:text-properties officeooo:rsid="0d3bce57"/>
    </style:style>
    <style:style style:name="T1854" style:family="text">
      <style:text-properties officeooo:rsid="0d3d8f77"/>
    </style:style>
    <style:style style:name="T1855" style:family="text">
      <style:text-properties officeooo:rsid="0d3da204"/>
    </style:style>
    <style:style style:name="T1856" style:family="text">
      <style:text-properties officeooo:rsid="0d3e0b3f"/>
    </style:style>
    <style:style style:name="T1857" style:family="text">
      <style:text-properties officeooo:rsid="0d3f59dc"/>
    </style:style>
    <style:style style:name="T1858" style:family="text">
      <style:text-properties officeooo:rsid="0d405f63"/>
    </style:style>
    <style:style style:name="T1859" style:family="text">
      <style:text-properties officeooo:rsid="0d41f562"/>
    </style:style>
    <style:style style:name="T1860" style:family="text">
      <style:text-properties officeooo:rsid="0d43caf6"/>
    </style:style>
    <style:style style:name="T1861" style:family="text">
      <style:text-properties officeooo:rsid="0d44618a"/>
    </style:style>
    <style:style style:name="T1862" style:family="text">
      <style:text-properties officeooo:rsid="0d45dc0d"/>
    </style:style>
    <style:style style:name="T1863" style:family="text">
      <style:text-properties officeooo:rsid="0d45faef"/>
    </style:style>
    <style:style style:name="T1864" style:family="text">
      <style:text-properties officeooo:rsid="0d474c76"/>
    </style:style>
    <style:style style:name="T1865" style:family="text">
      <style:text-properties officeooo:rsid="0d4a2b19"/>
    </style:style>
    <style:style style:name="T1866" style:family="text">
      <style:text-properties officeooo:rsid="0d4bf1af"/>
    </style:style>
    <style:style style:name="T1867" style:family="text">
      <style:text-properties officeooo:rsid="0d4ddf3d"/>
    </style:style>
    <style:style style:name="T1868" style:family="text">
      <style:text-properties officeooo:rsid="0d4eafa7"/>
    </style:style>
    <style:style style:name="T1869" style:family="text">
      <style:text-properties officeooo:rsid="0d4fe2af"/>
    </style:style>
    <style:style style:name="T1870" style:family="text">
      <style:text-properties officeooo:rsid="0d5037de"/>
    </style:style>
    <style:style style:name="T1871" style:family="text">
      <style:text-properties officeooo:rsid="0d584836"/>
    </style:style>
    <style:style style:name="T1872" style:family="text">
      <style:text-properties officeooo:rsid="0d58d1d2"/>
    </style:style>
    <style:style style:name="T1873" style:family="text">
      <style:text-properties officeooo:rsid="0d5a4996"/>
    </style:style>
    <style:style style:name="T1874" style:family="text">
      <style:text-properties officeooo:rsid="0d5b6224"/>
    </style:style>
    <style:style style:name="T1875" style:family="text">
      <style:text-properties officeooo:rsid="0d5e36c3"/>
    </style:style>
    <style:style style:name="T1876" style:family="text">
      <style:text-properties officeooo:rsid="0d5e624e"/>
    </style:style>
    <style:style style:name="T1877" style:family="text">
      <style:text-properties officeooo:rsid="0d604203"/>
    </style:style>
    <style:style style:name="T1878" style:family="text">
      <style:text-properties officeooo:rsid="0d6227e6"/>
    </style:style>
    <style:style style:name="T1879" style:family="text">
      <style:text-properties officeooo:rsid="0d63cd64"/>
    </style:style>
    <style:style style:name="T1880" style:family="text">
      <style:text-properties officeooo:rsid="0d63d285"/>
    </style:style>
    <style:style style:name="T1881" style:family="text">
      <style:text-properties officeooo:rsid="0d65571c"/>
    </style:style>
    <style:style style:name="T1882" style:family="text">
      <style:text-properties officeooo:rsid="0d669c67"/>
    </style:style>
    <style:style style:name="T1883" style:family="text">
      <style:text-properties officeooo:rsid="0d68d4e0"/>
    </style:style>
    <style:style style:name="T1884" style:family="text">
      <style:text-properties officeooo:rsid="0d691b34"/>
    </style:style>
    <style:style style:name="T1885" style:family="text">
      <style:text-properties officeooo:rsid="0d69ba62"/>
    </style:style>
    <style:style style:name="T1886" style:family="text">
      <style:text-properties officeooo:rsid="0d6d3add"/>
    </style:style>
    <style:style style:name="T1887" style:family="text">
      <style:text-properties officeooo:rsid="0d6f9437"/>
    </style:style>
    <style:style style:name="T1888" style:family="text">
      <style:text-properties officeooo:rsid="0d705043"/>
    </style:style>
    <style:style style:name="T1889" style:family="text">
      <style:text-properties officeooo:rsid="0d722202"/>
    </style:style>
    <style:style style:name="T1890" style:family="text">
      <style:text-properties officeooo:rsid="0d7292c7"/>
    </style:style>
    <style:style style:name="T1891" style:family="text">
      <style:text-properties officeooo:rsid="0d741b61"/>
    </style:style>
    <style:style style:name="T1892" style:family="text">
      <style:text-properties officeooo:rsid="0d74cb0e"/>
    </style:style>
    <style:style style:name="T1893" style:family="text">
      <style:text-properties officeooo:rsid="0d7670c7"/>
    </style:style>
    <style:style style:name="T1894" style:family="text">
      <style:text-properties officeooo:rsid="0d781d4b"/>
    </style:style>
    <style:style style:name="T1895" style:family="text">
      <style:text-properties officeooo:rsid="0d794818"/>
    </style:style>
    <style:style style:name="T1896" style:family="text">
      <style:text-properties officeooo:rsid="0d79b0fc"/>
    </style:style>
    <style:style style:name="T1897" style:family="text">
      <style:text-properties officeooo:rsid="0d7b2cc1"/>
    </style:style>
    <style:style style:name="T1898" style:family="text">
      <style:text-properties officeooo:rsid="0d7c9fc1"/>
    </style:style>
    <style:style style:name="T1899" style:family="text">
      <style:text-properties officeooo:rsid="0d7e7c3f"/>
    </style:style>
    <style:style style:name="T1900" style:family="text">
      <style:text-properties officeooo:rsid="0d7ff34a"/>
    </style:style>
    <style:style style:name="T1901" style:family="text">
      <style:text-properties officeooo:rsid="0d809b7a"/>
    </style:style>
    <style:style style:name="T1902" style:family="text">
      <style:text-properties officeooo:rsid="0d816db9"/>
    </style:style>
    <style:style style:name="T1903" style:family="text">
      <style:text-properties officeooo:rsid="0d83145a"/>
    </style:style>
    <style:style style:name="T1904" style:family="text">
      <style:text-properties officeooo:rsid="0d85142b"/>
    </style:style>
    <style:style style:name="T1905" style:family="text">
      <style:text-properties officeooo:rsid="0d864ec5"/>
    </style:style>
    <style:style style:name="T1906" style:family="text">
      <style:text-properties officeooo:rsid="0d880d12"/>
    </style:style>
    <style:style style:name="T1907" style:family="text">
      <style:text-properties officeooo:rsid="0d881828"/>
    </style:style>
    <style:style style:name="T1908" style:family="text">
      <style:text-properties officeooo:rsid="0d894d57"/>
    </style:style>
    <style:style style:name="T1909" style:family="text">
      <style:text-properties officeooo:rsid="0d89ca8e"/>
    </style:style>
    <style:style style:name="T1910" style:family="text">
      <style:text-properties officeooo:rsid="0d8b0f85"/>
    </style:style>
    <style:style style:name="T1911" style:family="text">
      <style:text-properties officeooo:rsid="0d8cabce"/>
    </style:style>
    <style:style style:name="T1912" style:family="text">
      <style:text-properties officeooo:rsid="0d8e8068"/>
    </style:style>
    <style:style style:name="T1913" style:family="text">
      <style:text-properties officeooo:rsid="0d8ed8c5"/>
    </style:style>
    <style:style style:name="T1914" style:family="text">
      <style:text-properties officeooo:rsid="0d90c063"/>
    </style:style>
    <style:style style:name="T1915" style:family="text">
      <style:text-properties officeooo:rsid="0d914d37"/>
    </style:style>
    <style:style style:name="T1916" style:family="text">
      <style:text-properties officeooo:rsid="0d92f4ff"/>
    </style:style>
    <style:style style:name="T1917" style:family="text">
      <style:text-properties officeooo:rsid="0d9ab5ea"/>
    </style:style>
    <style:style style:name="T1918" style:family="text">
      <style:text-properties officeooo:rsid="0d9c2307"/>
    </style:style>
    <style:style style:name="T1919" style:family="text">
      <style:text-properties officeooo:rsid="0d9ddb12"/>
    </style:style>
    <style:style style:name="T1920" style:family="text">
      <style:text-properties officeooo:rsid="0da09ff8"/>
    </style:style>
    <style:style style:name="T1921" style:family="text">
      <style:text-properties officeooo:rsid="0da0e14f"/>
    </style:style>
    <style:style style:name="T1922" style:family="text">
      <style:text-properties officeooo:rsid="0da40ba4"/>
    </style:style>
    <style:style style:name="T1923" style:family="text">
      <style:text-properties officeooo:rsid="0da4a3f6"/>
    </style:style>
    <style:style style:name="T1924" style:family="text">
      <style:text-properties officeooo:rsid="0da61f94"/>
    </style:style>
    <style:style style:name="T1925" style:family="text">
      <style:text-properties officeooo:rsid="0da6b42c"/>
    </style:style>
    <style:style style:name="T1926" style:family="text">
      <style:text-properties officeooo:rsid="0da7fc92"/>
    </style:style>
    <style:style style:name="T1927" style:family="text">
      <style:text-properties officeooo:rsid="0da89b44"/>
    </style:style>
    <style:style style:name="T1928" style:family="text">
      <style:text-properties officeooo:rsid="0da9f128"/>
    </style:style>
    <style:style style:name="T1929" style:family="text">
      <style:text-properties officeooo:rsid="0daa231a"/>
    </style:style>
    <style:style style:name="T1930" style:family="text">
      <style:text-properties officeooo:rsid="0daa26f6"/>
    </style:style>
    <style:style style:name="T1931" style:family="text">
      <style:text-properties officeooo:rsid="0daa3832"/>
    </style:style>
    <style:style style:name="T1932" style:family="text">
      <style:text-properties officeooo:rsid="0dac3445"/>
    </style:style>
    <style:style style:name="T1933" style:family="text">
      <style:text-properties officeooo:rsid="0dadde99"/>
    </style:style>
    <style:style style:name="T1934" style:family="text">
      <style:text-properties officeooo:rsid="0dae412d"/>
    </style:style>
    <style:style style:name="T1935" style:family="text">
      <style:text-properties officeooo:rsid="0daebec6"/>
    </style:style>
    <style:style style:name="T1936" style:family="text">
      <style:text-properties officeooo:rsid="0daf8609"/>
    </style:style>
    <style:style style:name="T1937" style:family="text">
      <style:text-properties officeooo:rsid="0dafd15c"/>
    </style:style>
    <style:style style:name="T1938" style:family="text">
      <style:text-properties officeooo:rsid="0db0f5aa"/>
    </style:style>
    <style:style style:name="T1939" style:family="text">
      <style:text-properties officeooo:rsid="0db2a2a7"/>
    </style:style>
    <style:style style:name="T1940" style:family="text">
      <style:text-properties officeooo:rsid="0db4754e"/>
    </style:style>
    <style:style style:name="T1941" style:family="text">
      <style:text-properties officeooo:rsid="0db7b9e0"/>
    </style:style>
    <style:style style:name="T1942" style:family="text">
      <style:text-properties officeooo:rsid="0db80173"/>
    </style:style>
    <style:style style:name="T1943" style:family="text">
      <style:text-properties officeooo:rsid="0dbbf19d"/>
    </style:style>
    <style:style style:name="T1944" style:family="text">
      <style:text-properties officeooo:rsid="0dbc2711"/>
    </style:style>
    <style:style style:name="T1945" style:family="text">
      <style:text-properties officeooo:rsid="0dbc2894"/>
    </style:style>
    <style:style style:name="T1946" style:family="text">
      <style:text-properties officeooo:rsid="0dbc6244"/>
    </style:style>
    <style:style style:name="T1947" style:family="text">
      <style:text-properties officeooo:rsid="0dbc8efb"/>
    </style:style>
    <style:style style:name="T1948" style:family="text">
      <style:text-properties officeooo:rsid="0dc037a8"/>
    </style:style>
    <style:style style:name="T1949" style:family="text">
      <style:text-properties officeooo:rsid="0dc308f4"/>
    </style:style>
    <style:style style:name="T1950" style:family="text">
      <style:text-properties officeooo:rsid="0dc44ce1"/>
    </style:style>
    <style:style style:name="T1951" style:family="text">
      <style:text-properties officeooo:rsid="0dc50673"/>
    </style:style>
    <style:style style:name="T1952" style:family="text">
      <style:text-properties officeooo:rsid="0dc5f969"/>
    </style:style>
    <style:style style:name="T1953" style:family="text">
      <style:text-properties officeooo:rsid="0dc6fc74"/>
    </style:style>
    <style:style style:name="T1954" style:family="text">
      <style:text-properties officeooo:rsid="0dc765c3"/>
    </style:style>
    <style:style style:name="T1955" style:family="text">
      <style:text-properties officeooo:rsid="0dc85e76"/>
    </style:style>
    <style:style style:name="T1956" style:family="text">
      <style:text-properties officeooo:rsid="0dc9a82f"/>
    </style:style>
    <style:style style:name="T1957" style:family="text">
      <style:text-properties officeooo:rsid="0dc9dbb0"/>
    </style:style>
    <style:style style:name="T1958" style:family="text">
      <style:text-properties officeooo:rsid="0dcaa3b7"/>
    </style:style>
    <style:style style:name="T1959" style:family="text">
      <style:text-properties officeooo:rsid="0dcb8e05"/>
    </style:style>
    <style:style style:name="T1960" style:family="text">
      <style:text-properties officeooo:rsid="0dcde80f"/>
    </style:style>
    <style:style style:name="T1961" style:family="text">
      <style:text-properties officeooo:rsid="0dcf2e85"/>
    </style:style>
    <style:style style:name="T1962" style:family="text">
      <style:text-properties officeooo:rsid="0dd14ab0"/>
    </style:style>
    <style:style style:name="T1963" style:family="text">
      <style:text-properties officeooo:rsid="0dd1eeec"/>
    </style:style>
    <style:style style:name="T1964" style:family="text">
      <style:text-properties officeooo:rsid="0dd3cb4f"/>
    </style:style>
    <style:style style:name="T1965" style:family="text">
      <style:text-properties officeooo:rsid="0dd5f2e9"/>
    </style:style>
    <style:style style:name="T1966" style:family="text">
      <style:text-properties officeooo:rsid="0dd7ee90"/>
    </style:style>
    <style:style style:name="T1967" style:family="text">
      <style:text-properties officeooo:rsid="0dd8c888"/>
    </style:style>
    <style:style style:name="T1968" style:family="text">
      <style:text-properties officeooo:rsid="0dda9e38"/>
    </style:style>
    <style:style style:name="T1969" style:family="text">
      <style:text-properties officeooo:rsid="0ddb5ff1"/>
    </style:style>
    <style:style style:name="T1970" style:family="text">
      <style:text-properties officeooo:rsid="0ddc7222"/>
    </style:style>
    <style:style style:name="T1971" style:family="text">
      <style:text-properties officeooo:rsid="0dde1ff4"/>
    </style:style>
    <style:style style:name="T1972" style:family="text">
      <style:text-properties officeooo:rsid="0ddf00c5"/>
    </style:style>
    <style:style style:name="T1973" style:family="text">
      <style:text-properties officeooo:rsid="0ddf3c58"/>
    </style:style>
    <style:style style:name="T1974" style:family="text">
      <style:text-properties officeooo:rsid="0de0faf6"/>
    </style:style>
    <style:style style:name="T1975" style:family="text">
      <style:text-properties officeooo:rsid="0de30440"/>
    </style:style>
    <style:style style:name="T1976" style:family="text">
      <style:text-properties officeooo:rsid="0de3606e"/>
    </style:style>
    <style:style style:name="T1977" style:family="text">
      <style:text-properties officeooo:rsid="0de4ec06"/>
    </style:style>
    <style:style style:name="T1978" style:family="text">
      <style:text-properties officeooo:rsid="0de6332b"/>
    </style:style>
    <style:style style:name="T1979" style:family="text">
      <style:text-properties officeooo:rsid="0de703c8"/>
    </style:style>
    <style:style style:name="T1980" style:family="text">
      <style:text-properties officeooo:rsid="0de749fb"/>
    </style:style>
    <style:style style:name="T1981" style:family="text">
      <style:text-properties officeooo:rsid="0de91d22"/>
    </style:style>
    <style:style style:name="T1982" style:family="text">
      <style:text-properties officeooo:rsid="0dead8fa"/>
    </style:style>
    <style:style style:name="T1983" style:family="text">
      <style:text-properties officeooo:rsid="0deb03ab"/>
    </style:style>
    <style:style style:name="T1984" style:family="text">
      <style:text-properties officeooo:rsid="0debcfa3"/>
    </style:style>
    <style:style style:name="T1985" style:family="text">
      <style:text-properties officeooo:rsid="0dec15c6"/>
    </style:style>
    <style:style style:name="T1986" style:family="text">
      <style:text-properties officeooo:rsid="0ded9796"/>
    </style:style>
    <style:style style:name="T1987" style:family="text">
      <style:text-properties officeooo:rsid="0dee9c64"/>
    </style:style>
    <style:style style:name="T1988" style:family="text">
      <style:text-properties officeooo:rsid="0def5818"/>
    </style:style>
    <style:style style:name="T1989" style:family="text">
      <style:text-properties officeooo:rsid="0df0923f"/>
    </style:style>
    <style:style style:name="T1990" style:family="text">
      <style:text-properties officeooo:rsid="0df1dd52"/>
    </style:style>
    <style:style style:name="T1991" style:family="text">
      <style:text-properties officeooo:rsid="0df350d8"/>
    </style:style>
    <style:style style:name="T1992" style:family="text">
      <style:text-properties officeooo:rsid="0df410ea"/>
    </style:style>
    <style:style style:name="T1993" style:family="text">
      <style:text-properties officeooo:rsid="0df51372"/>
    </style:style>
    <style:style style:name="T1994" style:family="text">
      <style:text-properties officeooo:rsid="0df6710b"/>
    </style:style>
    <style:style style:name="T1995" style:family="text">
      <style:text-properties officeooo:rsid="0df85374"/>
    </style:style>
    <style:style style:name="T1996" style:family="text">
      <style:text-properties officeooo:rsid="0df907f4"/>
    </style:style>
    <style:style style:name="T1997" style:family="text">
      <style:text-properties officeooo:rsid="0dfb0677"/>
    </style:style>
    <style:style style:name="T1998" style:family="text">
      <style:text-properties officeooo:rsid="0dfc3487"/>
    </style:style>
    <style:style style:name="T1999" style:family="text">
      <style:text-properties officeooo:rsid="0dfd376e"/>
    </style:style>
    <style:style style:name="T2000" style:family="text">
      <style:text-properties officeooo:rsid="0dfdfbd1"/>
    </style:style>
    <style:style style:name="T2001" style:family="text">
      <style:text-properties officeooo:rsid="0dffa75d"/>
    </style:style>
    <style:style style:name="T2002" style:family="text">
      <style:text-properties officeooo:rsid="0e06292c"/>
    </style:style>
    <style:style style:name="T2003" style:family="text">
      <style:text-properties officeooo:rsid="0e077241"/>
    </style:style>
    <style:style style:name="T2004" style:family="text">
      <style:text-properties officeooo:rsid="0e086cf7"/>
    </style:style>
    <style:style style:name="T2005" style:family="text">
      <style:text-properties officeooo:rsid="0e0a42fa"/>
    </style:style>
    <style:style style:name="T2006" style:family="text">
      <style:text-properties officeooo:rsid="0e0c8ab7"/>
    </style:style>
    <style:style style:name="T2007" style:family="text">
      <style:text-properties officeooo:rsid="0e0e4aef"/>
    </style:style>
    <style:style style:name="T2008" style:family="text">
      <style:text-properties officeooo:rsid="0e0fdbb2"/>
    </style:style>
    <style:style style:name="T2009" style:family="text">
      <style:text-properties officeooo:rsid="0e14c893"/>
    </style:style>
    <style:style style:name="T2010" style:family="text">
      <style:text-properties officeooo:rsid="0e16a71f"/>
    </style:style>
    <style:style style:name="T2011" style:family="text">
      <style:text-properties officeooo:rsid="0e1a4a9b"/>
    </style:style>
    <style:style style:name="T2012" style:family="text">
      <style:text-properties officeooo:rsid="0e1b55c1"/>
    </style:style>
    <style:style style:name="T2013" style:family="text">
      <style:text-properties officeooo:rsid="0e1cae35"/>
    </style:style>
    <style:style style:name="T2014" style:family="text">
      <style:text-properties officeooo:rsid="0e1e988c"/>
    </style:style>
    <style:style style:name="T2015" style:family="text">
      <style:text-properties officeooo:rsid="0e22eff5"/>
    </style:style>
    <style:style style:name="T2016" style:family="text">
      <style:text-properties officeooo:rsid="0e240508"/>
    </style:style>
    <style:style style:name="T2017" style:family="text">
      <style:text-properties officeooo:rsid="0e25c089"/>
    </style:style>
    <style:style style:name="T2018" style:family="text">
      <style:text-properties officeooo:rsid="0e270bdb"/>
    </style:style>
    <style:style style:name="T2019" style:family="text">
      <style:text-properties officeooo:rsid="0e273506"/>
    </style:style>
    <style:style style:name="T2020" style:family="text">
      <style:text-properties officeooo:rsid="0e2764e4"/>
    </style:style>
    <style:style style:name="T2021" style:family="text">
      <style:text-properties officeooo:rsid="0e27f4e4"/>
    </style:style>
    <style:style style:name="T2022" style:family="text">
      <style:text-properties officeooo:rsid="0e2a996f"/>
    </style:style>
    <style:style style:name="T2023" style:family="text">
      <style:text-properties officeooo:rsid="0e2d953c"/>
    </style:style>
    <style:style style:name="T2024" style:family="text">
      <style:text-properties officeooo:rsid="0e2f622d"/>
    </style:style>
    <style:style style:name="T2025" style:family="text">
      <style:text-properties officeooo:rsid="0e324e6b"/>
    </style:style>
    <style:style style:name="T2026" style:family="text">
      <style:text-properties officeooo:rsid="0e35d853"/>
    </style:style>
    <style:style style:name="T2027" style:family="text">
      <style:text-properties officeooo:rsid="0e7ee9dd"/>
    </style:style>
    <style:style style:name="T2028" style:family="text">
      <style:text-properties officeooo:rsid="0e80c435"/>
    </style:style>
    <style:style style:name="T2029" style:family="text">
      <style:text-properties officeooo:rsid="0e8276fe"/>
    </style:style>
    <style:style style:name="T2030" style:family="text">
      <style:text-properties officeooo:rsid="0e846035"/>
    </style:style>
    <style:style style:name="T2031" style:family="text">
      <style:text-properties officeooo:rsid="0efee11b"/>
    </style:style>
    <style:style style:name="T2032" style:family="text">
      <style:text-properties officeooo:rsid="0f0251c2"/>
    </style:style>
    <style:style style:name="T2033" style:family="text">
      <style:text-properties officeooo:rsid="0f02acab"/>
    </style:style>
    <style:style style:name="T2034" style:family="text">
      <style:text-properties officeooo:rsid="0f047641"/>
    </style:style>
    <style:style style:name="T2035" style:family="text">
      <style:text-properties officeooo:rsid="0f066f33"/>
    </style:style>
    <style:style style:name="T2036" style:family="text">
      <style:text-properties officeooo:rsid="0f06f1b5"/>
    </style:style>
    <style:style style:name="T2037" style:family="text">
      <style:text-properties officeooo:rsid="0f0807f0"/>
    </style:style>
    <style:style style:name="T2038" style:family="text">
      <style:text-properties officeooo:rsid="0f0a8c2c"/>
    </style:style>
    <style:style style:name="T2039" style:family="text">
      <style:text-properties officeooo:rsid="0f0b6529"/>
    </style:style>
    <style:style style:name="T2040" style:family="text">
      <style:text-properties officeooo:rsid="0f10dc1d"/>
    </style:style>
    <style:style style:name="T2041" style:family="text">
      <style:text-properties officeooo:rsid="0f12b5b0"/>
    </style:style>
    <style:style style:name="T2042" style:family="text">
      <style:text-properties officeooo:rsid="0f149df0"/>
    </style:style>
    <style:style style:name="T2043" style:family="text">
      <style:text-properties officeooo:rsid="0f15fc9d"/>
    </style:style>
    <style:style style:name="T2044" style:family="text">
      <style:text-properties officeooo:rsid="0f17ebd9"/>
    </style:style>
    <style:style style:name="T2045" style:family="text">
      <style:text-properties officeooo:rsid="0f1972be"/>
    </style:style>
    <style:style style:name="T2046" style:family="text">
      <style:text-properties officeooo:rsid="0f1be8a2"/>
    </style:style>
    <style:style style:name="T2047" style:family="text">
      <style:text-properties officeooo:rsid="0f1d090a"/>
    </style:style>
    <style:style style:name="T2048" style:family="text">
      <style:text-properties officeooo:rsid="0f1d6d44"/>
    </style:style>
    <style:style style:name="T2049" style:family="text">
      <style:text-properties officeooo:rsid="0f1dde91"/>
    </style:style>
    <style:style style:name="T2050" style:family="text">
      <style:text-properties officeooo:rsid="0f20f1cb"/>
    </style:style>
    <style:style style:name="T2051" style:family="text">
      <style:text-properties officeooo:rsid="0f21168c"/>
    </style:style>
    <style:style style:name="T2052" style:family="text">
      <style:text-properties officeooo:rsid="0f22a05f"/>
    </style:style>
    <style:style style:name="T2053" style:family="text">
      <style:text-properties officeooo:rsid="0f24b09c"/>
    </style:style>
    <style:style style:name="T2054" style:family="text">
      <style:text-properties officeooo:rsid="0f280b75"/>
    </style:style>
    <style:style style:name="T2055" style:family="text">
      <style:text-properties officeooo:rsid="0f28173f"/>
    </style:style>
    <style:style style:name="T2056" style:family="text">
      <style:text-properties officeooo:rsid="0f298066"/>
    </style:style>
    <style:style style:name="T2057" style:family="text">
      <style:text-properties officeooo:rsid="0f2b6fdb"/>
    </style:style>
    <style:style style:name="T2058" style:family="text">
      <style:text-properties officeooo:rsid="0f2b7b44"/>
    </style:style>
    <style:style style:name="T2059" style:family="text">
      <style:text-properties officeooo:rsid="0f2d3619"/>
    </style:style>
    <style:style style:name="T2060" style:family="text">
      <style:text-properties officeooo:rsid="0f2e0654"/>
    </style:style>
    <style:style style:name="T2061" style:family="text">
      <style:text-properties officeooo:rsid="0f31a291"/>
    </style:style>
    <style:style style:name="T2062" style:family="text">
      <style:text-properties officeooo:rsid="0f33143f"/>
    </style:style>
    <style:style style:name="T2063" style:family="text">
      <style:text-properties officeooo:rsid="0f3508ae"/>
    </style:style>
    <style:style style:name="T2064" style:family="text">
      <style:text-properties officeooo:rsid="0f3602c0"/>
    </style:style>
    <style:style style:name="T2065" style:family="text">
      <style:text-properties officeooo:rsid="0f37132e"/>
    </style:style>
    <style:style style:name="T2066" style:family="text">
      <style:text-properties officeooo:rsid="0f37ca49"/>
    </style:style>
    <style:style style:name="T2067" style:family="text">
      <style:text-properties officeooo:rsid="0f3a1f1f"/>
    </style:style>
    <style:style style:name="T2068" style:family="text">
      <style:text-properties officeooo:rsid="0f3b6d3c"/>
    </style:style>
    <style:style style:name="T2069" style:family="text">
      <style:text-properties officeooo:rsid="0f3d0924"/>
    </style:style>
    <style:style style:name="T2070" style:family="text">
      <style:text-properties officeooo:rsid="0f3d461d"/>
    </style:style>
    <style:style style:name="T2071" style:family="text">
      <style:text-properties officeooo:rsid="0f3f01ba"/>
    </style:style>
    <style:style style:name="T2072" style:family="text">
      <style:text-properties officeooo:rsid="0f3f5fc5"/>
    </style:style>
    <style:style style:name="T2073" style:family="text">
      <style:text-properties officeooo:rsid="0f40ea17"/>
    </style:style>
    <style:style style:name="T2074" style:family="text">
      <style:text-properties officeooo:rsid="0f4174fb"/>
    </style:style>
    <style:style style:name="T2075" style:family="text">
      <style:text-properties officeooo:rsid="0f42f9c2"/>
    </style:style>
    <style:style style:name="T2076" style:family="text">
      <style:text-properties officeooo:rsid="0f4420bb"/>
    </style:style>
    <style:style style:name="T2077" style:family="text">
      <style:text-properties officeooo:rsid="0f44f39c"/>
    </style:style>
    <style:style style:name="T2078" style:family="text">
      <style:text-properties officeooo:rsid="0f465e86"/>
    </style:style>
    <style:style style:name="T2079" style:family="text">
      <style:text-properties officeooo:rsid="0f478f67"/>
    </style:style>
    <style:style style:name="T2080" style:family="text">
      <style:text-properties officeooo:rsid="0f486b8e"/>
    </style:style>
    <style:style style:name="T2081" style:family="text">
      <style:text-properties officeooo:rsid="0f4aebd8"/>
    </style:style>
    <style:style style:name="T2082" style:family="text">
      <style:text-properties officeooo:rsid="0f4c6fc7"/>
    </style:style>
    <style:style style:name="T2083" style:family="text">
      <style:text-properties officeooo:rsid="0f4d62c9"/>
    </style:style>
    <style:style style:name="T2084" style:family="text">
      <style:text-properties officeooo:rsid="0f4ef284"/>
    </style:style>
    <style:style style:name="T2085" style:family="text">
      <style:text-properties officeooo:rsid="0f4f5642"/>
    </style:style>
    <style:style style:name="T2086" style:family="text">
      <style:text-properties officeooo:rsid="0f53e270"/>
    </style:style>
    <style:style style:name="T2087" style:family="text">
      <style:text-properties officeooo:rsid="0f56b3a5"/>
    </style:style>
    <style:style style:name="T2088" style:family="text">
      <style:text-properties officeooo:rsid="0f586d62"/>
    </style:style>
    <style:style style:name="T2089" style:family="text">
      <style:text-properties officeooo:rsid="0f595d84"/>
    </style:style>
    <style:style style:name="T2090" style:family="text">
      <style:text-properties officeooo:rsid="0f5b8e02"/>
    </style:style>
    <style:style style:name="T2091" style:family="text">
      <style:text-properties officeooo:rsid="0f5d7a82"/>
    </style:style>
    <style:style style:name="T2092" style:family="text">
      <style:text-properties officeooo:rsid="0f5f5c13"/>
    </style:style>
    <style:style style:name="T2093" style:family="text">
      <style:text-properties officeooo:rsid="0f602f72"/>
    </style:style>
    <style:style style:name="T2094" style:family="text">
      <style:text-properties officeooo:rsid="0f618921"/>
    </style:style>
    <style:style style:name="T2095" style:family="text">
      <style:text-properties officeooo:rsid="0f65e18a"/>
    </style:style>
    <style:style style:name="T2096" style:family="text">
      <style:text-properties officeooo:rsid="0f6ab912"/>
    </style:style>
    <style:style style:name="T2097" style:family="text">
      <style:text-properties officeooo:rsid="0f6e03c4"/>
    </style:style>
    <style:style style:name="T2098" style:family="text">
      <style:text-properties officeooo:rsid="0f6fc32c"/>
    </style:style>
    <style:style style:name="T2099" style:family="text">
      <style:text-properties officeooo:rsid="0f714913"/>
    </style:style>
    <style:style style:name="T2100" style:family="text">
      <style:text-properties officeooo:rsid="0f73251f"/>
    </style:style>
    <style:style style:name="T2101" style:family="text">
      <style:text-properties officeooo:rsid="0f74f98d"/>
    </style:style>
    <style:style style:name="T2102" style:family="text">
      <style:text-properties officeooo:rsid="0f76c0b8"/>
    </style:style>
    <style:style style:name="T2103" style:family="text">
      <style:text-properties officeooo:rsid="0f793c29"/>
    </style:style>
    <style:style style:name="T2104" style:family="text">
      <style:text-properties officeooo:rsid="0f79b1cc"/>
    </style:style>
    <style:style style:name="T2105" style:family="text">
      <style:text-properties officeooo:rsid="0f7abc3c"/>
    </style:style>
    <style:style style:name="T2106" style:family="text">
      <style:text-properties officeooo:rsid="0f7cc1a1"/>
    </style:style>
    <style:style style:name="T2107" style:family="text">
      <style:text-properties officeooo:rsid="0f7d0cc1"/>
    </style:style>
    <style:style style:name="T2108" style:family="text">
      <style:text-properties officeooo:rsid="0f7d3722"/>
    </style:style>
    <style:style style:name="T2109" style:family="text">
      <style:text-properties officeooo:rsid="0f7d536a"/>
    </style:style>
    <style:style style:name="T2110" style:family="text">
      <style:text-properties officeooo:rsid="0f7e1213"/>
    </style:style>
    <style:style style:name="T2111" style:family="text">
      <style:text-properties officeooo:rsid="0f7f4ef6"/>
    </style:style>
    <style:style style:name="T2112" style:family="text">
      <style:text-properties officeooo:rsid="0f80a8e9"/>
    </style:style>
    <style:style style:name="T2113" style:family="text">
      <style:text-properties officeooo:rsid="0f815945"/>
    </style:style>
    <style:style style:name="T2114" style:family="text">
      <style:text-properties officeooo:rsid="0f81dcee"/>
    </style:style>
    <style:style style:name="T2115" style:family="text">
      <style:text-properties officeooo:rsid="0f830844"/>
    </style:style>
    <style:style style:name="T2116" style:family="text">
      <style:text-properties officeooo:rsid="0f83d6de"/>
    </style:style>
    <style:style style:name="T2117" style:family="text">
      <style:text-properties officeooo:rsid="0f85d18e"/>
    </style:style>
    <style:style style:name="T2118" style:family="text">
      <style:text-properties officeooo:rsid="0f874927"/>
    </style:style>
    <style:style style:name="T2119" style:family="text">
      <style:text-properties officeooo:rsid="0f88637e"/>
    </style:style>
    <style:style style:name="T2120" style:family="text">
      <style:text-properties officeooo:rsid="0f8941d3"/>
    </style:style>
    <style:style style:name="T2121" style:family="text">
      <style:text-properties officeooo:rsid="0f8af1d7"/>
    </style:style>
    <style:style style:name="T2122" style:family="text">
      <style:text-properties officeooo:rsid="0f8de164"/>
    </style:style>
    <style:style style:name="T2123" style:family="text">
      <style:text-properties officeooo:rsid="0f8f8b67"/>
    </style:style>
    <style:style style:name="T2124" style:family="text">
      <style:text-properties officeooo:rsid="0f90bc3b"/>
    </style:style>
    <style:style style:name="T2125" style:family="text">
      <style:text-properties officeooo:rsid="0f928d76"/>
    </style:style>
    <style:style style:name="T2126" style:family="text">
      <style:text-properties officeooo:rsid="0f92bb11"/>
    </style:style>
    <style:style style:name="T2127" style:family="text">
      <style:text-properties officeooo:rsid="0f94aa56"/>
    </style:style>
    <style:style style:name="T2128" style:family="text">
      <style:text-properties officeooo:rsid="0f95dc41"/>
    </style:style>
    <style:style style:name="T2129" style:family="text">
      <style:text-properties officeooo:rsid="0f9641c7"/>
    </style:style>
    <style:style style:name="T2130" style:family="text">
      <style:text-properties officeooo:rsid="0f971418"/>
    </style:style>
    <style:style style:name="T2131" style:family="text">
      <style:text-properties officeooo:rsid="0f981f03"/>
    </style:style>
    <style:style style:name="T2132" style:family="text">
      <style:text-properties officeooo:rsid="0f98962b"/>
    </style:style>
    <style:style style:name="T2133" style:family="text">
      <style:text-properties officeooo:rsid="0f99d02b"/>
    </style:style>
    <style:style style:name="T2134" style:family="text">
      <style:text-properties officeooo:rsid="0f9b2e4c"/>
    </style:style>
    <style:style style:name="T2135" style:family="text">
      <style:text-properties officeooo:rsid="0f9bca58"/>
    </style:style>
    <style:style style:name="T2136" style:family="text">
      <style:text-properties officeooo:rsid="0f9d4aea"/>
    </style:style>
    <style:style style:name="T2137" style:family="text">
      <style:text-properties officeooo:rsid="0f9e19bb"/>
    </style:style>
    <style:style style:name="T2138" style:family="text">
      <style:text-properties officeooo:rsid="0fa3a534"/>
    </style:style>
    <style:style style:name="T2139" style:family="text">
      <style:text-properties officeooo:rsid="0fa3aaa9"/>
    </style:style>
    <style:style style:name="T2140" style:family="text">
      <style:text-properties officeooo:rsid="0fa43421"/>
    </style:style>
    <style:style style:name="T2141" style:family="text">
      <style:text-properties officeooo:rsid="0fa51b36"/>
    </style:style>
    <style:style style:name="T2142" style:family="text">
      <style:text-properties officeooo:rsid="0fa6f020"/>
    </style:style>
    <style:style style:name="T2143" style:family="text">
      <style:text-properties officeooo:rsid="01d09439"/>
    </style:style>
    <style:style style:name="T2144" style:family="text">
      <style:text-properties officeooo:rsid="0fa88a40"/>
    </style:style>
    <style:style style:name="T2145" style:family="text">
      <style:text-properties officeooo:rsid="0fa95b86"/>
    </style:style>
    <style:style style:name="T2146" style:family="text">
      <style:text-properties officeooo:rsid="0faac2e6"/>
    </style:style>
    <style:style style:name="T2147" style:family="text">
      <style:text-properties officeooo:rsid="0facdb71"/>
    </style:style>
    <style:style style:name="T2148" style:family="text">
      <style:text-properties officeooo:rsid="0faea37e"/>
    </style:style>
    <style:style style:name="T2149" style:family="text">
      <style:text-properties officeooo:rsid="0fafbd73"/>
    </style:style>
    <style:style style:name="T2150" style:family="text">
      <style:text-properties officeooo:rsid="0fb15cfa"/>
    </style:style>
    <style:style style:name="T2151" style:family="text">
      <style:text-properties officeooo:rsid="0fb1acfa"/>
    </style:style>
    <style:style style:name="T2152" style:family="text">
      <style:text-properties officeooo:rsid="02c8379b"/>
    </style:style>
    <style:style style:name="T2153" style:family="text">
      <style:text-properties officeooo:rsid="02c8e6f0"/>
    </style:style>
    <style:style style:name="T2154" style:family="text">
      <style:text-properties officeooo:rsid="0fb2926b"/>
    </style:style>
    <style:style style:name="T2155" style:family="text">
      <style:text-properties officeooo:rsid="0fb4a1c9"/>
    </style:style>
    <style:style style:name="T2156" style:family="text">
      <style:text-properties officeooo:rsid="0fb5dbf6"/>
    </style:style>
    <style:style style:name="T2157" style:family="text">
      <style:text-properties officeooo:rsid="0fb637dd"/>
    </style:style>
    <style:style style:name="T2158" style:family="text">
      <style:text-properties officeooo:rsid="0fba1d5b"/>
    </style:style>
    <style:style style:name="T2159" style:family="text">
      <style:text-properties officeooo:rsid="0fba5e7f"/>
    </style:style>
    <style:style style:name="T2160" style:family="text">
      <style:text-properties officeooo:rsid="0fbc32c5"/>
    </style:style>
    <style:style style:name="T2161" style:family="text">
      <style:text-properties officeooo:rsid="0fbd0c96"/>
    </style:style>
    <style:style style:name="T2162" style:family="text">
      <style:text-properties officeooo:rsid="0fbe2fc0"/>
    </style:style>
    <style:style style:name="T2163" style:family="text">
      <style:text-properties officeooo:rsid="0fc026d0"/>
    </style:style>
    <style:style style:name="T2164" style:family="text">
      <style:text-properties officeooo:rsid="0fc1adec"/>
    </style:style>
    <style:style style:name="T2165" style:family="text">
      <style:text-properties officeooo:rsid="0fc320be"/>
    </style:style>
    <style:style style:name="T2166" style:family="text">
      <style:text-properties officeooo:rsid="0fc3cda6"/>
    </style:style>
    <style:style style:name="T2167" style:family="text">
      <style:text-properties officeooo:rsid="0fc3ed3a"/>
    </style:style>
    <style:style style:name="T2168" style:family="text">
      <style:text-properties officeooo:rsid="0fc6100c"/>
    </style:style>
    <style:style style:name="T2169" style:family="text">
      <style:text-properties officeooo:rsid="0fc83ea3"/>
    </style:style>
    <style:style style:name="T2170" style:family="text">
      <style:text-properties officeooo:rsid="0fc9e9a3"/>
    </style:style>
    <style:style style:name="T2171" style:family="text">
      <style:text-properties officeooo:rsid="0fcbce1f"/>
    </style:style>
    <style:style style:name="T2172" style:family="text">
      <style:text-properties officeooo:rsid="0fcdc1bc"/>
    </style:style>
    <style:style style:name="T2173" style:family="text">
      <style:text-properties officeooo:rsid="0fe6cc00"/>
    </style:style>
    <style:style style:name="T2174" style:family="text">
      <style:text-properties officeooo:rsid="0fe87ad3"/>
    </style:style>
    <style:style style:name="T2175" style:family="text">
      <style:text-properties officeooo:rsid="0fe88808"/>
    </style:style>
    <style:style style:name="T2176" style:family="text">
      <style:text-properties officeooo:rsid="0fe9276e"/>
    </style:style>
    <style:style style:name="T2177" style:family="text">
      <style:text-properties officeooo:rsid="0fe982b7"/>
    </style:style>
    <style:style style:name="T2178" style:family="text">
      <style:text-properties officeooo:rsid="0feb5ac1"/>
    </style:style>
    <style:style style:name="T2179" style:family="text">
      <style:text-properties officeooo:rsid="0febafbe"/>
    </style:style>
    <style:style style:name="T2180" style:family="text">
      <style:text-properties officeooo:rsid="0fecb7f2"/>
    </style:style>
    <style:style style:name="T2181" style:family="text">
      <style:text-properties officeooo:rsid="0fedaea9"/>
    </style:style>
    <style:style style:name="T2182" style:family="text">
      <style:text-properties officeooo:rsid="0fee831d"/>
    </style:style>
    <style:style style:name="T2183" style:family="text">
      <style:text-properties officeooo:rsid="0ff04935"/>
    </style:style>
    <style:style style:name="T2184" style:family="text">
      <style:text-properties officeooo:rsid="0ff1903f"/>
    </style:style>
    <style:style style:name="T2185" style:family="text">
      <style:text-properties officeooo:rsid="0ff2483b"/>
    </style:style>
    <style:style style:name="T2186" style:family="text">
      <style:text-properties officeooo:rsid="0ff46512"/>
    </style:style>
    <style:style style:name="T2187" style:family="text">
      <style:text-properties officeooo:rsid="0ffbd936"/>
    </style:style>
    <style:style style:name="T2188" style:family="text">
      <style:text-properties officeooo:rsid="0ffd518a"/>
    </style:style>
    <style:style style:name="T2189" style:family="text">
      <style:text-properties officeooo:rsid="0fff3eac"/>
    </style:style>
    <style:style style:name="T2190" style:family="text">
      <style:text-properties officeooo:rsid="1000e4d9"/>
    </style:style>
    <style:style style:name="T2191" style:family="text">
      <style:text-properties officeooo:rsid="1001a350"/>
    </style:style>
    <style:style style:name="T2192" style:family="text">
      <style:text-properties officeooo:rsid="10035b76"/>
    </style:style>
    <style:style style:name="T2193" style:family="text">
      <style:text-properties officeooo:rsid="1003efd6"/>
    </style:style>
    <style:style style:name="T2194" style:family="text">
      <style:text-properties officeooo:rsid="10057ed8"/>
    </style:style>
    <style:style style:name="T2195" style:family="text">
      <style:text-properties officeooo:rsid="1006698d"/>
    </style:style>
    <style:style style:name="T2196" style:family="text">
      <style:text-properties officeooo:rsid="10072be5"/>
    </style:style>
    <style:style style:name="T2197" style:family="text">
      <style:text-properties officeooo:rsid="1008907f"/>
    </style:style>
    <style:style style:name="T2198" style:family="text">
      <style:text-properties officeooo:rsid="100a228f"/>
    </style:style>
    <style:style style:name="T2199" style:family="text">
      <style:text-properties officeooo:rsid="100ad80b"/>
    </style:style>
    <style:style style:name="T2200" style:family="text">
      <style:text-properties officeooo:rsid="100c4cff"/>
    </style:style>
    <style:style style:name="T2201" style:family="text">
      <style:text-properties officeooo:rsid="100d48ea"/>
    </style:style>
    <style:style style:name="T2202" style:family="text">
      <style:text-properties officeooo:rsid="100ed4bb"/>
    </style:style>
    <style:style style:name="T2203" style:family="text">
      <style:text-properties officeooo:rsid="100edcb5"/>
    </style:style>
    <style:style style:name="T2204" style:family="text">
      <style:text-properties officeooo:rsid="100f9ea7"/>
    </style:style>
    <style:style style:name="T2205" style:family="text">
      <style:text-properties officeooo:rsid="101023cb"/>
    </style:style>
    <style:style style:name="T2206" style:family="text">
      <style:text-properties officeooo:rsid="101086a6"/>
    </style:style>
    <style:style style:name="T2207" style:family="text">
      <style:text-properties officeooo:rsid="1010a556"/>
    </style:style>
    <style:style style:name="T2208" style:family="text">
      <style:text-properties officeooo:rsid="101120ca"/>
    </style:style>
    <style:style style:name="T2209" style:family="text">
      <style:text-properties officeooo:rsid="10115a91"/>
    </style:style>
    <style:style style:name="T2210" style:family="text">
      <style:text-properties officeooo:rsid="10134ce9"/>
    </style:style>
    <style:style style:name="T2211" style:family="text">
      <style:text-properties officeooo:rsid="101437ae"/>
    </style:style>
    <style:style style:name="T2212" style:family="text">
      <style:text-properties officeooo:rsid="1014e447"/>
    </style:style>
    <style:style style:name="T2213" style:family="text">
      <style:text-properties officeooo:rsid="1015de53"/>
    </style:style>
    <style:style style:name="T2214" style:family="text">
      <style:text-properties officeooo:rsid="1016812b"/>
    </style:style>
    <style:style style:name="T2215" style:family="text">
      <style:text-properties officeooo:rsid="10182a2c"/>
    </style:style>
    <style:style style:name="T2216" style:family="text">
      <style:text-properties officeooo:rsid="1018b7cc"/>
    </style:style>
    <style:style style:name="T2217" style:family="text">
      <style:text-properties officeooo:rsid="101a71db"/>
    </style:style>
    <style:style style:name="T2218" style:family="text">
      <style:text-properties officeooo:rsid="101c5680"/>
    </style:style>
    <style:style style:name="T2219" style:family="text">
      <style:text-properties officeooo:rsid="101d8267"/>
    </style:style>
    <style:style style:name="T2220" style:family="text">
      <style:text-properties officeooo:rsid="101ea500"/>
    </style:style>
    <style:style style:name="T2221" style:family="text">
      <style:text-properties officeooo:rsid="10205ec5"/>
    </style:style>
    <style:style style:name="T2222" style:family="text">
      <style:text-properties officeooo:rsid="10223cb6"/>
    </style:style>
    <style:style style:name="T2223" style:family="text">
      <style:text-properties officeooo:rsid="1026c585"/>
    </style:style>
    <style:style style:name="T2224" style:family="text">
      <style:text-properties officeooo:rsid="10286c02"/>
    </style:style>
    <style:style style:name="T2225" style:family="text">
      <style:text-properties officeooo:rsid="102929d3"/>
    </style:style>
    <style:style style:name="T2226" style:family="text">
      <style:text-properties officeooo:rsid="10298903"/>
    </style:style>
    <style:style style:name="T2227" style:family="text">
      <style:text-properties officeooo:rsid="1039aba4"/>
    </style:style>
    <style:style style:name="T2228" style:family="text">
      <style:text-properties officeooo:rsid="1039c509"/>
    </style:style>
    <style:style style:name="T2229" style:family="text">
      <style:text-properties officeooo:rsid="103bcc47"/>
    </style:style>
    <style:style style:name="T2230" style:family="text">
      <style:text-properties officeooo:rsid="103c9c5f"/>
    </style:style>
    <style:style style:name="T2231" style:family="text">
      <style:text-properties officeooo:rsid="103d1ee4"/>
    </style:style>
    <style:style style:name="T2232" style:family="text">
      <style:text-properties officeooo:rsid="103d8918"/>
    </style:style>
    <style:style style:name="T2233" style:family="text">
      <style:text-properties officeooo:rsid="103e6086"/>
    </style:style>
    <style:style style:name="T2234" style:family="text">
      <style:text-properties officeooo:rsid="103f3fab"/>
    </style:style>
    <style:style style:name="T2235" style:family="text">
      <style:text-properties officeooo:rsid="1040f74c"/>
    </style:style>
    <style:style style:name="T2236" style:family="text">
      <style:text-properties officeooo:rsid="10412b54"/>
    </style:style>
    <style:style style:name="T2237" style:family="text">
      <style:text-properties officeooo:rsid="1041f84a"/>
    </style:style>
    <style:style style:name="T2238" style:family="text">
      <style:text-properties officeooo:rsid="1049034f"/>
    </style:style>
    <style:style style:name="T2239" style:family="text">
      <style:text-properties officeooo:rsid="1056547b"/>
    </style:style>
    <style:style style:name="T2240" style:family="text">
      <style:text-properties officeooo:rsid="1056d81f"/>
    </style:style>
    <style:style style:name="T2241" style:family="text">
      <style:text-properties officeooo:rsid="105b5ce5"/>
    </style:style>
    <style:style style:name="T2242" style:family="text">
      <style:text-properties officeooo:rsid="105d045c"/>
    </style:style>
    <style:style style:name="T2243" style:family="text">
      <style:text-properties officeooo:rsid="105deb62"/>
    </style:style>
    <style:style style:name="T2244" style:family="text">
      <style:text-properties officeooo:rsid="105fd0f0"/>
    </style:style>
    <style:style style:name="T2245" style:family="text">
      <style:text-properties officeooo:rsid="10616c64"/>
    </style:style>
    <style:style style:name="T2246" style:family="text">
      <style:text-properties officeooo:rsid="1061eb4e"/>
    </style:style>
    <style:style style:name="T2247" style:family="text">
      <style:text-properties officeooo:rsid="10659917"/>
    </style:style>
    <style:style style:name="T2248" style:family="text">
      <style:text-properties officeooo:rsid="106a062d"/>
    </style:style>
    <style:style style:name="T2249" style:family="text">
      <style:text-properties officeooo:rsid="106e957e"/>
    </style:style>
    <style:style style:name="T2250" style:family="text">
      <style:text-properties officeooo:rsid="1070e113"/>
    </style:style>
    <style:style style:name="T2251" style:family="text">
      <style:text-properties officeooo:rsid="107297f0"/>
    </style:style>
    <style:style style:name="T2252" style:family="text">
      <style:text-properties officeooo:rsid="1076b240"/>
    </style:style>
    <style:style style:name="T2253" style:family="text">
      <style:text-properties officeooo:rsid="1076c732"/>
    </style:style>
    <style:style style:name="T2254" style:family="text">
      <style:text-properties officeooo:rsid="1079744f"/>
    </style:style>
    <style:style style:name="T2255" style:family="text">
      <style:text-properties officeooo:rsid="107c5459"/>
    </style:style>
    <style:style style:name="T2256" style:family="text">
      <style:text-properties officeooo:rsid="107e4ae5"/>
    </style:style>
    <style:style style:name="T2257" style:family="text">
      <style:text-properties officeooo:rsid="107e982d"/>
    </style:style>
    <style:style style:name="T2258" style:family="text">
      <style:text-properties officeooo:rsid="107ef292"/>
    </style:style>
    <style:style style:name="T2259" style:family="text">
      <style:text-properties officeooo:rsid="10807b17"/>
    </style:style>
    <style:style style:name="T2260" style:family="text">
      <style:text-properties officeooo:rsid="1082b01a"/>
    </style:style>
    <style:style style:name="T2261" style:family="text">
      <style:text-properties officeooo:rsid="1084f6fb"/>
    </style:style>
    <style:style style:name="T2262" style:family="text">
      <style:text-properties officeooo:rsid="10860d35"/>
    </style:style>
    <style:style style:name="T2263" style:family="text">
      <style:text-properties officeooo:rsid="108793f0"/>
    </style:style>
    <style:style style:name="T2264" style:family="text">
      <style:text-properties officeooo:rsid="10882ac6"/>
    </style:style>
    <style:style style:name="T2265" style:family="text">
      <style:text-properties officeooo:rsid="108c54d1"/>
    </style:style>
    <style:style style:name="T2266" style:family="text">
      <style:text-properties officeooo:rsid="108d7ab8"/>
    </style:style>
    <style:style style:name="T2267" style:family="text">
      <style:text-properties officeooo:rsid="108df179"/>
    </style:style>
    <style:style style:name="T2268" style:family="text">
      <style:text-properties officeooo:rsid="108edfd5"/>
    </style:style>
    <style:style style:name="T2269" style:family="text">
      <style:text-properties officeooo:rsid="10901124"/>
    </style:style>
    <style:style style:name="T2270" style:family="text">
      <style:text-properties officeooo:rsid="1091bb8f"/>
    </style:style>
    <style:style style:name="T2271" style:family="text">
      <style:text-properties officeooo:rsid="1091fefe"/>
    </style:style>
    <style:style style:name="T2272" style:family="text">
      <style:text-properties officeooo:rsid="10930ebf"/>
    </style:style>
    <style:style style:name="T2273" style:family="text">
      <style:text-properties officeooo:rsid="10947d56"/>
    </style:style>
    <style:style style:name="T2274" style:family="text">
      <style:text-properties officeooo:rsid="1095f355"/>
    </style:style>
    <style:style style:name="T2275" style:family="text">
      <style:text-properties officeooo:rsid="1097e076"/>
    </style:style>
    <style:style style:name="T2276" style:family="text">
      <style:text-properties officeooo:rsid="1098e6b6"/>
    </style:style>
    <style:style style:name="T2277" style:family="text">
      <style:text-properties officeooo:rsid="109c98a3"/>
    </style:style>
    <style:style style:name="T2278" style:family="text">
      <style:text-properties officeooo:rsid="109e8d10"/>
    </style:style>
    <style:style style:name="T2279" style:family="text">
      <style:text-properties officeooo:rsid="109e9284"/>
    </style:style>
    <style:style style:name="T2280" style:family="text">
      <style:text-properties officeooo:rsid="109eb0fa"/>
    </style:style>
    <style:style style:name="T2281" style:family="text">
      <style:text-properties officeooo:rsid="10a0671d"/>
    </style:style>
    <style:style style:name="T2282" style:family="text">
      <style:text-properties officeooo:rsid="10a1d3bd"/>
    </style:style>
    <style:style style:name="T2283" style:family="text">
      <style:text-properties officeooo:rsid="10a59186"/>
    </style:style>
    <style:style style:name="T2284" style:family="text">
      <style:text-properties officeooo:rsid="10a6da5f"/>
    </style:style>
    <style:style style:name="T2285" style:family="text">
      <style:text-properties officeooo:rsid="10a7074b"/>
    </style:style>
    <style:style style:name="T2286" style:family="text">
      <style:text-properties officeooo:rsid="10a8373e"/>
    </style:style>
    <style:style style:name="T2287" style:family="text">
      <style:text-properties officeooo:rsid="10a8b504"/>
    </style:style>
    <style:style style:name="T2288" style:family="text">
      <style:text-properties officeooo:rsid="10aa8549"/>
    </style:style>
    <style:style style:name="T2289" style:family="text">
      <style:text-properties officeooo:rsid="10ad8066"/>
    </style:style>
    <style:style style:name="T2290" style:family="text">
      <style:text-properties officeooo:rsid="03b3b46e"/>
    </style:style>
    <style:style style:name="T2291" style:family="text">
      <style:text-properties officeooo:rsid="10af53ea"/>
    </style:style>
    <style:style style:name="T2292" style:family="text">
      <style:text-properties officeooo:rsid="10b05062"/>
    </style:style>
    <style:style style:name="T2293" style:family="text">
      <style:text-properties officeooo:rsid="10b15333"/>
    </style:style>
    <style:style style:name="T2294" style:family="text">
      <style:text-properties officeooo:rsid="10b2a3d4"/>
    </style:style>
    <style:style style:name="T2295" style:family="text">
      <style:text-properties officeooo:rsid="10b39985"/>
    </style:style>
    <style:style style:name="T2296" style:family="text">
      <style:text-properties officeooo:rsid="10b42493"/>
    </style:style>
    <style:style style:name="T2297" style:family="text">
      <style:text-properties officeooo:rsid="10b5322d"/>
    </style:style>
    <style:style style:name="T2298" style:family="text">
      <style:text-properties officeooo:rsid="10b5c048"/>
    </style:style>
    <style:style style:name="T2299" style:family="text">
      <style:text-properties officeooo:rsid="10b5fa9f"/>
    </style:style>
    <style:style style:name="T2300" style:family="text">
      <style:text-properties officeooo:rsid="10b74305"/>
    </style:style>
    <style:style style:name="T2301" style:family="text">
      <style:text-properties officeooo:rsid="10ba841d"/>
    </style:style>
    <style:style style:name="T2302" style:family="text">
      <style:text-properties officeooo:rsid="10bcb743"/>
    </style:style>
    <style:style style:name="T2303" style:family="text">
      <style:text-properties officeooo:rsid="10be9dd8"/>
    </style:style>
    <style:style style:name="T2304" style:family="text">
      <style:text-properties officeooo:rsid="10bfd843"/>
    </style:style>
    <style:style style:name="T2305" style:family="text">
      <style:text-properties officeooo:rsid="10c1adab"/>
    </style:style>
    <style:style style:name="T2306" style:family="text">
      <style:text-properties officeooo:rsid="10c26e9f"/>
    </style:style>
    <style:style style:name="T2307" style:family="text">
      <style:text-properties officeooo:rsid="10c3b2b7"/>
    </style:style>
    <style:style style:name="T2308" style:family="text">
      <style:text-properties officeooo:rsid="10c43730"/>
    </style:style>
    <style:style style:name="T2309" style:family="text">
      <style:text-properties officeooo:rsid="10c50943"/>
    </style:style>
    <style:style style:name="T2310" style:family="text">
      <style:text-properties officeooo:rsid="10c62260"/>
    </style:style>
    <style:style style:name="T2311" style:family="text">
      <style:text-properties officeooo:rsid="10c6eca7"/>
    </style:style>
    <style:style style:name="T2312" style:family="text">
      <style:text-properties officeooo:rsid="10c890fc"/>
    </style:style>
    <style:style style:name="T2313" style:family="text">
      <style:text-properties officeooo:rsid="10c8c4d6"/>
    </style:style>
    <style:style style:name="T2314" style:family="text">
      <style:text-properties officeooo:rsid="10ca1f4f"/>
    </style:style>
    <style:style style:name="T2315" style:family="text">
      <style:text-properties officeooo:rsid="10cbc257"/>
    </style:style>
    <style:style style:name="T2316" style:family="text">
      <style:text-properties officeooo:rsid="10cbf933"/>
    </style:style>
    <style:style style:name="T2317" style:family="text">
      <style:text-properties officeooo:rsid="10cc9878"/>
    </style:style>
    <style:style style:name="T2318" style:family="text">
      <style:text-properties officeooo:rsid="10cd266f"/>
    </style:style>
    <style:style style:name="T2319" style:family="text">
      <style:text-properties officeooo:rsid="10ce6f97"/>
    </style:style>
    <style:style style:name="T2320" style:family="text">
      <style:text-properties officeooo:rsid="10cef9b7"/>
    </style:style>
    <style:style style:name="T2321" style:family="text">
      <style:text-properties officeooo:rsid="10d022f4"/>
    </style:style>
    <style:style style:name="T2322" style:family="text">
      <style:text-properties officeooo:rsid="10d1af9b"/>
    </style:style>
    <style:style style:name="T2323" style:family="text">
      <style:text-properties officeooo:rsid="10d21ca5"/>
    </style:style>
    <style:style style:name="T2324" style:family="text">
      <style:text-properties officeooo:rsid="10d34ec0"/>
    </style:style>
    <style:style style:name="T2325" style:family="text">
      <style:text-properties officeooo:rsid="10d4abd3"/>
    </style:style>
    <style:style style:name="T2326" style:family="text">
      <style:text-properties officeooo:rsid="10d80f6c"/>
    </style:style>
    <style:style style:name="T2327" style:family="text">
      <style:text-properties officeooo:rsid="10d91a10"/>
    </style:style>
    <style:style style:name="T2328" style:family="text">
      <style:text-properties officeooo:rsid="10db1670"/>
    </style:style>
    <style:style style:name="T2329" style:family="text">
      <style:text-properties officeooo:rsid="10dc8185"/>
    </style:style>
    <style:style style:name="T2330" style:family="text">
      <style:text-properties officeooo:rsid="10dd2c0a"/>
    </style:style>
    <style:style style:name="T2331" style:family="text">
      <style:text-properties officeooo:rsid="10de4bfe"/>
    </style:style>
    <style:style style:name="T2332" style:family="text">
      <style:text-properties officeooo:rsid="10dfa104"/>
    </style:style>
    <style:style style:name="T2333" style:family="text">
      <style:text-properties officeooo:rsid="10e4eddb"/>
    </style:style>
    <style:style style:name="T2334" style:family="text">
      <style:text-properties officeooo:rsid="10e6e4c0"/>
    </style:style>
    <style:style style:name="T2335" style:family="text">
      <style:text-properties officeooo:rsid="10ead1cd"/>
    </style:style>
    <style:style style:name="T2336" style:family="text">
      <style:text-properties officeooo:rsid="10ec3874"/>
    </style:style>
    <style:style style:name="T2337" style:family="text">
      <style:text-properties officeooo:rsid="10edb8df"/>
    </style:style>
    <style:style style:name="T2338" style:family="text">
      <style:text-properties officeooo:rsid="10ef26e7"/>
    </style:style>
    <style:style style:name="T2339" style:family="text">
      <style:text-properties officeooo:rsid="10f0e3a9"/>
    </style:style>
    <style:style style:name="T2340" style:family="text">
      <style:text-properties officeooo:rsid="10f1436b"/>
    </style:style>
    <style:style style:name="T2341" style:family="text">
      <style:text-properties officeooo:rsid="10f3103f"/>
    </style:style>
    <style:style style:name="T2342" style:family="text">
      <style:text-properties officeooo:rsid="10f34612"/>
    </style:style>
    <style:style style:name="T2343" style:family="text">
      <style:text-properties officeooo:rsid="10f52458"/>
    </style:style>
    <style:style style:name="T2344" style:family="text">
      <style:text-properties officeooo:rsid="10f77756"/>
    </style:style>
    <style:style style:name="T2345" style:family="text">
      <style:text-properties officeooo:rsid="10f92cd0"/>
    </style:style>
    <style:style style:name="T2346" style:family="text">
      <style:text-properties officeooo:rsid="10fc0c11"/>
    </style:style>
    <style:style style:name="T2347" style:family="text">
      <style:text-properties officeooo:rsid="10fd5e61"/>
    </style:style>
    <style:style style:name="T2348" style:family="text">
      <style:text-properties officeooo:rsid="10fea315"/>
    </style:style>
    <style:style style:name="T2349" style:family="text">
      <style:text-properties officeooo:rsid="10ffcf15"/>
    </style:style>
    <style:style style:name="T2350" style:family="text">
      <style:text-properties officeooo:rsid="1102f263"/>
    </style:style>
    <style:style style:name="T2351" style:family="text">
      <style:text-properties officeooo:rsid="11049cb0"/>
    </style:style>
    <style:style style:name="T2352" style:family="text">
      <style:text-properties officeooo:rsid="11053baa"/>
    </style:style>
    <style:style style:name="T2353" style:family="text">
      <style:text-properties officeooo:rsid="11062124"/>
    </style:style>
    <style:style style:name="T2354" style:family="text">
      <style:text-properties officeooo:rsid="110b6db9"/>
    </style:style>
    <style:style style:name="T2355" style:family="text">
      <style:text-properties officeooo:rsid="110f8b4a"/>
    </style:style>
    <style:style style:name="T2356" style:family="text">
      <style:text-properties officeooo:rsid="1116eefe"/>
    </style:style>
    <style:style style:name="T2357" style:family="text">
      <style:text-properties officeooo:rsid="1117e726"/>
    </style:style>
    <style:style style:name="T2358" style:family="text">
      <style:text-properties officeooo:rsid="11181a7b"/>
    </style:style>
    <style:style style:name="T2359" style:family="text">
      <style:text-properties officeooo:rsid="1119f55a"/>
    </style:style>
    <style:style style:name="T2360" style:family="text">
      <style:text-properties officeooo:rsid="111b9f6e"/>
    </style:style>
    <style:style style:name="T2361" style:family="text">
      <style:text-properties officeooo:rsid="111e4097"/>
    </style:style>
    <style:style style:name="T2362" style:family="text">
      <style:text-properties officeooo:rsid="1120ed65"/>
    </style:style>
    <style:style style:name="T2363" style:family="text">
      <style:text-properties officeooo:rsid="1123a190"/>
    </style:style>
    <style:style style:name="T2364" style:family="text">
      <style:text-properties officeooo:rsid="112486f9"/>
    </style:style>
    <style:style style:name="T2365" style:family="text">
      <style:text-properties officeooo:rsid="1126541e"/>
    </style:style>
    <style:style style:name="T2366" style:family="text">
      <style:text-properties officeooo:rsid="112d29d1"/>
    </style:style>
    <style:style style:name="T2367" style:family="text">
      <style:text-properties officeooo:rsid="112f0b24"/>
    </style:style>
    <style:style style:name="T2368" style:family="text">
      <style:text-properties officeooo:rsid="11318879"/>
    </style:style>
    <style:style style:name="T2369" style:family="text">
      <style:text-properties officeooo:rsid="11324e8d"/>
    </style:style>
    <style:style style:name="T2370" style:family="text">
      <style:text-properties officeooo:rsid="1133e324"/>
    </style:style>
    <style:style style:name="T2371" style:family="text">
      <style:text-properties officeooo:rsid="11346d6c"/>
    </style:style>
    <style:style style:name="T2372" style:family="text">
      <style:text-properties officeooo:rsid="1137bcd9"/>
    </style:style>
    <style:style style:name="T2373" style:family="text">
      <style:text-properties officeooo:rsid="113aa50a"/>
    </style:style>
    <style:style style:name="T2374" style:family="text">
      <style:text-properties officeooo:rsid="113c3052"/>
    </style:style>
    <style:style style:name="T2375" style:family="text">
      <style:text-properties officeooo:rsid="113de720"/>
    </style:style>
    <style:style style:name="T2376" style:family="text">
      <style:text-properties officeooo:rsid="113e5e48"/>
    </style:style>
    <style:style style:name="T2377" style:family="text">
      <style:text-properties officeooo:rsid="113e60c9"/>
    </style:style>
    <style:style style:name="T2378" style:family="text">
      <style:text-properties officeooo:rsid="113f7d7c"/>
    </style:style>
    <style:style style:name="T2379" style:family="text">
      <style:text-properties officeooo:rsid="1140e9b6"/>
    </style:style>
    <style:style style:name="T2380" style:family="text">
      <style:text-properties officeooo:rsid="1142b75d"/>
    </style:style>
    <style:style style:name="T2381" style:family="text">
      <style:text-properties officeooo:rsid="1142b856"/>
    </style:style>
    <style:style style:name="T2382" style:family="text">
      <style:text-properties officeooo:rsid="1146798a"/>
    </style:style>
    <style:style style:name="T2383" style:family="text">
      <style:text-properties officeooo:rsid="114831eb"/>
    </style:style>
    <style:style style:name="T2384" style:family="text">
      <style:text-properties officeooo:rsid="1149b0b8"/>
    </style:style>
    <style:style style:name="T2385" style:family="text">
      <style:text-properties officeooo:rsid="115098d5"/>
    </style:style>
    <style:style style:name="T2386" style:family="text">
      <style:text-properties officeooo:rsid="11513d81"/>
    </style:style>
    <style:style style:name="T2387" style:family="text">
      <style:text-properties officeooo:rsid="1153452b"/>
    </style:style>
    <style:style style:name="T2388" style:family="text">
      <style:text-properties officeooo:rsid="11550bd5"/>
    </style:style>
    <style:style style:name="T2389" style:family="text">
      <style:text-properties officeooo:rsid="11566331"/>
    </style:style>
    <style:style style:name="T2390" style:family="text">
      <style:text-properties officeooo:rsid="1158b283"/>
    </style:style>
    <style:style style:name="T2391" style:family="text">
      <style:text-properties officeooo:rsid="1159e49a"/>
    </style:style>
    <style:style style:name="T2392" style:family="text">
      <style:text-properties officeooo:rsid="115b078b"/>
    </style:style>
    <style:style style:name="T2393" style:family="text">
      <style:text-properties officeooo:rsid="1162fbc5"/>
    </style:style>
    <style:style style:name="T2394" style:family="text">
      <style:text-properties officeooo:rsid="11634587"/>
    </style:style>
    <style:style style:name="T2395" style:family="text">
      <style:text-properties officeooo:rsid="1165200e"/>
    </style:style>
    <style:style style:name="T2396" style:family="text">
      <style:text-properties officeooo:rsid="1168fa48"/>
    </style:style>
    <style:style style:name="T2397" style:family="text">
      <style:text-properties officeooo:rsid="1169eb65"/>
    </style:style>
    <style:style style:name="T2398" style:family="text">
      <style:text-properties officeooo:rsid="116a607c"/>
    </style:style>
    <style:style style:name="T2399" style:family="text">
      <style:text-properties officeooo:rsid="116c7e9d"/>
    </style:style>
    <style:style style:name="T2400" style:family="text">
      <style:text-properties officeooo:rsid="116ddd2c"/>
    </style:style>
    <style:style style:name="T2401" style:family="text">
      <style:text-properties officeooo:rsid="116e40f0"/>
    </style:style>
    <style:style style:name="T2402" style:family="text">
      <style:text-properties officeooo:rsid="116e70a2"/>
    </style:style>
    <style:style style:name="T2403" style:family="text">
      <style:text-properties officeooo:rsid="11fd2854"/>
    </style:style>
    <style:style style:name="T2404" style:family="text">
      <style:text-properties officeooo:rsid="11fe259d"/>
    </style:style>
    <style:style style:name="T2405" style:family="text">
      <style:text-properties officeooo:rsid="12020d3d"/>
    </style:style>
    <style:style style:name="T2406" style:family="text">
      <style:text-properties officeooo:rsid="120aaccc"/>
    </style:style>
    <style:style style:name="T2407" style:family="text">
      <style:text-properties officeooo:rsid="120e1f38"/>
    </style:style>
    <style:style style:name="T2408" style:family="text">
      <style:text-properties officeooo:rsid="120ebe73"/>
    </style:style>
    <style:style style:name="T2409" style:family="text">
      <style:text-properties officeooo:rsid="1212b7f9"/>
    </style:style>
    <style:style style:name="T2410" style:family="text">
      <style:text-properties officeooo:rsid="1213c720"/>
    </style:style>
    <style:style style:name="T2411" style:family="text">
      <style:text-properties officeooo:rsid="121560a8"/>
    </style:style>
    <style:style style:name="T2412" style:family="text">
      <style:text-properties officeooo:rsid="1215d631"/>
    </style:style>
    <style:style style:name="T2413" style:family="text">
      <style:text-properties officeooo:rsid="1217ffcd"/>
    </style:style>
    <style:style style:name="T2414" style:family="text">
      <style:text-properties officeooo:rsid="1218bf47"/>
    </style:style>
    <style:style style:name="T2415" style:family="text">
      <style:text-properties officeooo:rsid="121abef5"/>
    </style:style>
    <style:style style:name="T2416" style:family="text">
      <style:text-properties officeooo:rsid="121b80ee"/>
    </style:style>
    <style:style style:name="T2417" style:family="text">
      <style:text-properties officeooo:rsid="121e2ef8"/>
    </style:style>
    <style:style style:name="T2418" style:family="text">
      <style:text-properties officeooo:rsid="121eef2a"/>
    </style:style>
    <style:style style:name="T2419" style:family="text">
      <style:text-properties officeooo:rsid="121f4ff0"/>
    </style:style>
    <style:style style:name="T2420" style:family="text">
      <style:text-properties officeooo:rsid="12200d86"/>
    </style:style>
    <style:style style:name="T2421" style:family="text">
      <style:text-properties officeooo:rsid="122010b0"/>
    </style:style>
    <style:style style:name="T2422" style:family="text">
      <style:text-properties officeooo:rsid="12215a10"/>
    </style:style>
    <style:style style:name="T2423" style:family="text">
      <style:text-properties officeooo:rsid="1221b0b9"/>
    </style:style>
    <style:style style:name="T2424" style:family="text">
      <style:text-properties officeooo:rsid="122382cd"/>
    </style:style>
    <style:style style:name="T2425" style:family="text">
      <style:text-properties officeooo:rsid="1223cdc2"/>
    </style:style>
    <style:style style:name="T2426" style:family="text">
      <style:text-properties officeooo:rsid="1224e15e"/>
    </style:style>
    <style:style style:name="T2427" style:family="text">
      <style:text-properties officeooo:rsid="12258d0e"/>
    </style:style>
    <style:style style:name="T2428" style:family="text">
      <style:text-properties officeooo:rsid="1225d2e9"/>
    </style:style>
    <style:style style:name="T2429" style:family="text">
      <style:text-properties officeooo:rsid="1225f064"/>
    </style:style>
    <style:style style:name="T2430" style:family="text">
      <style:text-properties officeooo:rsid="1226dbb8"/>
    </style:style>
    <style:style style:name="T2431" style:family="text">
      <style:text-properties officeooo:rsid="12271c7c"/>
    </style:style>
    <style:style style:name="T2432" style:family="text">
      <style:text-properties officeooo:rsid="12291a0b"/>
    </style:style>
    <style:style style:name="T2433" style:family="text">
      <style:text-properties officeooo:rsid="122b1fd7"/>
    </style:style>
    <style:style style:name="T2434" style:family="text">
      <style:text-properties officeooo:rsid="122b6956"/>
    </style:style>
    <style:style style:name="T2435" style:family="text">
      <style:text-properties officeooo:rsid="122b95c9"/>
    </style:style>
    <style:style style:name="T2436" style:family="text">
      <style:text-properties officeooo:rsid="122d3070"/>
    </style:style>
    <style:style style:name="T2437" style:family="text">
      <style:text-properties officeooo:rsid="122d3eeb"/>
    </style:style>
    <style:style style:name="T2438" style:family="text">
      <style:text-properties officeooo:rsid="122eff31"/>
    </style:style>
    <style:style style:name="T2439" style:family="text">
      <style:text-properties officeooo:rsid="122fe577"/>
    </style:style>
    <style:style style:name="T2440" style:family="text">
      <style:text-properties officeooo:rsid="123233fb"/>
    </style:style>
    <style:style style:name="T2441" style:family="text">
      <style:text-properties officeooo:rsid="123277a5"/>
    </style:style>
    <style:style style:name="T2442" style:family="text">
      <style:text-properties officeooo:rsid="1234a286"/>
    </style:style>
    <style:style style:name="T2443" style:family="text">
      <style:text-properties officeooo:rsid="1235d4c6"/>
    </style:style>
    <style:style style:name="T2444" style:family="text">
      <style:text-properties officeooo:rsid="1237b2d5"/>
    </style:style>
    <style:style style:name="T2445" style:family="text">
      <style:text-properties officeooo:rsid="1238bce2"/>
    </style:style>
    <style:style style:name="T2446" style:family="text">
      <style:text-properties officeooo:rsid="1238da21"/>
    </style:style>
    <style:style style:name="T2447" style:family="text">
      <style:text-properties officeooo:rsid="123a3037"/>
    </style:style>
    <style:style style:name="T2448" style:family="text">
      <style:text-properties officeooo:rsid="123b941a"/>
    </style:style>
    <style:style style:name="T2449" style:family="text">
      <style:text-properties officeooo:rsid="123d9308"/>
    </style:style>
    <style:style style:name="T2450" style:family="text">
      <style:text-properties officeooo:rsid="123ef2d0"/>
    </style:style>
    <style:style style:name="T2451" style:family="text">
      <style:text-properties officeooo:rsid="124052ec"/>
    </style:style>
    <style:style style:name="T2452" style:family="text">
      <style:text-properties officeooo:rsid="12416314"/>
    </style:style>
    <style:style style:name="T2453" style:family="text">
      <style:text-properties officeooo:rsid="1244563e"/>
    </style:style>
    <style:style style:name="T2454" style:family="text">
      <style:text-properties officeooo:rsid="1244614f"/>
    </style:style>
    <style:style style:name="T2455" style:family="text">
      <style:text-properties officeooo:rsid="12462e99"/>
    </style:style>
    <style:style style:name="T2456" style:family="text">
      <style:text-properties officeooo:rsid="124832c4"/>
    </style:style>
    <style:style style:name="T2457" style:family="text">
      <style:text-properties officeooo:rsid="124973bd"/>
    </style:style>
    <style:style style:name="T2458" style:family="text">
      <style:text-properties officeooo:rsid="124b2a33"/>
    </style:style>
    <style:style style:name="T2459" style:family="text">
      <style:text-properties officeooo:rsid="124b6488"/>
    </style:style>
    <style:style style:name="T2460" style:family="text">
      <style:text-properties officeooo:rsid="124cc36c"/>
    </style:style>
    <style:style style:name="T2461" style:family="text">
      <style:text-properties officeooo:rsid="12505b50"/>
    </style:style>
    <style:style style:name="T2462" style:family="text">
      <style:text-properties officeooo:rsid="1251e469"/>
    </style:style>
    <style:style style:name="T2463" style:family="text">
      <style:text-properties officeooo:rsid="1252b267"/>
    </style:style>
    <style:style style:name="T2464" style:family="text">
      <style:text-properties officeooo:rsid="125319c1"/>
    </style:style>
    <style:style style:name="T2465" style:family="text">
      <style:text-properties officeooo:rsid="1255111d"/>
    </style:style>
    <style:style style:name="T2466" style:family="text">
      <style:text-properties officeooo:rsid="1258e5c9"/>
    </style:style>
    <style:style style:name="T2467" style:family="text">
      <style:text-properties officeooo:rsid="125a2a89"/>
    </style:style>
    <style:style style:name="T2468" style:family="text">
      <style:text-properties officeooo:rsid="125c085b"/>
    </style:style>
    <style:style style:name="T2469" style:family="text">
      <style:text-properties officeooo:rsid="125d0fac"/>
    </style:style>
    <style:style style:name="T2470" style:family="text">
      <style:text-properties officeooo:rsid="125d2fbe"/>
    </style:style>
    <style:style style:name="T2471" style:family="text">
      <style:text-properties officeooo:rsid="125d9e28"/>
    </style:style>
    <style:style style:name="T2472" style:family="text">
      <style:text-properties officeooo:rsid="125ef57b"/>
    </style:style>
    <style:style style:name="T2473" style:family="text">
      <style:text-properties officeooo:rsid="12607036"/>
    </style:style>
    <style:style style:name="T2474" style:family="text">
      <style:text-properties officeooo:rsid="126100ea"/>
    </style:style>
    <style:style style:name="T2475" style:family="text">
      <style:text-properties officeooo:rsid="126346a4"/>
    </style:style>
    <style:style style:name="T2476" style:family="text">
      <style:text-properties officeooo:rsid="1265424d"/>
    </style:style>
    <style:style style:name="T2477" style:family="text">
      <style:text-properties officeooo:rsid="12669604"/>
    </style:style>
    <style:style style:name="T2478" style:family="text">
      <style:text-properties officeooo:rsid="1269f5fe"/>
    </style:style>
    <style:style style:name="T2479" style:family="text">
      <style:text-properties officeooo:rsid="126b8621"/>
    </style:style>
    <style:style style:name="T2480" style:family="text">
      <style:text-properties officeooo:rsid="126cabc1"/>
    </style:style>
    <style:style style:name="T2481" style:family="text">
      <style:text-properties officeooo:rsid="126e6f9e"/>
    </style:style>
    <style:style style:name="T2482" style:family="text">
      <style:text-properties officeooo:rsid="126f7146"/>
    </style:style>
    <style:style style:name="T2483" style:family="text">
      <style:text-properties officeooo:rsid="1272147d"/>
    </style:style>
    <style:style style:name="T2484" style:family="text">
      <style:text-properties officeooo:rsid="127334c9"/>
    </style:style>
    <style:style style:name="T2485" style:family="text">
      <style:text-properties officeooo:rsid="1274862e"/>
    </style:style>
    <style:style style:name="T2486" style:family="text">
      <style:text-properties officeooo:rsid="1276e4fc"/>
    </style:style>
    <style:style style:name="T2487" style:family="text">
      <style:text-properties officeooo:rsid="12782d44"/>
    </style:style>
    <style:style style:name="T2488" style:family="text">
      <style:text-properties officeooo:rsid="1279a525"/>
    </style:style>
    <style:style style:name="T2489" style:family="text">
      <style:text-properties officeooo:rsid="127af682"/>
    </style:style>
    <style:style style:name="T2490" style:family="text">
      <style:text-properties officeooo:rsid="127cf8e9"/>
    </style:style>
    <style:style style:name="T2491" style:family="text">
      <style:text-properties officeooo:rsid="127eaae4"/>
    </style:style>
    <style:style style:name="T2492" style:family="text">
      <style:text-properties officeooo:rsid="12801418"/>
    </style:style>
    <style:style style:name="T2493" style:family="text">
      <style:text-properties officeooo:rsid="1281ede7"/>
    </style:style>
    <style:style style:name="T2494" style:family="text">
      <style:text-properties officeooo:rsid="128235e9"/>
    </style:style>
    <style:style style:name="T2495" style:family="text">
      <style:text-properties officeooo:rsid="1284c5db"/>
    </style:style>
    <style:style style:name="T2496" style:family="text">
      <style:text-properties officeooo:rsid="1284eced"/>
    </style:style>
    <style:style style:name="T2497" style:family="text">
      <style:text-properties officeooo:rsid="12868556"/>
    </style:style>
    <style:style style:name="T2498" style:family="text">
      <style:text-properties officeooo:rsid="128694e2"/>
    </style:style>
    <style:style style:name="T2499" style:family="text">
      <style:text-properties officeooo:rsid="12882415"/>
    </style:style>
    <style:style style:name="T2500" style:family="text">
      <style:text-properties officeooo:rsid="128895dc"/>
    </style:style>
    <style:style style:name="T2501" style:family="text">
      <style:text-properties officeooo:rsid="1288fa15"/>
    </style:style>
    <style:style style:name="T2502" style:family="text">
      <style:text-properties officeooo:rsid="128a7e58"/>
    </style:style>
    <style:style style:name="T2503" style:family="text">
      <style:text-properties officeooo:rsid="128b0a57"/>
    </style:style>
    <style:style style:name="T2504" style:family="text">
      <style:text-properties officeooo:rsid="12930aa9"/>
    </style:style>
    <style:style style:name="T2505" style:family="text">
      <style:text-properties officeooo:rsid="12989699"/>
    </style:style>
    <style:style style:name="T2506" style:family="text">
      <style:text-properties officeooo:rsid="129c29f9"/>
    </style:style>
    <style:style style:name="T2507" style:family="text">
      <style:text-properties officeooo:rsid="129d9070"/>
    </style:style>
    <style:style style:name="T2508" style:family="text">
      <style:text-properties officeooo:rsid="129f484f"/>
    </style:style>
    <style:style style:name="T2509" style:family="text">
      <style:text-properties officeooo:rsid="12a17579"/>
    </style:style>
    <style:style style:name="T2510" style:family="text">
      <style:text-properties officeooo:rsid="12a2e717"/>
    </style:style>
    <style:style style:name="T2511" style:family="text">
      <style:text-properties officeooo:rsid="12a3fc45"/>
    </style:style>
    <style:style style:name="T2512" style:family="text">
      <style:text-properties officeooo:rsid="12a48c29"/>
    </style:style>
    <style:style style:name="T2513" style:family="text">
      <style:text-properties officeooo:rsid="12a663eb"/>
    </style:style>
    <style:style style:name="T2514" style:family="text">
      <style:text-properties officeooo:rsid="12a6c1ae"/>
    </style:style>
    <style:style style:name="T2515" style:family="text">
      <style:text-properties officeooo:rsid="12a718be"/>
    </style:style>
    <style:style style:name="T2516" style:family="text">
      <style:text-properties officeooo:rsid="12a83d71"/>
    </style:style>
    <style:style style:name="T2517" style:family="text">
      <style:text-properties officeooo:rsid="12a96a1d"/>
    </style:style>
    <style:style style:name="T2518" style:family="text">
      <style:text-properties officeooo:rsid="12a996cc"/>
    </style:style>
    <style:style style:name="T2519" style:family="text">
      <style:text-properties officeooo:rsid="12a9ceca"/>
    </style:style>
    <style:style style:name="T2520" style:family="text">
      <style:text-properties officeooo:rsid="12ab3506"/>
    </style:style>
    <style:style style:name="T2521" style:family="text">
      <style:text-properties officeooo:rsid="12ac9b09"/>
    </style:style>
    <style:style style:name="T2522" style:family="text">
      <style:text-properties officeooo:rsid="12acce71"/>
    </style:style>
    <style:style style:name="T2523" style:family="text">
      <style:text-properties officeooo:rsid="12ad3e90"/>
    </style:style>
    <style:style style:name="T2524" style:family="text">
      <style:text-properties officeooo:rsid="12b0290e"/>
    </style:style>
    <style:style style:name="T2525" style:family="text">
      <style:text-properties officeooo:rsid="12b0ea2d"/>
    </style:style>
    <style:style style:name="T2526" style:family="text">
      <style:text-properties officeooo:rsid="12b1c0e0"/>
    </style:style>
    <style:style style:name="T2527" style:family="text">
      <style:text-properties officeooo:rsid="12b2ae7e"/>
    </style:style>
    <style:style style:name="T2528" style:family="text">
      <style:text-properties officeooo:rsid="12b375af"/>
    </style:style>
    <style:style style:name="T2529" style:family="text">
      <style:text-properties officeooo:rsid="12b3e528"/>
    </style:style>
    <style:style style:name="T2530" style:family="text">
      <style:text-properties officeooo:rsid="12b5c41e"/>
    </style:style>
    <style:style style:name="T2531" style:family="text">
      <style:text-properties officeooo:rsid="12b5d37e"/>
    </style:style>
    <style:style style:name="T2532" style:family="text">
      <style:text-properties officeooo:rsid="12b76406"/>
    </style:style>
    <style:style style:name="T2533" style:family="text">
      <style:text-properties officeooo:rsid="12b8fe1b"/>
    </style:style>
    <style:style style:name="T2534" style:family="text">
      <style:text-properties officeooo:rsid="12b9d8cd"/>
    </style:style>
    <style:style style:name="T2535" style:family="text">
      <style:text-properties officeooo:rsid="12baa346"/>
    </style:style>
    <style:style style:name="T2536" style:family="text">
      <style:text-properties officeooo:rsid="12bb5c87"/>
    </style:style>
    <style:style style:name="T2537" style:family="text">
      <style:text-properties officeooo:rsid="12bb8917"/>
    </style:style>
    <style:style style:name="T2538" style:family="text">
      <style:text-properties officeooo:rsid="12bba291"/>
    </style:style>
    <style:style style:name="T2539" style:family="text">
      <style:text-properties officeooo:rsid="12bd5ffe"/>
    </style:style>
    <style:style style:name="T2540" style:family="text">
      <style:text-properties officeooo:rsid="12bf2100"/>
    </style:style>
    <style:style style:name="T2541" style:family="text">
      <style:text-properties officeooo:rsid="12c0aa07"/>
    </style:style>
    <style:style style:name="T2542" style:family="text">
      <style:text-properties officeooo:rsid="12c25ca4"/>
    </style:style>
    <style:style style:name="T2543" style:family="text">
      <style:text-properties officeooo:rsid="12c3b764"/>
    </style:style>
    <style:style style:name="T2544" style:family="text">
      <style:text-properties officeooo:rsid="12c553af"/>
    </style:style>
    <style:style style:name="T2545" style:family="text">
      <style:text-properties officeooo:rsid="12c6662e"/>
    </style:style>
    <style:style style:name="T2546" style:family="text">
      <style:text-properties officeooo:rsid="12c88a78"/>
    </style:style>
    <style:style style:name="T2547" style:family="text">
      <style:text-properties officeooo:rsid="12c98629"/>
    </style:style>
    <style:style style:name="T2548" style:family="text">
      <style:text-properties officeooo:rsid="12ca8e5f"/>
    </style:style>
    <style:style style:name="T2549" style:family="text">
      <style:text-properties officeooo:rsid="12cb7106"/>
    </style:style>
    <style:style style:name="T2550" style:family="text">
      <style:text-properties officeooo:rsid="12cc7c58"/>
    </style:style>
    <style:style style:name="T2551" style:family="text">
      <style:text-properties officeooo:rsid="12d0fccb"/>
    </style:style>
    <style:style style:name="T2552" style:family="text">
      <style:text-properties officeooo:rsid="12d45ee6"/>
    </style:style>
    <style:style style:name="T2553" style:family="text">
      <style:text-properties officeooo:rsid="12d659a0"/>
    </style:style>
    <style:style style:name="T2554" style:family="text">
      <style:text-properties officeooo:rsid="12d69963"/>
    </style:style>
    <style:style style:name="T2555" style:family="text">
      <style:text-properties officeooo:rsid="12d88b3f"/>
    </style:style>
    <style:style style:name="T2556" style:family="text">
      <style:text-properties officeooo:rsid="12d96831"/>
    </style:style>
    <style:style style:name="T2557" style:family="text">
      <style:text-properties officeooo:rsid="13c82756"/>
    </style:style>
    <style:style style:name="T2558" style:family="text">
      <style:text-properties officeooo:rsid="13e8d0a2"/>
    </style:style>
    <style:style style:name="T2559" style:family="text">
      <style:text-properties officeooo:rsid="13e9b968"/>
    </style:style>
    <style:style style:name="T2560" style:family="text">
      <style:text-properties officeooo:rsid="13ea4717"/>
    </style:style>
    <style:style style:name="T2561" style:family="text">
      <style:text-properties officeooo:rsid="13eacf30"/>
    </style:style>
    <style:style style:name="T2562" style:family="text">
      <style:text-properties officeooo:rsid="13eccd3c"/>
    </style:style>
    <style:style style:name="T2563" style:family="text">
      <style:text-properties officeooo:rsid="13edf382"/>
    </style:style>
    <style:style style:name="T2564" style:family="text">
      <style:text-properties officeooo:rsid="13ee973b"/>
    </style:style>
    <style:style style:name="T2565" style:family="text">
      <style:text-properties officeooo:rsid="13ef3f16"/>
    </style:style>
    <style:style style:name="T2566" style:family="text">
      <style:text-properties officeooo:rsid="13f090dc"/>
    </style:style>
    <style:style style:name="T2567" style:family="text">
      <style:text-properties officeooo:rsid="13fbc714"/>
    </style:style>
    <style:style style:name="T2568" style:family="text">
      <style:text-properties officeooo:rsid="13fcb040"/>
    </style:style>
    <style:style style:name="T2569" style:family="text">
      <style:text-properties officeooo:rsid="13fdfcfa"/>
    </style:style>
    <style:style style:name="T2570" style:family="text">
      <style:text-properties officeooo:rsid="13febf98"/>
    </style:style>
    <style:style style:name="T2571" style:family="text">
      <style:text-properties officeooo:rsid="1400280e"/>
    </style:style>
    <style:style style:name="T2572" style:family="text">
      <style:text-properties officeooo:rsid="14008365"/>
    </style:style>
    <style:style style:name="T2573" style:family="text">
      <style:text-properties officeooo:rsid="140221fe"/>
    </style:style>
    <style:style style:name="T2574" style:family="text">
      <style:text-properties officeooo:rsid="140325ba"/>
    </style:style>
    <style:style style:name="T2575" style:family="text">
      <style:text-properties officeooo:rsid="1404fe1c"/>
    </style:style>
    <style:style style:name="T2576" style:family="text">
      <style:text-properties officeooo:rsid="1406b870"/>
    </style:style>
    <style:style style:name="T2577" style:family="text">
      <style:text-properties officeooo:rsid="1408063b"/>
    </style:style>
    <style:style style:name="T2578" style:family="text">
      <style:text-properties officeooo:rsid="140a9993"/>
    </style:style>
    <style:style style:name="T2579" style:family="text">
      <style:text-properties officeooo:rsid="14d16ac6"/>
    </style:style>
    <style:style style:name="T2580" style:family="text">
      <style:text-properties officeooo:rsid="14d2c95a"/>
    </style:style>
    <style:style style:name="T2581" style:family="text">
      <style:text-properties officeooo:rsid="14d2d532"/>
    </style:style>
    <style:style style:name="T2582" style:family="text">
      <style:text-properties officeooo:rsid="14d2f1af"/>
    </style:style>
    <style:style style:name="T2583" style:family="text">
      <style:text-properties officeooo:rsid="14d4efdd"/>
    </style:style>
    <style:style style:name="T2584" style:family="text">
      <style:text-properties officeooo:rsid="14d7ba79"/>
    </style:style>
    <style:style style:name="T2585" style:family="text">
      <style:text-properties officeooo:rsid="14da07b4"/>
    </style:style>
    <style:style style:name="T2586" style:family="text">
      <style:text-properties officeooo:rsid="14dfd669"/>
    </style:style>
    <style:style style:name="T2587" style:family="text">
      <style:text-properties officeooo:rsid="14e14f1f"/>
    </style:style>
    <style:style style:name="T2588" style:family="text">
      <style:text-properties officeooo:rsid="14e2b2f5"/>
    </style:style>
    <style:style style:name="T2589" style:family="text">
      <style:text-properties officeooo:rsid="14e45844"/>
    </style:style>
    <style:style style:name="T2590" style:family="text">
      <style:text-properties officeooo:rsid="14e5f7d0"/>
    </style:style>
    <style:style style:name="T2591" style:family="text">
      <style:text-properties officeooo:rsid="14e7bb62"/>
    </style:style>
    <style:style style:name="T2592" style:family="text">
      <style:text-properties officeooo:rsid="14e983f4"/>
    </style:style>
    <style:style style:name="T2593" style:family="text">
      <style:text-properties officeooo:rsid="14eb12f9"/>
    </style:style>
    <style:style style:name="T2594" style:family="text">
      <style:text-properties officeooo:rsid="14eb7e0f"/>
    </style:style>
    <style:style style:name="T2595" style:family="text">
      <style:text-properties officeooo:rsid="14ecba22"/>
    </style:style>
    <style:style style:name="T2596" style:family="text">
      <style:text-properties officeooo:rsid="14ece23d"/>
    </style:style>
    <style:style style:name="T2597" style:family="text">
      <style:text-properties officeooo:rsid="14ee2bb3"/>
    </style:style>
    <style:style style:name="T2598" style:family="text">
      <style:text-properties officeooo:rsid="14ef06f7"/>
    </style:style>
    <style:style style:name="T2599" style:family="text">
      <style:text-properties officeooo:rsid="14efc5f9"/>
    </style:style>
    <style:style style:name="T2600" style:family="text">
      <style:text-properties officeooo:rsid="14f2672f"/>
    </style:style>
    <style:style style:name="T2601" style:family="text">
      <style:text-properties officeooo:rsid="14f38caa"/>
    </style:style>
    <style:style style:name="T2602" style:family="text">
      <style:text-properties officeooo:rsid="14f525f0"/>
    </style:style>
    <style:style style:name="T2603" style:family="text">
      <style:text-properties officeooo:rsid="14f642f1"/>
    </style:style>
    <style:style style:name="T2604" style:family="text">
      <style:text-properties officeooo:rsid="14f80e53"/>
    </style:style>
    <style:style style:name="T2605" style:family="text">
      <style:text-properties officeooo:rsid="14f87e39"/>
    </style:style>
    <style:style style:name="T2606" style:family="text">
      <style:text-properties officeooo:rsid="14f9b309"/>
    </style:style>
    <style:style style:name="T2607" style:family="text">
      <style:text-properties officeooo:rsid="14fb5620"/>
    </style:style>
    <style:style style:name="T2608" style:family="text">
      <style:text-properties officeooo:rsid="14fca45a"/>
    </style:style>
    <style:style style:name="T2609" style:family="text">
      <style:text-properties officeooo:rsid="14fe710e"/>
    </style:style>
    <style:style style:name="T2610" style:family="text">
      <style:text-properties officeooo:rsid="1501d3e9"/>
    </style:style>
    <style:style style:name="T2611" style:family="text">
      <style:text-properties officeooo:rsid="15024ff5"/>
    </style:style>
    <style:style style:name="T2612" style:family="text">
      <style:text-properties officeooo:rsid="15025202"/>
    </style:style>
    <style:style style:name="T2613" style:family="text">
      <style:text-properties officeooo:rsid="1503a4d1"/>
    </style:style>
    <style:style style:name="T2614" style:family="text">
      <style:text-properties officeooo:rsid="1504860a"/>
    </style:style>
    <style:style style:name="T2615" style:family="text">
      <style:text-properties officeooo:rsid="1505119d"/>
    </style:style>
    <style:style style:name="T2616" style:family="text">
      <style:text-properties officeooo:rsid="1507e03c"/>
    </style:style>
    <style:style style:name="T2617" style:family="text">
      <style:text-properties officeooo:rsid="15095e0f"/>
    </style:style>
    <style:style style:name="T2618" style:family="text">
      <style:text-properties officeooo:rsid="150a9c4b"/>
    </style:style>
    <style:style style:name="T2619" style:family="text">
      <style:text-properties officeooo:rsid="150f3abe"/>
    </style:style>
    <style:style style:name="T2620" style:family="text">
      <style:text-properties officeooo:rsid="15100c5f"/>
    </style:style>
    <style:style style:name="T2621" style:family="text">
      <style:text-properties officeooo:rsid="1511d23b"/>
    </style:style>
    <style:style style:name="T2622" style:family="text">
      <style:text-properties officeooo:rsid="15135e22"/>
    </style:style>
    <style:style style:name="T2623" style:family="text">
      <style:text-properties officeooo:rsid="15198942"/>
    </style:style>
    <style:style style:name="T2624" style:family="text">
      <style:text-properties officeooo:rsid="151a1bdd"/>
    </style:style>
    <style:style style:name="T2625" style:family="text">
      <style:text-properties officeooo:rsid="151b7d81"/>
    </style:style>
    <style:style style:name="T2626" style:family="text">
      <style:text-properties officeooo:rsid="151c187d"/>
    </style:style>
    <style:style style:name="T2627" style:family="text">
      <style:text-properties officeooo:rsid="151eb96c"/>
    </style:style>
    <style:style style:name="T2628" style:family="text">
      <style:text-properties officeooo:rsid="15206bf0"/>
    </style:style>
    <style:style style:name="T2629" style:family="text">
      <style:text-properties officeooo:rsid="1523e9a9"/>
    </style:style>
    <style:style style:name="T2630" style:family="text">
      <style:text-properties officeooo:rsid="15243612"/>
    </style:style>
    <style:style style:name="T2631" style:family="text">
      <style:text-properties officeooo:rsid="152637e6"/>
    </style:style>
    <style:style style:name="T2632" style:family="text">
      <style:text-properties officeooo:rsid="15273cf1"/>
    </style:style>
    <style:style style:name="T2633" style:family="text">
      <style:text-properties officeooo:rsid="1527b967"/>
    </style:style>
    <style:style style:name="T2634" style:family="text">
      <style:text-properties officeooo:rsid="1529373f"/>
    </style:style>
    <style:style style:name="T2635" style:family="text">
      <style:text-properties officeooo:rsid="152bdd94"/>
    </style:style>
    <style:style style:name="T2636" style:family="text">
      <style:text-properties officeooo:rsid="152c4e05"/>
    </style:style>
    <style:style style:name="T2637" style:family="text">
      <style:text-properties officeooo:rsid="152cbb07"/>
    </style:style>
    <style:style style:name="T2638" style:family="text">
      <style:text-properties officeooo:rsid="152d4341"/>
    </style:style>
    <style:style style:name="T2639" style:family="text">
      <style:text-properties officeooo:rsid="15306b5a"/>
    </style:style>
    <style:style style:name="T2640" style:family="text">
      <style:text-properties officeooo:rsid="15307d32"/>
    </style:style>
    <style:style style:name="T2641" style:family="text">
      <style:text-properties officeooo:rsid="153341b3"/>
    </style:style>
    <style:style style:name="T2642" style:family="text">
      <style:text-properties officeooo:rsid="1533f13d"/>
    </style:style>
    <style:style style:name="T2643" style:family="text">
      <style:text-properties officeooo:rsid="1534dcf4"/>
    </style:style>
    <style:style style:name="T2644" style:family="text">
      <style:text-properties officeooo:rsid="15354de4"/>
    </style:style>
    <style:style style:name="T2645" style:family="text">
      <style:text-properties officeooo:rsid="15385597"/>
    </style:style>
    <style:style style:name="T2646" style:family="text">
      <style:text-properties officeooo:rsid="153966f3"/>
    </style:style>
    <style:style style:name="T2647" style:family="text">
      <style:text-properties officeooo:rsid="1539acb6"/>
    </style:style>
    <style:style style:name="T2648" style:family="text">
      <style:text-properties officeooo:rsid="1539f7fb"/>
    </style:style>
    <style:style style:name="T2649" style:family="text">
      <style:text-properties officeooo:rsid="153c5a91"/>
    </style:style>
    <style:style style:name="T2650" style:family="text">
      <style:text-properties officeooo:rsid="153cef11"/>
    </style:style>
    <style:style style:name="T2651" style:family="text">
      <style:text-properties officeooo:rsid="153dcc3f"/>
    </style:style>
    <style:style style:name="T2652" style:family="text">
      <style:text-properties officeooo:rsid="153dd3e8"/>
    </style:style>
    <style:style style:name="T2653" style:family="text">
      <style:text-properties officeooo:rsid="153f1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339">0. </text:span>Зло</text:p>
      <text:p text:style-name="P47"><text:tab/><text:span text:style-name="T2084">В Эквестрии существуют дв</text:span><text:span text:style-name="T2224">а вида</text:span><text:span text:style-name="T2084"> магии — </text:span><text:span text:style-name="T2085">тьма</text:span><text:span text:style-name="T2084">, которая дает могуществ</text:span><text:span text:style-name="T2225">о</text:span><text:span text:style-name="T2084"> и власть над другими и </text:span><text:span text:style-name="T2085">свет</text:span><text:span text:style-name="T2084"> - путь к </text:span><text:span text:style-name="T2226">свободе и добру</text:span><text:span text:style-name="T2084">.</text:span></text:p>
      <text:p text:style-name="P273"><text:span text:style-name="T159"><text:tab/></text:span><text:span text:style-name="T160">Эти две</text:span><text:span text:style-name="T267"> </text:span><text:span text:style-name="T160">стороны</text:span><text:span text:style-name="T159"> часто переплетаются</text:span><text:span text:style-name="T184"> между собой</text:span><text:span text:style-name="T159">, </text:span><text:span text:style-name="T267">поэтому </text:span><text:span text:style-name="T356">нуж</text:span><text:span text:style-name="T372">н</text:span><text:span text:style-name="T373">ы</text:span><text:span text:style-name="T372"> баланс и</text:span><text:span text:style-name="T267"> гармония между ними.</text:span></text:p>
      <text:p text:style-name="P271"><text:span text:style-name="T159"><text:tab/></text:span><text:span text:style-name="T158">Темная магия способн</text:span><text:span text:style-name="T177">а</text:span><text:span text:style-name="T158"> уничтожить </text:span><text:span text:style-name="T177">прежде всего </text:span><text:span text:style-name="T158"><text:s/></text:span><text:span text:style-name="T185">самые добрые качества и взрастить ненависть и злобу</text:span><text:span text:style-name="T177">,</text:span><text:span text:style-name="T161"> поэтому в Эквестрии пони стремятся к дружбе и согласию.</text:span></text:p>
      <text:p text:style-name="P48"><text:tab/>За пределами этой страны существуют другие неизведанные места, в которых <text:span text:style-name="T2557">скрыты</text:span> могущественные силы, постичь <text:span text:style-name="T2578">которые</text:span> даже <text:span text:style-name="T2578">не смогли</text:span> Аликорны, одни из самых <text:span text:style-name="T2030">сильнейших</text:span> магических существ.</text:p>
      <text:p text:style-name="P271"><text:span text:style-name="T161"><text:tab/></text:span><text:span text:style-name="T162">И </text:span><text:span text:style-name="T178">одним</text:span><text:span text:style-name="T162"> из таких мест </text:span><text:span text:style-name="T178">является</text:span><text:span text:style-name="T162"> </text:span><text:span text:style-name="T188">таинственный замок</text:span><text:span text:style-name="T163"> Эндлифа или </text:span><text:span text:style-name="T194">как <text:s/>его называют ученые <text:s/>Аликорны</text:span><text:span text:style-name="T188"> </text:span><text:span text:style-name="T194">«</text:span><text:span text:style-name="T195">точка </text:span><text:span text:style-name="T163">средоточи</text:span><text:span text:style-name="T189">я</text:span><text:span text:style-name="T163"> темной магии». </text:span></text:p>
      <text:p text:style-name="P275"><text:span text:style-name="T163"><text:tab/></text:span><text:span text:style-name="T190">Об этом месте известно очень мало, за исключением </text:span><text:span text:style-name="T196">самого создателя</text:span><text:span text:style-name="T190">, которым </text:span><text:span text:style-name="T186">был легендарный Аликорн </text:span><text:span text:style-name="T187">по имени </text:span><text:span text:style-name="T186">Эндлиф. </text:span></text:p>
      <text:p text:style-name="P275"><text:soft-page-break/><text:span text:style-name="T186"><text:tab/></text:span><text:span text:style-name="T191">Ему</text:span><text:span text:style-name="T186"> </text:span><text:span text:style-name="T187">практически в одиночку </text:span><text:span text:style-name="T192">удалось</text:span><text:span text:style-name="T186"> свергнуть власть в</text:span><text:span text:style-name="T187"> стране</text:span><text:span text:style-name="T186"> </text:span><text:span text:style-name="T187">и уничтожить более сотни Аликорнов, которые пытались его остановить.</text:span></text:p>
      <text:p text:style-name="P276"><text:span text:style-name="T187"><text:tab/></text:span><text:span text:style-name="T193">Неизвестно каким образом </text:span><text:span text:style-name="T216">был побежден </text:span><text:span text:style-name="T193">великий т</text:span><text:span text:style-name="T374">ё</text:span><text:span text:style-name="T193">мный маг, </text:span><text:span text:style-name="T194">но после его смерти пошли слухи, что его дух переместился в замок, </text:span><text:span text:style-name="T217">где обитает до сих пор</text:span><text:span text:style-name="T194">.</text:span></text:p>
      <text:p text:style-name="P277"><text:span text:style-name="T194"><text:tab/></text:span><text:span text:style-name="T197">Спустя </text:span><text:span text:style-name="T207">миллионы</text:span><text:span text:style-name="T197"> лун истории п</text:span><text:span text:style-name="T194">ро замок Эндлифа </text:span><text:span text:style-name="T218">распространилось</text:span><text:span text:style-name="T194"> </text:span><text:span text:style-name="T198">множество</text:span><text:span text:style-name="T194"> легенд и слухов. </text:span></text:p>
      <text:p text:style-name="P278"><text:span text:style-name="T197"><text:tab/></text:span><text:span text:style-name="T194">Кто-то считает что </text:span><text:span text:style-name="T218">в замке сосредоточена могущественная темная маги</text:span><text:span text:style-name="T219">я</text:span><text:span text:style-name="T218">, которую Эндлиф собирал на протяжении всей своей жизни.</text:span></text:p>
      <text:p text:style-name="P279"><text:span text:style-name="T194"><text:tab/></text:span><text:span text:style-name="T198">Д</text:span><text:span text:style-name="T194">ругие думают, что </text:span><text:span text:style-name="T199">душа Эндлифа живет в замке <text:s/>и ждет подходящего момента, чтобы заполучить новое тело и вновь попытаться </text:span><text:span text:style-name="T220">стать самым могущественным т</text:span><text:span text:style-name="T357">ё</text:span><text:span text:style-name="T220">мным Аликорном.</text:span></text:p>
      <text:p text:style-name="P279"><text:span text:style-name="T200"><text:tab/>Но самой сложной загадкой до сих пор </text:span><text:span text:style-name="T221">остается</text:span><text:span text:style-name="T200"> местонахождение этого места. </text:span><text:span text:style-name="T201">После свержения </text:span><text:span text:style-name="T202">великого мага</text:span><text:span text:style-name="T201"> </text:span><text:span text:style-name="T203">удалось </text:span><text:span text:style-name="T201">найти несколько его последователей <text:s/>и выяснить у них, </text:span><text:span text:style-name="T222">что этим местом была обычная поляна, </text:span><text:span text:style-name="T223">на которой</text:span><text:span text:style-name="T222"> нужно </text:span><text:span text:style-name="T223">было </text:span><text:span text:style-name="T222">лишь произнести простое заклинание, </text:span><text:span text:style-name="T223">но узнать где это </text:span><text:soft-page-break/><text:span text:style-name="T223">место и каким было заклинание не удалось </text:span><text:span text:style-name="T224">в силу загадочных обстоятельств.</text:span></text:p>
      <text:p text:style-name="P279"><text:span text:style-name="T194"><text:tab/></text:span><text:span text:style-name="T204">Впоследствии ученые Аликорны пришли </text:span><text:span text:style-name="T225">к</text:span><text:span text:style-name="T204"> выводу, что Эндлиф </text:span><text:span text:style-name="T225">скрыл свой замок с помощью <text:s/>придуманного им заклинания о котором могли знать только самые приближенные его слуги.</text:span></text:p>
      <text:p text:style-name="P271"><text:span text:style-name="T164"><text:tab/></text:span><text:span text:style-name="T226">Знания и темные силы, </text:span><text:span text:style-name="T227">скрытые</text:span><text:span text:style-name="T226"> в том </text:span><text:span text:style-name="T227">секретном </text:span><text:span text:style-name="T226">замке заставляли безумцев тратить всю свою жизнь, чтобы найти </text:span><text:span text:style-name="T268">его</text:span><text:span text:style-name="T226"> и лишь одному бесстрашному и жестокому Аликорну </text:span><text:span text:style-name="T263">Лорду </text:span><text:span text:style-name="T205">Хатред</text:span><text:span text:style-name="T262">у</text:span><text:span text:style-name="T205"> впервые </text:span><text:span text:style-name="T226">удалось</text:span><text:span text:style-name="T205"> </text:span><text:span text:style-name="T226">проникнуть туда.</text:span></text:p>
      <text:p text:style-name="P281"><text:span text:style-name="T165"><text:tab/></text:span><text:span text:style-name="T166">Лорд Хатред </text:span><text:span text:style-name="T229">с самого рождения</text:span><text:span text:style-name="T228"> уступал своему брату в магических способностях и </text:span><text:span text:style-name="T229">поэтому понимал что освоить магию </text:span><text:span text:style-name="T228">обычным путем через долгое и рутинное обучение </text:span><text:span text:style-name="T229">ему не удастся. </text:span><text:span text:style-name="T228"><text:s/></text:span></text:p>
      <text:p text:style-name="P282"><text:span text:style-name="T228"><text:tab/>Он решил начать изучать темную магию </text:span><text:span text:style-name="T230">и использовать свои отрицательные качества, такие как ненависть и злобу, чтобы стать сильнее и могущественнее.</text:span><text:span text:style-name="T228"> </text:span></text:p>
      <text:p text:style-name="P282"><text:span text:style-name="T228"><text:tab/></text:span><text:span text:style-name="T230">В детстве ему как и многим детям рассказывали сказку о замке Эндли</text:span><text:span text:style-name="T231">фа</text:span><text:span text:style-name="T230"> и его </text:span><text:span text:style-name="T232">легендарном создателе</text:span><text:span text:style-name="T230">. <text:tab/>Также немаловажным для него известием </text:span><text:soft-page-break/><text:span text:style-name="T233">послужило</text:span><text:span text:style-name="T230"> то</text:span><text:span text:style-name="T264">,</text:span><text:span text:style-name="T230"> что один из его предков был </text:span><text:span text:style-name="T233">приближенным</text:span><text:span text:style-name="T230"> самого великого темного мага.</text:span><text:span text:style-name="T228"> </text:span></text:p>
      <text:p text:style-name="P280"><text:span text:style-name="T206"><text:s text:c="2"/></text:span><text:span text:style-name="T166"><text:tab/></text:span><text:span text:style-name="T207">И вот теперь </text:span><text:span text:style-name="T234">после десятков лет поисков и изучения жизни своего предка </text:span><text:span text:style-name="T207">он первый пони за несколько </text:span><text:span text:style-name="T208">миллионов</text:span><text:span text:style-name="T207"> лун</text:span><text:span text:style-name="T167">, который ступил на каменную дорожку, ведущую </text:span><text:span text:style-name="T179">к </text:span><text:span text:style-name="T209">одинокому замку</text:span><text:span text:style-name="T167">.</text:span></text:p>
      <text:p text:style-name="P271"><text:span text:style-name="T167"><text:tab/>Лорд Хатред поднялся по замшелым ступенькам, </text:span><text:span text:style-name="T180">чувствуя как они похрустывали</text:span><text:span text:style-name="T167"> от его шагов и не успел </text:span><text:span text:style-name="T168">он </text:span><text:span text:style-name="T167">расп</text:span><text:span text:style-name="T168">а</text:span><text:span text:style-name="T167">хнуть дверь, как она упала на каменный пол </text:span><text:span text:style-name="T169">и разлетелась </text:span><text:span text:style-name="T181">вдребезги</text:span><text:span text:style-name="T167">.</text:span></text:p>
      <text:p text:style-name="P271"><text:span text:style-name="T167"><text:tab/></text:span><text:span text:style-name="T169">Он ступил дальше и увидел перед собой ряд каменны</text:span><text:span text:style-name="T174">х</text:span><text:span text:style-name="T169"> статуй, </text:span><text:span text:style-name="T182">представляющи</text:span><text:span text:style-name="T183">х </text:span><text:span text:style-name="T182">из себя</text:span><text:span text:style-name="T169"> довольно странны</text:span><text:span text:style-name="T182">х</text:span><text:span text:style-name="T169"> </text:span><text:span text:style-name="T182">единорогов</text:span><text:span text:style-name="T169"> с несколькими рогами </text:span><text:span text:style-name="T210">и </text:span><text:span text:style-name="T235">множеством</text:span><text:span text:style-name="T210"> пар крыльев</text:span><text:span text:style-name="T169">.</text:span></text:p>
      <text:p text:style-name="P271"><text:span text:style-name="T169"><text:tab/></text:span><text:span text:style-name="T170">Впереди виднелась самая огромная статуя: шестикрылая пони, </text:span><text:span text:style-name="T236">на </text:span><text:span text:style-name="T237">груди </text:span><text:span text:style-name="T375">у </text:span><text:span text:style-name="T237">которой виднелся таинственный </text:span><text:span text:style-name="T269">знак. Он уже видел его в одной из записок своего предка и сомнения, чт</text:span><text:span text:style-name="T270">о это то самое <text:s/>место </text:span><text:span text:style-name="T269">у него отпали</text:span><text:span text:style-name="T175">.</text:span></text:p>
      <text:p text:style-name="P272"><text:span text:style-name="T170"><text:tab/></text:span><text:span text:style-name="T171">Лорд Хатред остановился </text:span><text:span text:style-name="T176">перед статуей </text:span><text:span text:style-name="T171">и замер. <text:tab/></text:span><text:span text:style-name="T211">Он ждал и спустя </text:span><text:span text:style-name="T237">некоторое время</text:span><text:span text:style-name="T211"> услышал </text:span><text:span text:style-name="T238">слабый </text:span><text:span text:style-name="T211">голос:</text:span></text:p>
      <text:p text:style-name="P271"><text:soft-page-break/><text:span text:style-name="T172">- </text:span><text:span text:style-name="T239">Кому впервые за миллионы лун удалось попасть сюда?</text:span></text:p>
      <text:p text:style-name="P271"><text:span text:style-name="T239"><text:tab/></text:span><text:span text:style-name="T273">Лорд Хатред посмотрел по сторонам, пытаясь найти того, кто говорил, но тщетно, голос распространялся по всему замку и </text:span><text:span text:style-name="T274">любой Аликорн, впервые услышавший его почувствовал бы страх и </text:span><text:span text:style-name="T275">сильную опасность, но Лорд Хатред был необычным волшебником, он владел темной магией и </text:span><text:span text:style-name="T276">сразу</text:span><text:span text:style-name="T275"> догадался, что голос </text:span><text:span text:style-name="T277">принадлежал духу</text:span><text:span text:style-name="T275">.</text:span></text:p>
      <text:p text:style-name="P271"><text:span text:style-name="T239">- </text:span><text:span text:style-name="T271">Я, Лорд Хатред, один из потомков рода </text:span><text:span text:style-name="T272">Дитэдэфов - </text:span><text:span text:style-name="T278">прозвучал голос Лорда </text:span><text:span text:style-name="T279">и отразился эхом.</text:span></text:p>
      <text:p text:style-name="P271"><text:span text:style-name="T279">- </text:span><text:span text:style-name="T280">Дитэдэфы</text:span><text:span text:style-name="T358">...</text:span><text:span text:style-name="T280"> </text:span><text:span text:style-name="T358">Я</text:span><text:span text:style-name="T281"> помню <text:s/>их... </text:span><text:span text:style-name="T358">О</text:span><text:span text:style-name="T280">ни были верными слугами для меня.</text:span></text:p>
      <text:p text:style-name="P271"><text:span text:style-name="T280"><text:tab/></text:span><text:span text:style-name="T282">Голос темного мага постоянно менялся, то становился более четким, то пропадал и Лорд Хатред <text:s/></text:span><text:span text:style-name="T283">не мог полностью уловить его речь.</text:span></text:p>
      <text:p text:style-name="P271"><text:span text:style-name="T212">- </text:span><text:span text:style-name="T213">Вы </text:span><text:span text:style-name="T283">дух </text:span><text:span text:style-name="T213">могущественн</text:span><text:span text:style-name="T283">ого</text:span><text:span text:style-name="T213"> темн</text:span><text:span text:style-name="T283">ого</text:span><text:span text:style-name="T213"> волшебник</text:span><text:span text:style-name="T283">а</text:span><text:span text:style-name="T213">? - </text:span><text:span text:style-name="T284">спросил </text:span><text:span text:style-name="T240">Лорд Хатред.</text:span></text:p>
      <text:p text:style-name="P271"><text:span text:style-name="T213">- </text:span><text:span text:style-name="T214">Да... </text:span><text:span text:style-name="T359">Я</text:span><text:span text:style-name="T285"> всего лишь дух...</text:span><text:span text:style-name="T214"> — </text:span><text:span text:style-name="T286">ответил так же тихо и невнятно т</text:span><text:span text:style-name="T360">ё</text:span><text:span text:style-name="T286">мный маг.</text:span></text:p>
      <text:p text:style-name="P271"><text:span text:style-name="T214">- </text:span><text:span text:style-name="T241">Я вижу, что вы сильно ослабли.</text:span></text:p>
      <text:p text:style-name="P271"><text:soft-page-break/><text:span text:style-name="T241"><text:tab/></text:span><text:span text:style-name="T287">Темный маг ничего не ответил, он лишь </text:span><text:span text:style-name="T288">издавал странные и продолжительные звуки, похожие на крики </text:span><text:span text:style-name="T289">от мучительной </text:span><text:span text:style-name="T288">боли.</text:span></text:p>
      <text:p text:style-name="P286"><text:span text:style-name="T288"><text:tab/></text:span><text:span text:style-name="T290">В это время </text:span><text:span text:style-name="T252">Лорд Хатред </text:span><text:span text:style-name="T290">приступил</text:span><text:span text:style-name="T253"> осматривать кажд</text:span><text:span text:style-name="T291">ую </text:span><text:span text:style-name="T253">каменн</text:span><text:span text:style-name="T290">ую статую. </text:span><text:span text:style-name="T291">Сначала</text:span><text:span text:style-name="T290"> </text:span><text:span text:style-name="T291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286"><text:span text:style-name="T254"><text:tab/>После исследования последнего каменного Аликорна стало известно, что в каждо</text:span><text:span text:style-name="T292">м</text:span><text:span text:style-name="T254"> из </text:span><text:span text:style-name="T292">них</text:span><text:span text:style-name="T254"> скрыта т</text:span><text:span text:style-name="T361">ё</text:span><text:span text:style-name="T254">мная магия.</text:span></text:p>
      <text:p text:style-name="P287"><text:span text:style-name="T254">- </text:span><text:span text:style-name="T362">В</text:span><text:span text:style-name="T293">ы спрятали в этих каменных Аликорнах всю вашу магию, </text:span><text:span text:style-name="T296">но </text:span><text:span text:style-name="T294">только зачем, если вы даже не можете ей воспользоваться</text:span><text:span text:style-name="T293">? - </text:span><text:span text:style-name="T376">нарушил молчание</text:span><text:span text:style-name="T294"> Лорд Хатред.</text:span></text:p>
      <text:p text:style-name="P286"><text:span text:style-name="T294">- </text:span><text:span text:style-name="T295">Я… не могу… тогда я не был духом..</text:span></text:p>
      <text:p text:style-name="P286"><text:span text:style-name="T295">- </text:span><text:span text:style-name="T297">В истории вы были </text:span><text:span text:style-name="T298">легендарным темным Аликорном, который смо</text:span><text:span text:style-name="T299">г практически в одиночку захватить всю власть. </text:span><text:span text:style-name="T300">Как вы потерпели поражение? </text:span><text:span text:style-name="T301">Как превратились в такое ничтожество?</text:span></text:p>
      <text:p text:style-name="P286"><text:span text:style-name="T301">- </text:span><text:span text:style-name="T302">Эта всегд</text:span><text:span text:style-name="T378">а</text:span><text:span text:style-name="T303"> будет</text:span><text:span text:style-name="T302"> моей тай...ной… </text:span><text:span text:style-name="T377">Только моей.</text:span></text:p>
      <text:p text:style-name="P286"><text:span text:style-name="T302">- </text:span><text:span text:style-name="T304">Сейчас у вас нет сил, чтобы вновь стать могущественным темным магом, но вы скрывает</text:span><text:span text:style-name="T306">е</text:span><text:span text:style-name="T304"> </text:span><text:soft-page-break/><text:span text:style-name="T304">столь мощную магию в этих каменных глыбах </text:span><text:span text:style-name="T305">и надеетесь, что никто и никогда не сможет забрать её </text:span><text:span text:style-name="T306">у вас?</text:span></text:p>
      <text:p text:style-name="P288"><text:span text:style-name="T305">- </text:span><text:span text:style-name="T307">Я ждал теб</text:span><text:span text:style-name="T310">я,</text:span><text:span text:style-name="T307"> потомка <text:s/></text:span><text:span text:style-name="T280">Дитэдэфов…</text:span><text:span text:style-name="T307"> Я вер</text:span><text:span text:style-name="T309">ю,</text:span><text:span text:style-name="T307"> </text:span><text:span text:style-name="T308">что вновь обрету власть… и могущество.</text:span></text:p>
      <text:p text:style-name="P288"><text:span text:style-name="T308">- </text:span><text:span text:style-name="T311">Возможно по родственной линии я являюсь потомком Дитэдэфов, но я никогда никому не собираюсь служить, </text:span><text:span text:style-name="T312">тем более тебе!</text:span></text:p>
      <text:p text:style-name="P288"><text:span text:style-name="T312">- </text:span><text:span text:style-name="T313">Но ты не сможешь… Не сможешь</text:span><text:span text:style-name="T364"> </text:span><text:span text:style-name="T379">б</text:span><text:span text:style-name="T363">ез меня</text:span><text:span text:style-name="T313">!</text:span></text:p>
      <text:p text:style-name="P288"><text:span text:style-name="T313">-</text:span><text:span text:style-name="T215"> </text:span><text:span text:style-name="T315">Я смог найти это место </text:span><text:span text:style-name="T316">после стольких лет</text:span><text:span text:style-name="T365"> в одиночку</text:span><text:span text:style-name="T317">.</text:span></text:p>
      <text:p text:style-name="P283"><text:span text:style-name="T242">- </text:span><text:span text:style-name="T314">Мои защитные чар</text:span><text:span text:style-name="T380">ы</text:span><text:span text:style-name="T314"> будут все...гда оберегать это место...</text:span></text:p>
      <text:p text:style-name="P283"><text:span text:style-name="T243"><text:tab/>Лорд Хатред </text:span><text:span text:style-name="T318">ничего </text:span><text:span text:style-name="T319">не </text:span><text:span text:style-name="T318">ответил, </text:span><text:span text:style-name="T319">а </text:span><text:span text:style-name="T243">задумался</text:span><text:span text:style-name="T381">,</text:span><text:span text:style-name="T243"> </text:span><text:span text:style-name="T319">если сейчас он потерпит поражение, то оно будет окончательным потому что защитные чары </text:span><text:span text:style-name="T244"><text:s/>уничтож</text:span><text:span text:style-name="T319">ат</text:span><text:span text:style-name="T244"> его раньше</text:span><text:span text:style-name="T319">,</text:span><text:span text:style-name="T244"> чем он сможет что-либо предпринять.</text:span></text:p>
      <text:p text:style-name="P283"><text:span text:style-name="T244"><text:tab/></text:span><text:span text:style-name="T320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283"><text:soft-page-break/><text:span text:style-name="T320"><text:tab/></text:span><text:span text:style-name="T321">Оказалось что никаких защитных чар не было и темный маг лишь сбил с толку Лорда </text:span><text:span text:style-name="T322">и внушил ему бессмысленный страх.</text:span></text:p>
      <text:p text:style-name="P283"><text:span text:style-name="T322">- Ты ничем не смог оградить этих каменных Аликорнов от меня, </text:span><text:span text:style-name="T323">а лишь посеял во мне страх и сомнения, полагаясь, что это остановит меня!?</text:span></text:p>
      <text:p text:style-name="P283"><text:span text:style-name="T323">- </text:span><text:span text:style-name="T324">Только я мо...гу </text:span><text:span text:style-name="T325">управлять этой магией…</text:span></text:p>
      <text:p text:style-name="P283"><text:span text:style-name="T245">- </text:span><text:span text:style-name="T366">Ты лжёшь</text:span><text:span text:style-name="T326">!</text:span><text:span text:style-name="T246"> </text:span><text:span text:style-name="T327">И мне противно </text:span><text:span text:style-name="T367">это</text:span><text:span text:style-name="T327">! Тогда миллионы лет назад ты был великим т</text:span><text:span text:style-name="T328">ё</text:span><text:span text:style-name="T327">мным магом, но сейчас ты ничтожество!</text:span></text:p>
      <text:p text:style-name="P283"><text:span text:style-name="T247"><text:tab/></text:span><text:span text:style-name="T329">Лорд Хатред </text:span><text:span text:style-name="T331">уже видел свою </text:span><text:span text:style-name="T332">будущую </text:span><text:span text:style-name="T331">победу </text:span><text:span text:style-name="T333">и </text:span><text:span text:style-name="T331"><text:s/></text:span><text:span text:style-name="T329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0">безграничной </text:span><text:span text:style-name="T329">власти.</text:span></text:p>
      <text:p text:style-name="P283"><text:span text:style-name="T247"><text:tab/></text:span><text:span text:style-name="T248">Но правду ли он увидел. </text:span><text:span text:style-name="T249">Может</text:span><text:span text:style-name="T248"> </text:span><text:span text:style-name="T249">быть великий </text:span><text:span text:style-name="T265">темный </text:span><text:span text:style-name="T334">маг</text:span><text:span text:style-name="T249"> </text:span><text:span text:style-name="T248">только этого и хотел: уничтожить </text:span><text:span text:style-name="T368">окончательно </text:span><text:span text:style-name="T248">все сомнения </text:span><text:span text:style-name="T249">и страхи</text:span><text:span text:style-name="T335"> у Лорда</text:span><text:span text:style-name="T248">, чтобы его собственная магия </text:span><text:span text:style-name="T336">смогла завладеть им</text:span><text:span text:style-name="T248">.</text:span></text:p>
      <text:p text:style-name="P283"><text:span text:style-name="T248">- </text:span><text:span text:style-name="T337">Прошу… Твой предок верно мне служил… Он зна</text:span><text:span text:style-name="T338">л, что я щедр на похвалу</text:span><text:span text:style-name="T250">.</text:span></text:p>
      <text:p text:style-name="P283"><text:soft-page-break/><text:span text:style-name="T250">- </text:span><text:span text:style-name="T339">Ты хочешь </text:span><text:span text:style-name="T341">чтобы я помог тебе </text:span><text:span text:style-name="T339">обрести мощь и силу </text:span><text:span text:style-name="T340">взамен на место верного слуги?</text:span></text:p>
      <text:p text:style-name="P283"><text:span text:style-name="T340">- </text:span><text:span text:style-name="T342">Я желаю этого..</text:span></text:p>
      <text:p text:style-name="P283"><text:span text:style-name="T342"><text:tab/></text:span><text:span text:style-name="T343">Лорд Хатред засмеялся </text:span><text:span text:style-name="T344">и заглушил все страдания темного мага своим смехом, эхо которого разлетелось по всему замку.</text:span></text:p>
      <text:p text:style-name="P289"><text:span text:style-name="T344">- </text:span><text:span text:style-name="T345">Я </text:span><text:span text:style-name="T369">умоляю</text:span><text:span text:style-name="T345">…</text:span></text:p>
      <text:p text:style-name="P289"><text:span text:style-name="T251">- </text:span><text:span text:style-name="T346">Нет! Я</text:span><text:span text:style-name="T347">,</text:span><text:span text:style-name="T346"> Лорд Хатред, никогда не стану твоим слугой!</text:span><text:span text:style-name="T255"> - </text:span><text:span text:style-name="T348">резко ответил Лорд и начал произносить заклинания.</text:span></text:p>
      <text:p text:style-name="P289"><text:span text:style-name="T348"><text:tab/></text:span><text:span text:style-name="T349">Замок озарился ярким</text:span><text:span text:style-name="T173"> </text:span><text:span text:style-name="T349">светом</text:span><text:span text:style-name="T256">, </text:span><text:span text:style-name="T349">а </text:span><text:span text:style-name="T257">каменные </text:span><text:span text:style-name="T349">Аликорны</text:span><text:span text:style-name="T257"> начали шевелиться и их глаза засветились темным пламенем.</text:span></text:p>
      <text:p text:style-name="P290"><text:span text:style-name="T257"><text:tab/></text:span><text:span text:style-name="T349">Внезапно каждый монолит ударил молни</text:span><text:span text:style-name="T382">ями</text:span><text:span text:style-name="T349"> в Лорда Хатреда. </text:span></text:p>
      <text:p text:style-name="P290"><text:span text:style-name="T349"><text:tab/></text:span><text:span text:style-name="T350">Молниеносные лучи задержались на</text:span><text:span text:style-name="T349"> амулете, который был у </text:span><text:span text:style-name="T350">Лорда</text:span><text:span text:style-name="T349"> все это время на ше</text:span><text:span text:style-name="T350">е.</text:span></text:p>
      <text:p text:style-name="P289"><text:span text:style-name="T350"><text:tab/></text:span><text:span text:style-name="T351">Амулет поднялся в воздух до самого потолка, а из каменных статуй посыпались икры и количество молний </text:span><text:span text:style-name="T370">увеличилось</text:span><text:span text:style-name="T351">.</text:span></text:p>
      <text:p text:style-name="P289"><text:soft-page-break/><text:span text:style-name="T351"><text:tab/></text:span><text:span text:style-name="T352">В какой-то момент каждый монолит треснул и рассыпался. И после разрушения последнего </text:span><text:span text:style-name="T353">каменного Аликорна</text:span><text:span text:style-name="T352"> </text:span><text:span text:style-name="T354">воцарилась тишина и </text:span><text:span text:style-name="T352">амулет </text:span><text:span text:style-name="T353">вновь вернулся к Лорду.</text:span></text:p>
      <text:p text:style-name="P284"><text:span text:style-name="T257"><text:tab/></text:span><text:span text:style-name="T173">Хатред почувствовал </text:span><text:span text:style-name="T353">таинственную силу, окутавшую его.</text:span></text:p>
      <text:p text:style-name="P284"><text:span text:style-name="T173"><text:tab/></text:span><text:span text:style-name="T256">Это была </text:span><text:span text:style-name="T354">могущественная </text:span><text:span text:style-name="T256">темная магия.</text:span></text:p>
      <text:p text:style-name="P284"><text:span text:style-name="T256">- </text:span><text:span text:style-name="T355">Твое поражение станет моей победой — ледяным голосом произнес</text:span><text:span text:style-name="T258"> Лорд Хатред </text:span><text:span text:style-name="T259">и выпустил в потолок сильный удар молни</text:span><text:span text:style-name="T371">й</text:span><text:span text:style-name="T259">, котор</text:span><text:span text:style-name="T371">ые</text:span><text:span text:style-name="T259"> полностью уничтожил</text:span><text:span text:style-name="T371">и</text:span><text:span text:style-name="T259"> его </text:span><text:span text:style-name="T266">вместе с крышей замка</text:span><text:span text:style-name="T259">.</text:span></text:p>
      <text:p text:style-name="P285"><text:span text:style-name="T259"><text:tab/></text:span><text:span text:style-name="T260">Но призрак темного мага ничего не ответил, он смолк, возможно потому что наконец-то познал <text:s text:c="2"/>свое поражение.</text:span></text:p>
      <text:p text:style-name="P285"><text:span text:style-name="T260"><text:tab/></text:span><text:span text:style-name="T261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51"><text:tab/>«Зло рождается не из тьмы и не из света, оно <text:tab/>рождается из собственной души»</text:p>
      <text:p text:style-name="P49"><text:tab/></text:p>
      <text:p text:style-name="P50"><text:span text:style-name="T1207"/></text:p>
      <text:p text:style-name="P50"><text:soft-page-break/><text:span text:style-name="T1207">1. </text:span><text:bookmark-start text:name="__DdeLink__2_1002662238"/><text:span text:style-name="T1208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91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291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5622_140401309"/><text:bookmark-end text:name="__DdeLink__15_1002662238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3">одна из которых </text:span>очень громко смеялась и показывала что-то <text:span text:style-name="T2558">необычное </text:span><text:span text:style-name="T2559">своей подруг</text:span><text:span text:style-name="T2560">е</text:span>, не обращая внимания на пон<text:span text:style-name="T1185">и</text:span>, <text:s/>которые мимо проходили и чуть не <text:span text:style-name="T2561">натолкнулись</text:span> <text:span text:style-name="T2561">на е</text:span><text:span text:style-name="T2562">ё</text:span><text:span text:style-name="T2561"> из-за </text:span>резких и быстрых взмахов <text:span text:style-name="T2563">крыльями</text:span>.<text:bookmark-end text:name="__DdeLink__5624_140401309"/> <text:bookmark-end text:name="__DdeLink__19_1002662238"/></text:p>
      <text:p text:style-name="P2"><text:tab/><text:span text:style-name="T2564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565">А</text:span>ликорном, и её рог был довольно большим для пони её возраст<text:span text:style-name="T384">а</text:span>.<text:bookmark-end text:name="__DdeLink__5626_140401309"/> <text:bookmark-end text:name="__DdeLink__21_1002662238"/></text:p>
      <text:p text:style-name="P15"><text:tab/><text:span text:style-name="T2566">У нее был веселый и буйный характер. </text:span></text:p>
      <text:p text:style-name="P15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85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275">ё</text:span> знаком отличия было переливающее в бирюзовых тонах кристальное сердце<text:span text:style-name="T386">.</text:span><text:bookmark-end text:name="__DdeLink__29_1002662238"/><text:bookmark-end text:name="__DdeLink__5636_140401309"/></text:p>
      <text:p text:style-name="P1"><text:tab/>Вторая <text:span text:style-name="T387">же </text:span>пони<text:bookmark-start text:name="__DdeLink__5639_140401309"/><text:bookmark-start text:name="__DdeLink__31_1002662238"/> более спокойная и сдержанная, <text:span text:style-name="T387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567">Обе подруги двигались в сторону Кристальной улицы </text:span><text:span text:style-name="T2568">и постоянно смеялись над забавной историей.</text:span></text:p>
      <text:p text:style-name="P1"><text:bookmark-start text:name="__DdeLink__5645_140401309"/><text:bookmark-start text:name="__DdeLink__35_1002662238"/>- Флур<text:span text:style-name="T388">р</text:span>и<text:bookmark-end text:name="__DdeLink__5645_140401309"/><text:bookmark-end text:name="__DdeLink__35_1002662238"/>, <text:span text:style-name="T2568">это было </text:span><text:span text:style-name="T2569">очень</text:span><text:span text:style-name="T2568"> смешно! — заговорила </text:span><text:span text:style-name="T2579">вторая подруга, которая шла справа.</text:span></text:p>
      <text:p text:style-name="P1">- <text:span text:style-name="T2570">Давно мы так не смеялись, наверно </text:span><text:span text:style-name="T2580">это все </text:span><text:span text:style-name="T2570">из-за истории Магии? - улыбнулась Флурри.</text:span></text:p>
      <text:p text:style-name="P1"><text:soft-page-break/>- <text:span text:style-name="T2571">Знаешь, в истории </text:span><text:span text:style-name="T2574">Магии </text:span><text:span text:style-name="T2581">тоже </text:span><text:span text:style-name="T2575">есть смешные и забавные моменты.</text:span></text:p>
      <text:p text:style-name="P1">- <text:span text:style-name="T2572">Возможно, </text:span><text:span text:style-name="T2582">но </text:span><text:span text:style-name="T2573">мне на истории </text:span><text:span text:style-name="T2582">Магии </text:span><text:span text:style-name="T2573">снятся </text:span><text:span text:style-name="T2576">только </text:span><text:span text:style-name="T2573">кошмары.</text:span></text:p>
      <text:p text:style-name="P1">- <text:span text:style-name="T2577">Кажется сегодня Кристальная лавка не работает.</text:span></text:p>
      <text:p text:style-name="P1">- <text:span text:style-name="T2583">Нам не повезло, но ничего Лара, ты ведь приглашена в Кристальную империю!</text:span></text:p>
      <text:p text:style-name="P1">- <text:span text:style-name="T2628">Спасибо, </text:span><text:span text:style-name="T2627">Флурри, п</text:span><text:span text:style-name="T2584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585">Я прекрасно тебя понимаю!</text:span></text:p>
      <text:p text:style-name="P1"><text:tab/><text:span text:style-name="T2586">Флурри остановилась посреди </text:span><text:span text:style-name="T2587">Бирюзовой улицы и Лара заметила, что </text:span><text:span text:style-name="T2629">у её подруги засветился рог</text:span><text:span text:style-name="T2587">.</text:span></text:p>
      <text:p text:style-name="P1">- <text:span text:style-name="T2587">Флурри, ты в порядке?</text:span></text:p>
      <text:p text:style-name="P1">- <text:span text:style-name="T2588">Да, я просто снова чувствую её присутствие — </text:span><text:span text:style-name="T2630">прислонилась копытом ко лбу Флурри.</text:span></text:p>
      <text:p text:style-name="P1">- <text:span text:style-name="T2589">Ты о той пони, которую видела последний раз </text:span><text:span text:style-name="T2590">около</text:span><text:span text:style-name="T2589"> библиотек</text:span><text:span text:style-name="T2590">и</text:span><text:span text:style-name="T2589"> Кантерлота?</text:span></text:p>
      <text:p text:style-name="P1"><text:tab/><text:span text:style-name="T2590">Но Флурри ничего не ответила, </text:span><text:span text:style-name="T2632">а </text:span><text:span text:style-name="T2631">быстро развернулась</text:span><text:span text:style-name="T2590"> и </text:span><text:span text:style-name="T2591">кинулась обратно к лавке.</text:span></text:p>
      <text:p text:style-name="P1"><text:soft-page-break/><text:tab/><text:span text:style-name="T2592">Лара последовала за ней. </text:span></text:p>
      <text:p text:style-name="P1"><text:tab/><text:span text:style-name="T2592">Флурри на мгновенье задержалась около лавки и побежала по Кристальной улице, </text:span><text:span text:style-name="T2593">чувствуя что приближается к цели.</text:span></text:p>
      <text:p text:style-name="P1"><text:tab/><text:span text:style-name="T2593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594">Лара решила спросить у пони, которые двигались по Кристальной улице.</text:span></text:p>
      <text:p text:style-name="P1">- <text:span text:style-name="T2594">Вы не видели здесь Аликорна? - </text:span><text:span text:style-name="T2595">спросила Лара коричневого пони в шляпе.</text:span></text:p>
      <text:p text:style-name="P1">- <text:span text:style-name="T2594">Простите, но я только вышел из этой лавки.</text:span></text:p>
      <text:p text:style-name="P1"><text:tab/><text:span text:style-name="T2595">Но не успела Лара подойти к следующему единорогу, </text:span><text:span text:style-name="T2633">как заметила розовую вспышку в следующем переулке.</text:span></text:p>
      <text:p text:style-name="P1"><text:tab/><text:span text:style-name="T2595">Лара кинулась туда </text:span><text:span text:style-name="T2596">и увидела свою подругу. </text:span><text:span text:style-name="T2635">Она </text:span><text:span text:style-name="T2596">стояла </text:span><text:span text:style-name="T2634">перед</text:span><text:span text:style-name="T2596"> стар</text:span><text:span text:style-name="T2634">ым</text:span><text:span text:style-name="T2596"> </text:span><text:span text:style-name="T2634">серым домом.</text:span></text:p>
      <text:p text:style-name="P1">- <text:span text:style-name="T2596">Флурри, всё в порядке? - </text:span><text:span text:style-name="T2636">спросила Лара, когда подошла к своей подруге.</text:span></text:p>
      <text:p text:style-name="P1"/>
      <text:p text:style-name="P1"><text:soft-page-break/>- <text:span text:style-name="T2597">Я снова её видела, Лара, она стояла перед</text:span><text:span text:style-name="T2637">о</text:span><text:span text:style-name="T2597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597">Ты хочешь зайти туда?</text:span></text:p>
      <text:p text:style-name="P1">- <text:span text:style-name="T2598">Да, нам нужно выяснить кто она.</text:span></text:p>
      <text:p text:style-name="P1">- <text:span text:style-name="T2599">Тогда идем! — ответила Лара. Она понимала, что Флурри невозможно остановить и все её идеи все равно осуществляются.</text:span></text:p>
      <text:p text:style-name="P303"><text:tab/><text:span text:style-name="T2600">Флурри приоткрыла дверь и медленным шагом двинулась по коридору. </text:span></text:p>
      <text:p text:style-name="P303"><text:span text:style-name="T2600"><text:tab/>Лара </text:span><text:span text:style-name="T2638">сделала то же самое.</text:span></text:p>
      <text:p text:style-name="P300"><text:tab/><text:span text:style-name="T2600">Напротив коридора была винтовая лестница, а слева небольшой зал. </text:span></text:p>
      <text:p text:style-name="P300"><text:span text:style-name="T2600"><text:tab/>Лара обратила внимание на множество запылённых книг, </text:span><text:span text:style-name="T2639">разбросанных</text:span><text:span text:style-name="T2600"> по всему залу. </text:span></text:p>
      <text:p text:style-name="P300">- <text:span text:style-name="T2601">Лара, она наверху, нам нужно подняться — </text:span><text:span text:style-name="T2602">тихо </text:span><text:span text:style-name="T2640">проговорила</text:span><text:span text:style-name="T2602"> Флурри.</text:span></text:p>
      <text:p text:style-name="P300"><text:tab/><text:span text:style-name="T2603">Как только Флурри ступила на первую ступеньку винтовой лестницы, послышался шум со стороны улицы и дверь дома отворилась.</text:span></text:p>
      <text:p text:style-name="P300"><text:soft-page-break/><text:tab/><text:span text:style-name="T2604">Флурри с Ларой не успели спрятаться и их заметил хозяин дома.</text:span></text:p>
      <text:p text:style-name="P300">- <text:span text:style-name="T2604">Что вы здесь делаете? </text:span><text:span text:style-name="T2605">Воруете мои книги? - </text:span><text:span text:style-name="T2606">недоуменно спросил хозяин.</text:span></text:p>
      <text:p text:style-name="P300">- <text:span text:style-name="T2607">Простите, мы, просто… - не могла придумать оправдания Флурри.</text:span></text:p>
      <text:p text:style-name="P300">- <text:span text:style-name="T2608">Заблудились — помогла Лара.</text:span></text:p>
      <text:p text:style-name="P300">- <text:span text:style-name="T2608">Вы что безрогие и безглазые? Проваливайте отсюда! - </text:span><text:span text:style-name="T2609">рявкнул хозяин.</text:span></text:p>
      <text:p text:style-name="P300"><text:tab/><text:span text:style-name="T2609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301">- <text:span text:style-name="T2610">Лара, </text:span><text:span text:style-name="T2641">надо было спросить, кто он</text:span><text:span text:style-name="T2610"> — </text:span><text:span text:style-name="T2612">сказала Флурри, </text:span><text:span text:style-name="T2611">когда обе подруги вышли из переулка.</text:span></text:p>
      <text:p text:style-name="P301">- <text:span text:style-name="T2642">Я знаю его. Это старик </text:span><text:span text:style-name="T2643">Хоро</text:span><text:span text:style-name="T2644">р, он немного необычный.</text:span></text:p>
      <text:p text:style-name="P301">- <text:span text:style-name="T2644">Ты хотела сказать сумасшедший?</text:span></text:p>
      <text:p text:style-name="P305"><text:soft-page-break/>- <text:span text:style-name="T2645">Я не назвала </text:span><text:span text:style-name="T2646">бы </text:span><text:span text:style-name="T2645">его сумасшедшим, он любит книги и прочитал за всю свою жизнь не меньше твоей тёти</text:span></text:p>
      <text:p text:style-name="P305">- <text:span text:style-name="T2647">Значит любит книги, а ненавидит пони?</text:span></text:p>
      <text:p text:style-name="P305">- <text:span text:style-name="T2648">Такой характер. Так что у тебя случилось Флурри?</text:span></text:p>
      <text:p text:style-name="P304">- <text:span text:style-name="T2613">Я услышала </text:span><text:span text:style-name="T2649">голос той пони</text:span><text:span text:style-name="T2613">, как в прошлый раз </text:span><text:span text:style-name="T2614">и почувствовала её присутствие. </text:span><text:span text:style-name="T2615">Когда я забежала в тот переулок, она уже была там. Как я уже тебе </text:span><text:span text:style-name="T2650">рассказала</text:span><text:span text:style-name="T2615"> </text:span><text:span text:style-name="T2650">я первая выпустила в нее заклинание и </text:span><text:span text:style-name="T2615">по нему ты смогла найти </text:span><text:span text:style-name="T2651">меня</text:span><text:span text:style-name="T2615">. </text:span><text:span text:style-name="T2616">Дальше ты уже знаешь </text:span><text:span text:style-name="T2617">что </text:span><text:span text:style-name="T2652">произошло</text:span><text:span text:style-name="T2617">.</text:span></text:p>
      <text:p text:style-name="P300">- <text:span text:style-name="T2618">Ты рассказывала своей тёте о том, что кто-то тебя преследует?</text:span></text:p>
      <text:p text:style-name="P300">- <text:span text:style-name="T2619">Нет, я постоянно забываю об этом, когда встречаюсь с ней.</text:span></text:p>
      <text:p text:style-name="P300">- <text:span text:style-name="T2620">Я думаю, ты должн</text:span><text:span text:style-name="T2622">а</text:span><text:span text:style-name="T2620"> обязательно ей все рассказать</text:span></text:p>
      <text:p text:style-name="P300">- <text:span text:style-name="T2620">Ты права Лара. </text:span></text:p>
      <text:p text:style-name="P300">- <text:span text:style-name="T2621">Флурри, тебе удалось увидеть её лицо?</text:span></text:p>
      <text:p text:style-name="P300">- <text:span text:style-name="T2621">Нет, она всегда в капюшоне и плаще, её сложно рассмотреть.</text:span></text:p>
      <text:p text:style-name="P302"><text:tab/><text:span text:style-name="T2623">Лара задумалась. </text:span></text:p>
      <text:p text:style-name="P302"><text:soft-page-break/><text:span text:style-name="T2623"><text:tab/>Она пыталась найти логичные объяснения происходящего.</text:span></text:p>
      <text:p text:style-name="P302"><text:tab/><text:span text:style-name="T2623">Флурри не из тех пони, которые испугались бы и насторожились, </text:span><text:span text:style-name="T2653">а </text:span><text:span text:style-name="T2623">наоборот она горела желанием узнать кто была эта пони.</text:span></text:p>
      <text:p text:style-name="P1"><text:bookmark-start text:name="__DdeLink__87_1002662238"/><text:bookmark-start text:name="__DdeLink__5720_140401309"/>- Ты собираешься ехать в Понивил<text:span text:style-name="T1186">л</text:span>ь на последний день весны?<text:bookmark-end text:name="__DdeLink__87_1002662238"/><text:bookmark-end text:name="__DdeLink__5720_140401309"/> - <text:span text:style-name="T2624">спросила Флурри, когда подруги дошли до замка Кантерлота.</text:span></text:p>
      <text:p text:style-name="P1"><text:bookmark-start text:name="__DdeLink__89_1002662238"/><text:bookmark-start text:name="__DdeLink__5723_140401309"/>- Да, я давно не была на этом празднике<text:bookmark-end text:name="__DdeLink__89_1002662238"/><text:bookmark-end text:name="__DdeLink__5723_140401309"/></text:p>
      <text:p text:style-name="P3"><text:bookmark-start text:name="__DdeLink__91_1002662238"/><text:bookmark-start text:name="__DdeLink__5726_140401309"/>- Тогда встретимся вечером?<text:bookmark-end text:name="__DdeLink__91_1002662238"/><text:bookmark-end text:name="__DdeLink__5726_140401309"/></text:p>
      <text:p text:style-name="P1"><text:bookmark-start text:name="__DdeLink__93_1002662238"/><text:bookmark-start text:name="__DdeLink__5729_140401309"/>- Да<text:bookmark-end text:name="__DdeLink__93_1002662238"/><text:bookmark-end text:name="__DdeLink__5729_140401309"/>!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!</text:p>
      <text:p text:style-name="P1"><text:bookmark-start text:name="__DdeLink__97_1002662238"/><text:bookmark-start text:name="__DdeLink__5734_140401309"/>- До встречи Флур<text:span text:style-name="T1086">р</text:span>и<text:bookmark-end text:name="__DdeLink__97_1002662238"/><text:bookmark-end text:name="__DdeLink__5734_140401309"/>! <text:span text:style-name="T2653">И будь осторожней!</text:span></text:p>
      <text:p text:style-name="P1"><text:tab/><text:span text:style-name="T2625">И обе подруги разлучились, а </text:span><text:bookmark-start text:name="__DdeLink__103_1002662238"/><text:bookmark-start text:name="__DdeLink__5743_140401309"/>Кантерлотская школа <text:span text:style-name="T2626">в это время </text:span>опустела и тень, которую отбрасывал рубиново-розовый фасад, и<text:span text:style-name="T1187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6"/>
      <text:p text:style-name="P26"/>
      <text:p text:style-name="P27"/>
      <text:p text:style-name="P27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33"><text:tab/><text:bookmark-start text:name="__DdeLink__5757_140401309"/>На следующий день Лара поехала вместе с Флурри в Понивил<text:span text:style-name="T1188">л</text:span>ь, чтобы <text:span text:style-name="T458">снова встретится со своими друзьями и помочь жителям Понивил</text:span><text:span text:style-name="T1189">л</text:span><text:span text:style-name="T458">я подготовится к первому летнему дню.</text:span><text:bookmark-end text:name="__DdeLink__5757_140401309"/></text:p>
      <text:p text:style-name="P34"><text:tab/><text:bookmark-start text:name="__DdeLink__5759_140401309"/><text:span text:style-name="T459">Они</text:span><text:span text:style-name="T452"> </text:span><text:span text:style-name="T430">не пропустил</text:span><text:span text:style-name="T452">и</text:span><text:span text:style-name="T430"> ни один уголок этого </text:span><text:span text:style-name="T434">чудесного</text:span><text:span text:style-name="T430"> места, </text:span><text:span text:style-name="T434">наполненного дружбой </text:span><text:span text:style-name="T435">и любовью всех его жителей</text:span><text:span text:style-name="T430">. </text:span><text:bookmark-end text:name="__DdeLink__5759_140401309"/></text:p>
      <text:p text:style-name="P34"><text:span text:style-name="T433"><text:tab/></text:span><text:bookmark-start text:name="__DdeLink__5761_140401309"/><text:span text:style-name="T436">После приезда</text:span><text:span text:style-name="T433"> две подруги отправились</text:span><text:span text:style-name="T430"> в Кристальный замок и </text:span><text:span text:style-name="T433">Флурри</text:span><text:span text:style-name="T430"> взяла парочку </text:span><text:span text:style-name="T431">старинных книг, которые обещала подарить Ларе (это были </text:span><text:span text:style-name="T432">уникальные</text:span><text:span text:style-name="T431"> </text:span><text:span text:style-name="T432">издания</text:span><text:span text:style-name="T431"> по истории магии).</text:span><text:bookmark-end text:name="__DdeLink__5761_140401309"/></text:p>
      <text:p text:style-name="P35"><text:tab/><text:bookmark-start text:name="__DdeLink__5763_140401309"/><text:bookmark-start text:name="__DdeLink__5745_140401309"/><text:span text:style-name="T437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2031">всего года.</text:span><text:span text:style-name="T437"> </text:span></text:p>
      <text:p text:style-name="P35"><text:span text:style-name="T438"><text:tab/></text:span><text:bookmark-start text:name="__DdeLink__5766_140401309"/><text:bookmark-start text:name="__DdeLink__5747_140401309"/><text:span text:style-name="T438">В отличии от Лары, Флурри </text:span><text:span text:style-name="T440">бывала</text:span><text:span text:style-name="T438"> там гораздо чаще, </text:span><text:span text:style-name="T440">чтобы</text:span><text:span text:style-name="T439"> практиковаться с Санберстом </text:span><text:span text:style-name="T460">контролировать</text:span><text:span text:style-name="T440"> </text:span><text:span text:style-name="T460">свои</text:span><text:span text:style-name="T440"> </text:span><text:span text:style-name="T460">уникальные</text:span><text:span text:style-name="T440"> </text:span><text:span text:style-name="T460">магические</text:span><text:span text:style-name="T440"> способност</text:span><text:span text:style-name="T460">и</text:span><text:bookmark-end text:name="__DdeLink__5766_140401309"/><text:bookmark-end text:name="__DdeLink__5747_140401309"/><text:bookmark-end text:name="__DdeLink__5745_140401309"/><text:span text:style-name="T460">.</text:span></text:p>
      <text:p text:style-name="P35"><text:tab/><text:bookmark-start text:name="__DdeLink__5768_140401309"/><text:span text:style-name="T441">В самом начале учебного года ей с трудом </text:span><text:span text:style-name="T461">давались </text:span><text:span text:style-name="T441">занятия, </text:span><text:span text:style-name="T461">она часто отвлекалась и </text:span><text:span text:style-name="T441">порой случались непредска</text:span><text:span text:style-name="T442">зуемые </text:span><text:span text:style-name="T462">и забавные ситуации</text:span><text:span text:style-name="T442">. </text:span><text:bookmark-end text:name="__DdeLink__5768_140401309"/></text:p>
      <text:p text:style-name="P35"><text:soft-page-break/><text:tab/><text:bookmark-start text:name="__DdeLink__5770_140401309"/><text:span text:style-name="T443">Как-то они прогуливались с Санбёрстом около школы и Флурри отвлеклась на сообщени</text:span><text:span text:style-name="T463">е Лары</text:span><text:span text:style-name="T443">, </text:span><text:span text:style-name="T444">с которой они общались по волшебной книге,</text:span><text:span text:style-name="T443"> и случайно заморозила школьный пруд.</text:span><text:bookmark-end text:name="__DdeLink__5770_140401309"/></text:p>
      <text:p text:style-name="P35"><text:tab/><text:bookmark-start text:name="__DdeLink__5772_140401309"/><text:span text:style-name="T445">После уроков с <text:s/>Санберс</text:span><text:span text:style-name="T464">то</text:span><text:span text:style-name="T445">м она всегда навещала </text:span><text:span text:style-name="T1798">Старлайт</text:span><text:span text:style-name="T445">, они были очень дружны и </text:span><text:span text:style-name="T1798">Старлайт</text:span><text:span text:style-name="T445"> н</text:span><text:span text:style-name="T464">и</text:span><text:span text:style-name="T445"> раз давала ее советы, делилась с ней интересными историями и обучала магическим приемам.</text:span><text:bookmark-end text:name="__DdeLink__5772_140401309"/></text:p>
      <text:p text:style-name="P35"><text:tab/><text:bookmark-start text:name="__DdeLink__5777_140401309"/><text:span text:style-name="T446">У Лары было несколько знакомых гипогрифов и один дракон Шарпен </text:span><text:span text:style-name="T1799">в школе Дружбы</text:span><text:span text:style-name="T446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35"><text:tab/><text:bookmark-start text:name="__DdeLink__5774_140401309"/><text:span text:style-name="T447">После посещения </text:span><text:span text:style-name="T1800">ш</text:span><text:span text:style-name="T447">колы Дружбы подруги направились к Ратуше, чтобы посмотреть распределение обязанностей для подготовки Понивил</text:span><text:span text:style-name="T1190">л</text:span><text:span text:style-name="T447">я к первому дню лета.</text:span><text:bookmark-end text:name="__DdeLink__5774_140401309"/></text:p>
      <text:p text:style-name="P35"><text:tab/><text:bookmark-start text:name="__DdeLink__5779_140401309"/><text:span text:style-name="T448">Лара решила заняться </text:span><text:span text:style-name="T449"><text:s/></text:span><text:span text:style-name="T448">льд</text:span><text:span text:style-name="T449">ом</text:span><text:span text:style-name="T448">, а Флурри расчисткой снега.</text:span><text:bookmark-end text:name="__DdeLink__5779_140401309"/></text:p>
      <text:p text:style-name="P37"><text:tab/><text:bookmark-start text:name="__DdeLink__5781_140401309"/><text:span text:style-name="T450">К вечеру Пониви</text:span><text:span text:style-name="T1087">л</text:span><text:span text:style-name="T450">л</text:span><text:span text:style-name="T452">ь</text:span><text:span text:style-name="T450"> уже</text:span><text:span text:style-name="T451"> был покрыт </text:span><text:span text:style-name="T1191">темно-</text:span><text:span text:style-name="T451">зел</text:span><text:span text:style-name="T1801">ё</text:span><text:span text:style-name="T1191">н</text:span><text:span text:style-name="T1801">о</text:span><text:span text:style-name="T1191">й</text:span><text:span text:style-name="T451"> трав</text:span><text:span text:style-name="T1192">ой</text:span><text:span text:style-name="T451"> и пони вдыхали свежий летний ветерок. </text:span><text:bookmark-end text:name="__DdeLink__5781_140401309"/></text:p>
      <text:p text:style-name="P38"><text:soft-page-break/><text:span text:style-name="T453"><text:tab/></text:span><text:span text:style-name="T1802">После работ все пони решили приступить к празднованию первого дня лета!</text:span></text:p>
      <text:p text:style-name="P38"><text:span text:style-name="T453"><text:tab/></text:span><text:span text:style-name="T1802">Первым делом, д</text:span><text:bookmark-start text:name="__DdeLink__5783_140401309"/><text:span text:style-name="T453">ве подруги </text:span><text:span text:style-name="T465">отправились в</text:span><text:span text:style-name="T453"> Сахарный дворец - </text:span><text:span text:style-name="T465">попробовать самые вкусные десерты </text:span><text:span text:style-name="T2032">во </text:span><text:span text:style-name="T465">всей Эквестрии, на </text:span><text:span text:style-name="T1193">яблочную </text:span><text:span text:style-name="T453">ферму — </text:span><text:span text:style-name="T465">встретится с дружной семьей Эпплов</text:span><text:span text:style-name="T453">, </text:span><text:span text:style-name="T465">в </text:span><text:span text:style-name="T453">домик </text:span><text:span text:style-name="T1194">Флаттершай</text:span><text:span text:style-name="T453"> — </text:span><text:span text:style-name="T466">послушать спокойную и мелодичную м</text:span><text:span text:style-name="T468">узы</text:span><text:span text:style-name="T466">ку </text:span><text:span text:style-name="T468">птиц</text:span><text:span text:style-name="T466">, в</text:span><text:span text:style-name="T453"> бутик Карусель — </text:span><text:span text:style-name="T466">взять что-нибудь простое для </text:span><text:span text:style-name="T467">Лары </text:span><text:span text:style-name="T468">и прогуляться по рынку в поисках всяких интересных безделушек</text:span><text:span text:style-name="T453">.</text:span><text:bookmark-end text:name="__DdeLink__5783_140401309"/><text:span text:style-name="T453"> </text:span></text:p>
      <text:p text:style-name="P36"><text:tab/><text:bookmark-start text:name="__DdeLink__5785_140401309"/><text:span text:style-name="T454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469">и, которые совсем недавно появились в</text:span><text:span text:style-name="T454"> Кантерлотской библиотеке </text:span><text:span text:style-name="T455">и написать целый сборник научных работ.</text:span><text:bookmark-end text:name="__DdeLink__5785_140401309"/></text:p>
      <text:p text:style-name="P39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39"><text:tab/><text:span text:style-name="T1804">Почти в</text:span><text:span text:style-name="T1803">есь месяц</text:span><text:bookmark-start text:name="__DdeLink__5789_140401309"/><text:span text:style-name="T456"> они вместе гуляли по кристальным улицам и переулкам, любовались </text:span><text:span text:style-name="T1196">невероятно красивыми видами</text:span><text:span text:style-name="T1195"> </text:span><text:span text:style-name="T470">и ели мороженное</text:span><text:span text:style-name="T456">.</text:span><text:bookmark-end text:name="__DdeLink__5789_140401309"/></text:p>
      <text:p text:style-name="P39"><text:soft-page-break/><text:tab/><text:span text:style-name="T2033">Лара настолько увлеклась</text:span><text:bookmark-start text:name="__DdeLink__5791_140401309"/><text:span text:style-name="T456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39"><text:tab/><text:bookmark-start text:name="__DdeLink__5793_140401309"/><text:span text:style-name="T457">В один из последних дней августа Флурри получила письмо от своей тёти:</text:span><text:bookmark-end text:name="__DdeLink__5793_140401309"/></text:p>
      <text:p text:style-name="P39"><text:bookmark-start text:name="__DdeLink__5795_140401309"/>«<text:span text:style-name="T457">Дорогая моя племянница! </text:span><text:span text:style-name="T1197">М</text:span><text:span text:style-name="T457">ы уже не виделись с тобой больше </text:span><text:span text:style-name="T2034">двух месяцев</text:span><text:span text:style-name="T457">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40"><text:tab/><text:bookmark-start text:name="__DdeLink__5797_140401309"/>Внизу была подпись: «<text:span text:style-name="T2035">Б</text:span><text:span text:style-name="T1198">есконечно </text:span>любящая тебя, тётя, <text:span text:style-name="T1199">принцесса Твайлайт </text:span><text:span text:style-name="T2036">Спаркл</text:span>».<text:bookmark-end text:name="__DdeLink__5797_140401309"/></text:p>
      <text:p text:style-name="P41"><text:tab/><text:bookmark-start text:name="__DdeLink__5799_140401309"/>Она обожала свою тётю и поэтому с нетерпением отправилась в Кантерлот, <text:span text:style-name="T471">попрощавшись со своими родителями и друзьями.</text:span><text:bookmark-end text:name="__DdeLink__5799_140401309"/></text:p>
      <text:p text:style-name="P42"><text:tab/><text:bookmark-start text:name="__DdeLink__5801_140401309"/>В это время в Кристальной империи поднималось Солнце и его <text:span text:style-name="T473">хрустальные</text:span> лучи озаряли фасады и крыши домов, которые сверкали разноцветными оттенками <text:span text:style-name="T472">драгоценных камней.</text:span><text:bookmark-end text:name="__DdeLink__5801_140401309"/></text:p>
      <text:p text:style-name="P26"/>
      <text:p text:style-name="P26"/>
      <text:p text:style-name="P29"/>
      <text:p text:style-name="P9"><text:soft-page-break/><text:span text:style-name="T1201">3</text:span><text:span text:style-name="T1200">. Твайлайт </text:span><text:span text:style-name="T1203">Спаркл</text:span></text:p>
      <text:p text:style-name="P5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212">в сопровождении</text:span> <text:span text:style-name="T1212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 — <text:span text:style-name="T1213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89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113_1002662238"/><text:bookmark-start text:name="__DdeLink__5815_140401309"/>«Лара часто болтала об этом месте и восхищалась им» - подумала Флурри.<text:bookmark-end text:name="__DdeLink__113_1002662238"/><text:bookmark-end text:name="__DdeLink__5815_140401309"/></text:p>
      <text:p text:style-name="P1"><text:bookmark-start text:name="__DdeLink__115_1002662238"/><text:bookmark-start text:name="__DdeLink__5818_140401309"/>- Флурри, нам направо - сказал Галлус и они вошли в зал, где пол был <text:span text:style-name="T390">сделан в виде черно-белой шахматной доски</text:span>, и двинулись вдоль красной дорожки, <text:span text:style-name="T391">которая пересекалась с другой, а </text:span><text:span text:style-name="T392">на </text:span><text:span text:style-name="T391">месте </text:span><text:span text:style-name="T393">их </text:span><text:span text:style-name="T391">пересечения </text:span>была <text:span text:style-name="T392">расположена желтая </text:span>8-ми конечная звезда.<text:bookmark-end text:name="__DdeLink__115_1002662238"/><text:bookmark-end text:name="__DdeLink__5818_140401309"/></text:p>
      <text:p text:style-name="P1"><text:bookmark-start text:name="__DdeLink__117_1002662238"/><text:bookmark-start text:name="__DdeLink__5821_140401309"/>- Прости, я просто <text:bookmark-end text:name="__DdeLink__117_1002662238"/><text:span text:style-name="T1214">вспомнила кое-что из истории Эквестрии и задумалась</text:span><text:bookmark-end text:name="__DdeLink__5821_140401309"/><text:span text:style-name="T1214">.</text:span></text:p>
      <text:p text:style-name="P1"><text:bookmark-start text:name="__DdeLink__119_1002662238"/><text:bookmark-start text:name="__DdeLink__5824_140401309"/><text:soft-page-break/>- Я никогда не любил историю и засыпал на ней: шутливо <text:span text:style-name="T2037">сказал</text:span> Галлус<text:bookmark-end text:name="__DdeLink__119_1002662238"/>.<text:bookmark-end text:name="__DdeLink__5824_140401309"/></text:p>
      <text:p text:style-name="P1"><text:bookmark-start text:name="__DdeLink__121_1002662238"/><text:bookmark-start text:name="__DdeLink__5827_140401309"/>Флурри улыбнулась<text:bookmark-end text:name="__DdeLink__121_1002662238"/>.<text:bookmark-end text:name="__DdeLink__5827_140401309"/></text:p>
      <text:p text:style-name="P1"><text:bookmark-start text:name="__DdeLink__123_1002662238"/><text:bookmark-start text:name="__DdeLink__5830_140401309"/>- А Спайк уже прилетел?<text:bookmark-end text:name="__DdeLink__123_1002662238"/><text:bookmark-end text:name="__DdeLink__5830_140401309"/></text:p>
      <text:p text:style-name="P1"><text:bookmark-start text:name="__DdeLink__125_1002662238"/><text:bookmark-start text:name="__DdeLink__5833_140401309"/>- К сожалению нет<text:bookmark-end text:name="__DdeLink__125_1002662238"/><text:bookmark-end text:name="__DdeLink__5833_140401309"/>.</text:p>
      <text:p text:style-name="P1"><text:bookmark-start text:name="__DdeLink__127_1002662238"/><text:bookmark-start text:name="__DdeLink__5836_140401309"/>- Очень жаль, я с ним так долго не виделась<text:bookmark-end text:name="__DdeLink__127_1002662238"/><text:bookmark-end text:name="__DdeLink__5836_140401309"/>.</text:p>
      <text:p text:style-name="P1"><text:tab/><text:bookmark-start text:name="__DdeLink__129_1002662238"/><text:bookmark-start text:name="__DdeLink__5839_140401309"/>Галлус подошёл к двери <text:span text:style-name="T394">тронного зала</text:span>, <text:span text:style-name="T394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088">было </text:span><text:span text:style-name="T395">расположено </text:span>темно-голубое небо с <text:span text:style-name="T396">Л</text:span>уной, <text:span text:style-name="T397">а </text:span>на правой <text:span text:style-name="T397">С</text:span>олнце, которое <text:span text:style-name="T1215">освещало</text:span> <text:span text:style-name="T397">всю</text:span> Эквестрию <text:span text:style-name="T1216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2038">и</text:span>бытии её племянницы и Флурри вошла в <text:span text:style-name="T398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0"> кристальных </text:span>мозаик, с каждой из них <text:span text:style-name="T399">было </text:span>связано <text:span text:style-name="T400">своя собственная история.</text:span><text:bookmark-end text:name="__DdeLink__135_1002662238"/><text:bookmark-end text:name="__DdeLink__5848_140401309"/></text:p>
      <text:p text:style-name="P1"><text:bookmark-start text:name="__DdeLink__137_1002662238"/><text:bookmark-start text:name="__DdeLink__5851_140401309"/><text:soft-page-break/>«Вот, победа <text:span text:style-name="T1217">принцессы</text:span> Селестии над <text:span text:style-name="T2039">принцессой </text:span>Луной, а здесь первая победа <text:span text:style-name="T401">моей тёти</text:span> вместе с её подругами и возвращение сестры Селестии, <text:span text:style-name="T401">а </text:span>тут Спайк спас Кристальную империю, когда <text:span text:style-name="T401">тёт</text:span><text:span text:style-name="T1218">я</text:span> оказалась в ловушке и не могла ничего сделать, он мне тысячу раз рассказывал эту историю» - думала Флурри.<text:bookmark-end text:name="__DdeLink__137_1002662238"/><text:bookmark-end text:name="__DdeLink__5851_140401309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402">Принцесса </text:span>Твайлайт <text:span text:style-name="T1805">Спаркл</text:span> была очень сильно похож<text:span text:style-name="T402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3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4">кристальн</text:span><text:span text:style-name="T405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149_1002662238"/><text:bookmark-start text:name="__DdeLink__5869_140401309"/><text:soft-page-break/>- Здравствуй, Флурри - поприветствовала <text:span text:style-name="T1220">т</text:span><text:span text:style-name="T1219">ётя</text:span> <text:span text:style-name="T1221">и </text:span><text:span text:style-name="T406">крепко </text:span>обняла.<text:bookmark-end text:name="__DdeLink__149_1002662238"/><text:bookmark-end text:name="__DdeLink__5869_140401309"/></text:p>
      <text:p text:style-name="P1"><text:tab/><text:bookmark-start text:name="__DdeLink__5872_140401309"/><text:bookmark-start text:name="__DdeLink__151_1002662238"/>Она несильно изменилась с <text:span text:style-name="T407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153_1002662238"/><text:bookmark-start text:name="__DdeLink__5875_140401309"/>- Привет, тётя<text:bookmark-end text:name="__DdeLink__153_1002662238"/><text:bookmark-end text:name="__DdeLink__5875_140401309"/>!</text:p>
      <text:p text:style-name="P1"><text:bookmark-start text:name="__DdeLink__155_1002662238"/><text:bookmark-start text:name="__DdeLink__5878_140401309"/>- Как себя чувствует Каденс и мой брат <text:span text:style-name="T1806">Шайнинг Армор</text:span>, я слышала, что в Кристальную Империю приехал Торекс<text:bookmark-end text:name="__DdeLink__155_1002662238"/><text:bookmark-end text:name="__DdeLink__5878_140401309"/>.</text:p>
      <text:p text:style-name="P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08">одна из </text:span>лучш<text:span text:style-name="T408">и</text:span><text:span text:style-name="T409">х</text:span> учениц в этом году.<text:bookmark-end text:name="__DdeLink__157_1002662238"/><text:bookmark-end text:name="__DdeLink__5881_140401309"/></text:p>
      <text:p text:style-name="P1"><text:bookmark-start text:name="__DdeLink__159_1002662238"/><text:bookmark-start text:name="__DdeLink__5884_140401309"/>- Я в тебе никогда не сомневалась, тогда <text:span text:style-name="T2040">во время Кристаллинга </text:span>ты нам много хлопот доставила — <text:span text:style-name="T412"><text:s/></text:span><text:span text:style-name="T411">улыбнулась</text:span><text:span text:style-name="T410"> Твайлайт.</text:span><text:bookmark-end text:name="__DdeLink__159_1002662238"/><text:bookmark-end text:name="__DdeLink__5884_140401309"/></text:p>
      <text:p text:style-name="P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"><text:bookmark-start text:name="__DdeLink__163_1002662238"/><text:bookmark-start text:name="__DdeLink__5890_140401309"/>- У тебя <text:span text:style-name="T1222">много друзей</text:span>?<text:bookmark-end text:name="__DdeLink__163_1002662238"/><text:bookmark-end text:name="__DdeLink__5890_140401309"/></text:p>
      <text:p text:style-name="P1"><text:bookmark-start text:name="__DdeLink__165_1002662238"/><text:bookmark-start text:name="__DdeLink__5893_140401309"/>- Да, у меня много друзей, но самая лучшая подруга Лара, она такая же умная и книжная как и ты)<text:bookmark-end text:name="__DdeLink__165_1002662238"/><text:bookmark-end text:name="__DdeLink__5893_140401309"/></text:p>
      <text:p text:style-name="P1"><text:bookmark-start text:name="__DdeLink__169_1002662238"/><text:bookmark-start text:name="__DdeLink__5896_140401309"/><text:soft-page-break/>- <text:span text:style-name="T413">Отлично! </text:span>Как твои занятия с Санб<text:span text:style-name="T414">ё</text:span>рстом?<text:bookmark-end text:name="__DdeLink__169_1002662238"/><text:bookmark-end text:name="__DdeLink__5896_140401309"/></text:p>
      <text:p text:style-name="P1"><text:bookmark-start text:name="__DdeLink__173_1002662238"/><text:bookmark-start text:name="__DdeLink__5899_140401309"/>- <text:span text:style-name="T415">Неплохо</text:span>, я ведь зашла сюда и не разнесла дверь - <text:s/>пошутила Флурри.<text:bookmark-end text:name="__DdeLink__173_1002662238"/><text:bookmark-end text:name="__DdeLink__5899_140401309"/></text:p>
      <text:p text:style-name="P1"><text:bookmark-start text:name="__DdeLink__177_1002662238"/><text:bookmark-start text:name="__DdeLink__5902_140401309"/>- <text:span text:style-name="T2041">Я рада. </text:span>Флурри, у меня есть к тебе <text:span text:style-name="T1223">одна </text:span>просьба<text:bookmark-end text:name="__DdeLink__177_1002662238"/> — <text:span text:style-name="T1223">серьезно заговорила </text:span><text:span text:style-name="T1224">принцесса </text:span><text:span text:style-name="T1223">Твайлайт.</text:span><text:bookmark-end text:name="__DdeLink__5902_140401309"/></text:p>
      <text:p text:style-name="P1"><text:bookmark-start text:name="__DdeLink__183_1002662238"/><text:bookmark-start text:name="__DdeLink__5905_140401309"/>- Слушаю вас, тётя<text:bookmark-end text:name="__DdeLink__183_1002662238"/><text:bookmark-end text:name="__DdeLink__5905_140401309"/></text:p>
      <text:p text:style-name="P1"><text:bookmark-start text:name="__DdeLink__187_1002662238"/><text:bookmark-start text:name="__DdeLink__5908_140401309"/>- Я хочу, чтобы ты помогла новенькой ученицы познакомится с Кантерлотом и найти друзей<text:bookmark-end text:name="__DdeLink__187_1002662238"/><text:bookmark-end text:name="__DdeLink__5908_140401309"/>.</text:p>
      <text:p text:style-name="P1"><text:bookmark-start text:name="__DdeLink__191_1002662238"/><text:bookmark-start text:name="__DdeLink__5911_140401309"/>- С удовольствием - обрадовалась Флурри, она обожала новые знакомства.<text:bookmark-end text:name="__DdeLink__191_1002662238"/><text:bookmark-end text:name="__DdeLink__5911_140401309"/></text:p>
      <text:p text:style-name="P1"><text:bookmark-start text:name="__DdeLink__195_1002662238"/><text:bookmark-start text:name="__DdeLink__5914_140401309"/>- Ее зовут Эмбер Грим и возможно ты уже <text:span text:style-name="T2042">знаешь о ней больше, чем твои школьные друзья</text:span><text:bookmark-end text:name="__DdeLink__195_1002662238"/><text:bookmark-end text:name="__DdeLink__5914_140401309"/><text:span text:style-name="T2042">.</text:span></text:p>
      <text:p text:style-name="P1"><text:bookmark-start text:name="__DdeLink__197_1002662238"/><text:bookmark-start text:name="__DdeLink__5917_140401309"/>- <text:span text:style-name="T2043">Я хотела с ней познакомиться, но у меня плохое предчувствие и к тому же она по словам моих школьных друзей странная </text:span><text:span text:style-name="T2044">и даже кошмарная</text:span><text:span text:style-name="T2043">.</text:span><text:bookmark-end text:name="__DdeLink__197_1002662238"/><text:bookmark-end text:name="__DdeLink__5917_140401309"/></text:p>
      <text:p text:style-name="P1">- <text:span text:style-name="T2044">Странная потому что может </text:span><text:span text:style-name="T2045">использовать магию как единороги не имея при этом</text:span><text:span text:style-name="T2044"> рога?</text:span></text:p>
      <text:p text:style-name="P1">- <text:span text:style-name="T2046">Д</text:span><text:span text:style-name="T2044">аже Лара не </text:span><text:span text:style-name="T2047">смогла</text:span><text:span text:style-name="T2044"> найти этому объяснения!</text:span></text:p>
      <text:p text:style-name="P1"><text:bookmark-start text:name="__DdeLink__199_1002662238"/><text:bookmark-start text:name="__DdeLink__5920_140401309"/>- Когда-то я пыталась найти объяснени<text:span text:style-name="T2227">е</text:span> <text:span text:style-name="T1807">странным способностям</text:span> Пинки и из этого вышла комичная история<text:bookmark-end text:name="__DdeLink__199_1002662238"/><text:bookmark-end text:name="__DdeLink__5920_140401309"/>.</text:p>
      <text:p text:style-name="P1"><text:bookmark-start text:name="__DdeLink__203_1002662238"/><text:bookmark-start text:name="__DdeLink__5923_140401309"/><text:soft-page-break/>- Это была Пинки Пай, а Эмбер <text:span text:style-name="T2048">может оказаться опасной</text:span><text:bookmark-end text:name="__DdeLink__203_1002662238"/><text:bookmark-end text:name="__DdeLink__5923_140401309"/><text:span text:style-name="T2048">!</text:span></text:p>
      <text:p text:style-name="P1"><text:bookmark-start text:name="__DdeLink__207_1002662238"/><text:bookmark-start text:name="__DdeLink__5926_140401309"/>- Я боролась с разным злом и никакое зло не может быть ужасней того, что может причинить близкий друг<text:bookmark-end text:name="__DdeLink__207_1002662238"/><text:bookmark-end text:name="__DdeLink__5926_140401309"/>.</text:p>
      <text:p text:style-name="P1"><text:bookmark-start text:name="__DdeLink__209_1002662238"/><text:bookmark-start text:name="__DdeLink__5929_140401309"/>- Я не совсем понимаю <text:span text:style-name="T2228">вас</text:span>, <text:span text:style-name="T416">тётя</text:span><text:bookmark-end text:name="__DdeLink__209_1002662238"/><text:bookmark-end text:name="__DdeLink__5929_140401309"/><text:span text:style-name="T416">.</text:span></text:p>
      <text:p text:style-name="P1"><text:bookmark-start text:name="__DdeLink__211_1002662238"/><text:bookmark-start text:name="__DdeLink__5932_140401309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<text:span text:style-name="T2049">множество</text:span> трудностей. <text:span text:style-name="T417">Л</text:span>юбому пони нужны верные и лучшие друзья, так же и Эмбер Грим нуждается <text:span text:style-name="T417">в них</text:span>, она удивительна и необычна, но может нужно не подозревать её в чем-то, а подружиться с ней?<text:bookmark-end text:name="__DdeLink__211_1002662238"/><text:bookmark-end text:name="__DdeLink__5932_140401309"/></text:p>
      <text:p text:style-name="P1"><text:bookmark-start text:name="__DdeLink__215_1002662238"/><text:bookmark-start text:name="__DdeLink__5935_140401309"/>- <text:bookmark-end text:name="__DdeLink__215_1002662238"/><text:bookmark-end text:name="__DdeLink__5935_140401309"/><text:span text:style-name="T2051">Хорошо, я</text:span><text:span text:style-name="T2050"> непременно подружусь с ней!</text:span></text:p>
      <text:p text:style-name="P1"><text:tab/><text:bookmark-start text:name="__DdeLink__5938_140401309"/><text:span text:style-name="T1225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226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0"/>
      <text:p text:style-name="P9"><text:soft-page-break/><text:span text:style-name="T1205">4</text:span><text:span text:style-name="T1206">. </text:span><text:span text:style-name="T1200">Школа Кантерлота</text:span></text:p>
      <text:p text:style-name="P4"><text:tab/><text:bookmark-start text:name="__DdeLink__224_1002662238"/><text:bookmark-start text:name="__DdeLink__5944_140401309"/>Первые осен<text:span text:style-name="T418">н</text:span>ие дни были самыми превосходными, потому <text:span text:style-name="T419">что многие пони </text:span><text:span text:style-name="T474">снова</text:span><text:span text:style-name="T419"> встретили</text:span><text:span text:style-name="T474">сь со </text:span><text:span text:style-name="T419">свои</text:span><text:span text:style-name="T474">ми</text:span><text:span text:style-name="T419"> </text:span><text:span text:style-name="T1227">друзьями</text:span><text:span text:style-name="T419"> и после </text:span><text:span text:style-name="T421">столь длинных </text:span><text:span text:style-name="T419">летних каникул </text:span><text:span text:style-name="T2229">всем </text:span><text:span text:style-name="T419">хотелось поделиться</text:span><text:span text:style-name="T420"> </text:span><text:span text:style-name="T2230">впечатлениями и </text:span><text:span text:style-name="T420">подробностями</text:span><text:span text:style-name="T419">.</text:span><text:bookmark-end text:name="__DdeLink__224_1002662238"/><text:bookmark-end text:name="__DdeLink__5944_140401309"/><text:span text:style-name="T419"> </text:span></text:p>
      <text:p text:style-name="P1"><text:tab/><text:bookmark-start text:name="__DdeLink__228_1002662238"/><text:bookmark-start text:name="__DdeLink__5950_140401309"/>Когда-то школы Кантерлот<text:span text:style-name="T1808">а</text:span>, <text:span text:style-name="T475">в которой можно было изучать магию </text:span><text:span text:style-name="T2052">всем, кто владел ей</text:span><text:span text:style-name="T475">,</text:span> не существовало, а была лишь школа для одарённых единорогов, но после того как Твайлайт стала принцессой Эквестрии, <text:span text:style-name="T2054"><text:s/></text:span><text:span text:style-name="T2055">в старой школе</text:span><text:span text:style-name="T2053"> произошло много изменений:</text:span> на смену двухэтажному сиреневому фасаду пришёл трехэтажный светло-бирюзовый, к старым трём башням добавились ещё две для <text:span text:style-name="T476">новых</text:span> <text:span text:style-name="T476">предметов</text:span> — «<text:span text:style-name="T1228">М</text:span><text:span text:style-name="T422">агические предметы» и «</text:span><text:span text:style-name="T1230">З</text:span><text:span text:style-name="T1229">ащита от темной магии</text:span><text:span text:style-name="T422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424">е</text:span>ться со своими друзьями и <text:span text:style-name="T423">вновь</text:span> стать одной из лучших учениц.<text:bookmark-end text:name="__DdeLink__230_1002662238"/><text:bookmark-end text:name="__DdeLink__5953_140401309"/></text:p>
      <text:p text:style-name="P1"><text:tab/><text:bookmark-start text:name="__DdeLink__5956_140401309"/><text:bookmark-start text:name="__DdeLink__232_1002662238"/>Но больше всего е<text:span text:style-name="T2232">ё</text:span> интересовала <text:span text:style-name="T2231">и даже немного пугала </text:span>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soft-page-break/><text:tab/><text:bookmark-start text:name="__DdeLink__234_1002662238"/><text:bookmark-start text:name="__DdeLink__5959_140401309"/>На одной из перемен в коридоре правого крыла, <text:span text:style-name="T425">в этом крыле проходили занятия по зель</text:span><text:span text:style-name="T426">е</text:span><text:span text:style-name="T425">варению </text:span><text:span text:style-name="T1231">и </text:span><text:span text:style-name="T425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236_1002662238"/><text:bookmark-start text:name="__DdeLink__5962_140401309"/>- <text:span text:style-name="T2056">Ты знакома с мистером Магитемзом</text:span>?<text:bookmark-end text:name="__DdeLink__236_1002662238"/><text:bookmark-end text:name="__DdeLink__5962_140401309"/></text:p>
      <text:p text:style-name="P1"><text:bookmark-start text:name="__DdeLink__238_1002662238"/><text:bookmark-start text:name="__DdeLink__5965_140401309"/>- <text:bookmark-end text:name="__DdeLink__238_1002662238"/><text:bookmark-end text:name="__DdeLink__5965_140401309"/><text:span text:style-name="T2056">Да, на первом учебном году </text:span><text:bookmark-start text:name="__DdeLink__242_1002662238"/><text:bookmark-start text:name="__DdeLink__5971_140401309"/>я интересовалась дополнительными занятиями<text:bookmark-end text:name="__DdeLink__242_1002662238"/> <text:span text:style-name="T477">по магическим предметам</text:span><text:bookmark-end text:name="__DdeLink__5971_140401309"/><text:span text:style-name="T477">, </text:span><text:span text:style-name="T2056">которые он преподает.</text:span><text:bookmark text:name="__DdeLink__5974_1404013091"/><text:bookmark text:name="__DdeLink__244_10026622381"/></text:p>
      <text:p text:style-name="P1">- <text:span text:style-name="T2057">Он действительно настолько чудесно преподает, что я даже не засну на его предмете?</text:span></text:p>
      <text:p text:style-name="P1">- <text:span text:style-name="T2058">Не сомневайся, он </text:span><text:span text:style-name="T2059">очень интересный</text:span><text:span text:style-name="T2058"> преподаватель и ты точно не усн</text:span><text:span text:style-name="T2060">ё</text:span><text:span text:style-name="T2058">шь на его уроках — улыбнулась Лара.</text:span><text:bookmark text:name="__DdeLink__244_1002662238"/><text:bookmark text:name="__DdeLink__5974_140401309"/></text:p>
      <text:p text:style-name="P6"><text:bookmark-start text:name="__DdeLink__246_1002662238"/><text:bookmark-start text:name="__DdeLink__5977_140401309"/>- Лара, Флурри, о чем заболтались,<text:span text:style-name="T427"> подруги</text:span>?! -<text:span text:style-name="T2061">внезапно </text:span>спросила пони, очень сильно <text:span text:style-name="T1232">похожая на</text:span> Пинки Пай<text:bookmark-end text:name="__DdeLink__246_1002662238"/>.<text:bookmark-end text:name="__DdeLink__5977_140401309"/></text:p>
      <text:p text:style-name="P7"><text:span text:style-name="T428"><text:tab/></text:span><text:span text:style-name="T2061">Это была Пёрпл Кейк, обожательница Пинки Пай, которая всегда </text:span><text:span text:style-name="T2233">старалась</text:span><text:span text:style-name="T2061"> быть похожей на неё</text:span><text:bookmark-start text:name="__DdeLink__5980_140401309"/><text:span text:style-name="T2061">,</text:span><text:bookmark-end text:name="__DdeLink__5980_140401309"/><text:span text:style-name="T2061"> но к сожалению ей не повезло с цветом гривы, что очень сильно огорчало её </text:span><text:span text:style-name="T2062">пока </text:span><text:bookmark-start text:name="__DdeLink__5982_140401309"/><text:span text:style-name="T478">Лара</text:span><text:bookmark-start text:name="__DdeLink__5980_1404013091"/><text:span text:style-name="T478"> </text:span><text:bookmark-end text:name="__DdeLink__5980_1404013091"/><text:span text:style-name="T2062">не </text:span><text:span text:style-name="T2061">научила Пёрпл менять цвет своей гривы</text:span><text:span text:style-name="T478"> </text:span><text:span text:style-name="T2062">с помощью </text:span><text:span text:style-name="T2234">магии</text:span><text:span text:style-name="T2062"> </text:span><text:span text:style-name="T479">и</text:span><text:span text:style-name="T478"> поэтому </text:span><text:span text:style-name="T1233">юная</text:span><text:span text:style-name="T479"> Пинки Пай</text:span><text:span text:style-name="T478"> всегда приглашает </text:span><text:span text:style-name="T2062">Лару</text:span><text:span text:style-name="T478"> на свои вечеринки</text:span><text:bookmark-end text:name="__DdeLink__5982_140401309"/><text:span text:style-name="T478">.</text:span></text:p>
      <text:p text:style-name="P1"><text:bookmark-start text:name="__DdeLink__250_1002662238"/><text:bookmark-start text:name="__DdeLink__5985_140401309"/><text:soft-page-break/>- <text:bookmark-end text:name="__DdeLink__250_1002662238"/><text:span text:style-name="T2063">Флурри интересовалась о мистере Магитемзе</text:span> — <text:span text:style-name="T480">ответила Лара.</text:span><text:bookmark-end text:name="__DdeLink__5985_140401309"/></text:p>
      <text:p text:style-name="P1"><text:bookmark-start text:name="__DdeLink__252_1002662238"/><text:bookmark-start text:name="__DdeLink__5988_140401309"/>- <text:span text:style-name="T2063">Понятне</text:span><text:span text:style-name="T2064">е</text:span><text:span text:style-name="T2063">нько</text:span>, на вечеринку <text:span text:style-name="T2063">прид</text:span><text:span text:style-name="T2096">ё</text:span><text:span text:style-name="T2063">т</text:span><text:span text:style-name="T2096">е</text:span>?<text:bookmark-end text:name="__DdeLink__252_1002662238"/><text:bookmark-end text:name="__DdeLink__5988_140401309"/></text:p>
      <text:p text:style-name="P1">- <text:span text:style-name="T2064">Я не против, а ты Лара?</text:span></text:p>
      <text:p text:style-name="P1">- <text:span text:style-name="T2064">Можно, а когда?</text:span></text:p>
      <text:p text:style-name="P1">- <text:span text:style-name="T2064">В субботу у меня после обед</text:span><text:span text:style-name="T2066">а и попробуйте не прийти!</text:span></text:p>
      <text:p text:style-name="P1">- <text:span text:style-name="T2064">Хорошо, мы придём, Пёрпл. - </text:span><text:span text:style-name="T2066">улыбнулись </text:span><text:span text:style-name="T2097">обе</text:span><text:span text:style-name="T2066"> подруги.</text:span></text:p>
      <text:p text:style-name="P11">- <text:span text:style-name="T2065">Тогда оки доки</text:span>, я в башенку <text:span text:style-name="T2065">на занятие</text:span>! - <text:span text:style-name="T2065">подмигнула Пёрпл и исчезла.</text:span></text:p>
      <text:p text:style-name="P12"><text:bookmark-start text:name="__DdeLink__280_10026622381"/><text:bookmark-start text:name="__DdeLink__6034_1404013091"/>- <text:span text:style-name="T481">Она удивительно</text:span> сильно похоже на <text:span text:style-name="T1234">миссис </text:span>Пинки Пай<text:bookmark-end text:name="__DdeLink__280_10026622381"/><text:bookmark-end text:name="__DdeLink__6034_1404013091"/>.</text:p>
      <text:p text:style-name="P12"><text:bookmark-start text:name="__DdeLink__282_10026622381"/><text:bookmark-start text:name="__DdeLink__6037_1404013091"/>- Да<text:bookmark-end text:name="__DdeLink__282_10026622381"/><text:bookmark-end text:name="__DdeLink__6037_1404013091"/>.</text:p>
      <text:p text:style-name="P12">- <text:span text:style-name="T2067">Лара, я собираюсь подойти к Эмбер </text:span><text:span text:style-name="T2068">Грим</text:span><text:span text:style-name="T2067"> после этого занятия.</text:span></text:p>
      <text:p text:style-name="P12">- <text:span text:style-name="T2069">Я только об этом хотела сказать, и еще кое-что добавить.</text:span></text:p>
      <text:p text:style-name="P12">- <text:span text:style-name="T2069">Да, Лара?</text:span></text:p>
      <text:p text:style-name="P12"><text:soft-page-break/>- <text:span text:style-name="T2070">Ты ведь знаешь, что у меня дружеские отношения с драконом Шарпеном, который учится в школе Дружб</text:span><text:span text:style-name="T2086">ы</text:span><text:span text:style-name="T2070">?</text:span></text:p>
      <text:p text:style-name="P12">- <text:span text:style-name="T2070">Помню, ты </text:span><text:span text:style-name="T2087">еще</text:span><text:span text:style-name="T2070"> научные работы писала по драконам.</text:span></text:p>
      <text:p text:style-name="P12">- <text:span text:style-name="T2070">Верно. </text:span><text:span text:style-name="T2071">С ним произошла довольно странная история. Его попросил один пони доставить подарок своей сестре, которая живет в Кантерлоте. На обратном пути он увидел сильную вспышку света и потерял сознание. А проснулся около Кантерлота в траве со сломанным крылом.</text:span></text:p>
      <text:p text:style-name="P12">- <text:span text:style-name="T2088">Ты с</text:span><text:span text:style-name="T2071">ерьезно?</text:span></text:p>
      <text:p text:style-name="P13">- <text:span text:style-name="T2071">Это не шутка, Флурри, я на прошлой недели была в больнице и он мне рассказал как все произошло.</text:span></text:p>
      <text:p text:style-name="P13">- <text:span text:style-name="T2071">Только тебе?</text:span></text:p>
      <text:p text:style-name="P13">- <text:span text:style-name="T2072">Думаю да, такие вещи только интересны мне — улыбнулась Лара.</text:span></text:p>
      <text:p text:style-name="P13">- <text:span text:style-name="T2073">А как ты думаешь что это было? - </text:span><text:span text:style-name="T2089">с интересом спросила Флурри.</text:span></text:p>
      <text:p text:style-name="P13">- <text:span text:style-name="T2074">Я предполагаю что это было ослепляющее заклинание, потому что Шарпен сказал, что вспышка </text:span><text:span text:style-name="T2075">сопровождалась силуэтом </text:span><text:span text:style-name="T2235">пони</text:span><text:span text:style-name="T2074">.</text:span></text:p>
      <text:p text:style-name="P13"><text:soft-page-break/>- <text:span text:style-name="T2235">С крыльями</text:span><text:span text:style-name="T2075">?</text:span></text:p>
      <text:p text:style-name="P13">- <text:span text:style-name="T2076">Да</text:span></text:p>
      <text:p text:style-name="P13">- <text:span text:style-name="T2236">З</text:span><text:span text:style-name="T2077">начит это либо </text:span><text:span text:style-name="T2091">Пегас</text:span><text:span text:style-name="T2077"> либо...</text:span></text:p>
      <text:p text:style-name="P13">- <text:span text:style-name="T2077">Аликорн! - </text:span><text:span text:style-name="T2078">сказал</text:span><text:span text:style-name="T2090">и</text:span><text:span text:style-name="T2078"> одновременно две подруги.</text:span></text:p>
      <text:p text:style-name="P13">- <text:span text:style-name="T2079">Лара, но этого не может быть, в Эквестрии сейчас только три Аликорна </text:span><text:span text:style-name="T2080">и никто из них так никогда не поступил бы.</text:span></text:p>
      <text:p text:style-name="P24">- Верно, поэтому я долго расспрашивала у Шарпена какая была вспышка</text:p>
      <text:p text:style-name="P24">- И что тебе удалось узнать?</text:p>
      <text:p text:style-name="P25">- Для <text:span text:style-name="T2092">П</text:span>егаса невозможно создать такую вспышку, по крайней мере для <text:span text:style-name="T2081">большей части </text:span><text:span text:style-name="T2093">П</text:span><text:span text:style-name="T2081">егасов такая возможность недоступна.</text:span></text:p>
      <text:p text:style-name="P25">- <text:span text:style-name="T2081">Хм, это очень странная история и довольно интересная, только зачем нужно было так поступать с Шарпеном?</text:span></text:p>
      <text:p text:style-name="P25">- <text:span text:style-name="T2082">Это сложный вопрос, я взвешивала различные варианты и </text:span><text:span text:style-name="T2094">наиболее вероятный</text:span><text:span text:style-name="T2082"> пока только один.</text:span></text:p>
      <text:p text:style-name="P25">- <text:span text:style-name="T2082">Какой? - </text:span><text:span text:style-name="T2083">спросила Флурри и в этот момент </text:span><text:span text:style-name="T2095">прозвенел звонок</text:span><text:span text:style-name="T2083">.</text:span></text:p>
      <text:p text:style-name="P25"><text:soft-page-break/>- <text:span text:style-name="T2083">Прости Флурри, но нам пора на урок, у нас ещё будет время на подобные загадки.</text:span></text:p>
      <text:p text:style-name="P25">- <text:span text:style-name="T2083">Да, нужно спешить.</text:span></text:p>
      <text:p text:style-name="P14"><text:tab/><text:bookmark-start text:name="__DdeLink__300_10026622381"/><text:bookmark-start text:name="__DdeLink__6063_1404013091"/>И Флурри взяла Лару в копыта и они моментально и<text:span text:style-name="T429">с</text:span>чезли, оставив после себя только мелкий кристальный дождик.<text:bookmark-end text:name="__DdeLink__300_10026622381"/><text:bookmark-end text:name="__DdeLink__6063_1404013091"/></text:p>
      <text:p text:style-name="P25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1202">5</text:span><text:bookmark-start text:name="__DdeLink__302_1002662238"/><text:span text:style-name="T1200">. Мистер Магитемз</text:span><text:bookmark-end text:name="__DdeLink__302_1002662238"/></text:p>
      <text:p text:style-name="P8"><text:tab/><text:bookmark-start text:name="__DdeLink__6065_140401309"/>Магитемз был ещё жеребенком, когда <text:span text:style-name="T1235">принцесса </text:span>Твайлайт вместе со своими друзьями спасла Кристальную Империю от Короля <text:span text:style-name="T1236">Сомбры</text:span>. <text:bookmark-end text:name="__DdeLink__6065_140401309"/></text:p>
      <text:p text:style-name="P8"><text:tab/><text:bookmark-start text:name="__DdeLink__6067_140401309"/>С <text:span text:style-name="T482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83">Он</text:span> был обычным земным пони <text:span text:style-name="T483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251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237">принцесса </text:span>Твайлайт <text:span text:style-name="T484">превратила одаренную школу для единорогов в</text:span> Кантерлотскую и <text:span text:style-name="T485">сделала</text:span> её полноценн<text:span text:style-name="T486">ой магической школой</text:span>, Магитемз <text:span text:style-name="T487">решил</text:span> попробовать себя в качестве учителя <text:span text:style-name="T488">по</text:span> Магически<text:span text:style-name="T488">м</text:span> предмет<text:span text:style-name="T488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1809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489">когда</text:span> <text:span text:style-name="T489">Магитемз</text:span> демонстрировал <text:span text:style-name="T490">работу магического предмета и показывал как можно его использовать</text:span>.<text:bookmark-end text:name="__DdeLink__6077_140401309"/></text:p>
      <text:p text:style-name="P10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91">вокруг школьные места для учеников. </text:span><text:bookmark-end text:name="__DdeLink__6079_140401309"/></text:p>
      <text:p text:style-name="P10"><text:span text:style-name="T492"><text:tab/></text:span><text:bookmark-start text:name="__DdeLink__6081_140401309"/><text:span text:style-name="T492">В</text:span><text:span text:style-name="T491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493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494">рядом находилась столовая.</text:span><text:bookmark-end text:name="__DdeLink__6083_140401309"/></text:p>
      <text:p text:style-name="P1"><text:tab/><text:bookmark-start text:name="__DdeLink__6085_140401309"/>Когда <text:span text:style-name="T1810">прозвенел звонок, мистер Магитемз </text:span><text:span text:style-name="T1816">приступил к осмотру класса</text:span><text:span text:style-name="T1814">.</text:span><text:span text:style-name="T1813"> В</text:span><text:span text:style-name="T1811"> этот момент </text:span><text:span text:style-name="T1818">в кабинете </text:span><text:span text:style-name="T1817">внезапно появились</text:span><text:span text:style-name="T1811"> Флурри </text:span><text:span text:style-name="T1817">и</text:span><text:span text:style-name="T1812"> </text:span><text:span text:style-name="T1811">Лар</text:span><text:span text:style-name="T1817">а</text:span><text:span text:style-name="T1812"> </text:span>и удивили его н<text:span text:style-name="T1815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495"><text:s/>сказал Магитемз.</text:span><text:bookmark-end text:name="__DdeLink__6087_140401309"/></text:p>
      <text:p text:style-name="P1"><text:bookmark-start text:name="__DdeLink__6089_140401309"/><text:soft-page-break/>- <text:span text:style-name="T495">А это у нас лучшие ученицы — громко сказала </text:span><text:span text:style-name="T2098">Э</text:span><text:span text:style-name="T496">в</text:span><text:span text:style-name="T497">е</text:span><text:span text:style-name="T496">ри Хейт.</text:span><text:bookmark-end text:name="__DdeLink__6089_140401309"/></text:p>
      <text:p text:style-name="P1"><text:bookmark-start text:name="__DdeLink__6091_140401309"/>- <text:span text:style-name="T498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98">Да, это я</text:span><text:bookmark-end text:name="__DdeLink__6093_140401309"/><text:span text:style-name="T498">.</text:span></text:p>
      <text:p text:style-name="P1"><text:bookmark-start text:name="__DdeLink__6095_140401309"/>- <text:span text:style-name="T2100">Это у</text:span><text:span text:style-name="T2099">дивительно! </text:span><text:span text:style-name="T2100">Все приготовились</text:span><text:span text:style-name="T499">?</text:span><text:bookmark-end text:name="__DdeLink__6095_140401309"/></text:p>
      <text:p text:style-name="P17"><text:tab/><text:bookmark-start text:name="__DdeLink__6097_140401309"/>Ученики расположились на своих местах и внимательно уставились на <text:span text:style-name="T529">профессора</text:span>.<text:bookmark-end text:name="__DdeLink__6097_140401309"/> </text:p>
      <text:p text:style-name="P22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6"><text:bookmark-start text:name="__DdeLink__6101_140401309"/>- Сегодня мы поговорим о <text:span text:style-name="T2101">двух видах магии - темной</text:span> и <text:span text:style-name="T2101">светлой или её ещё называют природной</text:span> маг<text:span text:style-name="T2101">ией</text:span>. <text:span text:style-name="T500">Может кто-нибудь уже читал новые учебники по темной магии?</text:span><text:bookmark-end text:name="__DdeLink__6101_140401309"/></text:p>
      <text:p text:style-name="P18"><text:bookmark-start text:name="__DdeLink__6103_140401309"/>- <text:span text:style-name="T501">Да — </text:span><text:span text:style-name="T1238">подняла копыт</text:span><text:span text:style-name="T1239">о</text:span><text:span text:style-name="T501"> Лара.</text:span><text:bookmark-end text:name="__DdeLink__6103_140401309"/></text:p>
      <text:p text:style-name="P18"><text:bookmark-start text:name="__DdeLink__6105_140401309"/>- <text:span text:style-name="T530">Отлично!</text:span><text:span text:style-name="T501"> Эти новые учебники написаны довольно простым языком и поэтому советую вам их </text:span><text:span text:style-name="T1240">обязательно почитать</text:span><text:span text:style-name="T501">, </text:span><text:span text:style-name="T1240">если вы этого ещё не сделали. </text:span><text:span text:style-name="T501"><text:s/></text:span><text:span text:style-name="T1240">Теперь</text:span><text:span text:style-name="T501"> кто-нибудь ответьте: а в чем разница между темной магией и </text:span><text:span text:style-name="T2102">светлой</text:span><text:span text:style-name="T501">?</text:span><text:bookmark-end text:name="__DdeLink__6105_140401309"/></text:p>
      <text:p text:style-name="P18"><text:bookmark-start text:name="__DdeLink__6107_140401309"/><text:soft-page-break/>- <text:span text:style-name="T501">Темная злая, а природная добрая — </text:span><text:span text:style-name="T502">ответил Силли. <text:tab/>Это был светло-коричневый пони в очках, который был младше всех в классе.</text:span><text:bookmark-end text:name="__DdeLink__6107_140401309"/></text:p>
      <text:p text:style-name="P18"><text:bookmark-start text:name="__DdeLink__6109_140401309"/>- <text:span text:style-name="T503">Не совсем. Темная </text:span><text:span text:style-name="T504">магия может принести добро, так же как и </text:span><text:span text:style-name="T2103">светлая</text:span><text:span text:style-name="T504"> магия может принести зло</text:span><text:bookmark-end text:name="__DdeLink__6109_140401309"/><text:span text:style-name="T504">.</text:span></text:p>
      <text:p text:style-name="P18"><text:bookmark-start text:name="__DdeLink__6111_140401309"/>- <text:span text:style-name="T505">Темная магия это всего лишь вид </text:span><text:span text:style-name="T2104">светлой</text:span><text:span text:style-name="T505"> магии, только отличие в том, что она может подчинить владельца — ответила Лара.</text:span><text:bookmark-end text:name="__DdeLink__6111_140401309"/></text:p>
      <text:p text:style-name="P18"><text:bookmark-start text:name="__DdeLink__6113_140401309"/>- <text:span text:style-name="T505">Превосходно! - </text:span><text:span text:style-name="T506">сказал Магитемз и </text:span><text:span text:style-name="T1819">сделал несколько пометок в своем журнале</text:span><text:span text:style-name="T506"> - </text:span><text:span text:style-name="T507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508">И самая необычная темная, которая, как сказала Лара, может завладеть </text:span><text:span text:style-name="T509">тем, кто применяет её. До сих пор эта магия остается загадкой, но к счастью нам известно достаточно, что</text:span><text:span text:style-name="T531">бы </text:span><text:span text:style-name="T2105">научиться противостоять ей</text:span><text:bookmark-end text:name="__DdeLink__6113_140401309"/><text:span text:style-name="T2105">.</text:span></text:p>
      <text:p text:style-name="P18"><text:bookmark-start text:name="__DdeLink__6115_140401309"/>- <text:span text:style-name="T512">Профессор Магитемз</text:span><text:span text:style-name="T510">, почему нельзя просто так же ее использовать, как </text:span><text:span text:style-name="T532">и </text:span><text:span text:style-name="T510">другую магию, только в добрых целях? — поинтересовался Силли.</text:span><text:bookmark-end text:name="__DdeLink__6115_140401309"/></text:p>
      <text:p text:style-name="P18"><text:bookmark-start text:name="__DdeLink__6119_140401309"/><text:soft-page-break/>- <text:span text:style-name="T510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533">ым</text:span><text:span text:style-name="T510">. </text:span><text:span text:style-name="T511">На самом деле, в истории полно примеров того, что н</text:span><text:span text:style-name="T534">и</text:span><text:span text:style-name="T511"> темная магия была бедствием для Эквестрии, а скорее обычная магия в копытах тех, кто был </text:span><text:span text:style-name="T1820">морально</text:span><text:span text:style-name="T511"> слаб и не смог победить ненависть, злобу и</text:span><text:span text:style-name="T512">ли</text:span><text:span text:style-name="T511"> простить обиды.</text:span><text:bookmark-end text:name="__DdeLink__6119_140401309"/></text:p>
      <text:p text:style-name="P18"><text:bookmark-start text:name="__DdeLink__6121_140401309"/>- <text:span text:style-name="T513">А, ... е</text:span><text:span text:style-name="T512">сли Флурри поглотит темная магия, она сможет ее контролировать? — </text:span><text:span text:style-name="T1241">не удержался</text:span><text:span text:style-name="T514"> Силли</text:span><text:bookmark-end text:name="__DdeLink__6121_140401309"/><text:span text:style-name="T514">.</text:span></text:p>
      <text:p text:style-name="P18"><text:bookmark-start text:name="__DdeLink__6123_140401309"/>- <text:span text:style-name="T515">Ты серьезно? Она обычную то не </text:span><text:span text:style-name="T1242">может</text:span><text:span text:style-name="T515"> контролировать — усмехнулась </text:span><text:span text:style-name="T2106">Э</text:span><text:span text:style-name="T515">вери Хейт.</text:span><text:bookmark-end text:name="__DdeLink__6123_140401309"/></text:p>
      <text:p text:style-name="P19"><text:bookmark-start text:name="__DdeLink__6125_140401309"/>Раздался легкий <text:span text:style-name="T516">смех</text:span> в классе.<text:bookmark-end text:name="__DdeLink__6125_140401309"/></text:p>
      <text:p text:style-name="P19"><text:bookmark-start text:name="__DdeLink__6127_140401309"/>- <text:span text:style-name="T517">Аликорны так же, как и другие магические существа могут оказаться под действием темной магии — </text:span><text:span text:style-name="T518">продолжал Магитемз — именно поэтому вы изучали, изучаете и будете изучать </text:span><text:span text:style-name="T1243">м</text:span><text:span text:style-name="T518">агию Дружбы. Я уже упоминал, что это могущественная магия </text:span><text:span text:style-name="T519">и добавлю, что именно о</text:span><text:span text:style-name="T518">на способн</text:span><text:span text:style-name="T520">а</text:span><text:span text:style-name="T518"> победить темную маги</text:span><text:span text:style-name="T521">ю. </text:span><text:span text:style-name="T522">Вы записали все в свои тетради?</text:span><text:bookmark-end text:name="__DdeLink__6127_140401309"/></text:p>
      <text:p text:style-name="P19"><text:bookmark-start text:name="__DdeLink__6129_140401309"/>- <text:span text:style-name="T522">Да, профессор — дружно ответил класс.</text:span><text:bookmark-end text:name="__DdeLink__6129_140401309"/></text:p>
      <text:p text:style-name="P20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<text:span text:style-name="T2107">которая вспомнила историю, которую Шарпен рассказал Ларе</text:span><text:span text:style-name="T523">.</text:span><text:bookmark-end text:name="__DdeLink__6131_140401309"/></text:p>
      <text:p text:style-name="P20"><text:bookmark-start text:name="__DdeLink__6133_140401309"/>- <text:span text:style-name="T524">Флурри, </text:span><text:span text:style-name="T2108">о чем думаешь</text:span><text:span text:style-name="T524">? - спросила Лара.</text:span><text:bookmark-end text:name="__DdeLink__6133_140401309"/></text:p>
      <text:p text:style-name="P20">- <text:span text:style-name="T2108">Ты говорила что у тебя есть догадка...</text:span><text:bookmark text:name="__DdeLink__6135_140401309"/></text:p>
      <text:p text:style-name="P20"><text:bookmark-start text:name="__DdeLink__6137_140401309"/>- <text:span text:style-name="T525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0"><text:bookmark-start text:name="__DdeLink__6139_140401309"/>- <text:span text:style-name="T535">Спасибо </text:span><text:span text:style-name="T526">Пёрпл, мы уже взяли, </text:span><text:span text:style-name="T2108">догадка заключается в книге</text:span><text:span text:style-name="T526"> — сказала Лара.</text:span><text:bookmark-end text:name="__DdeLink__6139_140401309"/></text:p>
      <text:p text:style-name="P20">- <text:span text:style-name="T2108">Книге?</text:span></text:p>
      <text:p text:style-name="P20">- <text:span text:style-name="T2109">У Шарпена есть старший брат, который забрал парочку вещей во время ярмарк</text:span><text:span text:style-name="T2119">и</text:span><text:span text:style-name="T2109"> и среди этих вещей была книга.</text:span></text:p>
      <text:p text:style-name="P20">- <text:span text:style-name="T2109">Подожди, Лара, ты хочешь сказать </text:span><text:span text:style-name="T2237">что </text:span><text:span text:style-name="T2120">он </text:span><text:span text:style-name="T2109">украл </text:span><text:span text:style-name="T2120">эти вещи</text:span><text:span text:style-name="T2109">?</text:span></text:p>
      <text:p text:style-name="P20">- <text:span text:style-name="T2110">Да, его брат крал и собирал вещи, но не об этом, </text:span><text:span text:style-name="T2111">важнее всего книга.</text:span></text:p>
      <text:p text:style-name="P20">- <text:span text:style-name="T2112">А что содержится в этой книге? Заклинания темной магии? </text:span></text:p>
      <text:p text:style-name="P20">- <text:span text:style-name="T2113">К сожалению этого никто пока не знает, она волшебная и все её страницы пустые.</text:span></text:p>
      <text:p text:style-name="P20"><text:soft-page-break/>- <text:span text:style-name="T2114">Значит Шарпен забрал книгу у </text:span><text:span text:style-name="T2121">своего </text:span><text:span text:style-name="T2114">брата и привез её в Кантерлот?</text:span></text:p>
      <text:p text:style-name="P20">- <text:span text:style-name="T2115">Да, </text:span><text:span text:style-name="T2116">именно. - подмигнула Лара.</text:span></text:p>
      <text:p text:style-name="P20">- <text:span text:style-name="T2117">Так вот какой подарок?! - улыбнулась Флурри. </text:span></text:p>
      <text:p text:style-name="P21"><text:span text:style-name="T527"><text:tab/></text:span><text:span text:style-name="T2118">Лара кивнула и</text:span><text:bookmark-start text:name="__DdeLink__6145_140401309"/><text:span text:style-name="T527"> все молча приступили к еде, за исключением П</text:span><text:span text:style-name="T528">ё</text:span><text:span text:style-name="T527">рпл, </text:span><text:span text:style-name="T1821">которая от неисчерпаемой </text:span><text:span text:style-name="T1822">энергии</text:span><text:span text:style-name="T1821">, успевала еще и веселиться за столом</text:span><text:bookmark-end text:name="__DdeLink__6145_140401309"/><text:span text:style-name="T1821">.</text:span></text:p>
      <text:p text:style-name="P19"/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<text:soft-page-break/>6. <text:bookmark-start text:name="__DdeLink__6794_140401309"/>Эмбер Грим<text:bookmark-end text:name="__DdeLink__6794_140401309"/></text:p>
      <text:p text:style-name="P32"><text:tab/><text:span text:style-name="T773">Флурри не видела в столовой Эмбер, возможно потому что её мысли были заняты </text:span><text:span text:style-name="T775">загадкой</text:span><text:span text:style-name="T773"> о таинственной книге. Она остановилась вместе с Ларой около входа в столовую, чтобы убедиться, что Эмбер ещё </text:span><text:span text:style-name="T776">там</text:span><text:span text:style-name="T773">, но </text:span><text:span text:style-name="T776">её </text:span><text:span text:style-name="T803">там</text:span><text:span text:style-name="T773"> не было</text:span><text:span text:style-name="T774">.</text:span></text:p>
      <text:p text:style-name="P43"><text:bookmark-start text:name="__DdeLink__6149_140401309"/>- <text:span text:style-name="T536">Лара, что у нас сейчас? - спросила Флурри, когда они шли в левое крыло</text:span><text:bookmark-end text:name="__DdeLink__6149_140401309"/><text:span text:style-name="T536">.</text:span></text:p>
      <text:p text:style-name="P43"><text:bookmark-start text:name="__DdeLink__6151_140401309"/>- <text:span text:style-name="T537">История магии</text:span><text:bookmark-end text:name="__DdeLink__6151_140401309"/><text:span text:style-name="T537">.</text:span></text:p>
      <text:p text:style-name="P43"><text:bookmark-start text:name="__DdeLink__6153_140401309"/>- <text:span text:style-name="T538">Не люблю этот предмет, он становится все скучнее</text:span><text:bookmark-end text:name="__DdeLink__6153_140401309"/><text:span text:style-name="T538">.</text:span></text:p>
      <text:p text:style-name="P43"><text:bookmark-start text:name="__DdeLink__6155_140401309"/>- <text:span text:style-name="T540">С</text:span><text:span text:style-name="T539">корее более </text:span><text:bookmark-end text:name="__DdeLink__6155_140401309"/><text:span text:style-name="T1823">углублённым.</text:span></text:p>
      <text:p text:style-name="P46"><text:tab/><text:bookmark-start text:name="__DdeLink__6157_140401309"/>Флурри внезапно остановилась у прохода и Лара поняла почему. </text:p>
      <text:p text:style-name="P46"><text:tab/><text:span text:style-name="T1824">Т</text:span>ам была Эмбер Грим и она рассматривала картин<text:span text:style-name="T541">у на которой была изображена </text:span><text:span text:style-name="T1244">принцесса </text:span><text:span text:style-name="T541">Твайлайт со своими друзьям</text:span><text:span text:style-name="T542">и и внизу была надпись «Дружба — это Магия. </text:span><text:span text:style-name="T1245">Принцесса </text:span><text:span text:style-name="T542">Твайлайт </text:span><text:span text:style-name="T1825">Спаркл</text:span><text:span text:style-name="T542"> символизирует </text:span><text:span text:style-name="T569">магию</text:span><text:span text:style-name="T542">, </text:span><text:span text:style-name="T1826">Эп</text:span><text:span text:style-name="T1827">плджек -</text:span><text:span text:style-name="T542"> честность, </text:span><text:span text:style-name="T545">Флаттершай</text:span><text:span text:style-name="T542"> - доброту, </text:span><text:span text:style-name="T544">Рарити</text:span><text:span text:style-name="T542"> - щедрость, </text:span><text:span text:style-name="T1246">Радуга Дэш - </text:span><text:span text:style-name="T542">верность и </text:span><text:span text:style-name="T543">Пинки Пай</text:span><text:span text:style-name="T542"> — веселье. </text:span><text:span text:style-name="T1828">Они -</text:span><text:span text:style-name="T542"> </text:span><text:span text:style-name="T570">6 элементов гармонии</text:span><text:span text:style-name="T542">»</text:span><text:span text:style-name="T541">.</text:span><text:bookmark-end text:name="__DdeLink__6157_140401309"/></text:p>
      <text:p text:style-name="P45"><text:soft-page-break/><text:span text:style-name="T571"><text:tab/></text:span><text:bookmark-start text:name="__DdeLink__6159_140401309"/><text:span text:style-name="T571">Эмбер Грим</text:span><text:span text:style-name="T546"> была угольного цвета с короткой гривой </text:span><text:span text:style-name="T547">и со средней челкой, которая падала </text:span><text:span text:style-name="T572">ей </text:span><text:span text:style-name="T547">на лоб. </text:span><text:bookmark-end text:name="__DdeLink__6159_140401309"/></text:p>
      <text:p text:style-name="P45"><text:span text:style-name="T548"><text:tab/></text:span><text:span text:style-name="T2158">Многие пони видели в</text:span><text:bookmark-start text:name="__DdeLink__6161_140401309"/><text:span text:style-name="T548"> её внешности что-то отталкивающе</text:span><text:span text:style-name="T2122">е и странное</text:span><text:bookmark-end text:name="__DdeLink__6161_140401309"/><text:span text:style-name="T2122">, </text:span><text:span text:style-name="T2159">поэтому старались держаться подальше.</text:span></text:p>
      <text:p text:style-name="P44"><text:bookmark-start text:name="__DdeLink__6163_140401309"/>- <text:bookmark-end text:name="__DdeLink__6163_140401309"/><text:span text:style-name="T2123">Флурри, подойдем к ней? Я думаю это самый подходящий момент</text:span><text:span text:style-name="T549">.</text:span></text:p>
      <text:p text:style-name="P44"><text:bookmark-start text:name="__DdeLink__6165_140401309"/>- <text:bookmark-end text:name="__DdeLink__6165_140401309"/><text:span text:style-name="T2124">Да! Идем!</text:span><text:bookmark text:name="__DdeLink__6167_140401309"/></text:p>
      <text:p text:style-name="P52"><text:tab/><text:span text:style-name="T2125">Обе подруги вместе</text:span><text:bookmark-start text:name="__DdeLink__6177_140401309"/> <text:span text:style-name="T2125">подошли</text:span> к Эмбер <text:span text:style-name="T2160">Грим</text:span>, которая все это время стояла к <text:span text:style-name="T2126">ним</text:span> спиной и смотрела только на картин<text:span text:style-name="T1247">у</text:span>, <text:span text:style-name="T1248">не обращая</text:span> внимание <text:span text:style-name="T550">на все, что происходило вокруг.</text:span><text:bookmark-end text:name="__DdeLink__6177_140401309"/></text:p>
      <text:p text:style-name="P52"><text:span text:style-name="T573"><text:tab/></text:span><text:bookmark-start text:name="__DdeLink__6179_140401309"/><text:span text:style-name="T573">Примечательно, что в </text:span><text:span text:style-name="T2161">этот момент в коридоре</text:span><text:span text:style-name="T573"> никого не было </text:span><text:span text:style-name="T574">и это </text:span><text:span text:style-name="T2126">ещё</text:span><text:span text:style-name="T574"> </text:span><text:span text:style-name="T2126">сильнее </text:span><text:span text:style-name="T574">подкрепило </text:span><text:span text:style-name="T2126">подруг </text:span><text:span text:style-name="T574"><text:s/></text:span><text:span text:style-name="T576">подружиться</text:span><text:span text:style-name="T575"> с </text:span><text:span text:style-name="T577">таинственной пони</text:span><text:span text:style-name="T575">.</text:span><text:bookmark-end text:name="__DdeLink__6179_140401309"/></text:p>
      <text:p text:style-name="P52"><text:bookmark-start text:name="__DdeLink__6181_140401309"/>- <text:span text:style-name="T551">Привет, Эмбер</text:span><text:bookmark-end text:name="__DdeLink__6181_140401309"/><text:span text:style-name="T551">! - </text:span><text:span text:style-name="T2127">сказал</text:span><text:span text:style-name="T2128">а</text:span><text:span text:style-name="T2127"> Флурри.</text:span></text:p>
      <text:p text:style-name="P52"><text:bookmark-start text:name="__DdeLink__6183_140401309"/>- <text:span text:style-name="T551">Привет, Флурри Харт</text:span><text:bookmark-end text:name="__DdeLink__6183_140401309"/><text:span text:style-name="T551">.</text:span></text:p>
      <text:p text:style-name="P54"><text:span text:style-name="T554"><text:tab/></text:span><text:bookmark-start text:name="__DdeLink__6185_140401309"/><text:span text:style-name="T554">Флурри впервые услышала её</text:span> голос, <text:span text:style-name="T554">он</text:span> был ледяным и хладнокровным, <text:span text:style-name="T555">и е</text:span><text:span text:style-name="T556">й</text:span><text:span text:style-name="T555"> на мгновение показалось, что она общается с </text:span><text:span text:style-name="T1829">сестрой Пинки</text:span><text:span text:style-name="T555"> </text:span><text:span text:style-name="T1829">Пай</text:span><text:span text:style-name="T555">.</text:span><text:bookmark-end text:name="__DdeLink__6185_140401309"/></text:p>
      <text:p text:style-name="P52"><text:bookmark-start text:name="__DdeLink__6187_140401309"/><text:soft-page-break/>- <text:span text:style-name="T552">Ты знаешь моё имя?</text:span><text:bookmark-end text:name="__DdeLink__6187_140401309"/></text:p>
      <text:p text:style-name="P52"><text:bookmark-start text:name="__DdeLink__6189_140401309"/>- <text:span text:style-name="T552">Я </text:span><text:span text:style-name="T553">знаю достаточно </text:span><text:span text:style-name="T2130">о тебе</text:span><text:span text:style-name="T553"> — </text:span><text:span text:style-name="T557">отвечала все тем же голосом Эмбер.</text:span><text:bookmark-end text:name="__DdeLink__6189_140401309"/></text:p>
      <text:p text:style-name="P53"><text:tab/><text:bookmark-start text:name="__DdeLink__6191_140401309"/>Флурри не знала, как продолжить разговор и <text:bookmark-end text:name="__DdeLink__6191_140401309"/><text:span text:style-name="T2128">посмотрела на Лару.</text:span></text:p>
      <text:p text:style-name="P53">- <text:span text:style-name="T2128">Эмбер, </text:span><text:span text:style-name="T2131">возможно ты знаешь и меня</text:span><text:span text:style-name="T2128">?</text:span></text:p>
      <text:p text:style-name="P53">- <text:span text:style-name="T2129">К сожалению нет, </text:span><text:span text:style-name="T2131">я знаю Флурри </text:span><text:span text:style-name="T2137">Харт</text:span><text:span text:style-name="T2131"> потому что она знаменита в школе своими врожденными способностями и принимала </text:span><text:span text:style-name="T2132">значительное </text:span><text:span text:style-name="T2131">участие в истории Эквестрии.</text:span></text:p>
      <text:p text:style-name="P53">- <text:span text:style-name="T2132">Эмбер, мы хотели </text:span><text:span text:style-name="T2133">стать твоими друзьями</text:span><text:span text:style-name="T2132"> </text:span><text:span text:style-name="T2133">и поэтому подошли познакомиться с тобой </text:span><text:span text:style-name="T2132">— </text:span><text:span text:style-name="T2162">сказала</text:span><text:span text:style-name="T2133"> Флурри.</text:span></text:p>
      <text:p text:style-name="P53">- <text:span text:style-name="T2134">Теперь понятно, чудесная и великолепная пони, которую знает почти вся Эквестрия решила стать другом странной и кошмарной пони, тебе не кажет</text:span><text:span text:style-name="T2169">ся это смешным</text:span><text:span text:style-name="T2134">?</text:span></text:p>
      <text:p text:style-name="P53">- <text:span text:style-name="T2135">А что тут должно быть смешного? - удивилась Флурри, её немного напугал тон речи Эмбер.</text:span></text:p>
      <text:p text:style-name="P53">- <text:span text:style-name="T2136">Твое высокомерие и лицемерие имеет слишком высокий контраст по отношению к твоей подруге, </text:span><text:span text:style-name="T2163">поэтому не прикидывайся </text:span><text:span text:style-name="T2164">что тебе ничего непонятно.</text:span></text:p>
      <text:p text:style-name="P185"><text:soft-page-break/></text:p>
      <text:p text:style-name="P55"><text:tab/><text:bookmark-start text:name="__DdeLink__6201_140401309"/>Теперь Флурри увидела ее <text:span text:style-name="T578">каменное </text:span>лицо, в её глазах, темных как бездна было какое-то безразличие <text:span text:style-name="T558">и ей стало не по себе, но она не могла </text:span><text:span text:style-name="T2138">оставить разговор</text:span><text:span text:style-name="T558">, уязвленная такими замечаниями.</text:span><text:bookmark-end text:name="__DdeLink__6201_140401309"/></text:p>
      <text:p text:style-name="P55"><text:bookmark-start text:name="__DdeLink__6203_140401309"/>- <text:span text:style-name="T559">Прости, </text:span><text:span text:style-name="T1831">е</text:span><text:span text:style-name="T1830">сли у тебя нет таких магических способностей, как у меня </text:span><text:span text:style-name="T2138">и </text:span><text:span text:style-name="T2165">поэтому </text:span><text:span text:style-name="T2138">ты приписываешь мне лживые отрицательные качества</text:span><text:span text:style-name="T1830">!</text:span><text:span text:style-name="T559"> — не сдер</text:span><text:span text:style-name="T560">жалась Флурри</text:span><text:bookmark-end text:name="__DdeLink__6203_140401309"/><text:span text:style-name="T560">.</text:span></text:p>
      <text:p text:style-name="P56"><text:tab/><text:bookmark-start text:name="__DdeLink__6205_140401309"/>Эмбер засмеялась и <text:span text:style-name="T561">по Флурри пробежала дрожь.</text:span><text:bookmark-end text:name="__DdeLink__6205_140401309"/></text:p>
      <text:p text:style-name="P57"><text:bookmark-start text:name="__DdeLink__6207_140401309"/>- <text:s/><text:span text:style-name="T2139">Что тут смешного</text:span><text:span text:style-name="T562">?</text:span><text:bookmark-end text:name="__DdeLink__6207_140401309"/></text:p>
      <text:p text:style-name="P57">- <text:span text:style-name="T1832">В тебе нет ничего </text:span><text:span text:style-name="T1833">кроме твоего врожденного таланта, </text:span><text:span text:style-name="T1834">а что касается </text:span><text:span text:style-name="T2166">магических</text:span><text:span text:style-name="T1834"> навык</text:span><text:span text:style-name="T2166">ов</text:span><text:span text:style-name="T1834"> и способност</text:span><text:span text:style-name="T2166">ей,</text:span><text:span text:style-name="T1834"> то тебе не мешало бы взяться за ум. - </text:span><text:span text:style-name="T1835">резко ответила Эмбер.</text:span></text:p>
      <text:p text:style-name="P57">- <text:span text:style-name="T1836">Ты меня учишь?</text:span><text:span text:style-name="T1837">! - начала злиться Флурри.</text:span></text:p>
      <text:p text:style-name="P57"><text:bookmark-start text:name="__DdeLink__6209_140401309"/><text:span text:style-name="T563">- Не была бы ты настолько самоуверенной и самолюбивой, ты бы оставила этот разговор </text:span><text:span text:style-name="T579">и ушла. </text:span><text:span text:style-name="T1838">Но ты самоуверенна</text:span><text:span text:style-name="T1841">я</text:span><text:span text:style-name="T1838"> и </text:span><text:span text:style-name="T1839">считаешь себя </text:span><text:span text:style-name="T1840">лучшей. </text:span><text:span text:style-name="T1842">Все</text:span><text:span text:style-name="T1840"> пони должны с тобой общаться с искренним желанием и добродушием, </text:span><text:span text:style-name="T2167">разве не так?</text:span><text:span text:style-name="T1840"> </text:span><text:span text:style-name="T563"><text:s/>— </text:span><text:span text:style-name="T2140">перебила </text:span><text:span text:style-name="T1843">Эмбер</text:span><text:span text:style-name="T563">.</text:span><text:bookmark-end text:name="__DdeLink__6209_140401309"/></text:p>
      <text:p text:style-name="P59"><text:soft-page-break/><text:tab/><text:span text:style-name="T2141">До этого момента Флурри старалась быть дружелюбной с Эмбер, но сейчас она хотела воспользоваться магией и превратить её в пепел.</text:span></text:p>
      <text:p text:style-name="P60">-<text:span text:style-name="T2143"> </text:span><text:span text:style-name="T2139">Успокойтесь! Флурри, </text:span><text:span text:style-name="T2142">нам пора</text:span><text:span text:style-name="T2139"> - вмешалась Лара </text:span><text:span text:style-name="T2144">и отвела свою подругу в сторону.</text:span></text:p>
      <text:p text:style-name="P58"><text:bookmark-start text:name="__DdeLink__6217_140401309"/>- <text:span text:style-name="T564">Я вижу, ты ужасно выглядишь — начала Лара</text:span><text:bookmark-end text:name="__DdeLink__6217_140401309"/><text:span text:style-name="T564">, </text:span><text:span text:style-name="T2145">когда они прошли коридор, в котором была Эмбер Грим.</text:span></text:p>
      <text:p text:style-name="P58"><text:bookmark-start text:name="__DdeLink__6219_140401309"/>- <text:span text:style-name="T565">Она настоящий демон, мне едва хватило сил удержаться и не превратить ее в пепел! — </text:span><text:span text:style-name="T566">говорила Флурри и в её голосе было столько гнева и злобы, </text:span><text:span text:style-name="T2146">что Лар</text:span><text:span text:style-name="T2238">а даже не узнала свою подругу</text:span><text:span text:style-name="T566">.</text:span><text:bookmark-end text:name="__DdeLink__6219_140401309"/></text:p>
      <text:p text:style-name="P58"><text:bookmark-start text:name="__DdeLink__6221_140401309"/>-<text:bookmark-end text:name="__DdeLink__6221_140401309"/> <text:span text:style-name="T2147">Почему тебя это сильно задело?</text:span></text:p>
      <text:p text:style-name="P58">- <text:span text:style-name="T2148">Почему? Лара, она назвала меня высокомерной и лиц</text:span><text:span text:style-name="T2149">е</text:span><text:span text:style-name="T2148">меркой, сказала что у меня нет мозгов, тебе этого недостаточно?</text:span></text:p>
      <text:p text:style-name="P58">- <text:span text:style-name="T2149">Она довольно умная пони и не могла </text:span><text:span text:style-name="T2170">сказать это</text:span><text:span text:style-name="T2149"> просто так, здесь </text:span><text:span text:style-name="T2170">должна быть серьезная</text:span><text:span text:style-name="T2149"> причина.</text:span></text:p>
      <text:p text:style-name="P58">- <text:span text:style-name="T2149">Умная пони? </text:span><text:span text:style-name="T2150">Ты так решила потому что </text:span><text:span text:style-name="T2171">она первая земная пони, которую взяли в школу Кантерлота</text:span><text:span text:style-name="T2150">?</text:span></text:p>
      <text:p text:style-name="P61">- <text:s/><text:span text:style-name="T2152">Санрайз </text:span><text:span text:style-name="T2153">Бриск </text:span><text:span text:style-name="T2151">общалась с ней на протяжении лета и с уверенностью может подтвердить её уровень </text:span><text:soft-page-break/><text:span text:style-name="T2151">умственных способностей, </text:span><text:span text:style-name="T2171">а Санрайз Бриск как ты уже говорила не лживая </text:span><text:span text:style-name="T2172">Брейни.</text:span></text:p>
      <text:p text:style-name="P61">- <text:span text:style-name="T2154">Вот как, знаешь Лара, я не собираюсь разбираться, что у неё в голове и не буду пытаться подружиться с такой злобной кобылой!</text:span><text:bookmark text:name="__DdeLink__6223_140401309"/></text:p>
      <text:p text:style-name="P62"><text:bookmark-start text:name="__DdeLink__6229_140401309"/>- <text:bookmark-end text:name="__DdeLink__6229_140401309"/><text:span text:style-name="T2155">Успокойся Флурри.</text:span></text:p>
      <text:p text:style-name="P62"><text:bookmark-start text:name="__DdeLink__6231_140401309"/>- <text:span text:style-name="T567">Как я могу успокоиться?! Ты понимаешь </text:span><text:bookmark-end text:name="__DdeLink__6231_140401309"/><text:span text:style-name="T2156">что мне были неприятны </text:span><text:span text:style-name="T2168">её</text:span><text:span text:style-name="T2156"> слова и...</text:span></text:p>
      <text:p text:style-name="P63"><text:tab/><text:bookmark-start text:name="__DdeLink__6233_140401309"/>Лара подошла к Флурри и <text:span text:style-name="T580">посмотрела на неё</text:span>:<text:bookmark-end text:name="__DdeLink__6233_140401309"/></text:p>
      <text:p text:style-name="P63"><text:bookmark-start text:name="__DdeLink__6235_140401309"/>- Да, я понимаю, <text:span text:style-name="T2157">идем</text:span> на <text:span text:style-name="T2155">и</text:span>сторию магии.<text:bookmark-end text:name="__DdeLink__6235_140401309"/></text:p>
      <text:p text:style-name="P64"><text:tab/><text:bookmark-start text:name="__DdeLink__6237_140401309"/><text:span text:style-name="T581">Взгляд Лары успокоил Флурри, и</text:span> в этот момент <text:span text:style-name="T581">ей</text:span> стало легче, <text:span text:style-name="T582">словно</text:span> ей пришлось попробовать горький десерт, <text:span text:style-name="T583">сейчас</text:span> она его проглотила и осталось только <text:span text:style-name="T584">неприятное </text:span>послевкусие. <text:bookmark-end text:name="__DdeLink__6237_140401309"/></text:p>
      <text:p text:style-name="P64"><text:bookmark-start text:name="__DdeLink__6239_140401309"/>- <text:span text:style-name="T568">Ид</text:span><text:span text:style-name="T585">ё</text:span><text:span text:style-name="T568">м</text:span><text:bookmark-end text:name="__DdeLink__6239_140401309"/><text:span text:style-name="T568">.</text:span></text:p>
      <text:p text:style-name="P65"><text:tab/><text:bookmark-start text:name="__DdeLink__6241_140401309"/>И <text:span text:style-name="T1844">две</text:span> подруги, которые всегда <text:span text:style-name="T586">понимали друг друга</text:span>, <text:span text:style-name="T587">отправились</text:span> на урок по <text:span text:style-name="T2156">и</text:span>стории <text:span text:style-name="T2156">м</text:span>агии.<text:bookmark-end text:name="__DdeLink__6241_140401309"/></text:p>
      <text:p text:style-name="P65"/>
      <text:p text:style-name="P65"/>
      <text:p text:style-name="P218"/>
      <text:p text:style-name="P218"><text:soft-page-break/>7. <text:bookmark-start text:name="__DdeLink__6796_140401309"/>Вечеринка<text:bookmark-end text:name="__DdeLink__6796_140401309"/></text:p>
      <text:p text:style-name="P220"><text:tab/><text:span text:style-name="T777">На протяжении всей недели Флурри </text:span><text:span text:style-name="T778">старалась не обращать внимание на Эмбер Грим, к счастью они редко </text:span><text:span text:style-name="T779">встречались друг с другом</text:span><text:span text:style-name="T778">.</text:span></text:p>
      <text:p text:style-name="P221"><text:span text:style-name="T778"><text:tab/></text:span><text:span text:style-name="T787">Лара стала проводить гораздо меньше времени с Флурри </text:span><text:span text:style-name="T788">и поэтому ей становилось скучно без своей лучшей подруги.</text:span></text:p>
      <text:p text:style-name="P222"><text:span text:style-name="T779"><text:tab/></text:span><text:span text:style-name="T780">В четверг Флурри неожиданно столкнулась с </text:span><text:span text:style-name="T779">Санрайз Бриск. </text:span></text:p>
      <text:p text:style-name="P223"><text:span text:style-name="T779"><text:tab/></text:span><text:span text:style-name="T781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23"><text:span text:style-name="T781"><text:tab/>Наиболее близкими для неё была Лара, потому что они часто ходили вместе в библиотеку и обсуждали научные </text:span><text:span text:style-name="T788">темы</text:span><text:span text:style-name="T781">.</text:span></text:p>
      <text:p text:style-name="P194">- Привет, Санрайз! Я думала ты пошла вместе с Ларой в библиотеку?</text:p>
      <text:p text:style-name="P194">- Да, я была там — ответила Санрайз.</text:p>
      <text:p text:style-name="P220"><text:span text:style-name="T782">- </text:span><text:span text:style-name="T783">А мне что-то скучно стало в конце недели…</text:span></text:p>
      <text:p text:style-name="P220"><text:span text:style-name="T783">- Тебе скучно? Я </text:span><text:span text:style-name="T784">тебя не узнаю, Флурри!</text:span></text:p>
      <text:p text:style-name="P220"><text:soft-page-break/><text:span text:style-name="T784">- </text:span><text:span text:style-name="T785">Да, мне скучно, очень много домашнего задания, к тому же Лара часто пропадает то в библиотеке, то пишет научные работы!</text:span></text:p>
      <text:p text:style-name="P220"><text:span text:style-name="T785">- </text:span><text:span text:style-name="T786">Прости Флурри, но мне нужно зайти к мистеру Магитемзу, я в прошлом году пообещала ему, что принесу одну интересную вещь.</text:span></text:p>
      <text:p text:style-name="P195">- Хорошо, до встречи на скучной истории магии, Санрайз.</text:p>
      <text:p text:style-name="P195">- Не скучай, Флурри!</text:p>
      <text:p text:style-name="P220"><text:span text:style-name="T786"><text:tab/></text:span><text:span text:style-name="T789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589">выходных </text:span><text:span text:style-name="T789">она</text:span><text:span text:style-name="T589"> решил</text:span><text:span text:style-name="T649">а</text:span><text:span text:style-name="T589"> пойти на вечеринку к П</text:span><text:span text:style-name="T805">ё</text:span><text:span text:style-name="T589">рпл Кейк вместе с Ларой, чтобы <text:s/></text:span><text:span text:style-name="T648">отвлечься</text:span><text:span text:style-name="T589"> </text:span><text:span text:style-name="T804">от </text:span><text:span text:style-name="T648">учебы </text:span><text:span text:style-name="T789">и повеселиться с друзьями</text:span><text:span text:style-name="T589">.</text:span><text:bookmark-end text:name="__DdeLink__6249_140401309"/></text:p>
      <text:p text:style-name="P247"><text:span text:style-name="T591">- </text:span><text:span text:style-name="T756">Мы здесь покупали древние вазы, помнишь Флурри? - </text:span><text:span text:style-name="T806">сказал</text:span><text:span text:style-name="T807">а</text:span><text:span text:style-name="T806"> Лара, когда они вместе шли на вечеринку по изумрудной дорожке Кантерлота среди различных прилавков и разноцветных </text:span><text:span text:style-name="T808">доми</text:span><text:span text:style-name="T809">ков</text:span><text:span text:style-name="T806">.</text:span></text:p>
      <text:p text:style-name="P198">- Да, это было в прошлом году.</text:p>
      <text:p text:style-name="P219"><text:bookmark-start text:name="__DdeLink__6251_140401309"/><text:span text:style-name="T589">- </text:span><text:span text:style-name="T590">Подождите меня! - </text:span><text:span text:style-name="T756">крикнул</text:span><text:span text:style-name="T590">, </text:span><text:span text:style-name="T592">задыхаясь</text:span><text:span text:style-name="T590"> Силли</text:span><text:bookmark-end text:name="__DdeLink__6251_140401309"/><text:span text:style-name="T591"> </text:span><text:span text:style-name="T756">позади их.</text:span></text:p>
      <text:p text:style-name="P219"><text:bookmark-start text:name="__DdeLink__6253_140401309"/><text:soft-page-break/><text:span text:style-name="T591">- </text:span><text:span text:style-name="T593">Привет, Силли — </text:span><text:span text:style-name="T757">поприветствовала</text:span><text:span text:style-name="T593"> Лара </text:span><text:span text:style-name="T758">своего школьного друга</text:span><text:span text:style-name="T593">.</text:span><text:bookmark-end text:name="__DdeLink__6253_140401309"/></text:p>
      <text:p text:style-name="P219"><text:bookmark-start text:name="__DdeLink__6255_140401309"/><text:span text:style-name="T593">- </text:span><text:span text:style-name="T594">Привет всем! </text:span><text:span text:style-name="T595">Вы на вечеринку?</text:span><text:bookmark-end text:name="__DdeLink__6255_140401309"/></text:p>
      <text:p text:style-name="P224"><text:bookmark-start text:name="__DdeLink__6257_140401309"/><text:span text:style-name="T588">- </text:span><text:span text:style-name="T596">Да! — дружно ответили подруги</text:span><text:bookmark-end text:name="__DdeLink__6257_140401309"/><text:span text:style-name="T759">.</text:span></text:p>
      <text:p text:style-name="P224"><text:bookmark-start text:name="__DdeLink__6259_140401309"/><text:span text:style-name="T596">- </text:span><text:span text:style-name="T597">Я с вами. Вы уже сделали домашнее задание по магическим предметам? - </text:span><text:span text:style-name="T598">поинтересовался Силли.</text:span><text:bookmark-end text:name="__DdeLink__6259_140401309"/></text:p>
      <text:p text:style-name="P70"><text:bookmark-start text:name="__DdeLink__6261_140401309"/>- Да — <text:span text:style-name="T1249">ответила</text:span> Лара.<text:bookmark-end text:name="__DdeLink__6261_140401309"/></text:p>
      <text:p text:style-name="P224"><text:bookmark-start text:name="__DdeLink__6263_140401309"/><text:span text:style-name="T599">- </text:span><text:span text:style-name="T600">Я не совсем понимаю, как связаны гипогрифы с королем Штормом и как его посох смог </text:span><text:span text:style-name="T665">поглотить</text:span><text:span text:style-name="T600"> магию принцесс?</text:span><text:bookmark-end text:name="__DdeLink__6263_140401309"/></text:p>
      <text:p text:style-name="P224"><text:bookmark-start text:name="__DdeLink__6265_140401309"/><text:span text:style-name="T600">- </text:span><text:span text:style-name="T601">Гипогрифы… - </text:span><text:span text:style-name="T650">не успела начать Лара.</text:span><text:bookmark-end text:name="__DdeLink__6265_140401309"/></text:p>
      <text:p text:style-name="P225"><text:bookmark-start text:name="__DdeLink__6267_140401309"/><text:span text:style-name="T601">- </text:span><text:span text:style-name="T760">М</text:span><text:span text:style-name="T602">ожет быть будем веселиться и забудем об учебе хоть на пару часов — перебила Лару Флурри.</text:span></text:p>
      <text:p text:style-name="P226"><text:span text:style-name="T602"><text:tab/></text:span><text:span text:style-name="T760">Спустя минуту они увидели</text:span><text:span text:style-name="T602"> белокаменный домик с темно-синей куполообразной крышей, украшенный розовыми лентами </text:span><text:span text:style-name="T603">и</text:span><text:span text:style-name="T604"> цветами</text:span><text:span text:style-name="T605">.</text:span><text:bookmark-end text:name="__DdeLink__6267_140401309"/></text:p>
      <text:p text:style-name="P227"><text:span text:style-name="T605"><text:tab/></text:span><text:bookmark-start text:name="__DdeLink__6269_140401309"/><text:span text:style-name="T605">В</text:span><text:span text:style-name="T588">се трое подошли к двери и постучали, дверь моментально открылась и </text:span><text:span text:style-name="T651">на </text:span><text:span text:style-name="T588">пороге предстала сама Пёрпл Кейк:</text:span><text:bookmark-end text:name="__DdeLink__6269_140401309"/></text:p>
      <text:p text:style-name="P227"><text:bookmark-start text:name="__DdeLink__6271_140401309"/><text:span text:style-name="T588">- Привеееет, мои друзья! -</text:span><text:span text:style-name="T606"> радостно воскликнула Пёрпл </text:span><text:span text:style-name="T761">и </text:span><text:span text:style-name="T652">обняла </text:span><text:span text:style-name="T761">своих друзей</text:span><text:span text:style-name="T606"> — проходите </text:span><text:span text:style-name="T607">быстрее!</text:span><text:bookmark-end text:name="__DdeLink__6271_140401309"/></text:p>
      <text:p text:style-name="P227"><text:soft-page-break/><text:span text:style-name="T607"><text:tab/></text:span><text:bookmark-start text:name="__DdeLink__6273_140401309"/><text:span text:style-name="T608">Флурри была очень рада, что пошла на вечеринку, она заметила, что Лара тоже </text:span><text:span text:style-name="T609">не </text:span><text:span text:style-name="T653">прочь немного</text:span><text:span text:style-name="T609"> повеселиться.</text:span><text:bookmark-end text:name="__DdeLink__6273_140401309"/></text:p>
      <text:p text:style-name="P228"><text:span text:style-name="T609"><text:tab/></text:span><text:bookmark-start text:name="__DdeLink__6275_140401309"/><text:span text:style-name="T610">На вечеринке был почти весь класс, в котором училась Флурри </text:span><text:span text:style-name="T654">за исключением Санрайз </text:span><text:span text:style-name="T655">Бриск, </text:span><text:span text:style-name="T656">которая не любила находиться в большом обществе и предпочитала одна проводить время.</text:span><text:bookmark-end text:name="__DdeLink__6275_140401309"/></text:p>
      <text:p text:style-name="P228"><text:span text:style-name="T610"><text:tab/></text:span><text:bookmark-start text:name="__DdeLink__6277_140401309"/><text:span text:style-name="T611">П</text:span><text:span text:style-name="T657">ё</text:span><text:span text:style-name="T611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612">Она всегда мечтала о </text:span><text:span text:style-name="T657">такой </text:span><text:span text:style-name="T612">пушке, как у Пинки Пай, и такой шанс </text:span><text:span text:style-name="T658">однажды ей</text:span><text:span text:style-name="T612"> выпал.</text:span><text:bookmark-end text:name="__DdeLink__6277_140401309"/></text:p>
      <text:p text:style-name="P228"><text:span text:style-name="T612"><text:tab/></text:span><text:bookmark-start text:name="__DdeLink__6279_140401309"/><text:span text:style-name="T659">В один прекрасный день</text:span><text:span text:style-name="T613"> она узнала, что Флурри хорошо знакома и дружна с Пинки </text:span><text:span text:style-name="T615">Пай </text:span><text:span text:style-name="T613">и начала рас</text:span><text:span text:style-name="T614">спрашивать </text:span><text:span text:style-name="T616">её </text:span><text:span text:style-name="T617">вплоть до того во сколько встает Пинки и чем чистит зубы: зубной щеткой или нитью.</text:span><text:bookmark-end text:name="__DdeLink__6279_140401309"/></text:p>
      <text:p text:style-name="P228"><text:span text:style-name="T617"><text:tab/></text:span><text:bookmark-start text:name="__DdeLink__6281_140401309"/><text:span text:style-name="T618">Флурри </text:span><text:span text:style-name="T661">решила</text:span><text:span text:style-name="T618"> </text:span><text:span text:style-name="T660">сделать подарок для Пёрпл </text:span><text:span text:style-name="T618">и пригласила Пинки Пай вместе со своей семьей в Кантерлот, </text:span><text:span text:style-name="T619">чтобы устроить вечеринку для её </text:span><text:span text:style-name="T662">подруг</text:span><text:span text:style-name="T619">.</text:span><text:bookmark-end text:name="__DdeLink__6281_140401309"/></text:p>
      <text:p text:style-name="P228"><text:span text:style-name="T619"><text:tab/></text:span><text:bookmark-start text:name="__DdeLink__6283_140401309"/><text:span text:style-name="T619">Пёрпл Кейк </text:span><text:span text:style-name="T762">чуть не</text:span><text:span text:style-name="T620"> </text:span><text:span text:style-name="T619">сошла с ума, </text:span><text:span text:style-name="T620">когда узнала об этом,</text:span><text:span text:style-name="T619"> она была так благодарна Флурри, что могла даже рискнуть сразиться с Мантикорой или разъярённым </text:span><text:span text:style-name="T663">д</text:span><text:span text:style-name="T619">раконом.</text:span><text:bookmark-end text:name="__DdeLink__6283_140401309"/></text:p>
      <text:p text:style-name="P229"><text:soft-page-break/><text:span text:style-name="T619"><text:tab/></text:span><text:bookmark-start text:name="__DdeLink__6285_140401309"/><text:span text:style-name="T621">Для нее было </text:span><text:span text:style-name="T622">безграничным </text:span><text:span text:style-name="T621">счасть</text:span><text:span text:style-name="T623">ем</text:span><text:span text:style-name="T588"> устраивать вечеринку вместе </text:span><text:span text:style-name="T664">с пони, которую она обожала и на которую она хотела быть похожей</text:span><text:span text:style-name="T588">.</text:span><text:bookmark-end text:name="__DdeLink__6285_140401309"/></text:p>
      <text:p text:style-name="P229"><text:span text:style-name="T588"><text:tab/></text:span><text:span text:style-name="T763">В завершении праздника Пинки </text:span><text:span text:style-name="T764">Пай</text:span><text:span text:style-name="T763"> подарила </text:span><text:span text:style-name="T765">Пёрпл</text:span><text:span text:style-name="T763"> пушку с конфетти, это был самый лучший день для </text:span><text:span text:style-name="T766">н</text:span><text:span text:style-name="T767">её</text:span><text:span text:style-name="T763">, она его </text:span><text:span text:style-name="T767">запомнила</text:span><text:span text:style-name="T763"> на всю жизнь и ни раз о нем рассказывала.</text:span></text:p>
      <text:p text:style-name="P229"><text:span text:style-name="T588"><text:tab/></text:span><text:bookmark-start text:name="__DdeLink__6287_140401309"/><text:span text:style-name="T624">И <text:s/>после того дня не прошло ни одной вечеринк</text:span><text:span text:style-name="T666">и</text:span><text:span text:style-name="T624">, на которую П</text:span><text:span text:style-name="T625">ё</text:span><text:span text:style-name="T624">рпл не пригласила </text:span><text:span text:style-name="T626">бы </text:span><text:span text:style-name="T624">Флурри меньше </text:span><text:span text:style-name="T626">тр</text:span><text:span text:style-name="T667">ё</text:span><text:span text:style-name="T626">х</text:span><text:span text:style-name="T624"> раз.</text:span><text:bookmark-end text:name="__DdeLink__6287_140401309"/></text:p>
      <text:p text:style-name="P229"><text:span text:style-name="T624"><text:tab/></text:span><text:bookmark-start text:name="__DdeLink__6289_140401309"/><text:span text:style-name="T627">После полудня Лара</text:span><text:span text:style-name="T769"> покинула вечеринку,</text:span><text:span text:style-name="T627"> ссылаясь на дополнительные занятия по </text:span><text:span text:style-name="T628">изучению </text:span><text:span text:style-name="T629">древних </text:span><text:span text:style-name="T630">исторических текстов</text:span><text:span text:style-name="T628">.</text:span><text:bookmark-end text:name="__DdeLink__6289_140401309"/></text:p>
      <text:p text:style-name="P230"><text:span text:style-name="T628"><text:tab/></text:span><text:bookmark-start text:name="__DdeLink__6291_140401309"/><text:span text:style-name="T631">Флурри решила остаться еще на несколько часов и поболтать </text:span><text:span text:style-name="T632">с кем-нибудь. </text:span><text:span text:style-name="T770">Внезапно</text:span><text:span text:style-name="T633"> она услышала знакомое для нее имя «Эмбер Грим». </text:span><text:bookmark-end text:name="__DdeLink__6291_140401309"/></text:p>
      <text:p text:style-name="P230"><text:span text:style-name="T633"><text:tab/></text:span><text:bookmark-start text:name="__DdeLink__6293_140401309"/><text:span text:style-name="T634">Она обернулась и увидела </text:span><text:span text:style-name="T637">как </text:span><text:span text:style-name="T634">Эвери Хейт </text:span><text:span text:style-name="T637">говорила о чем-то</text:span><text:span text:style-name="T634"> со своими подругами </text:span><text:span text:style-name="T635">Дарлинг Свит </text:span><text:span text:style-name="T636">и </text:span><text:span text:style-name="T668">Брейни</text:span><text:span text:style-name="T636"> </text:span><text:span text:style-name="T669">Эвил</text:span><text:span text:style-name="T636"> </text:span><text:span text:style-name="T638">и решила подойти поближе, так чтобы они её не заметили</text:span><text:bookmark-end text:name="__DdeLink__6293_140401309"/><text:span text:style-name="T638">.</text:span></text:p>
      <text:p text:style-name="P229"><text:bookmark-start text:name="__DdeLink__6295_140401309"/><text:span text:style-name="T638">- </text:span><text:span text:style-name="T639">Она вообще странная, я </text:span><text:span text:style-name="T640">просто спросила </text:span><text:span text:style-name="T641">как она использует свою магию без рога, а она сказала, что не моего ума дела и так грубо </text:span><text:span text:style-name="T643">обошлась со мной, </text:span><text:soft-page-break/><text:span text:style-name="T644">высокомерное создание</text:span><text:span text:style-name="T768">!</text:span><text:span text:style-name="T644"> </text:span><text:span text:style-name="T641"><text:s/>— </text:span><text:span text:style-name="T642">проворчала </text:span><text:span text:style-name="T670">Брейни</text:span><text:span text:style-name="T642"> </text:span><text:span text:style-name="T790">Э</text:span><text:span text:style-name="T642">вил</text:span><text:bookmark-end text:name="__DdeLink__6295_140401309"/><text:span text:style-name="T642">.</text:span></text:p>
      <text:p text:style-name="P229"><text:bookmark-start text:name="__DdeLink__6297_140401309"/><text:span text:style-name="T642">- </text:span><text:span text:style-name="T792">Брейни, т</text:span><text:span text:style-name="T791">ы и в правду часто сунешь свой нос куда не нужно</text:span><text:span text:style-name="T645"> - </text:span><text:span text:style-name="T791">резко ответила</text:span><text:span text:style-name="T645"> Дарлинг Свит</text:span><text:bookmark-end text:name="__DdeLink__6297_140401309"/><text:span text:style-name="T645">.</text:span></text:p>
      <text:p text:style-name="P229"><text:span text:style-name="T645">- </text:span><text:span text:style-name="T792">Если ты хотела… - не договорила Брейни.</text:span></text:p>
      <text:p text:style-name="P229"><text:span text:style-name="T792">- </text:span><text:span text:style-name="T793">Успокойтесь! </text:span><text:span text:style-name="T794">Вы обе порой себя ведёте как малые дети. Эмбер </text:span><text:span text:style-name="T810">Грим</text:span><text:span text:style-name="T794"> может показаться странной пони, но не стоит её недооценивать, </text:span><text:span text:style-name="T795">её магические способности не уст</text:span><text:span text:style-name="T796">упают</text:span><text:span text:style-name="T795"> </text:span><text:span text:style-name="T797">способностям </text:span><text:span text:style-name="T795">Флурри Харт —</text:span><text:span text:style-name="T792"> </text:span><text:span text:style-name="T797">перебила своих подруг</text:span><text:span text:style-name="T793"> Эвери Хейт.</text:span></text:p>
      <text:p text:style-name="P186"><text:bookmark-start text:name="__DdeLink__6299_140401309"/>-<text:bookmark-end text:name="__DdeLink__6299_140401309"/> <text:span text:style-name="T2173">А вы слышали как она ответила Флурри Харт, когда та пыталась с ней подружиться? - </text:span><text:span text:style-name="T2174">вмешалась Дарлинг Свит.</text:span></text:p>
      <text:p text:style-name="P186">- <text:span text:style-name="T2174">Да, она поставила её на место, у Флурри даже чуть не пошли слёзы — добавила Брейни.</text:span></text:p>
      <text:p text:style-name="P187"><text:tab/><text:span text:style-name="T2239">Раздался легкий смешок.</text:span></text:p>
      <text:p text:style-name="P187">- <text:span text:style-name="T2175">Посмотрите она ещё подслушивает нас! - сказала Эвери Хейт и посмотрела в сторону Флурри.</text:span></text:p>
      <text:p text:style-name="P188"><text:tab/><text:span text:style-name="T2176">Флурри поняла, что её заметили и решила, что уже бессмысленно делать вид что ничего не слышала подошла к трем злодейкам.</text:span></text:p>
      <text:p text:style-name="P189"><text:soft-page-break/><text:span text:style-name="T2176">- </text:span><text:span text:style-name="T2177">Вы можете говорить любые гадости против меня и глупости против меня, </text:span><text:span text:style-name="T2178">но я </text:span><text:span text:style-name="T2240">не никогда не буду</text:span><text:span text:style-name="T2178"> опускаться до вашего уровня.</text:span></text:p>
      <text:p text:style-name="P189"><text:span text:style-name="T2176">- </text:span><text:span text:style-name="T2178">Право! Похлопаем дружно нашей доброй и хорошей Флурри Харт! - улыбаясь </text:span><text:span text:style-name="T2179">говорила</text:span><text:span text:style-name="T2178"> Эвери Хейт.</text:span></text:p>
      <text:p text:style-name="P189"><text:tab/><text:span text:style-name="T2179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2181">над ней</text:span><text:span text:style-name="T2179">, поэтому она </text:span><text:span text:style-name="T2180">решила уйти подальше от них.</text:span></text:p>
      <text:p text:style-name="P189">- <text:span text:style-name="T2180">Ты уходишь? А мы хотели тебе раскрыть тайну по поводу твоей лучшей подруг</text:span><text:span text:style-name="T2181">и.</text:span></text:p>
      <text:p text:style-name="P189"><text:tab/><text:span text:style-name="T2182">После этих слов Флурри </text:span><text:span text:style-name="T2241">не могла просто уйти</text:span><text:span text:style-name="T2182">.</text:span></text:p>
      <text:p text:style-name="P189">- <text:span text:style-name="T2183">Какую </text:span><text:span text:style-name="T2242">гад</text:span><text:span text:style-name="T2243">ость</text:span><text:span text:style-name="T2183"> ты ещё придумала, Эвери? - </text:span><text:span text:style-name="T2244">не сдержалась Флурри.</text:span></text:p>
      <text:p text:style-name="P189">- <text:span text:style-name="T2184">Тебе разве не рассказывала Лара, что у неё теперь появился новый друг и этот новый друг Эмбер Грим?</text:span></text:p>
      <text:p text:style-name="P189">- <text:span text:style-name="T2185">Ты можешь говорить сколько угодно гадостей в мою сторону, но не </text:span><text:span text:style-name="T2245">стоит плохо говорить про моих друзей</text:span><text:span text:style-name="T2185">!</text:span></text:p>
      <text:p text:style-name="P189"><text:soft-page-break/>- <text:span text:style-name="T2185">Решай сама, Флурри </text:span><text:span text:style-name="T2246">Харт</text:span><text:span text:style-name="T2185">, верить мне или нет, Лара ведь ушла домой по своим делам, так? А может она решила встретиться с Эмбер </text:span><text:span text:style-name="T2186">Грим</text:span><text:span text:style-name="T2185"> около лавки «Кристальная империя»?</text:span></text:p>
      <text:p text:style-name="P189"><text:tab/><text:span text:style-name="T2186">Дарлинг и Брейни дружно засмеялись, а Флурри ушла в довольно противоречивом настроении.</text:span></text:p>
      <text:p text:style-name="P249"><text:span text:style-name="T646"><text:tab/></text:span><text:span text:style-name="T798">Она хорошо знала Лару и полностью <text:s/>ей доверяла, но вдруг </text:span><text:span text:style-name="T799">Эмбер и в правду темная пони </text:span><text:span text:style-name="T800">и смогла повлиять на её лучшую подругу.</text:span></text:p>
      <text:p text:style-name="P249"><text:span text:style-name="T800"><text:tab/>«Нужно </text:span><text:span text:style-name="T802">по</text:span><text:span text:style-name="T800">торопиться, </text:span><text:span text:style-name="T801">лавка как раз по пути к дому Лары</text:span><text:span text:style-name="T800">» - </text:span><text:span text:style-name="T801">подумала Флурри, </text:span><text:bookmark-start text:name="__DdeLink__6337_140401309"/><text:span text:style-name="T647">быстро попрощалась с оставшимися подругами </text:span><text:span text:style-name="T671">на вечеринке </text:span><text:span text:style-name="T802">и</text:span><text:span text:style-name="T671"> </text:span><text:span text:style-name="T647">поспешила к Ларе</text:span><text:bookmark-end text:name="__DdeLink__6337_140401309"/><text:span text:style-name="T647">, </text:span><text:span text:style-name="T771">которая недавно ушла по своим важным делам</text:span><text:span text:style-name="T772">.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><text:soft-page-break/><text:span text:style-name="T876">8. </text:span><text:bookmark-start text:name="__DdeLink__6798_140401309"/>Конец друж<text:span text:style-name="T877">бы</text:span><text:bookmark-end text:name="__DdeLink__6798_140401309"/></text:p>
      <text:p text:style-name="P66"><text:tab/><text:bookmark-start text:name="__DdeLink__6339_140401309"/><text:span text:style-name="T878">В то время как Флурри </text:span><text:span text:style-name="T1250">отправилась</text:span><text:span text:style-name="T879"> к Ларе, </text:span><text:span text:style-name="T880">чтобы </text:span><text:span text:style-name="T2187">узнать правду</text:span><text:span text:style-name="T881">, </text:span><text:bookmark-end text:name="__DdeLink__6339_140401309"/><text:span text:style-name="T2187">около</text:span><text:bookmark-start text:name="__DdeLink__6341_140401309"/><text:span text:style-name="T2187"> прилавка</text:span><text:span text:style-name="T882">, в котором продавали </text:span><text:span text:style-name="T883">сувениры из Кристально</text:span><text:span text:style-name="T884">й</text:span><text:span text:style-name="T883"> империи, </text:span><text:span text:style-name="T885">стояла пони, темная как уголь, это была Эмбер Грим.</text:span><text:bookmark-end text:name="__DdeLink__6341_140401309"/></text:p>
      <text:p text:style-name="P66"><text:tab/><text:bookmark-start text:name="__DdeLink__6343_140401309"/><text:span text:style-name="T886">В это время пошел дождь </text:span><text:span text:style-name="T2188">и</text:span><text:span text:style-name="T886"> </text:span><text:span text:style-name="T1252">все улицы опустели.</text:span><text:bookmark-end text:name="__DdeLink__6343_140401309"/><text:span text:style-name="T887"> <text:s/><text:tab/></text:span><text:bookmark-start text:name="__DdeLink__6345_140401309"/><text:span text:style-name="T1253">Эмбер Грим</text:span><text:span text:style-name="T887"> </text:span><text:span text:style-name="T1254">не собиралась уходить, она кого-то</text:span><text:span text:style-name="T887"> ждала и ждала с </text:span><text:span text:style-name="T888">большим </text:span><text:span text:style-name="T887">нетерпением.</text:span><text:bookmark-end text:name="__DdeLink__6345_140401309"/></text:p>
      <text:p text:style-name="P66"><text:tab/><text:bookmark-start text:name="__DdeLink__6347_140401309"/><text:span text:style-name="T889">Ей стало скучно и она решила посмотреть, что было в прилавках </text:span><text:span text:style-name="T890">сквозь прозрачное стекло и увидела множество кристаллов </text:span><text:span text:style-name="T891">с разнообразными оттенками,</text:span><text:span text:style-name="T890"> начиная с бирюзового </text:span><text:span text:style-name="T892">и заканчивая</text:span><text:span text:style-name="T890"> </text:span><text:span text:style-name="T892">темно-серым.</text:span><text:bookmark-end text:name="__DdeLink__6347_140401309"/></text:p>
      <text:p text:style-name="P66"><text:tab/><text:bookmark-start text:name="__DdeLink__6349_140401309"/><text:span text:style-name="T893">Вдруг она услышала шаги, обернулась и увидела </text:span><text:bookmark-end text:name="__DdeLink__6349_140401309"/><text:span text:style-name="T2189">Лару.</text:span></text:p>
      <text:p text:style-name="P66">- <text:span text:style-name="T2190">Эмбер? Что ты здесь делаешь? - </text:span><text:span text:style-name="T2191">удивилась Лара.</text:span></text:p>
      <text:p text:style-name="P66">- <text:span text:style-name="T2192">Мне нужна твоя помощь.</text:span></text:p>
      <text:p text:style-name="P66">- <text:span text:style-name="T2193">Помощь? </text:span><text:span text:style-name="T2194">Что-то случилось?</text:span></text:p>
      <text:p text:style-name="P66">- <text:span text:style-name="T2195">Да, ты знаешь где сейчас книга?!</text:span></text:p>
      <text:p text:style-name="P66">- <text:span text:style-name="T2196">Что? А какой книге ты говоришь?</text:span></text:p>
      <text:p text:style-name="P66"><text:soft-page-break/>- <text:span text:style-name="T2197">О той, которую прив</text:span><text:span text:style-name="T2247">ё</text:span><text:span text:style-name="T2197">з Шарпен и про которую ты рассказывала Флурри.</text:span></text:p>
      <text:p text:style-name="P66">- <text:span text:style-name="T2198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66">- <text:span text:style-name="T2198">Теперь ты можешь мне всё рассказать, </text:span><text:span text:style-name="T2248">Лара</text:span><text:span text:style-name="T2198">? — настаивала Эмбер.</text:span></text:p>
      <text:p text:style-name="P66">- <text:span text:style-name="T2199">Я не понимаю, что происходит, Эмбер...</text:span><text:span text:style-name="T2248"> </text:span></text:p>
      <text:p text:style-name="P190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2200">змеиный яд. </text:span></text:p>
      <text:p text:style-name="P190">- <text:span text:style-name="T2200">Лара, это я Эмбер, твой друг, расскажи мне про книгу, которую Шарпен привез в Кантерлот.</text:span></text:p>
      <text:p text:style-name="P190">- <text:span text:style-name="T2249">О</text:span><text:span text:style-name="T2201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2203">рассказывала Лара, у неё еще сильно болела голова и она смутно помнила, что произошло после того, как она вышла от Пёрпл </text:span><text:span text:style-name="T2204">Кейк</text:span><text:span text:style-name="T2203">.</text:span></text:p>
      <text:p text:style-name="P190">- <text:span text:style-name="T2201">Каким образом мистер Санлайт может получить доступ к книге?</text:span></text:p>
      <text:p text:style-name="P190"><text:soft-page-break/>- <text:span text:style-name="T2202">На запретное отделение наложено специальное заклинание, доступ к нему может получить только мистер Санлайт.</text:span></text:p>
      <text:p text:style-name="P190">- <text:span text:style-name="T2202">Хорошо, Лара, мне этого достаточно.</text:span></text:p>
      <text:p text:style-name="P190"><text:tab/><text:span text:style-name="T2205">Внезапно Эмбер почувствовала приближение Флурри и поняла, что </text:span><text:span text:style-name="T2206">у неё нет времени, чтобы </text:span><text:span text:style-name="T2250">уйти незамеченной</text:span><text:span text:style-name="T2206">.</text:span></text:p>
      <text:p text:style-name="P191">- <text:span text:style-name="T2206">Лара! Ты встретилась с Эмбер, но сказала что пошла домой по важным делам, </text:span><text:span text:style-name="T2208">на тебе применили заклинание, да?</text:span><text:span text:style-name="T2206"> — </text:span><text:span text:style-name="T2251">сказала</text:span><text:span text:style-name="T2207"> Флурри.</text:span></text:p>
      <text:p text:style-name="P190">- <text:span text:style-name="T2209">Нет, Флурри, ты ничего не понимаешь, </text:span><text:span text:style-name="T2210">я просто не хотела тебя впутывать в важное дело, которое ты сорвала бы. - </text:span><text:span text:style-name="T2252">ответила Лара, она не понимала что говорит и что происходит, все мысли </text:span><text:span text:style-name="T2253">были </text:span><text:span text:style-name="T2252">перепутаны.</text:span></text:p>
      <text:p text:style-name="P190">- <text:span text:style-name="T2210">Сорвала? </text:span><text:span text:style-name="T2211">Я твоя лучшая подруга!</text:span></text:p>
      <text:p text:style-name="P190">- <text:span text:style-name="T2212">Эмбер была права, что ты слишком высокого мнения о себе.</text:span></text:p>
      <text:p text:style-name="P190">- <text:span text:style-name="T2254">Я поняла, это Эмбер</text:span><text:span text:style-name="T2213"> действует на тебя, я разберусь с ней прямо сейчас!</text:span></text:p>
      <text:p text:style-name="P192"><text:tab/>Эмбер была спокойна, ей было приятно как рушится дружбы лучших др<text:span text:style-name="T2214">узей.</text:span></text:p>
      <text:p text:style-name="P192"><text:soft-page-break/>- <text:span text:style-name="T2214">Никто на меня не действует! У меня и в правду дома важные дела, </text:span><text:span text:style-name="T2255">тебе</text:span><text:span text:style-name="T2214"> лучше </text:span><text:span text:style-name="T2215">прекрати</text:span><text:span text:style-name="T2255">ть</text:span><text:span text:style-name="T2215"> быть самоуверенной и высокомерной кобылой! - резко ответила Лара и </text:span><text:span text:style-name="T2256">направилась</text:span><text:span text:style-name="T2215"> в сторону своего дома.</text:span></text:p>
      <text:p text:style-name="P192"><text:tab/><text:span text:style-name="T2216">Флурри стало больно, она всегда доверяла </text:span><text:span text:style-name="T2217">Ларе </text:span><text:span text:style-name="T2218">и никогда не ожидала </text:span><text:span text:style-name="T2255">услышать столько </text:span><text:span text:style-name="T2257">злобы от лучшей подруги</text:span><text:span text:style-name="T2218">. </text:span></text:p>
      <text:p text:style-name="P193"><text:tab/><text:span text:style-name="T2219">Она не хотела броситься на Эмбер, внутри неё </text:span><text:span text:style-name="T2220">рождалась и развивалась обида и заполняла всю душу. </text:span></text:p>
      <text:p text:style-name="P192"><text:tab/><text:span text:style-name="T2220">Эмбер смотрела </text:span><text:span text:style-name="T2223">как</text:span><text:span text:style-name="T2220"> Флурри </text:span><text:span text:style-name="T2223">улетает</text:span><text:span text:style-name="T2220"> и </text:span><text:span text:style-name="T2221">прекрасно понимала, что это она уничтожала их дружбу благодаря своими магическим способностям. </text:span></text:p>
      <text:p text:style-name="P192"><text:tab/><text:span text:style-name="T2221">Её отец всегда говорил, что у неё </text:span><text:span text:style-name="T2258">особенные</text:span><text:span text:style-name="T2221"> магические способности и что их нужно </text:span><text:span text:style-name="T2259">направить</text:span><text:span text:style-name="T2221"> на добрые дела </text:span><text:span text:style-name="T2259">и сейчас она думала об этом, почему она так поступила или это была не она.</text:span></text:p>
      <text:p text:style-name="P69"><text:span text:style-name="T894"><text:tab/></text:span><text:bookmark-start text:name="__DdeLink__6397_140401309"/><text:span text:style-name="T894">Дождь </text:span><text:span text:style-name="T914">стал ещё сильнее</text:span><text:span text:style-name="T894"> и </text:span><text:span text:style-name="T895">с куполообразных крыш капала вода, Эмбер шла </text:span><text:span text:style-name="T896">по влажной фиолетово-синей дорожке </text:span><text:span text:style-name="T1255">в сторону</text:span><text:span text:style-name="T897"> Кантерлотской школ</text:span><text:span text:style-name="T1256">ы</text:span><text:span text:style-name="T897">, около которой находился небольшой парк с </text:span><text:span text:style-name="T898">окаменелыми статуями.</text:span><text:bookmark-end text:name="__DdeLink__6397_140401309"/></text:p>
      <text:p text:style-name="P69"><text:tab/><text:bookmark-start text:name="__DdeLink__6399_140401309"/><text:span text:style-name="T899">Одно из любимых мест Эмбер.</text:span><text:bookmark-end text:name="__DdeLink__6399_140401309"/></text:p>
      <text:p text:style-name="P69"><text:soft-page-break/><text:tab/><text:bookmark-start text:name="__DdeLink__6401_140401309"/><text:span text:style-name="T900">Она остановилась </text:span><text:span text:style-name="T901">около </text:span><text:span text:style-name="T902">одной из серокаменных сооружений и прочитала:</text:span><text:bookmark-end text:name="__DdeLink__6401_140401309"/></text:p>
      <text:p text:style-name="P69"><text:tab/><text:bookmark-start text:name="__DdeLink__6403_140401309"/>«<text:span text:style-name="T902">Коузи Глоу, Тирек и Крисалис</text:span>»<text:bookmark-end text:name="__DdeLink__6403_140401309"/></text:p>
      <text:p text:style-name="P68"><text:tab/><text:bookmark-start text:name="__DdeLink__6405_140401309"/><text:span text:style-name="T903">Она хороша знала эту тройку злодеев из истории Эквестрии </text:span><text:span text:style-name="T904">и </text:span><text:span text:style-name="T906">даже </text:span><text:span text:style-name="T904">пыталась овладеть техникой </text:span><text:span text:style-name="T905">превращения в разных существ, как </text:span><text:span text:style-name="T1257">это делала</text:span><text:span text:style-name="T905"> Крисалис, </text:span><text:span text:style-name="T907">но ей никогда этого не удавалось.</text:span><text:bookmark-end text:name="__DdeLink__6405_140401309"/></text:p>
      <text:p text:style-name="P68"><text:tab/><text:bookmark-start text:name="__DdeLink__6407_140401309"/><text:span text:style-name="T908">Эмбер смотрела как капли падали на каменные волосы Коузи </text:span><text:span text:style-name="T909">и медленно </text:span><text:span text:style-name="T910">стекались</text:span><text:span text:style-name="T909"> к подножию, </text:span><text:span text:style-name="T911">образовывая </text:span><text:span text:style-name="T912">маленькую лужу вокруг, </text:span><text:span text:style-name="T1258">напоминающую</text:span><text:span text:style-name="T912"> ров </text:span><text:span text:style-name="T915">замка</text:span><text:span text:style-name="T912">.</text:span><text:bookmark-end text:name="__DdeLink__6407_140401309"/></text:p>
      <text:p text:style-name="P68"><text:tab/><text:bookmark-start text:name="__DdeLink__6409_140401309"/><text:span text:style-name="T913">Потом она направилась в Кантерлотское общежитие, чтобы </text:span><text:span text:style-name="T916">запереться от всех в комнате</text:span><text:bookmark-end text:name="__DdeLink__6409_140401309"/><text:span text:style-name="T916"> и</text:span><text:span text:style-name="T913"> </text:span><text:span text:style-name="T2222">остаться в одиночестве на</text:span><text:span text:style-name="T913"> все выходные.</text:span></text:p>
      <text:p text:style-name="P68"><text:tab/></text:p>
      <text:p text:style-name="P67"><text:tab/></text:p>
      <text:p text:style-name="P67"/>
      <text:p text:style-name="P67"/>
      <text:p text:style-name="P67"/>
      <text:p text:style-name="P67"/>
      <text:p text:style-name="P202"><text:soft-page-break/><text:span text:style-name="T1204">9. </text:span><text:span text:style-name="T1209">Сестра</text:span></text:p>
      <text:p text:style-name="P203"><text:tab/><text:span text:style-name="T2403">В утренний час из </text:span><text:span text:style-name="T2404">библиотеки Кантерлота вышел <text:s/>пони в очках, </text:span><text:span text:style-name="T2406">это был мистер Санлайт.</text:span><text:span text:style-name="T2404"> </text:span><text:span text:style-name="T2406">В</text:span><text:span text:style-name="T2405"> одном копыте он держал весьма ценную книгу </text:span><text:span text:style-name="T2406">и постоянно оглядывался.</text:span></text:p>
      <text:p text:style-name="P205"><text:tab/>Впереди он увидел пони в капюшоне, которая следила за ним и <text:span text:style-name="T2407">ждала его прибытия. </text:span></text:p>
      <text:p text:style-name="P203"><text:tab/><text:span text:style-name="T2407">Мистер Санлайт ещё раз убедился что никто его не </text:span><text:span text:style-name="T2409">увидел</text:span><text:span text:style-name="T2407">, передал книгу </text:span><text:span text:style-name="T2410">таинственной пони</text:span><text:span text:style-name="T2407"> и направил</text:span><text:span text:style-name="T2408">ся</text:span><text:span text:style-name="T2407"> обратно в библиотеку. </text:span></text:p>
      <text:p text:style-name="P203"><text:tab/>«<text:span text:style-name="T2411">Теперь книга у меня, </text:span><text:span text:style-name="T2412">осталось</text:span><text:span text:style-name="T2411"> только изучить знания, которые оставил злосчастный отец</text:span>» - <text:span text:style-name="T2412">думала пони в капюшоне, </text:span><text:span text:style-name="T2413">когда проходила мимо лавки «Кристальная империя».</text:span></text:p>
      <text:p text:style-name="P203"><text:tab/><text:span text:style-name="T2414">Она зашла в один </text:span><text:span text:style-name="T2415">из домиков на бирюзовой улице и </text:span><text:span text:style-name="T2416">закрыла все ставни и двери, </text:span><text:span text:style-name="T2417">затем положила книгу на стол и раскрыла её.</text:span></text:p>
      <text:p text:style-name="P203"><text:tab/><text:span text:style-name="T2418">Почти вся книга была пустой, только на последней страницы было заклинание. </text:span></text:p>
      <text:p text:style-name="P203"><text:tab/><text:span text:style-name="T2419">Загадочная пони достала из кармана острый кинжал необычной формы и принялась читать заклинание.</text:span></text:p>
      <text:p text:style-name="P203"><text:soft-page-break/><text:tab/><text:span text:style-name="T2420">Внезапно перед ней </text:span><text:span text:style-name="T2421">возник призрак </text:span><text:span text:style-name="T2422">Аликорна.</text:span></text:p>
      <text:p text:style-name="P203">- <text:span text:style-name="T2423">Ну здравствуй, Элизабет </text:span><text:span text:style-name="T2424">Грим, </text:span><text:span text:style-name="T2425">давненько я тебя не видел.</text:span></text:p>
      <text:p text:style-name="P203">- <text:span text:style-name="T2426">Привет, отец.</text:span></text:p>
      <text:p text:style-name="P203">- <text:span text:style-name="T2427">Тебе все-таки удалось найти книгу, </text:span><text:span text:style-name="T2428">я рад, что </text:span><text:span text:style-name="T2429">у тебя это получилось.</text:span></text:p>
      <text:p text:style-name="P203">- <text:span text:style-name="T2429">Прекрати </text:span><text:span text:style-name="T2461">любезничать</text:span><text:span text:style-name="T2429">, ты предал свою семью, меня и мою сестру, ты не смог получить власть и могущество и поэтому ты просто ничтожество.</text:span></text:p>
      <text:p text:style-name="P203">- <text:span text:style-name="T2430">Ничтожество? </text:span><text:span text:style-name="T2431">Тогда зачем я тебе нужен? </text:span><text:span text:style-name="T2432">Ведь я ни на что не способен.</text:span></text:p>
      <text:p text:style-name="P203">- <text:span text:style-name="T2433">Ты должен знать как попасть в средоточие мира.</text:span></text:p>
      <text:p text:style-name="P203">- <text:span text:style-name="T2434">Это забавно, ты ведь такая же как и я, тоже стремишься к власти и силе, </text:span><text:span text:style-name="T2462">разве нет?</text:span></text:p>
      <text:p text:style-name="P203">- <text:span text:style-name="T2435">Да, но нас отличает благоразумие, я никогда </text:span><text:span text:style-name="T2436">не буду полагаться на сомнительные сделки.</text:span></text:p>
      <text:p text:style-name="P203">- <text:span text:style-name="T2437">Тогда зачем тебе нужно попасть в замок Эндлифа?</text:span></text:p>
      <text:p text:style-name="P203">- <text:span text:style-name="T2438">Я хочу снова стать здоровой, какой я была прежде чем </text:span><text:span text:style-name="T2439">меня предал мой отец.</text:span></text:p>
      <text:p text:style-name="P203">- <text:span text:style-name="T2440">А разве ты бы не поступила так же?</text:span></text:p>
      <text:p text:style-name="P203"><text:soft-page-break/>- <text:span text:style-name="T2441">Я бы ни за что не предала своих союзников </text:span><text:span text:style-name="T2442">и тех кто мне доверял.</text:span></text:p>
      <text:p text:style-name="P203">- <text:span text:style-name="T2443">Весьма благородно с твоей стороны.</text:span></text:p>
      <text:p text:style-name="P203">- <text:span text:style-name="T2444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463">момент</text:span><text:span text:style-name="T2444"> </text:span><text:span text:style-name="T2445">они могут </text:span><text:span text:style-name="T2464">снова </text:span><text:span text:style-name="T2445">вернуться.</text:span></text:p>
      <text:p text:style-name="P203">- <text:span text:style-name="T2445">Очень печально для тебя.</text:span></text:p>
      <text:p text:style-name="P203">- <text:span text:style-name="T2446">Ты уже ничего не сделаешь в своей жизни и поэтому позволь мне узнать как я могу найти это загадочное мест</text:span><text:span text:style-name="T2447">о.</text:span></text:p>
      <text:p text:style-name="P203">- <text:span text:style-name="T2447">Я нашел его с помощью одного древнего артефакта, который содержал </text:span><text:span text:style-name="T2465">часть </text:span><text:span text:style-name="T2447">маги</text:span><text:span text:style-name="T2465">и</text:span><text:span text:style-name="T2447"> средоточия мира, </text:span><text:span text:style-name="T2448">но к сожалению этот артефакт погиб вместе со мной, </text:span><text:span text:style-name="T2449">теперь я лишь призрак, не более.</text:span></text:p>
      <text:p text:style-name="P203">- <text:span text:style-name="T2450">Тогда мне нужен новый артефакт с такой магией.</text:span></text:p>
      <text:p text:style-name="P203">- <text:span text:style-name="T2451">У тебя есть сестра, </text:span><text:span text:style-name="T2452">которая обладает подобной магией.</text:span></text:p>
      <text:p text:style-name="P203">- <text:span text:style-name="T2451">Эмбер? </text:span><text:span text:style-name="T2466">У неё сильная и необычная магия.</text:span></text:p>
      <text:p text:style-name="P203"><text:soft-page-break/>- <text:span text:style-name="T2466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03">- <text:span text:style-name="T2467">Знаешь отец, я так рада что она не досталась тебе.</text:span></text:p>
      <text:p text:style-name="P203">- <text:span text:style-name="T2467">А я </text:span><text:span text:style-name="T2468">с удовольствием </text:span><text:span text:style-name="T2475">буду </text:span><text:span text:style-name="T2468">смотреть как вы будете друг друга уничтожать.</text:span></text:p>
      <text:p text:style-name="P203">- <text:span text:style-name="T2468">Этого не произойдет</text:span><text:span text:style-name="T2453">, </text:span><text:span text:style-name="T2468">она уже на моей стороне</text:span><text:span text:style-name="T2453">, </text:span><text:span text:style-name="T2468">именно </text:span><text:span text:style-name="T2453">благодаря ей <text:s/>я получила </text:span><text:span text:style-name="T2468">эту </text:span><text:span text:style-name="T2453">книгу.</text:span></text:p>
      <text:p text:style-name="P203">- <text:span text:style-name="T2454">Тогда у тебя не будет проблем.</text:span></text:p>
      <text:p text:style-name="P203">- <text:span text:style-name="T2469">Только</text:span><text:span text:style-name="T2454"> каким образом она укажет мне на замок Эндлифа?</text:span></text:p>
      <text:p text:style-name="P203">- <text:span text:style-name="T2470">Е</text:span><text:span text:style-name="T2455">сли она захочет его найти она найдёт его, </text:span><text:span text:style-name="T2471">здесь только проблема в доверии к тебе.</text:span></text:p>
      <text:p text:style-name="P203">- <text:span text:style-name="T2476">В доверии нет проблем</text:span><text:span text:style-name="T2472">.</text:span></text:p>
      <text:p text:style-name="P203">- <text:span text:style-name="T2473">Ты не считаешь себя предателем сестры?</text:span></text:p>
      <text:p text:style-name="P203">- <text:span text:style-name="T2456">Я </text:span><text:span text:style-name="T2474">её не предавала и никогда не собираюсь предавать, но если она захочет убить меня мне придётся ответить тем же.</text:span></text:p>
      <text:p text:style-name="P203">- <text:span text:style-name="T2456">Что ж, похвально, но это ещё не конец истории.</text:span></text:p>
      <text:p text:style-name="P203">- <text:span text:style-name="T2456">Я думаю для тебя уже конец, отец.</text:span></text:p>
      <text:p text:style-name="P206"><text:soft-page-break/>Элизабет закрыла книгу и призрак исчез.</text:p>
      <text:p text:style-name="P206">«Мне нужно только её доверие, тогда завтра я устрою ей проверку как она смогла усвоить урок». - <text:span text:style-name="T2457">подумала Элизабет и спрятала книгу в </text:span><text:span text:style-name="T2458">столик.</text:span></text:p>
      <text:p text:style-name="P207">«А теперь я должна закончить ещё одно дело <text:span text:style-name="T2459">на востоке</text:span> Эквестрии» - <text:span text:style-name="T2460">злобно улыбнулась Элизабет и растаяла в кристальном блеске.</text:span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04"><text:soft-page-break/><text:span text:style-name="T1209">10</text:span><text:span text:style-name="T1204">. </text:span><text:bookmark-start text:name="__DdeLink__6800_140401309"/><text:span text:style-name="T1204">Школа Дружбы</text:span><text:bookmark-end text:name="__DdeLink__6800_140401309"/></text:p>
      <text:p text:style-name="P196"><text:tab/><text:bookmark-start text:name="__DdeLink__6411_140401309"/><text:span text:style-name="T917">После дождливых выходных</text:span><text:span text:style-name="T979"> </text:span><text:span text:style-name="T917">несколько классов, в том числе и класс Флурри должны были отправиться в школу Дружбы на несколько уроков, </text:span><text:span text:style-name="T918">которая находилась в Понивилле.</text:span><text:bookmark-end text:name="__DdeLink__6411_140401309"/></text:p>
      <text:p text:style-name="P196"><text:tab/><text:span text:style-name="T2260">Флурри не виделась с Ларой на протяжении всех выходных и понимала, что должна подойти к ней и узнать всю правду, почему она так поступила.</text:span></text:p>
      <text:p text:style-name="P196"><text:tab/><text:span text:style-name="T2263">Когда она увидела Лару около входа в главный школьный зал то направилась к ней.</text:span></text:p>
      <text:p text:style-name="P196">- <text:span text:style-name="T2263">Привет, Лара! - </text:span><text:span text:style-name="T2264">начала Флурри.</text:span></text:p>
      <text:p text:style-name="P196">- <text:span text:style-name="T2261">Флурри, прости, я кажется наговорила тебе много гадостей.</text:span></text:p>
      <text:p text:style-name="P196">- <text:span text:style-name="T2262">Ничего, это была не ты, а Эмбер Грим, она восп</text:span><text:span text:style-name="T2326">ол</text:span><text:span text:style-name="T2262">…</text:span></text:p>
      <text:p text:style-name="P196">- <text:span text:style-name="T2262">Тише, пройдем лучше в соседний коридор — перебила Лара.</text:span></text:p>
      <text:p text:style-name="P196"><text:tab/><text:span text:style-name="T2265">Подруги двинулись в соседний коридор, в котором не было никого, лишь иногда там проходили пони, </text:span><text:span text:style-name="T2327">спешившие на занятия</text:span><text:span text:style-name="T2265">.</text:span></text:p>
      <text:p text:style-name="P196"><text:soft-page-break/>- <text:span text:style-name="T2266">Я не помню что произошло после того, как я вышла из дома Пёрпл Кейк до </text:span><text:span text:style-name="T2267">следующего утра, </text:span><text:span text:style-name="T2268">а потом я начала смутно вспоминать что наговорила тебе много плохого.</text:span></text:p>
      <text:p text:style-name="P196">- <text:span text:style-name="T2269">Лара это не твоя вина, </text:span><text:span text:style-name="T2270">я </text:span><text:span text:style-name="T2328">знаю</text:span><text:span text:style-name="T2270">, что произошло, ты встретилась с Эмбер, а она воспользовалась магией, </text:span><text:span text:style-name="T2271">чтобы завладеть твоими мыслями и пос</text:span><text:span text:style-name="T2329">с</text:span><text:span text:style-name="T2271">орить на</text:span><text:span text:style-name="T2272">с.</text:span></text:p>
      <text:p text:style-name="P196">- <text:span text:style-name="T2272">Я много думала на этот счет, наша с </text:span><text:span text:style-name="T2329">т</text:span><text:span text:style-name="T2272">обой ссора не входила в её планы, она </text:span><text:span text:style-name="T2330">скорее</text:span><text:span text:style-name="T2272"> интересовалась книгой.</text:span></text:p>
      <text:p text:style-name="P196">- <text:span text:style-name="T2273">Той самой?</text:span></text:p>
      <text:p text:style-name="P196">- <text:span text:style-name="T2273">Да</text:span></text:p>
      <text:p text:style-name="P196">- <text:span text:style-name="T2273">То есть ты хочешь сказать, что это она ослепила Шарпена, </text:span><text:span text:style-name="T2331">а потом</text:span><text:span text:style-name="T2273"> овладела его мыслями?</text:span></text:p>
      <text:p text:style-name="P196">- <text:span text:style-name="T2274">Возможно, </text:span><text:span text:style-name="T2275">только </text:span><text:span text:style-name="T2274">у неё нет крыльев, </text:span><text:span text:style-name="T2275">а Шарпен видел силуэт пони с крыльям</text:span><text:span text:style-name="T2332">и и это осложняет дело.</text:span></text:p>
      <text:p text:style-name="P196">- <text:span text:style-name="T2276">Она может скрывать, что у неё есть крылья также как и скрывать что у неё есть рог.</text:span></text:p>
      <text:p text:style-name="P196">- <text:span text:style-name="T2277">Флурри, это невозможно! </text:span><text:span text:style-name="T2280">Д</text:span><text:span text:style-name="T2278">иректор Стар Свирл и принцесса Твайлайт Спар</text:span><text:span text:style-name="T2281">к</text:span><text:span text:style-name="T2278">л давно уже догадались </text:span><text:span text:style-name="T2282">бы </text:span><text:span text:style-name="T2278">об этом, такое невозможно скрыть от </text:span><text:span text:style-name="T2279">столь могущественных и опытных волшебников.</text:span></text:p>
      <text:p text:style-name="P197"><text:soft-page-break/>- Тогда мы немедленно должны действовать и все сообщить моей тёти, пока книгу не украли.</text:p>
      <text:p text:style-name="P197">- <text:span text:style-name="T2283">Флурри, успокойся, здесь что-то не так.</text:span></text:p>
      <text:p text:style-name="P197">- <text:span text:style-name="T2283">Что именно? </text:span><text:span text:style-name="T2284">Разве не очевидно, Эмбер хотела узнать точное местоположение книги и теперь собирается украсть её?</text:span></text:p>
      <text:p text:style-name="P197">- <text:span text:style-name="T2285">Во первых, она не настолько глупая, чтобы сообщить нам об этом и потом красть книгу, во вторых у меня есть подозрения что она не хотела этого делать и книга нужна не ей, а кому-то другому.</text:span></text:p>
      <text:p text:style-name="P197">- <text:span text:style-name="T2286">Хорошо, Лара, что нам делать тогда?</text:span></text:p>
      <text:p text:style-name="P197">- <text:span text:style-name="T2287">Я думаю, что сейчас нам нужно просто наблюдать за </text:span><text:span text:style-name="T2288">Эмбер и быть внимательными по отношению к другим пони.</text:span></text:p>
      <text:p text:style-name="P197"><text:tab/><text:span text:style-name="T2289">Флурри знала, что класс </text:span><text:bookmark-start text:name="__DdeLink__6425_140401309"/><text:span text:style-name="T2290">Эмбер тоже поед</text:span><text:span text:style-name="T1259">е</text:span><text:span text:style-name="T2290">т в школу Друж</text:span><text:span text:style-name="T919">бы</text:span><text:bookmark-end text:name="__DdeLink__6425_140401309"/><text:span text:style-name="T919"> </text:span><text:span text:style-name="T2291">и была этому даже рада: </text:span><text:span text:style-name="T2292">она </text:span><text:span text:style-name="T2293">сможет наблюдать за ней и </text:span><text:span text:style-name="T2333">не </text:span><text:span text:style-name="T2334">дать ей</text:span><text:span text:style-name="T2293"> </text:span><text:span text:style-name="T2294">воспользоваться темной магией.</text:span></text:p>
      <text:p text:style-name="P71"><text:bookmark-start text:name="__DdeLink__6429_140401309"/>- <text:span text:style-name="T920">Все готовы? — </text:span><text:span text:style-name="T923">спроси</text:span><text:span text:style-name="T924">ла</text:span><text:span text:style-name="T921"> </text:span><text:span text:style-name="T922">Потион Грин, </text:span><text:span text:style-name="T925">учитель по зельеварению, </text:span><text:span text:style-name="T2295">с которым всем предстояло отправиться в школу Друж</text:span><text:span text:style-name="T2296">бы</text:span><text:span text:style-name="T926">.</text:span><text:bookmark-end text:name="__DdeLink__6429_140401309"/></text:p>
      <text:p text:style-name="P71"><text:bookmark-start text:name="__DdeLink__6431_140401309"/>- <text:span text:style-name="T926">Да — дружно ответили ученики.</text:span><text:bookmark-end text:name="__DdeLink__6431_140401309"/></text:p>
      <text:p text:style-name="P72"><text:soft-page-break/><text:tab/><text:bookmark-start text:name="__DdeLink__6433_140401309"/>Флурри снова <text:span text:style-name="T928">была </text:span>рада встретится со Старлайт и Санбёрстом, <text:span text:style-name="T927">увидеть разнообразных существ из разных уголков Эквестрии </text:span><text:span text:style-name="T2297">и встретится </text:span><text:span text:style-name="T2298">с искателями знаков отличия</text:span><text:span text:style-name="T929">.</text:span><text:bookmark-end text:name="__DdeLink__6433_140401309"/></text:p>
      <text:p text:style-name="P72"><text:bookmark-start text:name="__DdeLink__6435_140401309"/>- <text:span text:style-name="T930">Флурри, я тебя потеряла — </text:span><text:span text:style-name="T980">с легким беспокойством сказала Лара.</text:span><text:bookmark-end text:name="__DdeLink__6435_140401309"/></text:p>
      <text:p text:style-name="P72"><text:bookmark-start text:name="__DdeLink__6437_140401309"/>- <text:span text:style-name="T931">Прости, я немного попрактиковалась с Санбёрстом, </text:span><text:span text:style-name="T932">нужно было выполнить парочку заданий, теперь я полностью свободна</text:span><text:bookmark-end text:name="__DdeLink__6437_140401309"/><text:span text:style-name="T932">.</text:span></text:p>
      <text:p text:style-name="P72">- <text:span text:style-name="T2299">Отлично, я только что поговорила с Санрайз Бриск </text:span><text:span text:style-name="T2300">по поводу Эмбер и узнала многое из её характера.</text:span></text:p>
      <text:p text:style-name="P72">- <text:span text:style-name="T2301">Лара, она ведь может манипулировать другими, менять даже воспоминания или управлять сознанием, почему ты думаешь, что Санрайз Бриск не под её контролем?</text:span><text:bookmark text:name="__DdeLink__6439_140401309"/></text:p>
      <text:p text:style-name="P72"><text:tab/><text:bookmark-start text:name="__DdeLink__6445_140401309"/><text:span text:style-name="T933">Внезапно из соседнего коридора послышался <text:s/>крик. </text:span><text:span text:style-name="T934">Флурри </text:span><text:span text:style-name="T2302">мгновенно телепортировалась туда</text:span><text:span text:style-name="T935">.</text:span><text:bookmark-end text:name="__DdeLink__6445_140401309"/><text:span text:style-name="T935"> </text:span><text:span text:style-name="T2303">Лара последовала за ней.</text:span></text:p>
      <text:p text:style-name="P72"><text:tab/><text:span text:style-name="T2304">И обе подруги</text:span><text:bookmark-start text:name="__DdeLink__6447_140401309"/><text:span text:style-name="T936"> </text:span><text:span text:style-name="T2304">увидели</text:span><text:span text:style-name="T936"> остолбеневшую Эвери Хейт, которая не могла пошевелиться, но издавала жалобн</text:span><text:span text:style-name="T937">ые</text:span><text:span text:style-name="T936"> звуки, напоминающие мольбу о помощи.</text:span><text:bookmark-end text:name="__DdeLink__6447_140401309"/></text:p>
      <text:p text:style-name="P72"><text:soft-page-break/><text:tab/><text:bookmark-start text:name="__DdeLink__6449_140401309"/><text:span text:style-name="T937">Рядом с ней стояла Эмбер Грим и держала в руке </text:span><text:span text:style-name="T2305">письмо</text:span><text:span text:style-name="T937">, </text:span><text:span text:style-name="T938">никто не осмеливался ей помешать, всех охватил ужас.</text:span><text:bookmark-end text:name="__DdeLink__6449_140401309"/></text:p>
      <text:p text:style-name="P72"><text:bookmark-start text:name="__DdeLink__6451_140401309"/>- <text:span text:style-name="T939">Прекрати Эмбер! — </text:span><text:span text:style-name="T981">крикнула</text:span><text:span text:style-name="T940"> Флурри.</text:span><text:bookmark-end text:name="__DdeLink__6451_140401309"/></text:p>
      <text:p text:style-name="P74"><text:tab/><text:bookmark-start text:name="__DdeLink__6453_140401309"/>Эмбер Грим <text:span text:style-name="T941">молча стояла </text:span><text:span text:style-name="T2306">и не обращала внимание на все</text:span><text:span text:style-name="T982">, что происходило вокруг </text:span><text:span text:style-name="T984">и поэтому не </text:span><text:span text:style-name="T1261">у</text:span><text:span text:style-name="T984">слышала </text:span><text:span text:style-name="T1260">грозного приказа </text:span><text:span text:style-name="T984">Флурри</text:span><text:span text:style-name="T982">.</text:span><text:bookmark-end text:name="__DdeLink__6453_140401309"/><text:span text:style-name="T941"> </text:span></text:p>
      <text:p text:style-name="P74"><text:span text:style-name="T982"><text:tab/></text:span><text:bookmark-start text:name="__DdeLink__6455_140401309"/><text:span text:style-name="T982">К</text:span><text:span text:style-name="T941">огда </text:span><text:span text:style-name="T983">она</text:span><text:span text:style-name="T941"> </text:span><text:span text:style-name="T2307">убедилась, что с письмом все хорошо</text:span><text:span text:style-name="T941"> </text:span><text:bookmark-end text:name="__DdeLink__6455_140401309"/><text:span text:style-name="T2308">то направилась </text:span><text:span text:style-name="T2309">в соседний коридор</text:span><text:span text:style-name="T2308">.</text:span><text:bookmark text:name="__DdeLink__6457_140401309"/></text:p>
      <text:p text:style-name="P73"><text:tab/><text:bookmark-start text:name="__DdeLink__6459_140401309"/><text:span text:style-name="T942">Флурри </text:span><text:span text:style-name="T985">следом кинулась за</text:span><text:span text:style-name="T942"> Эмбер и </text:span><text:span text:style-name="T943">попыталась отобрать у неё </text:span><text:span text:style-name="T2310">письмо</text:span><text:span text:style-name="T943"> </text:span><text:span text:style-name="T944">с помощью заклинания </text:span><text:span text:style-name="T2311">присваивания</text:span><text:span text:style-name="T945">, но Эмбер быстро среагировала и забрала </text:span><text:span text:style-name="T2312">его</text:span><text:span text:style-name="T945"> обратно.</text:span><text:bookmark-end text:name="__DdeLink__6459_140401309"/></text:p>
      <text:p text:style-name="P73"><text:bookmark-start text:name="__DdeLink__6461_140401309"/>- <text:span text:style-name="T946">Что в </text:span><text:span text:style-name="T2313">твоём письме</text:span><text:span text:style-name="T946">? </text:span><text:span text:style-name="T2313">Что ты скрываешь</text:span><text:span text:style-name="T946">? - </text:span><text:span text:style-name="T986">не могла успокоиться</text:span><text:span text:style-name="T946"> Флурри.</text:span><text:bookmark-end text:name="__DdeLink__6461_140401309"/></text:p>
      <text:p text:style-name="P73"><text:bookmark-start text:name="__DdeLink__6463_140401309"/>- <text:span text:style-name="T2313">Это письмо мое личное дело и я ни с кем не собираюсь им делиться</text:span><text:span text:style-name="T947"> — </text:span><text:span text:style-name="T948">спокойно ответила Эмбер — и поэтому тебе лучше </text:span><text:bookmark-end text:name="__DdeLink__6463_140401309"/><text:span text:style-name="T2314">гоняться за кем-нибудь другим.</text:span></text:p>
      <text:p text:style-name="P76"><text:tab/><text:bookmark-start text:name="__DdeLink__6465_140401309"/>Флурри не могла <text:bookmark-end text:name="__DdeLink__6465_140401309"/><text:span text:style-name="T2335">остановиться. </text:span><text:span text:style-name="T2337">Она</text:span><text:span text:style-name="T2335"> </text:span><text:bookmark-start text:name="__DdeLink__6467_140401309"/><text:span text:style-name="T950">растворилась в кристальном дожде и появилась</text:span><text:span text:style-name="T949"> прямо перед </text:span><text:soft-page-break/><text:span text:style-name="T949">Эмбер, </text:span><text:span text:style-name="T951">но она не успела и сказать слов</text:span><text:span text:style-name="T2336">о</text:span><text:span text:style-name="T951">, как оказалась снова позади </text:span><text:span text:style-name="T2338">её</text:span><text:span text:style-name="T951">.</text:span><text:bookmark-end text:name="__DdeLink__6467_140401309"/></text:p>
      <text:p text:style-name="P75"><text:bookmark-start text:name="__DdeLink__6469_140401309"/>- <text:span text:style-name="T951">Тебе не стоит пытаться, у тебя есть лишь врожденный талант, но нет достаточно знаний и умений, которые нужно развивать — </text:span><text:span text:style-name="T952">осадила её Эмбер.</text:span><text:bookmark-end text:name="__DdeLink__6469_140401309"/></text:p>
      <text:p text:style-name="P75"><text:bookmark-start text:name="__DdeLink__6471_140401309"/>- <text:span text:style-name="T952">Ты </text:span><text:span text:style-name="T2315">темная пони</text:span><text:span text:style-name="T952">, </text:span><text:span text:style-name="T953">и… - Флурри не могла соображать, она </text:span><text:span text:style-name="T954">не знала, что делает, </text:span><text:span text:style-name="T988">что говорит</text:span><text:span text:style-name="T987"> </text:span><text:span text:style-name="T955">— </text:span><text:span text:style-name="T956">я вызываю тебя на магическую дуэль!</text:span><text:bookmark-end text:name="__DdeLink__6471_140401309"/></text:p>
      <text:p text:style-name="P77"><text:tab/><text:bookmark-start text:name="__DdeLink__6473_140401309"/>Эмбер посмотрела ей в глаза и поняла, что <text:span text:style-name="T957">они будут драться на магическом поединке по настоящему.</text:span><text:bookmark-end text:name="__DdeLink__6473_140401309"/></text:p>
      <text:p text:style-name="P77"><text:bookmark-start text:name="__DdeLink__6475_140401309"/>- <text:span text:style-name="T958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89">свою</text:span><text:span text:style-name="T958"> </text:span><text:span text:style-name="T959">кривую </text:span><text:span text:style-name="T990">и </text:span><text:span text:style-name="T959">мерзкую для Флурри улыбку.</text:span><text:bookmark-end text:name="__DdeLink__6475_140401309"/></text:p>
      <text:p text:style-name="P77"><text:bookmark-start text:name="__DdeLink__6477_140401309"/>- <text:span text:style-name="T960">Вызвала! И теперь </text:span><text:span text:style-name="T961">я увижу как </text:span><text:span text:style-name="T2316">ты падешь от сил света!</text:span><text:span text:style-name="T961"> — </text:span><text:span text:style-name="T991">торжествовала Флурри.</text:span><text:bookmark-end text:name="__DdeLink__6477_140401309"/></text:p>
      <text:p text:style-name="P78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964">и её это забавляло.</text:span><text:bookmark-end text:name="__DdeLink__6479_140401309"/></text:p>
      <text:p text:style-name="P78"><text:bookmark-start text:name="__DdeLink__6481_140401309"/><text:soft-page-break/>- <text:span text:style-name="T962">Увидимся в 5 часов вечера у </text:span><text:span text:style-name="T963">фонтана</text:span><text:span text:style-name="T962"> Золотой Дуб — </text:span><text:span text:style-name="T965">твердо сказала Флурри и </text:span><text:span text:style-name="T993">направилась в другую сторону,</text:span><text:span text:style-name="T992"> лишь бы подальше</text:span><text:span text:style-name="T965"> от Эмбер.</text:span><text:bookmark-end text:name="__DdeLink__6481_140401309"/></text:p>
      <text:p text:style-name="P78"><text:bookmark-start text:name="__DdeLink__6483_140401309"/>- <text:span text:style-name="T2317">Я обязательно там буду</text:span><text:span text:style-name="T966"> — прозвучал такой же ледяной </text:span><text:span text:style-name="T1262">голос, </text:span><text:span text:style-name="T1263">как при первой встречи</text:span><text:span text:style-name="T994">.</text:span><text:bookmark-end text:name="__DdeLink__6483_140401309"/></text:p>
      <text:p text:style-name="P78"><text:tab/><text:bookmark-start text:name="__DdeLink__6485_140401309"/><text:span text:style-name="T967">Лара </text:span><text:span text:style-name="T2318">не смогла увидеть как Флурри отчаянно пыталась забрать у Эмбер письмо, а потом вызвала её на дуэль потому что была занята расколдовыванием Эвери Хейт</text:span><text:span text:style-name="T967">.</text:span><text:bookmark-end text:name="__DdeLink__6485_140401309"/></text:p>
      <text:p text:style-name="P78">- <text:span text:style-name="T2319">Флурри, что произошло? </text:span><text:span text:style-name="T2320">Ты вызвала Эмбер на дуэль?</text:span></text:p>
      <text:p text:style-name="P78">- <text:span text:style-name="T2321">Да, Лара, мне пришлось это сделать, мы должны её остановить.</text:span></text:p>
      <text:p text:style-name="P78"><text:bookmark-start text:name="__DdeLink__6487_140401309"/>- <text:bookmark-end text:name="__DdeLink__6487_140401309"/><text:span text:style-name="T2321">Но ведь я говорила тебе, что </text:span><text:span text:style-name="T2322">она колеблется и её поступки неуверенные, ей кто-то манипулирует.</text:span></text:p>
      <text:p text:style-name="P78">- <text:span text:style-name="T2322">Я не могу отказаться от дуэли, Лара, ты это понимаешь, поэтому мне придётся сразиться с ней.</text:span></text:p>
      <text:p text:style-name="P78">- <text:span text:style-name="T2323">Хорошо.</text:span></text:p>
      <text:p text:style-name="P79"><text:tab/><text:bookmark-start text:name="__DdeLink__6491_140401309"/>Лара не стала возражать, <text:span text:style-name="T2324">потому что отменять дуэль было уже поздно</text:span><text:bookmark-end text:name="__DdeLink__6491_140401309"/><text:span text:style-name="T2324">.</text:span></text:p>
      <text:p text:style-name="P80"><text:soft-page-break/><text:tab/><text:bookmark-start text:name="__DdeLink__6493_140401309"/><text:span text:style-name="T968">К сожалению известие о магической дуэли стало известно почти все</text:span><text:span text:style-name="T970">м</text:span><text:span text:style-name="T968"> ученикам, даже </text:span><text:span text:style-name="T971">несколько</text:span><text:span text:style-name="T969"> драконов обсуждали предстоящую битву </text:span><text:span text:style-name="T971">и рассказывали её гипогрифам.</text:span><text:bookmark-end text:name="__DdeLink__6493_140401309"/><text:span text:style-name="T971"> </text:span></text:p>
      <text:p text:style-name="P80"><text:span text:style-name="T972"><text:tab/></text:span><text:bookmark-start text:name="__DdeLink__6495_140401309"/><text:span text:style-name="T972">Лишь учителя </text:span><text:span text:style-name="T995">не были осведомлены об это</text:span><text:span text:style-name="T996">м</text:span><text:span text:style-name="T972">: </text:span><text:span text:style-name="T1264">Старлайт</text:span><text:span text:style-name="T972"> была занята решением проблем </text:span><text:span text:style-name="T973">у нескольких оборотней, а Санб</text:span><text:span text:style-name="T2325">ё</text:span><text:span text:style-name="T973">рст отлучился в библиотеку, чтобы помочь ученикам </text:span><text:span text:style-name="T974">найти интересующие для них книги.</text:span><text:bookmark-end text:name="__DdeLink__6495_140401309"/><text:span text:style-name="T974"> </text:span></text:p>
      <text:p text:style-name="P79"><text:tab/><text:bookmark-start text:name="__DdeLink__6497_140401309"/><text:span text:style-name="T974">В это время в Понивилле</text:span><text:span text:style-name="T976"> </text:span><text:span text:style-name="T974">дул слабенький восточный ветер, который </text:span><text:span text:style-name="T975">перекатывал опавшие </text:span><text:span text:style-name="T977">красно-желтые </text:span><text:span text:style-name="T975">листья <text:s/></text:span><text:span text:style-name="T977">и заставлял облака </text:span><text:span text:style-name="T978">медленно плыть </text:span><text:span text:style-name="T997">по</text:span><text:span text:style-name="T978"> неб</text:span><text:span text:style-name="T997">у</text:span><text:span text:style-name="T977">.</text:span><text:bookmark-end text:name="__DdeLink__6497_140401309"/></text:p>
      <text:p text:style-name="P79"><text:tab/></text:p>
      <text:p text:style-name="P72"><text:tab/></text:p>
      <text:p text:style-name="P72"/>
      <text:p text:style-name="P72"/>
      <text:p text:style-name="P72"/>
      <text:p text:style-name="P232"/>
      <text:p text:style-name="P232"/>
      <text:p text:style-name="P232"/>
      <text:p text:style-name="P232"><text:soft-page-break/>10. <text:bookmark-start text:name="__DdeLink__6802_140401309"/>Магическая дуэль<text:bookmark-end text:name="__DdeLink__6802_140401309"/></text:p>
      <text:p text:style-name="P81"><text:tab/><text:bookmark-start text:name="__DdeLink__6499_140401309"/><text:span text:style-name="T998">Магическая дуэль не была редкостью в Кантерлотской школе. </text:span><text:span text:style-name="T1001">В основном, </text:span><text:span text:style-name="T999">все эти дуэли были настолько безобидными, что это мало кого уди</text:span><text:span text:style-name="T1002">влял</text:span><text:span text:style-name="T1070">о</text:span><text:span text:style-name="T999">.</text:span><text:bookmark-end text:name="__DdeLink__6499_140401309"/></text:p>
      <text:p text:style-name="P81"><text:tab/><text:bookmark-start text:name="__DdeLink__6501_140401309"/><text:span text:style-name="T1000">В этот раз напротив все были очень сильно заинтересованы в битве двух столь разных пони — </text:span><text:span text:style-name="T1003">Аликорна, владеющего мощной магией с детства </text:span><text:span text:style-name="T1004">и способного разнести всю школу в порыве злости </text:span><text:span text:style-name="T1003">и </text:span><text:span text:style-name="T1004">загадочной</text:span><text:span text:style-name="T1003"> пони, котор</text:span><text:span text:style-name="T1004">ой приписывали владение </text:span><text:span text:style-name="T1071">темными силами</text:span><text:span text:style-name="T1004">.</text:span><text:bookmark-end text:name="__DdeLink__6501_140401309"/></text:p>
      <text:p text:style-name="P81"><text:tab/><text:bookmark-start text:name="__DdeLink__6503_140401309"/><text:span text:style-name="T1005">Эвери Хейт уже успела все рассказать своим подругам, которые были в </text:span><text:span text:style-name="T1007">школьном классе</text:span><text:span text:style-name="T1005">, когда Флурри </text:span><text:span text:style-name="T1006">погналась за Эмбер </text:span><text:span text:style-name="T1008">и вызвала её на </text:span><text:span text:style-name="T1072">магическую </text:span><text:span text:style-name="T1008">дуэль.</text:span><text:bookmark-end text:name="__DdeLink__6503_140401309"/></text:p>
      <text:p text:style-name="P81"><text:bookmark-start text:name="__DdeLink__6505_140401309"/>- <text:span text:style-name="T1009">Значит, скоро будет битва добра и зла? - </text:span><text:span text:style-name="T1011">поинтересовалась </text:span><text:span text:style-name="T1009">Дарлинг.</text:span><text:bookmark-end text:name="__DdeLink__6505_140401309"/></text:p>
      <text:p text:style-name="P81"><text:bookmark-start text:name="__DdeLink__6507_140401309"/>- <text:span text:style-name="T1010">Это </text:span><text:span text:style-name="T2340">будет невероятным зрелищем! </text:span><text:span text:style-name="T1010">- </text:span><text:span text:style-name="T1012">воодушевленно </text:span><text:span text:style-name="T2341">сказала</text:span><text:span text:style-name="T1012"> </text:span><text:span text:style-name="T1265">Брейни</text:span><text:span text:style-name="T1012">.</text:span><text:bookmark-end text:name="__DdeLink__6507_140401309"/></text:p>
      <text:p text:style-name="P81"><text:bookmark-start text:name="__DdeLink__6509_140401309"/>- <text:span text:style-name="T2342">Как вы думаете чем это закончится?</text:span><text:span text:style-name="T1013"> —</text:span><text:bookmark-end text:name="__DdeLink__6509_140401309"/><text:span text:style-name="T2343"> спросила</text:span><text:span text:style-name="T2342"> Эвери Хейт.</text:span></text:p>
      <text:p text:style-name="P81"><text:bookmark-start text:name="__DdeLink__6511_140401309"/><text:soft-page-break/>- <text:span text:style-name="T2344">Я думаю, Флурри превратит её в пепел!</text:span><text:span text:style-name="T1014"> — </text:span><text:span text:style-name="T2346">начала</text:span><text:span text:style-name="T1014"> </text:span><text:span text:style-name="T1266">Брейни</text:span><text:bookmark-end text:name="__DdeLink__6511_140401309"/><text:span text:style-name="T1266">.</text:span></text:p>
      <text:p text:style-name="P81">- <text:span text:style-name="T2345">А я наоборот за Эмбер, у неё все шансы уничтожить нашего дорогого Аликорна — </text:span><text:span text:style-name="T2347">добавила</text:span><text:span text:style-name="T2345"> Дарлинг.</text:span></text:p>
      <text:p text:style-name="P81">- <text:span text:style-name="T2348">Силы </text:span><text:span text:style-name="T2349">практически равны, разницы лишь в том, кто </text:span><text:span text:style-name="T2385">позволит</text:span><text:span text:style-name="T2349"> </text:span><text:span text:style-name="T2385">гневу овладеть </text:span><text:span text:style-name="T2386">своей душой</text:span><text:bookmark-start text:name="__DdeLink__6513_140401309"/><text:span text:style-name="T2349"> </text:span><text:bookmark-end text:name="__DdeLink__6513_140401309"/><text:span text:style-name="T2349">— </text:span><text:span text:style-name="T2387">сказала</text:span><text:span text:style-name="T2350"> Эвери Хейт.</text:span></text:p>
      <text:p text:style-name="P82"><text:span text:style-name="T1015"><text:tab/></text:span><text:bookmark-start text:name="__DdeLink__6515_140401309"/><text:span text:style-name="T1015">Дарлинг и </text:span><text:span text:style-name="T1267">Брейни</text:span><text:span text:style-name="T1015"> </text:span><text:span text:style-name="T1017">резко умолкли и задумались</text:span><text:span text:style-name="T1015">, они </text:span><text:span text:style-name="T1016">не </text:span><text:span text:style-name="T2351">совсем </text:span><text:span text:style-name="T2388">поняли</text:span><text:span text:style-name="T2351"> </text:span><text:span text:style-name="T2352">свою подругу и не знали </text:span><text:span text:style-name="T1018">к чему приведёт предстоящая дуэль, </text:span><text:span text:style-name="T1019">они лишь были уверены в том, что битва будет настоящей и возможно даже с </text:span><text:span text:style-name="T1020">гибелью одной из соперниц.</text:span><text:bookmark-end text:name="__DdeLink__6515_140401309"/></text:p>
      <text:p text:style-name="P83"><text:tab/><text:bookmark-start text:name="__DdeLink__6517_140401309"/><text:span text:style-name="T1021">К пяти часам около фонтана Золотой Дуб собрал</text:span><text:span text:style-name="T2352">ись почти все ученики</text:span><text:span text:style-name="T1268"> из школы Кантерлота</text:span><text:span text:style-name="T1021">. </text:span><text:bookmark-end text:name="__DdeLink__6517_140401309"/></text:p>
      <text:p text:style-name="P99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4"><text:tab/><text:bookmark-start text:name="__DdeLink__6521_140401309"/><text:span text:style-name="T1022">Фонтан Золотой Дуб был построен принцессой Твайлайт </text:span><text:span text:style-name="T1030">и известен по всей Эквестрии</text:span><text:span text:style-name="T1022">. </text:span><text:bookmark-end text:name="__DdeLink__6521_140401309"/></text:p>
      <text:p text:style-name="P100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85"><text:soft-page-break/><text:span text:style-name="T1023"><text:tab/></text:span><text:bookmark-start text:name="__DdeLink__6525_140401309"/><text:span text:style-name="T1023">Но потом </text:span><text:span text:style-name="T1027">лорд</text:span><text:span text:style-name="T1022"> </text:span><text:span text:style-name="T1023">Тирек уничтожил её и из <text:s/></text:span><text:span text:style-name="T1028">останков </text:span><text:span text:style-name="T1033">з</text:span><text:span text:style-name="T1031">олотого </text:span><text:span text:style-name="T1032">д</text:span><text:span text:style-name="T1031">уба</text:span><text:span text:style-name="T1023"> </text:span><text:span text:style-name="T1025">подруги </text:span><text:span text:style-name="T1073">принцессы </text:span><text:span text:style-name="T1025">Твайлайт </text:span><text:span text:style-name="T1023">сделали </text:span><text:span text:style-name="T1024">люстр</text:span><text:span text:style-name="T1026">у</text:span><text:span text:style-name="T1024"> в </text:span><text:span text:style-name="T1029">тронном зале </text:span><text:span text:style-name="T1024">Кристально</text:span><text:span text:style-name="T1029">го</text:span><text:span text:style-name="T1024"> замк</text:span><text:span text:style-name="T1029">а, </text:span><text:span text:style-name="T1073">как память об этом прекрасном месте и подарок для своей </text:span><text:span text:style-name="T1269">лучшей </text:span><text:span text:style-name="T1073">подруг</text:span><text:span text:style-name="T1074">и</text:span><text:span text:style-name="T1073">.</text:span><text:bookmark-end text:name="__DdeLink__6525_140401309"/><text:bookmark text:name="__DdeLink__6527_140401309"/></text:p>
      <text:p text:style-name="P85"><text:tab/><text:bookmark-start text:name="__DdeLink__6529_140401309"/><text:span text:style-name="T1038">Перед дуэлью Лара </text:span><text:bookmark-end text:name="__DdeLink__6529_140401309"/><text:span text:style-name="T2353">зашла в кабинет Старлайт, </text:span><text:span text:style-name="T2354">но её </text:span><text:span text:style-name="T2389">к сожалению </text:span><text:span text:style-name="T2354">там не было. </text:span><text:span text:style-name="T2355">Она решила проверить библиотеку и </text:span><text:span text:style-name="T2477">увидела пони в капюшоне, </text:span><text:span text:style-name="T2478">которая тоже её заметила и направилась в обратную сторону.</text:span></text:p>
      <text:p text:style-name="P85"><text:tab/><text:span text:style-name="T2478">Лара решила выяснить кем была эта пони и </text:span><text:span text:style-name="T2479">побежала за ней.</text:span></text:p>
      <text:p text:style-name="P201"><text:tab/><text:span text:style-name="T2480">Не успела она повернуть за угол куда исчезла загадочная пони</text:span> как почувствовала сильный удар магическим лучом.</text:p>
      <text:p text:style-name="P199"><text:span text:style-name="T2356"><text:tab/>Через несколько секунд </text:span><text:span text:style-name="T2481">Лара</text:span><text:span text:style-name="T2356"> потеряла сознание </text:span><text:span text:style-name="T2357">и </text:span><text:span text:style-name="T2358">пришла в себя только </text:span><text:span text:style-name="T2390">спустя пару</text:span><text:span text:style-name="T2358"> часов.</text:span></text:p>
      <text:p text:style-name="P86"><text:tab/><text:span text:style-name="T2359">В этот момент</text:span><text:bookmark-start text:name="__DdeLink__6527_1404013091"/><text:span text:style-name="T1034"> Флурри и Эмбер </text:span><text:span text:style-name="T2360">уже </text:span><text:span text:style-name="T1034">подошли к </text:span><text:span text:style-name="T1035">розовому </text:span><text:span text:style-name="T1034">фонтану, </text:span><text:span text:style-name="T1035">в котором вода поднималась спиралью </text:span><text:span text:style-name="T1036">до самого верха, затем превращалась в несколько голубых струек и </text:span><text:span text:style-name="T1037">снова </text:span><text:span text:style-name="T1036">возвращалась в чашу.</text:span><text:bookmark-end text:name="__DdeLink__6527_1404013091"/></text:p>
      <text:p text:style-name="P200"><text:tab/>Дуэль началась!</text:p>
      <text:p text:style-name="P87"><text:soft-page-break/><text:tab/><text:bookmark-start text:name="__DdeLink__6539_140401309"/>Никто не успел <text:span text:style-name="T1039">даже сообразить, как Флурри <text:s/></text:span><text:span text:style-name="T1041">заточила</text:span><text:span text:style-name="T1039"> Эмбер </text:span><text:span text:style-name="T1040">в </text:span><text:span text:style-name="T1039">кусок розового кристалла.</text:span><text:bookmark-end text:name="__DdeLink__6539_140401309"/></text:p>
      <text:p text:style-name="P87"><text:bookmark-start text:name="__DdeLink__6541_140401309"/>- <text:span text:style-name="T1042">Эмбер, тебе не стоит </text:span><text:span text:style-name="T1075">даже</text:span><text:span text:style-name="T1042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7"><text:tab/><text:bookmark-start text:name="__DdeLink__6543_140401309"/><text:span text:style-name="T1043">Он больно ударил в висок и Флурри чуть не потеряла сознание, все вокруг на какой-то миг помутнело </text:span><text:span text:style-name="T1076">и у неё закружилась голова.</text:span><text:bookmark-end text:name="__DdeLink__6543_140401309"/></text:p>
      <text:p text:style-name="P88"><text:bookmark-start text:name="__DdeLink__6545_140401309"/>- <text:span text:style-name="T1044">Прости, Флурри Харт, </text:span><text:span text:style-name="T2361">больно наверно?!</text:span><text:span text:style-name="T1045"> — </text:span><text:span text:style-name="T2482">криво улыбнулась</text:span><text:span text:style-name="T1045"> Эмбер.</text:span></text:p>
      <text:p text:style-name="P88"><text:span text:style-name="T1045"><text:tab/>Флурри </text:span><text:span text:style-name="T1046">снова пришла в себя и </text:span><text:span text:style-name="T1077">ударила</text:span><text:span text:style-name="T1046"> по Эмбер молнией, но она </text:span><text:span text:style-name="T1051">отразила удар <text:s/>и он прилетел</text:span><text:span text:style-name="T1047"> в одного из драконов, </text:span><text:span text:style-name="T1048">который упал на земл</text:span><text:span text:style-name="T1049">ю и </text:span><text:span text:style-name="T1050">громко</text:span><text:span text:style-name="T1049"> зарычал.</text:span><text:bookmark-end text:name="__DdeLink__6545_140401309"/></text:p>
      <text:p text:style-name="P274"><text:bookmark-start text:name="__DdeLink__6547_140401309"/><text:span text:style-name="T153">Пони испугались: магическая дуэль превратилась в самую настоящую битву</text:span><text:bookmark-end text:name="__DdeLink__6547_140401309"/><text:span text:style-name="T154">.</text:span></text:p>
      <text:p text:style-name="P87"><text:tab/><text:bookmark-start text:name="__DdeLink__6549_140401309"/><text:span text:style-name="T1052">Лара </text:span><text:span text:style-name="T2362">уже </text:span><text:span text:style-name="T2391">пришла в себя</text:span><text:bookmark-end text:name="__DdeLink__6549_140401309"/><text:span text:style-name="T2391">, </text:span><text:span text:style-name="T2483">но не могла вспомнить что произошло и поэтому </text:span><text:span text:style-name="T2484">не могла помочь своей подруге.</text:span></text:p>
      <text:p text:style-name="P87"><text:tab/><text:bookmark-start text:name="__DdeLink__6553_140401309"/><text:span text:style-name="T1053">Флурри яростно метала молнии в Эмбер, но не могла попасть и поразить свою цель.</text:span><text:bookmark-end text:name="__DdeLink__6553_140401309"/></text:p>
      <text:p text:style-name="P89"><text:bookmark-start text:name="__DdeLink__6555_140401309"/><text:soft-page-break/>- Флурри Харт, ты уничтожишь весь город, которым дорожит твоя <text:span text:style-name="T1055">любимая </text:span>тётя — <text:span text:style-name="T2363">злорадствовала</text:span><text:span text:style-name="T1054"> <text:s/>Эмбер — Неужели ты ничтожество, которому дарована сила</text:span><text:bookmark-end text:name="__DdeLink__6555_140401309"/><text:span text:style-name="T1054">.</text:span></text:p>
      <text:p text:style-name="P89"><text:tab/><text:bookmark-start text:name="__DdeLink__6559_140401309"/><text:span text:style-name="T1056">Флурри переменила заклинание и начала кидать в неё огненные шары, о</text:span><text:span text:style-name="T1057">т</text:span><text:span text:style-name="T1056"> которых Эмбер уклонялась телепортацией.</text:span><text:bookmark-end text:name="__DdeLink__6559_140401309"/></text:p>
      <text:p text:style-name="P89">- <text:span text:style-name="T2364">Как печально, ты подожгла чей-то дом и парочку деревьев — </text:span><text:span text:style-name="T2365">продолжала Эмбер.</text:span></text:p>
      <text:p text:style-name="P90"><text:span text:style-name="T1058"><text:tab/></text:span><text:bookmark-start text:name="__DdeLink__6565_140401309"/><text:bookmark-start text:name="__DdeLink__6561_140401309"/><text:span text:style-name="T1058">Один из огненных шаров задел Эмбер и она упала, ударившись о Фонтан.</text:span><text:bookmark-end text:name="__DdeLink__6565_140401309"/><text:span text:style-name="T1058"> </text:span><text:bookmark-end text:name="__DdeLink__6561_140401309"/></text:p>
      <text:p text:style-name="P91"><text:bookmark-start text:name="__DdeLink__6567_1404013091"/>- <text:span text:style-name="T1059">Ты проиграла </text:span><text:span text:style-name="T1060">и теперь… - не успела договорить Флурри, </text:span><text:bookmark-end text:name="__DdeLink__6567_1404013091"/><text:span text:style-name="T2367">как кусок земли </text:span><text:span text:style-name="T2366">из-под </text:span><text:span text:style-name="T2485">её ног </text:span><text:span text:style-name="T2487">прилетел в</text:span><text:span text:style-name="T2485"> </text:span><text:span text:style-name="T2487">не</text:span><text:span text:style-name="T2485">ё и </text:span><text:span text:style-name="T2487">полностью </text:span><text:span text:style-name="T2485">засыпал</text:span><text:span text:style-name="T2366">.</text:span></text:p>
      <text:p text:style-name="P94"><text:tab/><text:span text:style-name="T2486">Флурри</text:span><text:span text:style-name="T2368"> моментально выбралась и метнула магическим лучом. </text:span></text:p>
      <text:p text:style-name="P94"><text:span text:style-name="T2488"><text:tab/>Эмбер отразила ег</text:span><text:span text:style-name="T2489">о в сторону неба и жители пони увидели красочный фейерверк.</text:span></text:p>
      <text:p text:style-name="P93"><text:tab/><text:span text:style-name="T2490">Но за первым лучом последовал ещё один более мощный, который Эмбер не смогла сдержать и он задел её гриву, слегка ослепив.</text:span></text:p>
      <text:p text:style-name="P91">- <text:span text:style-name="T2369">Похоже теперь ты не видишь? - </text:span><text:span text:style-name="T2392">засмеялась</text:span><text:span text:style-name="T2370"> Флурри.</text:span></text:p>
      <text:p text:style-name="P95"><text:soft-page-break/><text:tab/><text:span text:style-name="T2371">Но Эмбер </text:span><text:span text:style-name="T2491">создала </text:span><text:span text:style-name="T2492">мощный </text:span><text:span text:style-name="T2491">вихрь, </text:span><text:span text:style-name="T2492">собравший всю пыль и остатки земли. </text:span></text:p>
      <text:p text:style-name="P95"><text:span text:style-name="T2492"><text:tab/>Флурри </text:span><text:span text:style-name="T2493">не сразу среагировала и поэтому немного ослепла от пыли прежде чем защититься магическим полем от вихря. </text:span></text:p>
      <text:p text:style-name="P95"><text:tab/><text:span text:style-name="T2493">Эмбер в это время быстро переместилась к ней и когда Флурри </text:span><text:span text:style-name="T2494">отразила вихрь за ним последовал сильный удар магическим лучом.</text:span></text:p>
      <text:p text:style-name="P92"><text:tab/><text:span text:style-name="T2372">Флурри </text:span><text:span text:style-name="T2393">почувствовала сильную боль: у</text:span><text:span text:style-name="T2373"> неё все помутнело в глазах </text:span><text:span text:style-name="T2374">и </text:span><text:span text:style-name="T2375">не оставалось сил, чтобы продолж</text:span><text:span text:style-name="T2394">а</text:span><text:span text:style-name="T2375">ть дуэль.</text:span></text:p>
      <text:p text:style-name="P89"><text:tab/><text:span text:style-name="T2376">Эмбер </text:span><text:span text:style-name="T2395">подошла</text:span><text:span text:style-name="T2376"> к ней.</text:span></text:p>
      <text:p text:style-name="P89">- <text:span text:style-name="T2376">Флурри, кажется ты и в правду ничтожество! — засмеялась Эмбер, </text:span><text:span text:style-name="T2495">её глаза наполнились гневом и злобой</text:span><text:span text:style-name="T2396">, </text:span><text:span text:style-name="T2397">она уже собиралась нанести смертельный удар, </text:span><text:span text:style-name="T2398">но услышала чей-то голос</text:span><text:span text:style-name="T2376">.</text:span></text:p>
      <text:p text:style-name="P89">- <text:span text:style-name="T2377">Эмбер остановись! - </text:span><text:span text:style-name="T2378">кричала </text:span><text:span text:style-name="T2496">Санрайз Бриск</text:span><text:span text:style-name="T2378">.</text:span></text:p>
      <text:p text:style-name="P89">- <text:span text:style-name="T2497">Санрайз</text:span><text:span text:style-name="T2399">, я ведь должна это сделать?! -</text:span><text:span text:style-name="T2400"> </text:span><text:span text:style-name="T2401">нерешительно </text:span><text:span text:style-name="T2498">спросила</text:span><text:span text:style-name="T2400"> Эмбер.</text:span></text:p>
      <text:p text:style-name="P89">- <text:span text:style-name="T2379">Послушай меня, ты Эмбер Грим, пони которая </text:span><text:span text:style-name="T2382">контролирует свой гнев и не позволит им овладеть собой</text:span><text:span text:style-name="T2379"> — </text:span><text:span text:style-name="T2380">говорила </text:span><text:span text:style-name="T2499">Санрайз</text:span><text:span text:style-name="T2380">.</text:span></text:p>
      <text:p text:style-name="P89"><text:soft-page-break/><text:tab/><text:span text:style-name="T2500">Эмбер слышала голос своей подруги и приходила в себя, </text:span><text:span text:style-name="T2501">но внезапно она услышала голос своей сестры:</text:span></text:p>
      <text:p text:style-name="P89"><text:span text:style-name="T2380">«Эмбер, </text:span><text:span text:style-name="T2502">ты должна слушать только меня</text:span><text:span text:style-name="T2380">, </text:span><text:span text:style-name="T2503">у тебя нет выбора, после этого случая</text:span><text:span text:style-name="T2380"> тебя </text:span><text:span text:style-name="T2381">отчислят </text:span><text:span text:style-name="T2402">и </text:span><text:span text:style-name="T2381">прогонят, ты останешься никому не нужной, не стоит сдерживать гнев, выпусти его наружу.»</text:span></text:p>
      <text:p text:style-name="P89">- <text:span text:style-name="T2383">Прошу тебя, Эмбер! — </text:span><text:span text:style-name="T2504">не останавливалась Санрайз.</text:span></text:p>
      <text:p text:style-name="P89"><text:tab/><text:span text:style-name="T2505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89"><text:tab/><text:span text:style-name="T2507">Санрайз Бриск подошла к Эмбер и коснулась её.</text:span></text:p>
      <text:p text:style-name="P89">- <text:span text:style-name="T2508">Санрайз, я совершила ошибку — </text:span><text:span text:style-name="T2509">еле выдавила Эмбер.</text:span></text:p>
      <text:p text:style-name="P89">- <text:span text:style-name="T2510">Эмбер, ты хорошая пони, я это знала — </text:span><text:span text:style-name="T2513">сказала</text:span><text:span text:style-name="T2511"> Санрайз.</text:span></text:p>
      <text:p text:style-name="P96"><text:tab/><text:span text:style-name="T2512">Эмбер поняла, что Флурри возможно умирает и нужно быстро действовать. </text:span></text:p>
      <text:p text:style-name="P96"><text:span text:style-name="T2514"><text:tab/>К счастью </text:span><text:span text:style-name="T2515">учителя и врачи уже подоспели с </text:span><text:span text:style-name="T2516">директором</text:span><text:span text:style-name="T2515"> Старлайт. </text:span></text:p>
      <text:p text:style-name="P96"><text:soft-page-break/><text:tab/><text:span text:style-name="T2515"> </text:span></text:p>
      <text:p text:style-name="P89"><text:tab/><text:span text:style-name="T2505">Когда </text:span><text:span text:style-name="T2384">появил</text:span><text:span text:style-name="T2506">ась Лара, </text:span><text:span text:style-name="T2517">Флурри уже забрали в больницу, а учеников отвели по своим классам.</text:span></text:p>
      <text:p text:style-name="P97"><text:tab/><text:bookmark-start text:name="__DdeLink__6603_140401309"/><text:span text:style-name="T1061">Фонтан Золотой Дуб был полностью разрушен, а его место </text:span><text:span text:style-name="T1078">образовало</text:span><text:span text:style-name="T1061"> большое углубление в которое </text:span><text:span text:style-name="T1079">медленно</text:span><text:span text:style-name="T1061"> стекалась </text:span><text:span text:style-name="T1079">вода.</text:span><text:bookmark-end text:name="__DdeLink__6603_140401309"/></text:p>
      <text:p text:style-name="P98"><text:span text:style-name="T1061"><text:tab/></text:span><text:bookmark-start text:name="__DdeLink__6605_140401309"/><text:span text:style-name="T1061">Повсюду были руины: </text:span><text:span text:style-name="T1064">разбросанные </text:span><text:span text:style-name="T1061">куски</text:span><text:span text:style-name="T1064"> </text:span><text:span text:style-name="T1061"><text:s/></text:span><text:span text:style-name="T1065">земли</text:span><text:span text:style-name="T1061">, </text:span><text:span text:style-name="T1063">поломанные заборы</text:span><text:span text:style-name="T1062">, </text:span><text:span text:style-name="T1063">отломанные верхушки </text:span><text:span text:style-name="T1081">крыш</text:span><text:span text:style-name="T1063">, <text:s/></text:span><text:span text:style-name="T1080">обгоревшие дома </text:span><text:span text:style-name="T1270">и деревья</text:span><text:span text:style-name="T1080">.</text:span><text:bookmark-end text:name="__DdeLink__6605_140401309"/></text:p>
      <text:p text:style-name="P98"><text:span text:style-name="T1066"><text:tab/></text:span><text:bookmark-start text:name="__DdeLink__6607_140401309"/><text:span text:style-name="T1067">К большому </text:span><text:span text:style-name="T1066">счастью </text:span><text:span text:style-name="T2518">почти никто</text:span><text:span text:style-name="T1066"> не пострадал за исключением дракона, в которого попала молния </text:span><text:span text:style-name="T2518">и Флурри, которую поразил магический луч Эмбер</text:span><text:span text:style-name="T1066">.</text:span><text:bookmark-end text:name="__DdeLink__6607_140401309"/></text:p>
      <text:p text:style-name="P98"><text:tab/><text:bookmark-start text:name="__DdeLink__6609_140401309"/><text:span text:style-name="T1068">День сменялся вечером и </text:span><text:span text:style-name="T1069">столь мрачное событие никак не повлияло на </text:span><text:span text:style-name="T1082">красивый </text:span><text:span text:style-name="T1084">осенний </text:span><text:span text:style-name="T1069">закат </text:span><text:span text:style-name="T1271">в</text:span><text:span text:style-name="T1083"> Понивилл</text:span><text:span text:style-name="T1272">е</text:span><text:span text:style-name="T1069">.</text:span><text:bookmark-end text:name="__DdeLink__6609_140401309"/></text:p>
      <text:p text:style-name="P250"/>
      <text:p text:style-name="P250"/>
      <text:p text:style-name="P250"/>
      <text:p text:style-name="P250"/>
      <text:p text:style-name="P250"/>
      <text:p text:style-name="P250"><text:soft-page-break/>11. <text:bookmark-start text:name="__DdeLink__6804_140401309"/><text:span text:style-name="T1085">Дружеская беседа</text:span><text:bookmark-end text:name="__DdeLink__6804_140401309"/></text:p>
      <text:p text:style-name="P208">- <text:span text:style-name="T2519">Не волнуйся Эмбер, </text:span><text:span text:style-name="T2520">Старлайт очень хороший директор, </text:span><text:span text:style-name="T2523">она тебя прекрасно поймёт. - </text:span><text:span text:style-name="T2527">говорила Санрайз, когда они вместе с Эмбер шли до кабинета Старлайт.</text:span></text:p>
      <text:p text:style-name="P208">- <text:span text:style-name="T2521">Я знаю, только </text:span><text:span text:style-name="T2522">мне очень неприятно </text:span><text:span text:style-name="T2524">за то</text:span><text:span text:style-name="T2522">, что я сделала.</text:span></text:p>
      <text:p text:style-name="P208">- <text:span text:style-name="T2525">Эмбер, </text:span><text:span text:style-name="T2526">я ни раз буду повторять, </text:span><text:span text:style-name="T2525">ты хорошая пони, в тебе полно добра, а то что ты сделала это была не ты.</text:span></text:p>
      <text:p text:style-name="P208">- <text:span text:style-name="T2528">Большое спасибо, Санрайз, ты великолепный друг — сказала Эмбер.</text:span></text:p>
      <text:p text:style-name="P208">- <text:span text:style-name="T2528">Увидемся в библиотеке! - улыбнулась Санрайз. </text:span><text:span text:style-name="T2529">И они расстались: Эмбер зашла в кабинет директора, а Санрайз направилась в библиотеку.</text:span><text:span text:style-name="T2528"> </text:span></text:p>
      <text:p text:style-name="P251"><text:span text:style-name="T811">- </text:span><text:span text:style-name="T812">Присаживайся Эмбер. - </text:span><text:span text:style-name="T816">сказала Старлайт.</text:span></text:p>
      <text:p text:style-name="P209">- Спасибо директор, я даже не могу представить, <text:span text:style-name="T2530">что произошло могла произойти если бы не моя подруга Санрайз.</text:span></text:p>
      <text:p text:style-name="P209">- <text:span text:style-name="T2530">Эмбер, </text:span><text:span text:style-name="T2531">не вини себя, ты смогла победить гнев и злобу, что удается немногим пони.</text:span></text:p>
      <text:p text:style-name="P209">- <text:span text:style-name="T2531">Но это была грань!</text:span></text:p>
      <text:p text:style-name="P209"><text:soft-page-break/>- <text:span text:style-name="T2532">Эмбер, ты можешь представить что я могла уничтожить всю Эквестрию?</text:span></text:p>
      <text:p text:style-name="P209">- <text:span text:style-name="T2533">Вы чуть не уничтожили всю Эквестрию? - </text:span><text:span text:style-name="T2550">удивилась Эмбер, она не ожидала услышать подобного от директора.</text:span></text:p>
      <text:p text:style-name="P210">- <text:span text:style-name="T2534">Да. </text:span>Это длинная история берёт свое начало ещё до твоего рождения. В детстве у меня был единственный друг Санб<text:span text:style-name="T2535">ё</text:span>рст, <text:span text:style-name="T2536">я думаю ты уже знакома с ним. Мы </text:span>проводили всё время <text:span text:style-name="T2537">вместе</text:span>. <text:span text:style-name="T2539">Так получилось, что он первый </text:span>получил <text:span text:style-name="T2538">свой </text:span>знак отличия и уехал в продвинутую школу для магов, а я осталась одна и не решалась больше заводить друзей. <text:span text:style-name="T2551">Я чувствовала горькую обиду, что мой лучший друг бросил меня и</text:span> <text:span text:style-name="T2551">чувство </text:span><text:span text:style-name="T2539">одиночества сильно повлияли на меня, я</text:span> создала деревню, где все пони были <text:span text:style-name="T2540">лишены знаков отличия</text:span>. Я забрала у них свободу выбирать кем им быть, теперь я хорошо понимаю эту ужасную ошибку. <text:span text:style-name="T2541">Принцесса Твайлайт</text:span> вместе со своими <text:span text:style-name="T2542">друзьями</text:span> разрушила мою утопию и я <text:span text:style-name="T2552">с</text:span><text:span text:style-name="T2543">бежала</text:span>. Я долго следила за ней и хотела только мести. В один из прекрасных дней Твайлайт <text:span text:style-name="T2544">рассказала</text:span> о легендарн<text:span text:style-name="T2545">ой звуковой радуги из-за которой её подруги и она смогли получить свои знаки отличия и от которой </text:span>зависела её дружба. <text:span text:style-name="T2546">Тогда я была в зале и все слышала.</text:span> <text:span text:style-name="T2546">Затем я</text:span> <text:soft-page-break/>воспользовалась заклинанием <text:span text:style-name="T2553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547">и света</text:span>. Меня долго мучило моё прошлое и я не могла его забыть, но впоследствии я <text:span text:style-name="T2554">осознала</text:span>, что именно Твайлайт и её друзья сделали меня <text:span text:style-name="T2548">такой какой я являюсь сейча</text:span><text:span text:style-name="T2549">с</text:span>.</text:p>
      <text:p text:style-name="P211">Эмбер была поражена и не решалась ничего ответить.</text:p>
      <text:p text:style-name="P211">- <text:span text:style-name="T2555">Тебе не стоит зацикливаться на прошлом, у тебя уже есть хорошая подруга которая не позволила </text:span><text:span text:style-name="T2556">тебе </text:span><text:span text:style-name="T2555">превратится в демона.</text:span></text:p>
      <text:p text:style-name="P251"><text:span text:style-name="T813">- </text:span><text:span text:style-name="T814">Меня отчислят? - </text:span><text:span text:style-name="T817">спросила Эмбер.</text:span></text:p>
      <text:p text:style-name="P251"><text:span text:style-name="T814">- </text:span><text:span text:style-name="T815">Нет, </text:span><text:span text:style-name="T818">но тебе придётся помочь восстановить фонтан и окрестности, которые </text:span><text:span text:style-name="T821">вы с Флурри немного разнесли</text:span><text:span text:style-name="T818"> — </text:span><text:span text:style-name="T822">с улыбкой ответила</text:span><text:span text:style-name="T819"> Старлайт.</text:span></text:p>
      <text:p text:style-name="P213">- А что с Флурри?</text:p>
      <text:p text:style-name="P251"><text:span text:style-name="T819">- </text:span><text:span text:style-name="T820">Она в порядке. </text:span><text:span text:style-name="T823">Сейчас</text:span><text:span text:style-name="T820"> </text:span><text:span text:style-name="T823">е</text:span><text:span text:style-name="T820">й нужен только отдых.</text:span></text:p>
      <text:p text:style-name="P251"><text:span text:style-name="T820">- </text:span><text:span text:style-name="T824">Тогда я могу </text:span><text:span text:style-name="T825">приступить к работам?</text:span></text:p>
      <text:p text:style-name="P251"><text:soft-page-break/><text:span text:style-name="T825">- </text:span><text:span text:style-name="T826">Можешь, но я очень хотела бы чтобы ты отдохнула.</text:span></text:p>
      <text:p text:style-name="P251"><text:span text:style-name="T826">- </text:span><text:span text:style-name="T827">Спасибо большое, директор</text:span><text:span text:style-name="T828">.</text:span></text:p>
      <text:p text:style-name="P253"><text:span text:style-name="T588"><text:tab/></text:span><text:span text:style-name="T828">Эмбер вышла</text:span><text:span text:style-name="T588"> из кабинета и </text:span><text:span text:style-name="T829">направилась в сторону библиотеки.</text:span></text:p>
      <text:p text:style-name="P214"><text:tab/>По дороге она столкнулась с Ларой.</text:p>
      <text:p text:style-name="P254"><text:span text:style-name="T588">- </text:span><text:span text:style-name="T830">Эмбер, ты была у директора?</text:span></text:p>
      <text:p text:style-name="P254"><text:span text:style-name="T830">- </text:span><text:span text:style-name="T831">Да и я хочу извиниться перед тобой и Флурри, я ужасно поступила, особенно с ней.</text:span></text:p>
      <text:p text:style-name="P254"><text:span text:style-name="T831">- </text:span><text:span text:style-name="T834">Тебе не в чем извиняться, тем более передо мной, </text:span><text:span text:style-name="T835">я также как и Санрайз убежд</text:span><text:span text:style-name="T836">е</text:span><text:span text:style-name="T835">на, что ты хорошая и добрая пони.</text:span></text:p>
      <text:p text:style-name="P254"><text:span text:style-name="T833">- </text:span><text:span text:style-name="T837">Но ведь я чуть не убила твою подругу и посеяла раздор между вами после вечеринки.</text:span></text:p>
      <text:p text:style-name="P254"><text:span text:style-name="T837">- </text:span><text:span text:style-name="T838">Я думаю, это была не ты. </text:span><text:span text:style-name="T839">Дуэль кем-то спланирована так же как и похищение книги.</text:span></text:p>
      <text:p text:style-name="P254"><text:span text:style-name="T832">- </text:span><text:span text:style-name="T842">Я предполагаю, что это моя сестра</text:span><text:span text:style-name="T843">.</text:span></text:p>
      <text:p text:style-name="P254"><text:span text:style-name="T840">- </text:span><text:span text:style-name="T841">Сестра?</text:span></text:p>
      <text:p text:style-name="P254"><text:span text:style-name="T841">- </text:span><text:span text:style-name="T844">Да, она появлялась в моем детстве и именно она сообщила мне о школе Кантерлота.</text:span></text:p>
      <text:p text:style-name="P255"><text:soft-page-break/><text:span text:style-name="T844">- </text:span><text:span text:style-name="T588">То есть твоя сестра попросила тебя узнать у меня где книга?</text:span></text:p>
      <text:p text:style-name="P255"><text:span text:style-name="T588">- </text:span><text:span text:style-name="T845">Да</text:span><text:span text:style-name="T846"> и ещё, когда я нагрубила твоей подруги, то это скорее были её наставления.</text:span></text:p>
      <text:p text:style-name="P255"><text:span text:style-name="T846">- </text:span><text:span text:style-name="T847">Значит, она хотела посеять в тебе гнев и злобу, что ты… - </text:span><text:span text:style-name="T850">не договорила Лара.</text:span></text:p>
      <text:p text:style-name="P255"><text:span text:style-name="T847">- </text:span><text:span text:style-name="T848">Перешла на сторону тьмы? -</text:span><text:span text:style-name="T849"> закончила Эмбер.</text:span></text:p>
      <text:p text:style-name="P255"><text:span text:style-name="T849">- </text:span><text:span text:style-name="T851">Возможно, </text:span><text:span text:style-name="T852">а каким образом ты смогла проникнуть в мой разум?</text:span></text:p>
      <text:p text:style-name="P255"><text:span text:style-name="T852">- </text:span><text:span text:style-name="T853">Я воспользовалась мощным заклинанием проникновения.</text:span></text:p>
      <text:p text:style-name="P215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55"><text:span text:style-name="T853">- </text:span><text:span text:style-name="T854">Да, и поэтому я боюсь себя, </text:span><text:span text:style-name="T858">своей силы, </text:span><text:span text:style-name="T854">а тот случай с Флурри ещё раз подтверждает мои </text:span><text:span text:style-name="T858">опасения</text:span><text:span text:style-name="T854">.</text:span></text:p>
      <text:p text:style-name="P255"><text:span text:style-name="T854">- </text:span><text:span text:style-name="T859">Эмбер, ты ведь не одна</text:span><text:span text:style-name="T855">, у тебя </text:span><text:span text:style-name="T856">есть хорошая подруга и ты можешь рассчитывать на мою дружбу.</text:span></text:p>
      <text:p text:style-name="P255"><text:span text:style-name="T856">- Спасибо, Лара.</text:span><text:span text:style-name="T857"> </text:span><text:span text:style-name="T860">А книга уже пропала?</text:span></text:p>
      <text:p text:style-name="P256"><text:soft-page-break/><text:span text:style-name="T860">- </text:span><text:span text:style-name="T861">Не уверена насчет книги, </text:span><text:span text:style-name="T862">но я вижу что </text:span><text:span text:style-name="T863">в</text:span><text:span text:style-name="T862"> этом учебном году </text:span><text:span text:style-name="T864">будет очень много </text:span><text:span text:style-name="T862">загадок и правда которая скрыта будет невероятной — </text:span><text:span text:style-name="T864">сказала Лара <text:s/></text:span><text:span text:style-name="T865">и оставила Эмбер в задумчивом виде.</text:span></text:p>
      <text:p text:style-name="P257"><text:span text:style-name="T862"><text:tab/></text:span><text:span text:style-name="T866">Лара спешила, ей нужно было </text:span><text:span text:style-name="T867">найти своих одноклассников и отправить письмо в Кантерлот своим родителям.</text:span></text:p>
      <text:p text:style-name="P258"><text:span text:style-name="T868"><text:tab/>А Эмбер в свою очередь задумалась: </text:span><text:span text:style-name="T870">«</text:span><text:span text:style-name="T869">Неужели моя сестра хотела, чтобы я стала темной пони</text:span><text:span text:style-name="T871">, тогда мне нужно с ней поговорить об этом, </text:span><text:span text:style-name="T872">теперь я знаю больше и не позволю ей манипулировать мной</text:span><text:span text:style-name="T868">».</text:span></text:p>
      <text:p text:style-name="P258"><text:span text:style-name="T868"><text:tab/></text:span><text:span text:style-name="T873">На этом её мысли </text:span><text:span text:style-name="T875">закончились</text:span><text:span text:style-name="T873"> и она отправилась в библиотеку к своей лучшей подруг</text:span><text:span text:style-name="T874">е</text:span><text:span text:style-name="T873">.</text:span></text:p>
      <text:p text:style-name="P216"/>
      <text:p text:style-name="P216"/>
      <text:p text:style-name="P216"/>
      <text:p text:style-name="P216"/>
      <text:p text:style-name="P216"/>
      <text:p text:style-name="P216"/>
      <text:p text:style-name="P217"/>
      <text:p text:style-name="P212"><text:bookmark-start text:name="__DdeLink__6792_140401309"/><text:soft-page-break/><text:span text:style-name="T1210">12. </text:span><text:span text:style-name="T1211">Извинения</text:span><text:bookmark-end text:name="__DdeLink__6792_140401309"/></text:p>
      <text:p text:style-name="P101"><text:tab/><text:bookmark-start text:name="__DdeLink__6696_140401309"/><text:span text:style-name="T1089">На следующий день Флурри </text:span><text:span text:style-name="T1090">навестила </text:span><text:span text:style-name="T1157">Лару </text:span><text:span text:style-name="T1090">в больнице Понивилля и извинилась за свои ошибки, которых не было бы если </text:span><text:span text:style-name="T1156">бы </text:span><text:span text:style-name="T1090">она сразу послушала </text:span><text:span text:style-name="T1091">свою лучшую подругу.</text:span><text:bookmark-end text:name="__DdeLink__6696_140401309"/></text:p>
      <text:p text:style-name="P101"><text:tab/><text:bookmark-start text:name="__DdeLink__6698_140401309"/><text:span text:style-name="T1091">Лара </text:span><text:span text:style-name="T1092">чувствовала себя гораздо лучше и могла снова шутить по своему. Она не обижалась на свою подругу и </text:span><text:span text:style-name="T1158">знала, что для Флурри нет ничего важней дружбы и любви</text:span><text:span text:style-name="T1093">.</text:span><text:bookmark-end text:name="__DdeLink__6698_140401309"/></text:p>
      <text:p text:style-name="P259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01"><text:bookmark-start text:name="__DdeLink__6702_140401309"/>- <text:span text:style-name="T1094">Она собирается уйти из школы? - </text:span><text:span text:style-name="T1181">удивленно спросила Лара.</text:span><text:bookmark-end text:name="__DdeLink__6702_140401309"/></text:p>
      <text:p text:style-name="P101"><text:bookmark-start text:name="__DdeLink__6704_140401309"/>- <text:span text:style-name="T1095">Да. Я думаю это из-за того, что она почувствовала себя лишней и </text:span><text:span text:style-name="T1096">поэтому </text:span><text:span text:style-name="T1095">хочет остаться одной</text:span><text:bookmark-end text:name="__DdeLink__6704_140401309"/></text:p>
      <text:p text:style-name="P101"><text:bookmark-start text:name="__DdeLink__6706_140401309"/>- <text:span text:style-name="T1097">Ты только поосторожней и не разнеси там школу — засмеялась Лара.</text:span><text:bookmark-end text:name="__DdeLink__6706_140401309"/></text:p>
      <text:p text:style-name="P101"><text:bookmark-start text:name="__DdeLink__6708_140401309"/>- <text:span text:style-name="T1097">Твои шуточки сейчас совсем неуместны, Лара!</text:span><text:bookmark-end text:name="__DdeLink__6708_140401309"/></text:p>
      <text:p text:style-name="P101"><text:bookmark-start text:name="__DdeLink__6710_140401309"/><text:soft-page-break/>- <text:span text:style-name="T1097">Прости, </text:span><text:span text:style-name="T1098">а <text:s/>что с фонтаном? Там кажется камня на камне не осталось</text:span><text:bookmark-end text:name="__DdeLink__6710_140401309"/></text:p>
      <text:p text:style-name="P102"><text:bookmark-start text:name="__DdeLink__6712_140401309"/>- Меня наказали на месяц и отстранили от занятий. Поэтому я скоро приеду сюда, чтобы помо<text:span text:style-name="T1159">чь его восстановить</text:span> — с тяжелым вздохом <text:span text:style-name="T1160">ответила</text:span> Флурри.<text:bookmark-end text:name="__DdeLink__6712_140401309"/></text:p>
      <text:p text:style-name="P102"><text:bookmark-start text:name="__DdeLink__6714_140401309"/>- <text:span text:style-name="T1099">Справедливо</text:span><text:bookmark-end text:name="__DdeLink__6714_140401309"/></text:p>
      <text:p text:style-name="P102"><text:bookmark-start text:name="__DdeLink__6716_140401309"/>- <text:span text:style-name="T1100">Мне пора в Кантерлот, </text:span><text:span text:style-name="T1101">я ещё успею сегодня тебя навестить, пока, Лара</text:span><text:bookmark-end text:name="__DdeLink__6716_140401309"/></text:p>
      <text:p text:style-name="P102"><text:bookmark-start text:name="__DdeLink__6720_140401309"/>- <text:span text:style-name="T1101">Пока Флурри — </text:span><text:span text:style-name="T1102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04"><text:tab/><text:bookmark-start text:name="__DdeLink__6722_140401309"/>Флурри <text:span text:style-name="T1161">мгновенно добра</text:span><text:bookmark-end text:name="__DdeLink__6718_140401309"/><text:span text:style-name="T1161">лась</text:span> до школы <text:span text:style-name="T1162">и приступ</text:span><text:span text:style-name="T1182">ила</text:span><text:span text:style-name="T1162"> к поискам</text:span> Эмбер Грим, но тщетно.<text:bookmark-end text:name="__DdeLink__6722_140401309"/> </text:p>
      <text:p text:style-name="P104"><text:span text:style-name="T1103"><text:tab/></text:span><text:bookmark-start text:name="__DdeLink__6724_140401309"/><text:span text:style-name="T1103">Она испугалась и </text:span><text:span text:style-name="T1273">по</text:span><text:span text:style-name="T1103">думала, что она уже уехала </text:span><text:span text:style-name="T1183">домой</text:span><text:span text:style-name="T1103"> и больше </text:span><text:span text:style-name="T1104">никогда </text:span><text:span text:style-name="T1103">не вернётся.</text:span><text:bookmark-end text:name="__DdeLink__6724_140401309"/></text:p>
      <text:p text:style-name="P103"><text:tab/><text:bookmark-start text:name="__DdeLink__6726_140401309"/><text:span text:style-name="T1105">Но видимо им суждено было увидеться, потому что Флурри вспомнила, </text:span><text:span text:style-name="T1107">что </text:span><text:span text:style-name="T1105">около школы есть ещё одно место, исторический парк </text:span><text:span text:style-name="T1106">из каменных статуй.</text:span><text:bookmark-end text:name="__DdeLink__6726_140401309"/></text:p>
      <text:p text:style-name="P103"><text:tab/><text:bookmark-start text:name="__DdeLink__6728_140401309"/><text:span text:style-name="T1108">Она моментально телепортировалась туда <text:s/>и увидела задумчивую Эмбер Грим, которая разглядывала свою любимую статую «</text:span><text:span text:style-name="T1163">Великая тройка злодеев Эквестрии</text:span><text:span text:style-name="T1108">».</text:span><text:bookmark-end text:name="__DdeLink__6728_140401309"/></text:p>
      <text:p text:style-name="P103"><text:bookmark-start text:name="__DdeLink__6730_140401309"/><text:soft-page-break/>- <text:span text:style-name="T1109">Эмбер, это я Флурри Харт и я хотела извиниться перед тобой... — </text:span><text:span text:style-name="T1110">не успела </text:span><text:span text:style-name="T1184">договорить</text:span><text:span text:style-name="T1110"> Флурри.</text:span><text:bookmark-end text:name="__DdeLink__6730_140401309"/></text:p>
      <text:p text:style-name="P105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05"><text:bookmark-start text:name="__DdeLink__6734_140401309"/>- <text:span text:style-name="T1111">Что? Ты на самом деле бросаешь школу? - удивленно спросила Флурри.</text:span><text:bookmark-end text:name="__DdeLink__6734_140401309"/></text:p>
      <text:p text:style-name="P105"><text:bookmark-start text:name="__DdeLink__6736_140401309"/>- <text:span text:style-name="T1111">Да. Я решила это ещё </text:span><text:span text:style-name="T1164">в выходные дни</text:span><text:span text:style-name="T1111">.</text:span><text:bookmark-end text:name="__DdeLink__6736_140401309"/></text:p>
      <text:p text:style-name="P105"><text:bookmark-start text:name="__DdeLink__6738_140401309"/>- <text:span text:style-name="T1112">Но почему?</text:span><text:bookmark-end text:name="__DdeLink__6738_140401309"/></text:p>
      <text:p text:style-name="P105"><text:bookmark-start text:name="__DdeLink__6740_140401309"/>- <text:span text:style-name="T1113">Ты меня не слушала. Я повторюсь: я развила свои навыки на достаточном уров</text:span><text:span text:style-name="T1115">н</text:span><text:span text:style-name="T1113">е </text:span><text:span text:style-name="T1115">и поэтому мне больше нечего здесь делать</text:span><text:span text:style-name="T1113"> — </text:span><text:span text:style-name="T1114">твердо </text:span><text:span text:style-name="T1165">ответила</text:span><text:span text:style-name="T1114"> Эмбер.</text:span><text:bookmark-end text:name="__DdeLink__6740_140401309"/></text:p>
      <text:p text:style-name="P105"><text:bookmark-start text:name="__DdeLink__6742_140401309"/>- <text:span text:style-name="T1116">Это смешно. Ты не хочешь мешать остальным потому что чувствуешь себя лишней?</text:span><text:bookmark-end text:name="__DdeLink__6742_140401309"/></text:p>
      <text:p text:style-name="P105"><text:bookmark-start text:name="__DdeLink__6744_140401309"/>- <text:span text:style-name="T1117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05"><text:bookmark-start text:name="__DdeLink__6746_140401309"/>- <text:span text:style-name="T1118">Но что станет с тобой?</text:span><text:bookmark-end text:name="__DdeLink__6746_140401309"/><text:span text:style-name="T1118"> </text:span></text:p>
      <text:p text:style-name="P105"><text:bookmark-start text:name="__DdeLink__6748_140401309"/><text:soft-page-break/>- <text:span text:style-name="T1118">Я уйду из школы, попрошу принцессу Твайлайт </text:span><text:span text:style-name="T1119">сделать меня</text:span><text:span text:style-name="T1118"> исследователем различных уголков Эквестрии, </text:span><text:span text:style-name="T1166">на что у меня есть все необходимые знания и способности,</text:span><text:span text:style-name="T1118"> буду писать научные статьи и </text:span><text:span text:style-name="T1120">узнаю</text:span><text:span text:style-name="T1118"> кто я на самом деле</text:span><text:bookmark-end text:name="__DdeLink__6748_140401309"/></text:p>
      <text:p text:style-name="P105"><text:bookmark-start text:name="__DdeLink__6750_140401309"/>- <text:span text:style-name="T1121">Ты ведь останешься одной!</text:span><text:bookmark-end text:name="__DdeLink__6750_140401309"/></text:p>
      <text:p text:style-name="P105"><text:bookmark-start text:name="__DdeLink__6752_140401309"/>- <text:span text:style-name="T1121">Да, одной гораздо легче, мне никто не будет мешать</text:span><text:bookmark-end text:name="__DdeLink__6752_140401309"/></text:p>
      <text:p text:style-name="P105"><text:bookmark-start text:name="__DdeLink__6754_140401309"/>- <text:span text:style-name="T1122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05"><text:bookmark-start text:name="__DdeLink__6756_140401309"/>- <text:span text:style-name="T1123">Но вдруг? <text:s/>- переспросила Эмбер.</text:span><text:bookmark-end text:name="__DdeLink__6756_140401309"/></text:p>
      <text:p text:style-name="P105"><text:bookmark-start text:name="__DdeLink__6758_140401309"/>- <text:span text:style-name="T1124">Ничего, </text:span><text:span text:style-name="T1125">я просто хотела сказать…</text:span><text:bookmark-end text:name="__DdeLink__6758_140401309"/></text:p>
      <text:p text:style-name="P105"><text:bookmark-start text:name="__DdeLink__6760_140401309"/>- <text:span text:style-name="T1125">Ты хотела сказать, вдруг я стану темной пони без поддержки друзей — </text:span><text:span text:style-name="T1126">перебила </text:span><text:span text:style-name="T1167">её </text:span><text:span text:style-name="T1126">Эмбер.</text:span><text:bookmark-end text:name="__DdeLink__6760_140401309"/></text:p>
      <text:p text:style-name="P105"><text:bookmark-start text:name="__DdeLink__6762_140401309"/>- <text:span text:style-name="T1127">Эмбер, </text:span><text:span text:style-name="T1128">ты всегда будешь ставить меня в дурацкое положение — улыбнулась Флурри.</text:span><text:bookmark-end text:name="__DdeLink__6762_140401309"/></text:p>
      <text:p text:style-name="P106"><text:bookmark-start text:name="__DdeLink__6764_140401309"/>- <text:span text:style-name="T1129">Пожалуй да. Я хотела тебе кое-что сказать — </text:span><text:span text:style-name="T1168">начала</text:span><text:span text:style-name="T1130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0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05"><text:bookmark-start text:name="__DdeLink__6768_140401309"/>- <text:span text:style-name="T1131">Я слушаю тебя, Эмбер</text:span><text:bookmark-end text:name="__DdeLink__6768_140401309"/></text:p>
      <text:p text:style-name="P105"><text:bookmark-start text:name="__DdeLink__6770_140401309"/>- <text:span text:style-name="T1132">Флурри Харт, </text:span><text:span text:style-name="T1134">о</text:span><text:span text:style-name="T1133">ставайся всегда такой пони, какой ты </text:span><text:span text:style-name="T1134">являешься сейчас и тебя ждет самое лучшее будущее, о котором можно мечтать.</text:span><text:bookmark-end text:name="__DdeLink__6770_140401309"/></text:p>
      <text:p text:style-name="P107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169">увидятся</text:span>.<text:bookmark-end text:name="__DdeLink__6772_140401309"/></text:p>
      <text:p text:style-name="P108"><text:tab/><text:bookmark-start text:name="__DdeLink__6774_140401309"/><text:span text:style-name="T1135">Внезапно Эмбер </text:span><text:span text:style-name="T1136">почувствовала боль и увидела </text:span><text:span text:style-name="T1137">себя жеребенком </text:span><text:span text:style-name="T1138">в каком-то помещении замка, <text:s/>напротив стояла пони и рыдала, она была похоже на неё и Эмбер поняла что это её мать. </text:span><text:span text:style-name="T1139">Когда она перестала плакать и выпрямилась то стало ясно что она </text:span><text:span text:style-name="T1170">была</text:span><text:span text:style-name="T1139"> Аликорн</text:span><text:span text:style-name="T1170">ом</text:span><text:span text:style-name="T1139"> </text:span><text:span text:style-name="T1140">и Эмбер пришла в себя.</text:span><text:bookmark-end text:name="__DdeLink__6774_140401309"/></text:p>
      <text:p text:style-name="P109"><text:bookmark-start text:name="__DdeLink__6776_140401309"/><text:span text:style-name="T1138">- </text:span><text:span text:style-name="T1141">Что такое Эмбер, ты в порядке? — </text:span><text:span text:style-name="T1142">с беспокойством </text:span><text:span text:style-name="T1171">спросила</text:span><text:span text:style-name="T1142"> Флурри — </text:span><text:span text:style-name="T1172">Т</text:span><text:span text:style-name="T1142">ебе нужна помощь?</text:span><text:bookmark-end text:name="__DdeLink__6776_140401309"/></text:p>
      <text:p text:style-name="P109"><text:bookmark-start text:name="__DdeLink__6778_140401309"/><text:span text:style-name="T1138">- </text:span><text:span text:style-name="T1143">Все хорошо. Я просто вспомнила кое-что плохое</text:span><text:bookmark-end text:name="__DdeLink__6778_140401309"/></text:p>
      <text:p text:style-name="P105"><text:bookmark-start text:name="__DdeLink__6780_140401309"/>- <text:span text:style-name="T1144">Эмбер, я хотела сказать, что </text:span><text:span text:style-name="T1145">ты всегда можешь рассчитывать на мою помощь и </text:span><text:span text:style-name="T1146">всегда найдешь во мне верного и честного друга</text:span><text:bookmark-end text:name="__DdeLink__6780_140401309"/></text:p>
      <text:p text:style-name="P105"><text:bookmark-start text:name="__DdeLink__6782_140401309"/><text:soft-page-break/>- <text:span text:style-name="T1147">В этом я не сомневаюсь ни на </text:span><text:span text:style-name="T1148">долю косточки яблока — </text:span><text:span text:style-name="T1149">улыбнулась Эмбер и в её улыбк</text:span><text:span text:style-name="T1173">е</text:span><text:span text:style-name="T1149"> было столько добродуши</text:span><text:span text:style-name="T1174">я</text:span><text:span text:style-name="T1149">, <text:s/>от которого Флурри даже стало не по себе.</text:span><text:bookmark-end text:name="__DdeLink__6782_140401309"/></text:p>
      <text:p text:style-name="P105"><text:bookmark-start text:name="__DdeLink__6784_140401309"/>- <text:span text:style-name="T1150">Возьми, вдруг </text:span><text:span text:style-name="T1151">моя ничтожная помощь пригодится тебе — </text:span><text:span text:style-name="T1176">не без доли иронии</text:span><text:span text:style-name="T1151"> </text:span><text:span text:style-name="T1175">сказала</text:span><text:span text:style-name="T1151"> Флурри и протянула магическую книгу с помощью которой она общалась с Ларой.</text:span><text:bookmark-end text:name="__DdeLink__6784_140401309"/></text:p>
      <text:p text:style-name="P105"><text:bookmark-start text:name="__DdeLink__6786_140401309"/>- <text:span text:style-name="T1177">Спасибо — </text:span><text:span text:style-name="T1274">улыбнулась</text:span><text:span text:style-name="T1177"> Эмбер, </text:span><text:span text:style-name="T1152">взяла книгу и отправилась в сторону Кантерлотского замка.</text:span><text:bookmark-end text:name="__DdeLink__6786_140401309"/><text:span text:style-name="T1152"> </text:span></text:p>
      <text:p text:style-name="P111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3"><text:tab/><text:bookmark-start text:name="__DdeLink__6790_140401309"/><text:span text:style-name="T1153">В Кантерлот</text:span><text:span text:style-name="T1276">c</text:span><text:span text:style-name="T1153">кой школе снова начались занятия и </text:span><text:span text:style-name="T1154">долгие споры о том, кто победил на магической дуэли разлетелись по всей школе </text:span><text:span text:style-name="T1155">и не было такого пони, который не упомян</text:span><text:span text:style-name="T1178">ул </text:span><text:span text:style-name="T1180">бы </text:span><text:span text:style-name="T1178">об этом </text:span><text:span text:style-name="T1179">ужасно-интересном </text:span><text:span text:style-name="T1178">событии</text:span><text:span text:style-name="T1154">.</text:span><text:bookmark-end text:name="__DdeLink__6790_140401309"/></text:p>
      <text:p text:style-name="P101"/>
      <text:p text:style-name="P101"/>
      <text:p text:style-name="P101"/>
      <text:p text:style-name="P101"/>
      <text:p text:style-name="P233"><text:soft-page-break/>13. <text:bookmark-start text:name="__DdeLink__10443_4030418583"/>Последняя беседа<text:bookmark-end text:name="__DdeLink__10443_4030418583"/></text:p>
      <text:p text:style-name="P266"><text:span text:style-name="T27"><text:tab/>Эмбер Грим </text:span><text:span text:style-name="T28">шла по рубиново-розовой дорожке в сторону главного входа в Кантерлотский замок и размышляла о предстоящем отъезде домой, ей </text:span><text:span text:style-name="T119">предстояло</text:span><text:span text:style-name="T28"> узнать </text:span><text:span text:style-name="T120">очень </text:span><text:span text:style-name="T121">много</text:span><text:span text:style-name="T122">е</text:span><text:span text:style-name="T120"> из своего загадочного прошлого</text:span><text:span text:style-name="T28">.</text:span></text:p>
      <text:p text:style-name="P260"><text:span text:style-name="T29"><text:tab/></text:span><text:span text:style-name="T25">Около главного входа стояла два стражника-единорога в золотых доспехах с бирюзовой </text:span><text:span text:style-name="T26">пятиконечной </text:span><text:span text:style-name="T25">звездой </text:span><text:span text:style-name="T26">на груди.</text:span></text:p>
      <text:p text:style-name="P260"><text:span text:style-name="T26">- </text:span><text:span text:style-name="T30">Мне нужно обсудить с принцессой Твайлайт </text:span><text:span text:style-name="T31">моё отчисление из школы Кантерлота — </text:span><text:span text:style-name="T123">спокойно сказала</text:span><text:span text:style-name="T32"> Эмбер, ещё раз взглянув вверх, чтобы </text:span><text:span text:style-name="T33">увидеть</text:span><text:span text:style-name="T32"> </text:span><text:span text:style-name="T34">вершину</text:span><text:span text:style-name="T32"> самой высокой башни.</text:span></text:p>
      <text:p text:style-name="P260"><text:span text:style-name="T32">- </text:span><text:span text:style-name="T34">Проходите, она ждет вас в тронном зале, </text:span><text:span text:style-name="T124">вас проводит директор</text:span><text:span text:style-name="T34"> Стар Свирл</text:span></text:p>
      <text:p text:style-name="P261"><text:span text:style-name="T35"><text:tab/>Эмбер </text:span><text:span text:style-name="T125">Грим </text:span><text:span text:style-name="T40">вошла внутр</text:span><text:span text:style-name="T126">ь</text:span><text:span text:style-name="T40"> зам</text:span><text:span text:style-name="T46">ка</text:span><text:span text:style-name="T40"> </text:span><text:span text:style-name="T35">ни без доли удивления. </text:span></text:p>
      <text:p text:style-name="P261"><text:span text:style-name="T35"><text:tab/></text:span><text:span text:style-name="T36">Ее смутило присутствие директора, </text:span><text:span text:style-name="T41">она уже</text:span><text:span text:style-name="T37"> разговаривала </text:span><text:span text:style-name="T42">с ним </text:span><text:span text:style-name="T38">об её отчислении</text:span><text:span text:style-name="T37"> </text:span><text:span text:style-name="T44">ра</text:span><text:span text:style-name="T45">нним </text:span><text:span text:style-name="T43">утром</text:span><text:span text:style-name="T37">, когда занятия </text:span><text:span text:style-name="T39">только </text:span><text:span text:style-name="T37">начались.</text:span></text:p>
      <text:p text:style-name="P261"><text:span text:style-name="T34"><text:tab/></text:span><text:span text:style-name="T47">В самом первом зале </text:span><text:span text:style-name="T48">её ожидал директор Стар Свирл.</text:span></text:p>
      <text:p text:style-name="P267"><text:soft-page-break/><text:span text:style-name="T48"><text:tab/></text:span><text:span text:style-name="T50">Он был одет, как и в прежние времена, в сине-голубую мантию, на которой были изображены несколько звезд и два месяц</text:span><text:span text:style-name="T127">а</text:span><text:span text:style-name="T50"> с обеих сторон. </text:span><text:span text:style-name="T51">А на его голове </text:span><text:span text:style-name="T52">была схожая по стилю шляпа, на полях которой были маленькие золотые шарики, </text:span><text:span text:style-name="T53">такие же как и на мантии.</text:span></text:p>
      <text:p text:style-name="P268"><text:span text:style-name="T53"><text:tab/></text:span><text:span text:style-name="T51">Стар Свирл </text:span><text:span text:style-name="T54">был гениальным волшебником, одним из самых лучших магов во вс</text:span><text:span text:style-name="T128">ей Эквестрии</text:span><text:span text:style-name="T54">. Он</text:span><text:span text:style-name="T51"> </text:span><text:span text:style-name="T49"><text:s text:c="2"/>постоянно давал ценные советы принцессы </text:span><text:span text:style-name="T54">Твайлайт и был самым превосходным директором магической школы при Кантерлоте.</text:span></text:p>
      <text:p text:style-name="P262"><text:span text:style-name="T54">- </text:span><text:span text:style-name="T55">Привет, Эмбер, я </text:span><text:span text:style-name="T129">хотел бы присутствовать вместе с тобой </text:span></text:p>
      <text:p text:style-name="P262"><text:span text:style-name="T55">- </text:span><text:span text:style-name="T56">Хорошо, директор</text:span></text:p>
      <text:p text:style-name="P262"><text:span text:style-name="T56"><text:tab/></text:span><text:span text:style-name="T57">Эмбер</text:span><text:span text:style-name="T59"> </text:span><text:span text:style-name="T57">прошла </text:span><text:span text:style-name="T60">все залы и коридоры </text:span><text:span text:style-name="T57">вместе с </text:span><text:span text:style-name="T130">директором</text:span><text:span text:style-name="T57"> Старл Свирлом, через которые когда-то шли Флурри с </text:span><text:span text:style-name="T58">Галлусом.</text:span></text:p>
      <text:p text:style-name="P263"><text:span text:style-name="T58"><text:tab/></text:span><text:span text:style-name="T61">Перед входом в тронный зал, Эмбер обратила внимание на мозаику двери и увидела такую же картину, как и Флурри. </text:span></text:p>
      <text:p text:style-name="P263"><text:span text:style-name="T61"><text:tab/></text:span><text:span text:style-name="T62">Но ей предстали совершенно другие мысли. </text:span></text:p>
      <text:p text:style-name="P264"><text:soft-page-break/><text:span text:style-name="T62"><text:tab/>Она вспомнила Луну и Селестию, которые </text:span><text:span text:style-name="T64">тысячу</text:span><text:span text:style-name="T62"> лун были врагами, </text:span><text:span text:style-name="T63">а принцесса Твайлайт вместе со своими подругами смогла снова сделать их настоящими сестрам</text:span><text:span text:style-name="T65">и.</text:span></text:p>
      <text:p text:style-name="P264"><text:span text:style-name="T65"><text:tab/></text:span><text:span text:style-name="T66">П</text:span><text:span text:style-name="T65">осле коронации </text:span><text:span text:style-name="T67">принцессы </text:span><text:span text:style-name="T131">Твайлайт</text:span><text:span text:style-name="T65">, </text:span><text:span text:style-name="T63">они покинули Эквестрию</text:span><text:span text:style-name="T66">. </text:span><text:span text:style-name="T68">Только куда они отправились</text:span><text:span text:style-name="T63">? В стран</text:span><text:span text:style-name="T69">у</text:span><text:span text:style-name="T63"> Аликорнов? </text:span><text:span text:style-name="T70">А в</text:span><text:span text:style-name="T63">друг она, Эмбер Грим из загадочной страны Аликорнов </text:span><text:span text:style-name="T71">случайно попала в Эквестрию?</text:span></text:p>
      <text:p text:style-name="P264"><text:span text:style-name="T71"><text:tab/></text:span><text:span text:style-name="T72">Эмбер не успела завершить свою мысль. Открылась дверь и Стар Свирл вошел вместе с ней.</text:span></text:p>
      <text:p text:style-name="P265"><text:span text:style-name="T72">- </text:span><text:span text:style-name="T73">Эмбер Грим, </text:span><text:span text:style-name="T75">одна</text:span><text:span text:style-name="T73"> из лучших учениц в </text:span><text:span text:style-name="T132">магической </text:span><text:span text:style-name="T73">школе Кантерлот</text:span><text:span text:style-name="T132">а</text:span><text:span text:style-name="T73">, ты действительно хочешь покинуть школу? - спросила </text:span><text:span text:style-name="T74">принцесса Твайлайт, </text:span><text:span text:style-name="T76">когда Эмбер поклонилась.</text:span></text:p>
      <text:p text:style-name="P265"><text:span text:style-name="T77">- Да, </text:span><text:span text:style-name="T78">ваше</text:span><text:span text:style-name="T76"> </text:span><text:span text:style-name="T78">величество</text:span></text:p>
      <text:p text:style-name="P265"><text:span text:style-name="T78">- </text:span><text:span text:style-name="T79">У тебя есть особый талант в магии</text:span><text:span text:style-name="T80">, который ты могла бы развить до более высокого уровня, </text:span><text:span text:style-name="T81">почему ты не хочешь продолжать обучение?</text:span></text:p>
      <text:p text:style-name="P292"><text:span text:style-name="T81">- </text:span><text:span text:style-name="T7">Я не </text:span><text:span text:style-name="T82">уверена, что знаю, кто я — </text:span><text:span text:style-name="T83">вздохнула Эмбер.</text:span></text:p>
      <text:p text:style-name="P292"><text:span text:style-name="T83">- А что считают твои друзья? - поинтересовалась </text:span><text:span text:style-name="T133">Твайлайт</text:span><text:span text:style-name="T83">.</text:span></text:p>
      <text:p text:style-name="P120"><text:soft-page-break/>- У меня была единственная подруга, которая отставила меня</text:p>
      <text:p text:style-name="P292"><text:span text:style-name="T83">- </text:span><text:span text:style-name="T134">Я уверена, что ты сможешь найти верных друзей</text:span></text:p>
      <text:p text:style-name="P292"><text:span text:style-name="T134">- Спасибо, ваше величество, но мне этого не нужно </text:span><text:span text:style-name="T135">сейчас</text:span></text:p>
      <text:p text:style-name="P292"><text:span text:style-name="T84">- </text:span><text:span text:style-name="T136">Хорошо, т</text:span><text:span text:style-name="T87">ы <text:s/>желаешь быть исследователем различных мест в Эквестрии и писать научные работы?</text:span></text:p>
      <text:p text:style-name="P292"><text:span text:style-name="T87">- </text:span><text:span text:style-name="T88">Да, я люблю путешествовать, писать статьи и быть одной, поэтому это занятие мне подойдет больше всего</text:span></text:p>
      <text:p text:style-name="P293"><text:span text:style-name="T88">- </text:span><text:span text:style-name="T91">Эмбер, т</text:span><text:span text:style-name="T89">ы принесешь неоценимую пользу </text:span><text:span text:style-name="T90">для Эквестрии. </text:span><text:span text:style-name="T86">Главное не забывай, </text:span><text:span text:style-name="T92">что</text:span><text:span text:style-name="T85"> школа магии всегда открыта для тебя</text:span></text:p>
      <text:p text:style-name="P294"><text:span text:style-name="T85"><text:tab/>Э</text:span><text:span text:style-name="T7">мбер ничего не ответила, её чувства подсказывали, что она никогда не вернётся в школу, а эта встреча с принцессой </text:span><text:span text:style-name="T137">Твайлайт</text:span><text:span text:style-name="T7"> и директором </text:span><text:span text:style-name="T137">Стар Свирлом</text:span><text:span text:style-name="T7"> последняя.</text:span></text:p>
      <text:p text:style-name="P294"><text:span text:style-name="T7">- </text:span><text:span text:style-name="T93">Я могу идти, ваше величество?</text:span></text:p>
      <text:p text:style-name="P294"><text:span text:style-name="T93">- </text:span><text:span text:style-name="T94">Да, Эмбер Грим</text:span></text:p>
      <text:p text:style-name="P295"><text:soft-page-break/><text:span text:style-name="T94"><text:tab/>Э</text:span><text:span text:style-name="T7">мбер Грим </text:span><text:span text:style-name="T95">ещё раз взглянула на принцессу </text:span><text:span text:style-name="T138">Твайла</text:span><text:span text:style-name="T139">й</text:span><text:span text:style-name="T138">т</text:span><text:span text:style-name="T139"> и</text:span><text:span text:style-name="T95"> вышла из тронного зала. </text:span></text:p>
      <text:p text:style-name="P260"><text:span text:style-name="T34">- </text:span><text:span text:style-name="T104">Как</text:span><text:span text:style-name="T140">ое</text:span><text:span text:style-name="T104"> у вас мнение</text:span><text:span text:style-name="T96">, директор? - </text:span><text:span text:style-name="T97">обратилась принцесса </text:span><text:span text:style-name="T99">Тва</text:span><text:span text:style-name="T101">й</text:span><text:span text:style-name="T99">ла</text:span><text:span text:style-name="T100">йт</text:span><text:span text:style-name="T97"> к Стар Свирлу, который все это время </text:span><text:span text:style-name="T98">сохранял задумчивый вид.</text:span></text:p>
      <text:p text:style-name="P269"><text:span text:style-name="T98">- </text:span><text:span text:style-name="T102">Она очень талантливая пони </text:span><text:span text:style-name="T103">и обладает удивительными магическими способностями, которых я никогда ещё не видел, </text:span><text:span text:style-name="T110">а самое главное, она очень сильная пони, которую не сломит даже самая темная магия</text:span></text:p>
      <text:p text:style-name="P260"><text:span text:style-name="T103">- </text:span><text:span text:style-name="T105">Я полностью согласна с вами, </text:span><text:span text:style-name="T106">только я беспокоюсь и тревожусь </text:span><text:span text:style-name="T141">за неё</text:span><text:span text:style-name="T106">.</text:span></text:p>
      <text:p text:style-name="P260"><text:span text:style-name="T106">- </text:span><text:span text:style-name="T142">Б</text:span><text:span text:style-name="T107">удьте спокойны, </text:span><text:span text:style-name="T143">все её научные работы она будет отправлять мне</text:span><text:span text:style-name="T108">, </text:span><text:span text:style-name="T109">мы никогда не потеряем связь с ней</text:span></text:p>
      <text:p text:style-name="P260"><text:span text:style-name="T110">- </text:span><text:span text:style-name="T111">Хорошо, </text:span><text:span text:style-name="T144">директор</text:span><text:span text:style-name="T111">, </text:span><text:span text:style-name="T113">но я</text:span><text:span text:style-name="T111"> бы хотела чтобы вы отправили </text:span><text:span text:style-name="T112">Марбла приглядеть за ней</text:span></text:p>
      <text:p text:style-name="P260"><text:span text:style-name="T112">- </text:span><text:span text:style-name="T145">С удовольствием</text:span></text:p>
      <text:p text:style-name="P296"><text:span text:style-name="T114"><text:tab/>С</text:span><text:span text:style-name="T7">тар Свирл удалился и принцесса Твайлайт осталась одна. </text:span></text:p>
      <text:p text:style-name="P296"><text:span text:style-name="T7"><text:tab/>Она </text:span><text:span text:style-name="T146">задумалась</text:span><text:span text:style-name="T7"> и ей стало </text:span><text:span text:style-name="T116">очень </text:span><text:span text:style-name="T7">грустно из-за столь жест</text:span><text:span text:style-name="T117">о</text:span><text:span text:style-name="T7">кой судьбы Эмбер Грим, которая осталась одна </text:span><text:span text:style-name="T115">с осознанием </text:span><text:span text:style-name="T118">неизвестности </text:span><text:span text:style-name="T147">своего прошлого</text:span><text:span text:style-name="T118">.</text:span></text:p>
      <text:p text:style-name="P297"><text:bookmark-start text:name="__DdeLink__10445_4030418583"/><text:soft-page-break/><text:span text:style-name="T156">1</text:span><text:span text:style-name="T155">4. </text:span><text:span text:style-name="T157">Осенний забег</text:span><text:bookmark-end text:name="__DdeLink__10445_4030418583"/></text:p>
      <text:p text:style-name="P113"><text:tab/>Флурри вновь вернулась в Понивилль <text:span text:style-name="T1360">и приступила к восстановлению</text:span> фонтана Золотой Дуб. </text:p>
      <text:p text:style-name="P113"><text:span text:style-name="T1281"><text:tab/>Сначала она думала, что это утомительное и рутинное занятие, но её завлекло и теперь о</text:span><text:span text:style-name="T1280">на была </text:span><text:span text:style-name="T1281">готова</text:span><text:span text:style-name="T1280"> променять все уроки истории </text:span><text:span text:style-name="T1361">магии</text:span><text:span text:style-name="T1280"> </text:span><text:span text:style-name="T1282">на строительство какого-нибудь памятника или сооружения</text:span><text:span text:style-name="T1280">.</text:span></text:p>
      <text:p text:style-name="P112"><text:tab/><text:span text:style-name="T1277">Лара поправилась и уехала в Кантерлот, чтобы приступить к занятиям. </text:span><text:span text:style-name="T1362">О</text:span><text:span text:style-name="T1283">на снова увиделась со школьными подругами, узнала все подробности об уходе Эмбер Грим и ей не терпелось поделиться с </text:span><text:span text:style-name="T1363">Флурри</text:span><text:span text:style-name="T1283"> </text:span><text:span text:style-name="T1365">историей о </text:span><text:span text:style-name="T1364">невероятн</text:span><text:span text:style-name="T1365">ом</text:span><text:span text:style-name="T1364"> происшестви</text:span><text:span text:style-name="T1366">и</text:span><text:span text:style-name="T1364">, </text:span><text:span text:style-name="T1367">которое произошло в библиотеки Кантерлота</text:span><text:span text:style-name="T1283">.</text:span></text:p>
      <text:p text:style-name="P114"><text:tab/><text:span text:style-name="T1278">На выходных </text:span><text:span text:style-name="T1284">Лара решила приехать в Понивилль,</text:span><text:span text:style-name="T1279"> </text:span><text:span text:style-name="T1284">чтобы встретится с Флурри </text:span><text:span text:style-name="T1368">и </text:span><text:span text:style-name="T1284">посмотреть на осенний забег. </text:span><text:span text:style-name="T1370">«В</text:span><text:span text:style-name="T1368">озможно даже поучаствовать» - </text:span><text:span text:style-name="T1369">думала она</text:span><text:span text:style-name="T1368">.</text:span></text:p>
      <text:p text:style-name="P112">- <text:span text:style-name="T1285">Флурри, ты будешь участвовать?</text:span></text:p>
      <text:p text:style-name="P115">- Настроения нет — <text:span text:style-name="T1371">со скучным видом ответила Флурри.</text:span></text:p>
      <text:p text:style-name="P115"><text:soft-page-break/>- <text:span text:style-name="T1372">Ты что, с</text:span><text:span text:style-name="T1286">лишком много съела мафинов — засмеялась Лара.</text:span></text:p>
      <text:p text:style-name="P115">- <text:span text:style-name="T1287">Я отправила Эмбер сообщение, </text:span><text:span text:style-name="T1288">но она не отвечает у</text:span><text:span text:style-name="T1289">же неделю</text:span></text:p>
      <text:p text:style-name="P115">- <text:span text:style-name="T1290">Может быть она избавилась от </text:span><text:span text:style-name="T1291">книги?</text:span></text:p>
      <text:p text:style-name="P115">- <text:span text:style-name="T1291">Нет, она не могла, разве ты не понимаешь, что она </text:span><text:span text:style-name="T1373">очень добрая и хорошая пони</text:span></text:p>
      <text:p text:style-name="P115">- <text:span text:style-name="T1292">Конечно понимаю, я ведь тебе тогда посоветовала подружиться с ней и у тебя это прекрасно получилось — </text:span><text:span text:style-name="T1293">улыбнувшись, сказала Лара и взглянула на Ратушу, около которой уже собрались почти все жители Понивилля, чтобы начать </text:span><text:span text:style-name="T1294">осенний </text:span><text:span text:style-name="T1293">забег.</text:span></text:p>
      <text:p text:style-name="P115">- <text:span text:style-name="T1295">Да, я всегда буду об этом вспомин…</text:span></text:p>
      <text:p text:style-name="P115">- <text:span text:style-name="T1295">Может все таки поучаствуем? </text:span><text:span text:style-name="T1296">У</text:span><text:span text:style-name="T1295">же начинается — перебила её Лара.</text:span></text:p>
      <text:p text:style-name="P115">- <text:span text:style-name="T1297">Если ты так хочешь, бежим тогда</text:span></text:p>
      <text:p text:style-name="P116"><text:tab/>Флурри с Ларой мигом добрались до <text:span text:style-name="T1298">старта и встали рядом с другими пони, которые приготовились к забегу.</text:span></text:p>
      <text:p text:style-name="P116"><text:soft-page-break/><text:tab/><text:span text:style-name="T1299">Прозвенел колокольчик и все </text:span><text:span text:style-name="T1302">быстро рванули</text:span><text:span text:style-name="T1300"> вперед, </text:span><text:span text:style-name="T1303">оставив</text:span><text:span text:style-name="T1300"> после себя </text:span><text:span text:style-name="T1374">клубы</text:span><text:span text:style-name="T1301"> пыли.</text:span></text:p>
      <text:p text:style-name="P116"><text:tab/><text:span text:style-name="T1302">Флурри </text:span><text:span text:style-name="T1303">с Ларой </text:span><text:span text:style-name="T1376">быстро отстали от других</text:span><text:span text:style-name="T1303">, </text:span><text:span text:style-name="T1377">они не спешили к финишу, потому <text:s/>что</text:span><text:span text:style-name="T1303"> </text:span><text:span text:style-name="T1377">хотели</text:span><text:span text:style-name="T1303"> насладиться медленной пробежкой </text:span><text:span text:style-name="T1375">и поболтать друг с другом.</text:span></text:p>
      <text:p text:style-name="P116">- <text:span text:style-name="T1304">Ты хотела что-то рассказать, Лара <text:s/>- </text:span><text:span text:style-name="T1380">поинтересовалась Флурри.</text:span></text:p>
      <text:p text:style-name="P116">- <text:span text:style-name="T1304">Да, в школе кое-что произошло</text:span></text:p>
      <text:p text:style-name="P116">- <text:span text:style-name="T1305">Рассказывай, мне очень интересно</text:span></text:p>
      <text:p text:style-name="P116">- <text:span text:style-name="T1306">Ты знала, что в Кантерлотской библиотек</text:span><text:span text:style-name="T1378">е</text:span><text:span text:style-name="T1306"> есть очень </text:span><text:span text:style-name="T1379">старинные</text:span><text:span text:style-name="T1306"> издания </text:span><text:span text:style-name="T1307">книг, </text:span><text:span text:style-name="T1308">которые ты не сможешь найти ни в одном уголку Эквестрии? — </text:span><text:span text:style-name="T1313">спросила</text:span><text:span text:style-name="T1311"> Лара</text:span></text:p>
      <text:p text:style-name="P116">- <text:span text:style-name="T1309">Нет, я не настолько люблю читать — </text:span><text:span text:style-name="T1312">ответила Флурри, </text:span><text:span text:style-name="T1314">и сделал</text:span><text:span text:style-name="T1316">а</text:span><text:span text:style-name="T1314"> поворот </text:span><text:span text:style-name="T1315">направо, как было </text:span><text:span text:style-name="T1317">написано</text:span><text:span text:style-name="T1315"> на указател</text:span><text:span text:style-name="T1318">е</text:span><text:span text:style-name="T1315">.</text:span></text:p>
      <text:p text:style-name="P116">- <text:span text:style-name="T1310">Там была </text:span><text:span text:style-name="T1319">особая книга, о ней мало кто знает </text:span><text:span text:style-name="T1320">и её </text:span><text:span text:style-name="T1321">разрешают читать</text:span><text:span text:style-name="T1320"> только на самых старших курсах — </text:span><text:span text:style-name="T1322">говорила Лара, </text:span><text:span text:style-name="T1323">начиная уставать от бега — </text:span><text:span text:style-name="T1324">Она называется «Секреты Аликорнов». </text:span><text:span text:style-name="T1325">Никому не известно её точного автора, кто-то говорит что сама </text:span><text:soft-page-break/><text:span text:style-name="T1381">принцесса </text:span><text:span text:style-name="T1325">Селестия её написала. </text:span><text:span text:style-name="T1382">Д</text:span><text:span text:style-name="T1325">ругие утверждают, что однажды </text:span><text:span text:style-name="T1326">неизвестный </text:span><text:span text:style-name="T1325">Аликорн покинул свою страну и решил попутешествовать по Эквестрии. </text:span><text:span text:style-name="T1383">О</text:span><text:span text:style-name="T1327">н увидел много красивых мест и решил</text:span><text:span text:style-name="T1325"> </text:span><text:span text:style-name="T1327">оставить</text:span><text:span text:style-name="T1325"> книгу для </text:span><text:span text:style-name="T1384">жителей Эквестрии</text:span><text:span text:style-name="T1325">, </text:span><text:span text:style-name="T1328">как подарок.</text:span></text:p>
      <text:p text:style-name="P117">- <text:span text:style-name="T1329">Ты читала эту книгу? - заинтересовалась Флурри.</text:span></text:p>
      <text:p text:style-name="P117">- <text:span text:style-name="T1330">Нет конечно, но я знала о ней — </text:span><text:span text:style-name="T1335">ответила Лара и остановилась, у неё больше не было сил </text:span><text:span text:style-name="T1385">бежать</text:span><text:span text:style-name="T1335">.</text:span></text:p>
      <text:p text:style-name="P117">- <text:span text:style-name="T1331">Ты говорила, что в школе что-то произошло </text:span></text:p>
      <text:p text:style-name="P117">- <text:span text:style-name="T1331">Да, эта книга пропала</text:span></text:p>
      <text:p text:style-name="P117">- <text:span text:style-name="T1332">Что? </text:span><text:span text:style-name="T1333">Когда? - </text:span><text:span text:style-name="T1336">удивилась Флурри.</text:span></text:p>
      <text:p text:style-name="P117">- <text:span text:style-name="T1333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337">что это подделка</text:span></text:p>
      <text:p text:style-name="P117">- <text:span text:style-name="T1338">А как</text:span><text:span text:style-name="T1334"> ты </text:span><text:span text:style-name="T1339">узнала о том, что её украли</text:span><text:span text:style-name="T1334">?</text:span></text:p>
      <text:p text:style-name="P117">- <text:span text:style-name="T1340">Все очень просто, я хорошо знаю </text:span><text:span text:style-name="T1341">мистера </text:span><text:span text:style-name="T1342">Санлайта, который заведу</text:span><text:span text:style-name="T1386">е</text:span><text:span text:style-name="T1342">т всякими старинными и запретными вещами </text:span><text:span text:style-name="T1344">в библиотеке Кантерлота</text:span><text:span text:style-name="T1342">, </text:span><text:span text:style-name="T1343">он со мной и поделился</text:span></text:p>
      <text:p text:style-name="P118">- Я не понимаю, зачем нужно было красть эту книгу? Что в ней такого особенного?</text:p>
      <text:p text:style-name="P118"><text:soft-page-break/>- <text:span text:style-name="T1345">В этом и заключается весь интерес, мистер Санлайт открывал её несколько раз и </text:span><text:span text:style-name="T1346">все страницы всегда оказывались пустыми</text:span></text:p>
      <text:p text:style-name="P118">- <text:span text:style-name="T1347">Это уже становится интересным</text:span></text:p>
      <text:p text:style-name="P118">- <text:span text:style-name="T1348">Прибавь тот факт, что её украли и украли гениально, </text:span><text:span text:style-name="T1387">не оставив ни следа </text:span><text:span text:style-name="T1388">после себя</text:span></text:p>
      <text:p text:style-name="P118">- <text:span text:style-name="T1349">Я уже вновь хочу отправиться </text:span><text:span text:style-name="T1350">в Кантерлот, чтобы </text:span><text:span text:style-name="T1389">побольше узнать об этом происшествии и поболтать</text:span><text:span text:style-name="T1351"> с мистером Санлайтом</text:span></text:p>
      <text:p text:style-name="P118">- <text:span text:style-name="T1352">А я думала, что сложные и запутанные загадки для тебя скучное занятие </text:span></text:p>
      <text:p text:style-name="P118">- <text:span text:style-name="T1353">Да, но </text:span><text:span text:style-name="T1390">в этой загадке есть </text:span><text:span text:style-name="T1353">что-то </text:span><text:span text:style-name="T1354">особенно интересное — </text:span><text:span text:style-name="T1391">не могла успокоиться Флурри.</text:span></text:p>
      <text:p text:style-name="P118">- <text:span text:style-name="T1355">Хорошо, так уж и быть устрою тебе встречу с мистером Санлайтом и проведу для тебя экскурсию по библиотеке Кантерлота</text:span></text:p>
      <text:p text:style-name="P118">- <text:span text:style-name="T1356">Спасибо, Лара</text:span></text:p>
      <text:p text:style-name="P119"><text:tab/>Флурри и Лара пробежали только малую часть всего забега и решили вернуться обратно. </text:p>
      <text:p text:style-name="P119"><text:soft-page-break/><text:tab/>Остальные пони мчались к финишу. <text:span text:style-name="T1358">К</text:span>расно-желтые листья <text:span text:style-name="T1358">под их ногами</text:span> <text:span text:style-name="T1357">перемешивались </text:span><text:span text:style-name="T1358">и разлетались в разные </text:span><text:span text:style-name="T1359">стороны.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40"><text:bookmark-start text:name="__DdeLink__10447_4030418583"/><text:soft-page-break/>15. Тайна происхождения<text:bookmark-end text:name="__DdeLink__10447_4030418583"/></text:p>
      <text:p text:style-name="P122"><text:tab/><text:span text:style-name="T1395">Эмбер Грим пробиралась через </text:span><text:span text:style-name="T1396">дикие кустарники. </text:span></text:p>
      <text:p text:style-name="P122"><text:span text:style-name="T1396"><text:tab/>Она</text:span><text:span text:style-name="T1526"> не</text:span><text:span text:style-name="T1396"> виделась со своим отцом </text:span><text:span text:style-name="T1526">с тех пор, как уехала в школу Кантерлота.</text:span></text:p>
      <text:p text:style-name="P122"><text:tab/><text:span text:style-name="T1397">За вереницей диких кустарников и деревьев была расположена маленькая деревня, </text:span><text:span text:style-name="T1398">в которой жили земные пони.</text:span></text:p>
      <text:p text:style-name="P125"><text:tab/><text:span text:style-name="T1399">Это был родной дом Эмбер. </text:span><text:span text:style-name="T1400">О</text:span><text:span text:style-name="T1399">на с </text:span><text:span text:style-name="T1527">волнением</text:span><text:span text:style-name="T1399"> побежала вдоль единственной желто-изумрудной тропинки </text:span><text:span text:style-name="T1401">к маленькому деревянному домику на окраине деревни</text:span><text:span text:style-name="T1399">.</text:span></text:p>
      <text:p text:style-name="P123"><text:tab/><text:span text:style-name="T1402">Дверь была открыта и Эмбер вошла внутрь, </text:span><text:span text:style-name="T1528">но никого там не было</text:span><text:span text:style-name="T1403">.</text:span></text:p>
      <text:p text:style-name="P123"><text:tab/><text:span text:style-name="T1404">Она решила отправиться к соседней хижине и </text:span><text:span text:style-name="T1405">узнать </text:span><text:span text:style-name="T1529">о своем отце</text:span><text:span text:style-name="T1405"> от мистера </text:span><text:span text:style-name="T1406">Гринграсса, </text:span><text:span text:style-name="T1407">который обожал выращивать овощи </text:span><text:span text:style-name="T1408">и ягоду </text:span><text:span text:style-name="T1409">и имел самый огромный огород в деревне</text:span><text:span text:style-name="T1408">.</text:span></text:p>
      <text:p text:style-name="P123">- <text:span text:style-name="T1410">Здравствуйте, мистер Гринграсс — поприве</text:span><text:span text:style-name="T1411">т</text:span><text:span text:style-name="T1410">ствовала Эмбер Грим своего </text:span><text:span text:style-name="T1530">давнего друга</text:span></text:p>
      <text:p text:style-name="P123"><text:soft-page-break/>- <text:span text:style-name="T1412">Неужели Эмбер? </text:span><text:span text:style-name="T1413">Ты так изменилась, уже закончила школ</text:span><text:span text:style-name="T1531">у</text:span><text:span text:style-name="T1413">? - </text:span><text:span text:style-name="T1414">удивленно спросил Гринграсс, он не ожидала увидеть Эмбер.</text:span></text:p>
      <text:p text:style-name="P123">- <text:span text:style-name="T1415">Нет, я ушла из школы, но это не важно, мне нужно найти моего отца, где он?</text:span></text:p>
      <text:p text:style-name="P126"><text:tab/>Гринграсс <text:span text:style-name="T1416">подошел к деревянному бочонку, в котором был брусничный сок, </text:span><text:span text:style-name="T1417">налил его в кружку и протянул Эмбер.</text:span></text:p>
      <text:p text:style-name="P126">- <text:span text:style-name="T1418">Что-то случилось? - </text:span><text:span text:style-name="T1419">спросила Эмбер с волнением.</text:span></text:p>
      <text:p text:style-name="P126">- <text:span text:style-name="T1420">Да, твой отец… - не решался сказать Гринграсс.</text:span></text:p>
      <text:p text:style-name="P126">- <text:span text:style-name="T1421">Нет, он не мог умереть, вы лжёте — </text:span><text:span text:style-name="T1422">начала злиться Эмбер.</text:span></text:p>
      <text:p text:style-name="P126">- <text:span text:style-name="T1423">Эмбер, прости, но я не смог помочь ему, а все так надеялись на меня, я плохой друг</text:span></text:p>
      <text:p text:style-name="P127"><text:tab/><text:span text:style-name="T1424">Эмбер замолчала, </text:span><text:span text:style-name="T1425">её жизнь становилась ещё более невыносимой после ухода </text:span><text:span text:style-name="T1532">её отца</text:span><text:span text:style-name="T1426">, который всегда верил в </text:span><text:span text:style-name="T1533">нее</text:span><text:span text:style-name="T1426"> и </text:span><text:span text:style-name="T1427">был готов помоч</text:span><text:span text:style-name="T1533">ь </text:span><text:span text:style-name="T1534">во всем.</text:span><text:span text:style-name="T1427"> <text:s/></text:span></text:p>
      <text:p text:style-name="P127"><text:span text:style-name="T1428"><text:tab/>Она решила взять себя в копыта несмотря ни на что и узнать </text:span><text:span text:style-name="T1429">всю </text:span><text:span text:style-name="T1428">правду </text:span><text:span text:style-name="T1429">о его смерти.</text:span></text:p>
      <text:p text:style-name="P127">- <text:span text:style-name="T1430">Как он умер? - сказ</text:span><text:span text:style-name="T1535">ала </text:span><text:span text:style-name="T1430">Эмбер после длительного молчания.</text:span></text:p>
      <text:p text:style-name="P127"><text:soft-page-break/>- <text:span text:style-name="T1431">Это довольно странная и ужасная история</text:span></text:p>
      <text:p text:style-name="P127">- <text:span text:style-name="T1434">М</text:span><text:span text:style-name="T1432">истер Гринграсс я должна знать вс</text:span><text:span text:style-name="T1433">ю правду, абсолютно </text:span><text:span text:style-name="T1434">всё — </text:span><text:span text:style-name="T1536">твердо отрезала Эмбер.</text:span></text:p>
      <text:p text:style-name="P127">- <text:span text:style-name="T1435">Хорошо, я расскажу </text:span><text:span text:style-name="T1436">тебе Эмбер всю историю. </text:span><text:span text:style-name="T1437">Это началось после твоего отъезда в школу Кантерлот</text:span><text:span text:style-name="T1537">а</text:span><text:span text:style-name="T1437">. </text:span><text:span text:style-name="T1438">Он долго грустил <text:s/>и у него начали появляться сильные головные боли. Я часто посещал его и </text:span><text:span text:style-name="T1440">при</text:span><text:span text:style-name="T1441">носил ему лекарства</text:span><text:span text:style-name="T1439">. </text:span><text:span text:style-name="T1442">Но ничего не помогало и он несмотря ни на что решил отправиться на </text:span><text:span text:style-name="T1445">ежегодную </text:span><text:span text:style-name="T1442">ярмарку. </text:span><text:span text:style-name="T1446">Во время пути ему</text:span><text:span text:style-name="T1443"> стало плохо </text:span><text:span text:style-name="T1444">и он начал бредить </text:span><text:span text:style-name="T1447">и поэтому его спутник </text:span><text:span text:style-name="T1448">мистер Паинт </text:span><text:span text:style-name="T1449">помог ему снова добраться до дом</text:span><text:span text:style-name="T1450">а, а сам поехал на ярмарку чтобы выполнить просьбу твоего отца. </text:span><text:span text:style-name="T1451">Через несколько дней его кожа начала бледнеть и </text:span><text:span text:style-name="T1452">с ним начали происходить странные вещи. </text:span><text:span text:style-name="T1453">Он </text:span><text:span text:style-name="T1455">постоянно</text:span><text:span text:style-name="T1453"> повторял «</text:span><text:span text:style-name="T1454">В</text:span><text:span text:style-name="T1453">онрокила </text:span><text:span text:style-name="T1454">Н</text:span><text:span text:style-name="T1453">артс», </text:span><text:span text:style-name="T1455">иногда </text:span><text:span text:style-name="T1538">случалось</text:span><text:span text:style-name="T1455"> что он взлетал над кроватью и светился. Конечно в этот бред никто не ве</text:span><text:span text:style-name="T1456">рил, </text:span><text:span text:style-name="T1457">но я видел это <text:s/>своими глазами. </text:span><text:span text:style-name="T1458">В последнюю ночь я был с ним и держал его за копыт</text:span><text:span text:style-name="T1539">а</text:span><text:span text:style-name="T1458">. </text:span><text:span text:style-name="T1459">Вдруг я заметил что он нач</text:span><text:span text:style-name="T1461">ал </text:span><text:span text:style-name="T1462">растворяться </text:span><text:span text:style-name="T1463">как облако</text:span><text:span text:style-name="T1460">, мне ничего не удалось сделать, от него осталась только горстка </text:span><text:span text:style-name="T1464">черной </text:span><text:span text:style-name="T1465">пыли.</text:span></text:p>
      <text:p text:style-name="P128"><text:soft-page-break/><text:tab/>Эмбер внимательно слушала и не могла поверить в это. Все было настолько мрачным и странным что <text:span text:style-name="T1540">ей</text:span> становилось <text:span text:style-name="T1540">только хуже</text:span>.</text:p>
      <text:p text:style-name="P124">- <text:span text:style-name="T1466">Многие жители этой деревни приняли это как проклятье и обвинили во все тебя, Эмбер — </text:span><text:span text:style-name="T1467">с сожалением продолжал Гринграсс.</text:span></text:p>
      <text:p text:style-name="P124">- <text:span text:style-name="T1467">Меня? Почему?</text:span></text:p>
      <text:p text:style-name="P124">- <text:span text:style-name="T1468">Потому что он приютил тебя, </text:span><text:span text:style-name="T1469">когда ты осталась совсем одна в заброшенном лесу — </text:span><text:span text:style-name="T1470">со вздохом ответил Гринграсс.</text:span></text:p>
      <text:p text:style-name="P124">- <text:span text:style-name="T1470">И они думают, что я была проклята с самого начала </text:span><text:span text:style-name="T1471">и все мои приметы говорили им об этом, а мой отец расплачивался за то, что приютил меня?</text:span></text:p>
      <text:p text:style-name="P124">- <text:span text:style-name="T1472">К сожалению этот слух разлетелся и в соседние деревни, поэтому тебе </text:span><text:span text:style-name="T1473">лучше стоит </text:span><text:span text:style-name="T1541">обратно</text:span><text:span text:style-name="T1473"> вернуться в школу</text:span></text:p>
      <text:p text:style-name="P129">- Ни за что, пока не узнаю правду. Где останки моего отца? - твердо сказала Эмбер Грим и высушила кружку брусничного сока.</text:p>
      <text:p text:style-name="P129">- <text:span text:style-name="T1474">Я все оставил в его хижине, </text:span><text:span text:style-name="T1475">в </text:span><text:span text:style-name="T1476">единственном </text:span><text:span text:style-name="T1477">маленьком шкафчике, в которо</text:span><text:span text:style-name="T1478">й ты раньше клала книги</text:span></text:p>
      <text:p text:style-name="P130"><text:soft-page-break/>- <text:span text:style-name="T1542">Большое </text:span><text:span text:style-name="T1543">с</text:span><text:span text:style-name="T1542">пасибо</text:span><text:span text:style-name="T1479"> вам, мистер Гринграсс и прощайте — </text:span><text:span text:style-name="T1480">протянула копыто Эмбер.</text:span></text:p>
      <text:p text:style-name="P130"><text:span text:style-name="T1481"><text:tab/>Гринграсс </text:span><text:span text:style-name="T1480"><text:s/></text:span><text:span text:style-name="T1481">кивнул и пожал её копыто.</text:span></text:p>
      <text:p text:style-name="P131"><text:tab/><text:span text:style-name="T1482">Эмбер </text:span><text:span text:style-name="T1483">снова вернулась в </text:span><text:span text:style-name="T1544">свой маленький домик</text:span><text:span text:style-name="T1483">, </text:span><text:span text:style-name="T1545">в котором прошло всё её детство</text:span><text:span text:style-name="T1483">. <text:s/></text:span></text:p>
      <text:p text:style-name="P138"><text:tab/>Она решила не терять ни минуты и кинулась к шкафчику. </text:p>
      <text:p text:style-name="P130"><text:tab/><text:span text:style-name="T1484">На самой верхней полке была деревянная коробочка, в которой она нашла черную </text:span><text:span text:style-name="T1485">пыль, похожую на пепел. </text:span></text:p>
      <text:p text:style-name="P132"><text:tab/><text:span text:style-name="T1486">Она не смогла сдержаться и заплакала. </text:span></text:p>
      <text:p text:style-name="P133"><text:span text:style-name="T1487"><text:tab/>Вдруг ей показалось что она находится снова в том замке, который </text:span><text:span text:style-name="T1546">впервые увидела,</text:span><text:span text:style-name="T1487"> </text:span><text:span text:style-name="T1488">когда Флурри её обняла. </text:span></text:p>
      <text:p text:style-name="P134"><text:span text:style-name="T1488"><text:tab/>Это был огромный </text:span><text:span text:style-name="T1547">черный замок и он постоянно удалился</text:span><text:span text:style-name="T1488">. </text:span><text:span text:style-name="T1489">Картина мгновенно изменилась и Эмбер </text:span><text:span text:style-name="T1490">уже в темном лесу совершенно одна. </text:span></text:p>
      <text:p text:style-name="P134"><text:span text:style-name="T1491"><text:tab/>Здесь её нашел отец </text:span><text:span text:style-name="T1492">и приютил у себя. </text:span><text:span text:style-name="T1495">Он</text:span><text:span text:style-name="T1492"> всегда </text:span><text:span text:style-name="T1494">останется для неё родным отцом и лучшим другом на свете</text:span><text:span text:style-name="T1493">.</text:span></text:p>
      <text:p text:style-name="P130"><text:soft-page-break/><text:tab/><text:span text:style-name="T1496">Эмбер долго находилась в тоскливой задумчивости. </text:span><text:span text:style-name="T1497">Внезапно она заметила на второй полке коробку, на которой было написано «От мистера Паинта».</text:span></text:p>
      <text:p text:style-name="P130"><text:tab/><text:span text:style-name="T1498">Она взяла её и открыла. </text:span><text:span text:style-name="T1499">Внутри была темно-розовая лента с надписью Эмбер Грим (её имя при рождении подумала она) и </text:span><text:span text:style-name="T1500">плотная багровая ткань, в которой по всей видимости и нашел её отец.</text:span></text:p>
      <text:p text:style-name="P130"><text:tab/>«<text:span text:style-name="T1501">Если мистер Паинт купил эти вещи на ярмарке, т</text:span><text:span text:style-name="T1502">о получается, что мой отец решил от них избавиться, чтобы </text:span><text:span text:style-name="T1503">они не напоминали ему </text:span><text:span text:style-name="T1548">о том, что меня бросили</text:span><text:span text:style-name="T1503">. </text:span><text:span text:style-name="T1504">Тогда зачем он захотел их вернуть обратно? Возможно потому что он хотел рассказать мне всю правду</text:span><text:span text:style-name="T1501">» - </text:span><text:span text:style-name="T1505">думала Эмбер.</text:span></text:p>
      <text:p text:style-name="P130"><text:tab/><text:span text:style-name="T1506">Она снова </text:span><text:span text:style-name="T1507">обратила внимание на внутренности шкафчика и чуть не забыла про коробку </text:span><text:span text:style-name="T1508">писем, </text:span><text:span text:style-name="T1509">в которой лежало одно единственное адресованное ей письмо.</text:span></text:p>
      <text:p text:style-name="P130"><text:tab/><text:span text:style-name="T1509">Эмбер развернула его и </text:span><text:span text:style-name="T1549">прочла</text:span><text:span text:style-name="T1509">:</text:span></text:p>
      <text:p text:style-name="P130"><text:tab/>«<text:span text:style-name="T1509">Дорогая Эмбер, </text:span><text:span text:style-name="T1510">я всегда желал тебе только добра и хотел, чтобы ты была счастлива, </text:span><text:span text:style-name="T1511">но к глубокому твоему огорчению я ничего не смог тебе дать кроме </text:span><text:span text:style-name="T1512">настоящей и преданной любви. Я всегда </text:span><text:soft-page-break/><text:span text:style-name="T1512">буду верить в тебя <text:s/>и ты обязательно узнаешь всю правду</text:span>».</text:p>
      <text:p text:style-name="P130"><text:tab/><text:span text:style-name="T1513">Внизу была приписка: «Твой любящий тебя </text:span><text:span text:style-name="T1550">вечно</text:span><text:span text:style-name="T1513"> отец»</text:span></text:p>
      <text:p text:style-name="P130"><text:tab/><text:span text:style-name="T1514">У Эмбер снова пошли слезы, она </text:span><text:span text:style-name="T1515">впала в глубокую тоску и </text:span><text:span text:style-name="T1516">пробыла в таком состоянии всю </text:span><text:span text:style-name="T1517">ночь.</text:span></text:p>
      <text:p text:style-name="P130"><text:tab/><text:span text:style-name="T1518">В этот день ночь в Эквестрии </text:span><text:span text:style-name="T1519">была холодной и </text:span><text:span text:style-name="T1520"><text:s/></text:span><text:span text:style-name="T1521">никто </text:span><text:span text:style-name="T1520">не решал</text:span><text:span text:style-name="T1521">ся</text:span><text:span text:style-name="T1520"> выйти на </text:span><text:span text:style-name="T1522">столь</text:span><text:span text:style-name="T1520"> позднюю прогулку </text:span><text:span text:style-name="T1523">по темным </text:span><text:span text:style-name="T1524">уголкам это</text:span><text:span text:style-name="T1552">го</text:span><text:span text:style-name="T1524"> </text:span><text:span text:style-name="T1551">удивительно</text:span><text:span text:style-name="T1552">го</text:span><text:span text:style-name="T1524"> </text:span><text:span text:style-name="T1525">и </text:span><text:span text:style-name="T1551">полно</text:span><text:span text:style-name="T1552">го</text:span><text:span text:style-name="T1551"> загадочных вещей</text:span><text:span text:style-name="T1525"> </text:span><text:span text:style-name="T1553">места</text:span><text:span text:style-name="T1520">.</text:span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234"><text:soft-page-break/>16. <text:bookmark-start text:name="__DdeLink__10449_4030418583"/>Расследование<text:bookmark-end text:name="__DdeLink__10449_4030418583"/></text:p>
      <text:p text:style-name="P235"><text:span text:style-name="T672"><text:tab/></text:span><text:span text:style-name="T673">Наступил первый день зимы </text:span><text:span text:style-name="T674">и в Кантерлоте пошел снег.</text:span></text:p>
      <text:p text:style-name="P237"><text:span text:style-name="T674"><text:tab/></text:span><text:span text:style-name="T675">Флурри </text:span><text:span text:style-name="T676">вдыхала свежий воздух и наслаждалась снегопадом. </text:span></text:p>
      <text:p text:style-name="P237"><text:span text:style-name="T676"><text:tab/></text:span><text:span text:style-name="T677">Она </text:span><text:span text:style-name="T678">снова приступила к занятиям и </text:span><text:span text:style-name="T679">решила вместе с Ларой отправиться в библиотеку Кантерлота, чтобы узнать </text:span><text:span text:style-name="T680">больше о загадочной краже <text:s/>столько необычной книги.</text:span></text:p>
      <text:p text:style-name="P236"><text:span text:style-name="T680">- </text:span><text:span text:style-name="T681">Флурри, познакомься, это мистер </text:span><text:span text:style-name="T682">Санлайт — представила </text:span><text:span text:style-name="T683">Лара своего </text:span><text:span text:style-name="T684">книжного друга.</text:span></text:p>
      <text:p text:style-name="P241"><text:span text:style-name="T684">- </text:span><text:span text:style-name="T685">Значит вы храните тайну всяких загадочных вещей в </text:span><text:span text:style-name="T737">этой библиотеке?</text:span><text:span text:style-name="T685"> — поинтересовалась Флурри.</text:span></text:p>
      <text:p text:style-name="P241"><text:span text:style-name="T685">- </text:span><text:span text:style-name="T686">Простите, </text:span><text:span text:style-name="T687">это тайна — улыбнулся мистер Санлайт.</text:span></text:p>
      <text:p text:style-name="P241"><text:span text:style-name="T687">- </text:span><text:span text:style-name="T688">Но вы рассказали моей подруге о </text:span><text:span text:style-name="T689">таинственной краже </text:span><text:span text:style-name="T690">книги под названием «</text:span><text:span text:style-name="T691">Тайны</text:span><text:span text:style-name="T690"> Аликорн</text:span><text:span text:style-name="T692">ов</text:span><text:span text:style-name="T690">» - </text:span><text:span text:style-name="T693">продолжала интересоваться Флурри.</text:span></text:p>
      <text:p text:style-name="P241"><text:span text:style-name="T693">- «Секреты Аликорнов» - поправил </text:span><text:span text:style-name="T738">её </text:span><text:span text:style-name="T693">мистер Санлайт — Да. Я поделился с вашей подругой. Это довольно </text:span><text:span text:style-name="T694">загадочная </text:span><text:span text:style-name="T695">и необычная </text:span><text:span text:style-name="T694">кража</text:span></text:p>
      <text:p text:style-name="P241"><text:span text:style-name="T694">- </text:span><text:span text:style-name="T696">А как вы думаете кто мог украсть её?</text:span></text:p>
      <text:p text:style-name="P241"><text:soft-page-break/><text:span text:style-name="T696">- </text:span><text:span text:style-name="T697">Я даже не могу предположить, что это кто-то из учеников потому что </text:span><text:span text:style-name="T698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99">но загадку так и не решил.</text:span></text:p>
      <text:p text:style-name="P241"><text:span text:style-name="T699">- </text:span><text:span text:style-name="T700">Хм, </text:span><text:span text:style-name="T701">то есть никто раньше не пытался её украсть? Может это была с самого начала подделка?</text:span></text:p>
      <text:p text:style-name="P139">- Нет конечно. Там стояла магическая метка и всё время что она хранилась здесь она не менялась.</text:p>
      <text:p text:style-name="P241"><text:span text:style-name="T701">- </text:span><text:span text:style-name="T702">А можно каким-нибудь образом определить точное время кражи?</text:span></text:p>
      <text:p text:style-name="P241"><text:span text:style-name="T702">- Точностью конечно я не могу похвастаться, но </text:span><text:span text:style-name="T703">с помощью </text:span><text:span text:style-name="T704">директора Стар Свирла мне удалось узнать что это произошло на второй недели сент</text:span><text:span text:style-name="T705">ября.</text:span></text:p>
      <text:p text:style-name="P241"><text:span text:style-name="T705">- </text:span><text:span text:style-name="T706">А как охранялась книга?</text:span></text:p>
      <text:p text:style-name="P242"><text:span text:style-name="T706">- Абсолютно так же как и все другие </text:span><text:span text:style-name="T739">ценные книги</text:span><text:span text:style-name="T706"> — </text:span><text:span text:style-name="T740">ответил мистер Санлайт и на этом их разговор закончился.</text:span></text:p>
      <text:p text:style-name="P242"><text:span text:style-name="T740"><text:tab/></text:span><text:span text:style-name="T708">Флурри вышла из библиотек</text:span><text:span text:style-name="T741">и</text:span><text:span text:style-name="T708">, чтобы вновь подышать свежим воздухом и все </text:span><text:span text:style-name="T742">хорошенько </text:span><text:span text:style-name="T708">обдумать.</text:span></text:p>
      <text:p text:style-name="P243"><text:soft-page-break/><text:span text:style-name="T707">- </text:span><text:span text:style-name="T709">Ну что Флурри, </text:span><text:span text:style-name="T711">разгадала</text:span><text:span text:style-name="T709"> загадку? - </text:span><text:span text:style-name="T710">следом за ней вышла Лара.</text:span></text:p>
      <text:p text:style-name="P244"><text:span text:style-name="T710">- </text:span><text:span text:style-name="T712">Ещё нет, а каким образом охраняются книги в библиотеке Кантерлота?</text:span></text:p>
      <text:p text:style-name="P140">- Разве ты не знаешь? - с большим удивлением спросила Лара.</text:p>
      <text:p text:style-name="P244"><text:span text:style-name="T712">- </text:span><text:span text:style-name="T713">К сожалению я не настолько начитана как ты</text:span></text:p>
      <text:p text:style-name="P141">- Нам об этом рассказывали еще на первом учебном году и ни один раз.</text:p>
      <text:p text:style-name="P244"><text:span text:style-name="T713">- </text:span><text:span text:style-name="T714">Ладно, </text:span><text:span text:style-name="T715">расскажи ещё раз</text:span></text:p>
      <text:p text:style-name="P244"><text:span text:style-name="T715">- </text:span><text:span text:style-name="T716">Во-первых в библиотеке всегда остается хранитель или его заместитель, </text:span><text:span text:style-name="T717">который может моментально </text:span><text:span text:style-name="T718">оповестить всю стражу Кантерлота</text:span><text:span text:style-name="T719">. Во-вторых после закрытия библиотек</text:span><text:span text:style-name="T743">а</text:span><text:span text:style-name="T719"> блокируется защитными чарами, также ими блокируются </text:span><text:span text:style-name="T725">книжные</text:span><text:span text:style-name="T719"> полки, </text:span><text:span text:style-name="T724">на которых хранятся старинные и ценные издания,</text:span><text:span text:style-name="T719"> </text:span><text:span text:style-name="T720">поэтому </text:span><text:span text:style-name="T721">ни у кого </text:span><text:span text:style-name="T726">практически не было шансов украсть эту книгу</text:span><text:span text:style-name="T721">.</text:span></text:p>
      <text:p text:style-name="P244"><text:span text:style-name="T721">- </text:span><text:span text:style-name="T722">Если это не ученик, который зашел в обычные будние дни, как это сделали мы, </text:span><text:span text:style-name="T723">разве нет?</text:span></text:p>
      <text:p text:style-name="P244"><text:span text:style-name="T723">- </text:span><text:span text:style-name="T724">Верно, </text:span><text:span text:style-name="T727">но я ещё раз повторюсь, на этой книг</text:span><text:span text:style-name="T728">е</text:span><text:span text:style-name="T727"> были непростые защитные чары</text:span></text:p>
      <text:p text:style-name="P244"><text:soft-page-break/><text:span text:style-name="T727">- </text:span><text:span text:style-name="T729">А ты сможешь снять эти чары?</text:span></text:p>
      <text:p text:style-name="P244"><text:span text:style-name="T729">- </text:span><text:span text:style-name="T730">Я проводила этот эксперимент с </text:span><text:span text:style-name="T744">разрешения</text:span><text:span text:style-name="T730"> мистера Санлайта, но мне не удалось это сделать даже после недели практики.</text:span></text:p>
      <text:p text:style-name="P244"><text:span text:style-name="T730">- </text:span><text:span text:style-name="T731">Значит вора нужно искать среди </text:span><text:span text:style-name="T732">самых лучших учеников</text:span></text:p>
      <text:p text:style-name="P244"><text:span text:style-name="T732">- </text:span><text:span text:style-name="T733">Да, </text:span><text:span text:style-name="T745">все верно, </text:span><text:span text:style-name="T746">ты в правильном направлении</text:span></text:p>
      <text:p text:style-name="P142">- То есть ты уже знаешь кто забрал книгу? </text:p>
      <text:p text:style-name="P244"><text:span text:style-name="T733">- </text:span><text:span text:style-name="T734">Я </text:span><text:span text:style-name="T747">могу только предполагать, потому что ещё не имею точных доказательств</text:span></text:p>
      <text:p text:style-name="P244"><text:span text:style-name="T734">- </text:span><text:span text:style-name="T748">И кого ты предполагаешь? - все больше стала интересоваться Флурри.</text:span></text:p>
      <text:p text:style-name="P244"><text:span text:style-name="T734">- Прости, Флурри, </text:span><text:span text:style-name="T749">это всего лишь предположение и я не хочу, чтобы он</text:span><text:span text:style-name="T750">о </text:span><text:span text:style-name="T751">взрастило</text:span><text:span text:style-name="T750"> в тебе ложные доводы — </text:span><text:span text:style-name="T752">спокойно ответила Лара.</text:span></text:p>
      <text:p text:style-name="P244"><text:span text:style-name="T734">- </text:span><text:span text:style-name="T735">Я сама узнаю! - </text:span><text:span text:style-name="T736">торжественно сказал</text:span><text:span text:style-name="T753">а</text:span><text:span text:style-name="T736"> Флурри.</text:span></text:p>
      <text:p text:style-name="P245"><text:span text:style-name="T736"><text:tab/>Л</text:span><text:span text:style-name="T588">ара улыбнулась и они поспешили на урок по истории Магии, на котором Флурри часто отвлекалась.</text:span></text:p>
      <text:p text:style-name="P246"><text:soft-page-break/><text:span text:style-name="T588"><text:tab/>Кантерлотские башни уже покрылись снежным покровом и их </text:span><text:span text:style-name="T754">когда-то золотистые</text:span><text:span text:style-name="T588"> крыши </text:span><text:span text:style-name="T754">стали белоснежными.</text:span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234"><text:soft-page-break/>17. <text:bookmark-start text:name="__DdeLink__10451_4030418583"/>Оборотни<text:bookmark-end text:name="__DdeLink__10451_4030418583"/></text:p>
      <text:p text:style-name="P135"><text:tab/><text:span text:style-name="T1554">Посреди темно-зелено</text:span><text:span text:style-name="T2029">ватого</text:span><text:span text:style-name="T1554"> леса возвышался <text:s/>серо-синий замок, </text:span><text:span text:style-name="T1555">местами покрытый густой травой </text:span><text:span text:style-name="T1556">и мхом.</text:span></text:p>
      <text:p text:style-name="P135"><text:tab/><text:span text:style-name="T1557">Это был улей, в котором жили оборот</text:span><text:span text:style-name="T1558">ни.</text:span></text:p>
      <text:p text:style-name="P135"><text:tab/><text:span text:style-name="T1558">Эмбер </text:span><text:span text:style-name="T1559">уже успела познакомиться с Торексом и </text:span><text:span text:style-name="T1560">узнать очень много интересного из жизни оборотней.</text:span></text:p>
      <text:p text:style-name="P135">- <text:span text:style-name="T1561">Спасибо большое, что поделились со мной вашей историей — </text:span><text:span text:style-name="T1562">говорила Эмбер — это будет очень интересная статья для школы Кантерлота </text:span><text:span text:style-name="T1563">и для всей Эквестрии.</text:span></text:p>
      <text:p text:style-name="P135">- <text:span text:style-name="T1564">Я рад был поделиться </text:span><text:span text:style-name="T1651">нашей историей </text:span><text:span text:style-name="T1564">— </text:span><text:span text:style-name="T1565">ответил Торек</text:span><text:span text:style-name="T1566">с.</text:span></text:p>
      <text:p text:style-name="P143"><text:tab/>Эмб<text:span text:style-name="T1567">ер </text:span><text:span text:style-name="T1568">направилась в </text:span><text:span text:style-name="T1570">свою комнату, отведенную </text:span><text:span text:style-name="T1652">для неё</text:span><text:span text:style-name="T1570"> в улье</text:span><text:span text:style-name="T1569">, чтобы просмотреть все заметки и записи, которые она успела </text:span><text:span text:style-name="T1570">сделать</text:span><text:span text:style-name="T1569"> пока Торекс рассказывал <text:s/></text:span><text:span text:style-name="T1653">длинную </text:span><text:span text:style-name="T1569">историю </text:span><text:span text:style-name="T1654">о прошлом оборотней</text:span><text:span text:style-name="T1569">.</text:span></text:p>
      <text:p text:style-name="P144">«<text:span text:style-name="T1571">Это будет очень интересная </text:span><text:span text:style-name="T1655">статья</text:span><text:span text:style-name="T1571">, которую будет читать вся школа Кантерлота, директору она понравится больше всего</text:span>» - <text:span text:style-name="T1571">думала Эмбер.</text:span></text:p>
      <text:p text:style-name="P145"><text:soft-page-break/><text:tab/>Она всегда хотела научиться менять свой облик, как это делали оборотни, и <text:span text:style-name="T1572">директор Стар Свирл очень удачно выбрал </text:span><text:span text:style-name="T1573">место, </text:span><text:span text:style-name="T1656">в которое ей нужно было </text:span><text:span text:style-name="T1657">отправиться</text:span><text:span text:style-name="T1573">.</text:span></text:p>
      <text:p text:style-name="P145"><text:tab/><text:span text:style-name="T1574">Эмбер давно поняла, что перевоплощение это часть магии </text:span><text:span text:style-name="T1575">оборотней, а их магия не такая, как у неё. <text:s/></text:span></text:p>
      <text:p text:style-name="P145"><text:tab/><text:span text:style-name="T1576">Недавно она узнала о </text:span><text:span text:style-name="T1577">своем </text:span><text:span text:style-name="T1578">прошлом почти все и теперь она не сомневалась, что ее магия </text:span><text:span text:style-name="T1579">особенная и она способна </text:span><text:span text:style-name="T1580">вбирать в себя магию других существ, </text:span><text:span text:style-name="T1581">но для этого нужно сконцентрироваться и находится </text:span><text:span text:style-name="T1582">постоянно в улье, пока она не сможет </text:span><text:span text:style-name="T1583">научиться менять свой облик.</text:span></text:p>
      <text:p text:style-name="P145"><text:tab/><text:span text:style-name="T1584">Вечером она решила </text:span><text:span text:style-name="T1585">вновь </text:span><text:span text:style-name="T1584">прогуляться </text:span><text:span text:style-name="T1585">по всему улью и внезапно встретилась с </text:span><text:span text:style-name="T1586">Джу</text:span><text:span text:style-name="T1658">л</text:span><text:span text:style-name="T1586">лекой.</text:span></text:p>
      <text:p text:style-name="P145"><text:tab/><text:span text:style-name="T1587">Она было одним из самых близких друзей Торекса </text:span><text:span text:style-name="T1588">и часто помогала ему </text:span><text:span text:style-name="T1589">организовывать поездки и праздники.</text:span></text:p>
      <text:p text:style-name="P145">- <text:span text:style-name="T1590">Ты уже собираешься </text:span><text:span text:style-name="T1591">домой? - поинтересовалась Джу</text:span><text:span text:style-name="T1659">л</text:span><text:span text:style-name="T1591">лека.</text:span></text:p>
      <text:p text:style-name="P145">- <text:span text:style-name="T1592">Нет, я хотела прогуляться по улью еще раз — </text:span><text:span text:style-name="T1660">ответила Эмбер.</text:span></text:p>
      <text:p text:style-name="P145"><text:soft-page-break/>- <text:span text:style-name="T1593">Вот как, я </text:span><text:span text:style-name="T1595">могу показать тебе самые интересные места.</text:span></text:p>
      <text:p text:style-name="P145">- <text:span text:style-name="T1594">Хорошо.</text:span></text:p>
      <text:p text:style-name="P143"><text:tab/><text:span text:style-name="T1596">Эмбер </text:span><text:span text:style-name="T1597">направилась вместе с Джул</text:span><text:span text:style-name="T1661">л</text:span><text:span text:style-name="T1597">екой вновь исследовать загадочный улей.</text:span></text:p>
      <text:p text:style-name="P146">- <text:span text:style-name="T1598">Знаешь, мы ведь раньше были черного цвета, как ты, </text:span><text:span text:style-name="T1599">прости если я случайно тебя обидела.</text:span></text:p>
      <text:p text:style-name="P146">- <text:span text:style-name="T1600">Ничего.</text:span></text:p>
      <text:p text:style-name="P146">- <text:span text:style-name="T1601">Стар Свирл написал нам письмо перед тем, как ты приехала, </text:span><text:span text:style-name="T1602">он сказал что ты очень талантливая пони и обладаешь </text:span><text:span text:style-name="T1662">особенной </text:span><text:span text:style-name="T1602">магией.</text:span></text:p>
      <text:p text:style-name="P146">- <text:span text:style-name="T1603">Да, это так.</text:span></text:p>
      <text:p text:style-name="P146">- <text:span text:style-name="T1604">Я видела н</text:span><text:span text:style-name="T1663">и</text:span><text:span text:style-name="T1604"> раз пони и как они используют свою магию, но у них был рог, </text:span><text:span text:style-name="T1605">а у тебя его нет, как тебе удается? - </text:span><text:span text:style-name="T1606">удивленно спросила Джу</text:span><text:span text:style-name="T1664">л</text:span><text:span text:style-name="T1606">лека.</text:span></text:p>
      <text:p text:style-name="P146">- <text:span text:style-name="T1606">Магия бывает разной.</text:span></text:p>
      <text:p text:style-name="P146">- <text:span text:style-name="T1607">То есть ты обладаешь другой магией, </text:span><text:span text:style-name="T1608">не той магией которой обладают все пони?</text:span></text:p>
      <text:p text:style-name="P146">- <text:span text:style-name="T1609">Возможно.</text:span></text:p>
      <text:p text:style-name="P146">- <text:span text:style-name="T1610">Это так интересно!</text:span></text:p>
      <text:p text:style-name="P147"><text:soft-page-break/><text:tab/>Джул<text:span text:style-name="T1665">л</text:span>ека задумалась и <text:span text:style-name="T1611">для Эмбер показалось, что она не знает куда идет. </text:span></text:p>
      <text:p text:style-name="P147"><text:span text:style-name="T1612"><text:tab/>Но когда она увидела сверкающий зал, полный разных светящихся камней и </text:span><text:span text:style-name="T1613">кристаллов, она поняла.</text:span></text:p>
      <text:p text:style-name="P147">- Т<text:span text:style-name="T1614">ы удивлена? - </text:span><text:span text:style-name="T1615">спросила Джу</text:span><text:span text:style-name="T1666">л</text:span><text:span text:style-name="T1615">лека.</text:span></text:p>
      <text:p text:style-name="P147">- <text:span text:style-name="T1616">Да! Торекс мне не показывал это место.</text:span></text:p>
      <text:p text:style-name="P147">- <text:span text:style-name="T1617">Это такая странность. Торекс очень гостеприимный, но он часто забывает показать свои</text:span><text:span text:style-name="T1667">м</text:span><text:span text:style-name="T1617"> гостям это место.</text:span></text:p>
      <text:p text:style-name="P147">- <text:span text:style-name="T1618">Да, </text:span><text:span text:style-name="T1668">это странно</text:span><text:span text:style-name="T1618"> - </text:span><text:span text:style-name="T1669">согласилась Эмбер.</text:span></text:p>
      <text:p text:style-name="P147">- <text:span text:style-name="T1619">Эти камни </text:span><text:span text:style-name="T1620">мы привезли из разных уголков Эквестрии, а кристаллы </text:span><text:span text:style-name="T1621">нам</text:span><text:span text:style-name="T1620"> подарили, когда мы ездили летом в Кристальную империю.</text:span></text:p>
      <text:p text:style-name="P148">«Флурри из Кристальной империи» - подумала Эмбер.</text:p>
      <text:p text:style-name="P148">- <text:span text:style-name="T1622">Это очень интересно, Джул</text:span><text:span text:style-name="T1670">л</text:span><text:span text:style-name="T1622">ека — </text:span><text:span text:style-name="T1623">Эмбер сделала еще одну заметку </text:span><text:span text:style-name="T1624">в своей </text:span><text:span text:style-name="T1625">маленькой книжке.</text:span></text:p>
      <text:p text:style-name="P149"><text:tab/>Джул<text:span text:style-name="T1671">л</text:span>ека показала много новых мест, в которых Эмбер еще не бывал<text:span text:style-name="T1630">а</text:span> и это <text:span text:style-name="T1626">еще прибавило интересного материала, а главное она начала </text:span><text:span text:style-name="T1672">больше</text:span><text:span text:style-name="T1626"> чувствовать магию оборотней и </text:span><text:span text:style-name="T1627">возможно она скоро </text:span><text:soft-page-break/><text:span text:style-name="T1627">сможет менять свой облик, как это делал Торекс, </text:span><text:span text:style-name="T1628">когда рассказывал ей </text:span><text:span text:style-name="T1672">историю о драконах</text:span><text:span text:style-name="T1629">.</text:span></text:p>
      <text:p text:style-name="P150"><text:tab/><text:span text:style-name="T1631">Эмбер вернулась к себе, </text:span><text:span text:style-name="T1632">просмотрела вновь старый альбом, в котором были фотографии ее отца. <text:s/><text:tab/></text:span><text:span text:style-name="T1633">Она очень сильно его любила и </text:span><text:span text:style-name="T1634">ей удалось узнать всю правду о нем.</text:span></text:p>
      <text:p text:style-name="P150"><text:tab/><text:span text:style-name="T1635">Старая мантия, в которой е</text:span><text:span text:style-name="T1673">ё</text:span><text:span text:style-name="T1635"> нашел отец, была не из Эквестрии, а из совершенно другого </text:span><text:span text:style-name="T1636">загадочного</text:span><text:span text:style-name="T1635"> места, </text:span><text:span text:style-name="T1637">о котором она не так много знала.</text:span></text:p>
      <text:p text:style-name="P150"><text:tab/><text:span text:style-name="T1638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639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0"><text:tab/><text:span text:style-name="T1640">Е</text:span><text:span text:style-name="T1677">ё</text:span><text:span text:style-name="T1640"> особенная магия позволяла </text:span><text:span text:style-name="T1674">видеть</text:span><text:span text:style-name="T1640"> мир по другому и находить новые </text:span><text:span text:style-name="T1641">магические заклинания, которы</text:span><text:span text:style-name="T1675">е</text:span><text:span text:style-name="T1641"> никому </text:span><text:span text:style-name="T1676">и никогда</text:span><text:span text:style-name="T1641"> раньше не были известны.</text:span></text:p>
      <text:p text:style-name="P150"><text:tab/><text:span text:style-name="T1642">На следующий день </text:span><text:span text:style-name="T1643">Эмбер написала статью и прочитала её Торексу и Джул</text:span><text:span text:style-name="T1678">л</text:span><text:span text:style-name="T1644">еке.</text:span></text:p>
      <text:p text:style-name="P150">- <text:span text:style-name="T1645">Отличная статья, у тебя хорошо получилось! — </text:span><text:span text:style-name="T1646">сказал Торекс.</text:span></text:p>
      <text:p text:style-name="P150"><text:soft-page-break/>- <text:span text:style-name="T1647">Это восхитительно, мне очень понравилось! - добавила Джул</text:span><text:span text:style-name="T1679">л</text:span><text:span text:style-name="T1647">ека.</text:span></text:p>
      <text:p text:style-name="P151"><text:tab/><text:span text:style-name="T1648">Эмбер отправила письмо Стар Свирлу </text:span><text:span text:style-name="T1680">вместе со своей статьей</text:span><text:span text:style-name="T1648"> </text:span><text:span text:style-name="T1649">и решила </text:span><text:span text:style-name="T1650">закончить последнее дело — овладеть магией оборотней.</text:span></text:p>
      <text:p text:style-name="P151"><text:tab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234"><text:soft-page-break/>18. <text:bookmark-start text:name="__DdeLink__10453_4030418583"/><text:span text:style-name="T1681">История оборотней</text:span><text:bookmark-end text:name="__DdeLink__10453_4030418583"/></text:p>
      <text:p text:style-name="P135"><text:tab/><text:span text:style-name="T1682">Флурри на протяжении недели думала об исчезновении книги </text:span><text:span text:style-name="T1683">и забыла про свое сообщение, которое отправила Эмбер </text:span><text:span text:style-name="T1764">еще </text:span><text:span text:style-name="T1765">неделю назад.</text:span></text:p>
      <text:p text:style-name="P135"><text:tab/><text:span text:style-name="T1684">Неожиданно она увидела объявление в главном зале школы, </text:span><text:span text:style-name="T1685">которое гласило:</text:span></text:p>
      <text:p text:style-name="P135">«<text:span text:style-name="T1686">Школа Кантерлота с удовольствием одобрила заявку на получени</text:span><text:span text:style-name="T1766">е</text:span><text:span text:style-name="T1686"> научно-исследовательской работы для талантливой учениц</text:span><text:span text:style-name="T1689">ы </text:span><text:span text:style-name="T1686">Эмбер Грим. </text:span><text:span text:style-name="T1687">С радостью сообщаем всем ученикам, что первая ее статья о</text:span><text:span text:style-name="T1690">б</text:span><text:span text:style-name="T1687"> истории оборотней уже доступна в </text:span><text:span text:style-name="T1688">библиотеке Кантерлота</text:span>».</text:p>
      <text:p text:style-name="P135"><text:tab/><text:span text:style-name="T1691">Флурри была </text:span><text:span text:style-name="T1767">удивлена и сильно</text:span><text:span text:style-name="T1691"> обрадована. </text:span><text:span text:style-name="T1768">Она </text:span><text:span text:style-name="T1691">с нетерпением </text:span><text:span text:style-name="T1692">кинулась</text:span><text:span text:style-name="T1691"> в библиотеку, чтобы </text:span><text:span text:style-name="T1769">прочесть</text:span><text:span text:style-name="T1691"> статью.</text:span></text:p>
      <text:p text:style-name="P135"><text:tab/><text:span text:style-name="T1693">Она была потрясена складным слогом Эмбер </text:span><text:span text:style-name="T1694">и решила поделиться с Ларой.</text:span></text:p>
      <text:p text:style-name="P135">- <text:span text:style-name="T1694">Спасибо Флурри! Я уже читала её статью и ни один раз. Я полностью с тобой согласна, она написана гениально и очень интересно! - </text:span><text:span text:style-name="T1771">ответила</text:span><text:span text:style-name="T1695"> Лара на предложени</text:span><text:span text:style-name="T1772">е</text:span><text:span text:style-name="T1695"> Флурри</text:span><text:span text:style-name="T1770">.</text:span></text:p>
      <text:p text:style-name="P135"><text:soft-page-break/>- <text:span text:style-name="T1696">Как я могла узнать об этом в самый последний момент! - </text:span><text:span text:style-name="T1697">удивилась Флурри.</text:span></text:p>
      <text:p text:style-name="P135">- <text:span text:style-name="T1698">Ты </text:span><text:span text:style-name="T1699">была занята загадкой об исчезновении книги и </text:span><text:span text:style-name="T1700">поэтому не могла думать о другом</text:span><text:span text:style-name="T1698"> — улыбнулась Лара.</text:span></text:p>
      <text:p text:style-name="P136">- <text:span text:style-name="T1701">Да! Постой, я совершенно забыла! - </text:span><text:span text:style-name="T1702">воскликнула Флурри и достала магическую книгу.</text:span></text:p>
      <text:p text:style-name="P136"><text:span text:style-name="T1703"><text:tab/>Она взглянула на ту страницу, где написала Эмбер сообщение и увидела, что </text:span><text:span text:style-name="T1704">добавились две новые строчки:</text:span></text:p>
      <text:p text:style-name="P135">«<text:span text:style-name="T1705">Все хорошо! </text:span><text:span text:style-name="T1706">Я узнала очень многое из истории оборотней. </text:span><text:span text:style-name="T1705">Тебе понравилась моя статья?</text:span>»</text:p>
      <text:p text:style-name="P137">- <text:span text:style-name="T1707">Смотри! Она ответила! - </text:span><text:span text:style-name="T1708">замахала крыльями Флурри и чуть не задела Силл</text:span><text:span text:style-name="T1773">и — </text:span><text:span text:style-name="T1775">Ой, прости!</text:span></text:p>
      <text:p text:style-name="P137"><text:span text:style-name="T1775"><text:tab/>Силли</text:span><text:span text:style-name="T1774"> ничего не </text:span><text:span text:style-name="T1776">ответил</text:span><text:span text:style-name="T1774">, потому что сильно спешил на историю магии — </text:span><text:span text:style-name="T1778">на </text:span><text:span text:style-name="T1774">урок, </text:span><text:span text:style-name="T1777">который никогда ему не удавался.</text:span></text:p>
      <text:p text:style-name="P135">- <text:span text:style-name="T1709">Я вижу ты очень рада! - </text:span><text:span text:style-name="T1710">сказала Лара и </text:span><text:span text:style-name="T1711">глянула в книгу, куда добавились еще </text:span><text:span text:style-name="T1712">три</text:span><text:span text:style-name="T1711"> строчки, написанные только что Флурри:</text:span></text:p>
      <text:p text:style-name="P135"><text:soft-page-break/>«<text:span text:style-name="T1711">Твоя статья шедевр! Она понравилась всем без исключения, я в этом не сомневаюсь. Лара сказала, что ты гениальна! </text:span><text:span text:style-name="T1779">П</text:span><text:span text:style-name="T1711">иши чаще!</text:span>».</text:p>
      <text:p text:style-name="P135">- <text:span text:style-name="T1713">Да, я переполнена энергией! - </text:span><text:span text:style-name="T1780">перечитывая еще раз ответ Эмбер, сказала Флурри.</text:span></text:p>
      <text:p text:style-name="P135">- <text:span text:style-name="T1714">Месяц назад ты хотела её убить, а сейчас ты сходишь с ума от радости, когда она отвечает на твои сообщения.</text:span></text:p>
      <text:p text:style-name="P135">- <text:span text:style-name="T1715">Да! </text:span><text:span text:style-name="T1716">Ты всегда была права, </text:span><text:span text:style-name="T1717">Лара!</text:span></text:p>
      <text:p text:style-name="P135">- <text:span text:style-name="T1718">Согласна, но если бы не та магическая дуэль, так бы не сложилось, поэтому Флурри </text:span><text:span text:style-name="T1719">это заслуга </text:span><text:span text:style-name="T1720">принадлежит и тебе.</text:span></text:p>
      <text:p text:style-name="P135">- <text:span text:style-name="T1781">Как ты думаешь,</text:span><text:span text:style-name="T1721"> куда она сейчас </text:span><text:span text:style-name="T1782">отправиться</text:span><text:span text:style-name="T1721">?</text:span></text:p>
      <text:p text:style-name="P135">- <text:span text:style-name="T1722">Не знаю, может быть в Кристальную империю.</text:span></text:p>
      <text:p text:style-name="P135">- <text:span text:style-name="T1723">Я бы с удовольствием ей показала </text:span><text:span text:style-name="T1724">самые красивые и невероятные места!</text:span></text:p>
      <text:p text:style-name="P135">- <text:span text:style-name="T1725">Остановись Флурри, там директор!</text:span></text:p>
      <text:p text:style-name="P135">- <text:span text:style-name="T1725">Да, прости, </text:span><text:span text:style-name="T1783">я</text:span><text:span text:style-name="T1725"> слишком энергичная.</text:span></text:p>
      <text:p text:style-name="P135"><text:tab/><text:span text:style-name="T1726">Стар Свирл разговаривал с одним из грифонов </text:span><text:span text:style-name="T1727">около школьного кабинета, где преподавали историю.</text:span></text:p>
      <text:p text:style-name="P135"><text:soft-page-break/><text:tab/><text:span text:style-name="T1728">Флурри решила подслушать их разговор и спряталась за углом. </text:span></text:p>
      <text:p text:style-name="P135">- <text:span text:style-name="T1729">Флурри </text:span><text:span text:style-name="T1784">что ты делаешь</text:span><text:span text:style-name="T1729">?… - не договорила Лара.</text:span></text:p>
      <text:p text:style-name="P135">- <text:span text:style-name="T1729">Тссс! - </text:span><text:span text:style-name="T1730">перебила е</text:span><text:span text:style-name="T1785">ё</text:span><text:span text:style-name="T1730"> Флурри.</text:span></text:p>
      <text:p text:style-name="P135">- <text:span text:style-name="T1731">Известий больше не было </text:span><text:span text:style-name="T1732">от Марбла? - </text:span><text:span text:style-name="T1733">спросил Стар Свирл у грифона.</text:span></text:p>
      <text:p text:style-name="P135">- <text:span text:style-name="T1735">Самое последнее я вам сообщил два дня назад. </text:span><text:span text:style-name="T1733"><text:s/>— </text:span><text:span text:style-name="T1734">ответил тот.</text:span></text:p>
      <text:p text:style-name="P135">- <text:span text:style-name="T1736">Возможно что-то случилось — </text:span><text:span text:style-name="T1737">задумчиво говорил Стар Свирл.</text:span></text:p>
      <text:p text:style-name="P152">- <text:s/><text:span text:style-name="T1738">Мой брат самый надеж</text:span><text:span text:style-name="T1739">ный</text:span><text:span text:style-name="T1738"> из грифонов </text:span><text:span text:style-name="T1739">и я сильно беспокоюсь о нем.</text:span></text:p>
      <text:p text:style-name="P153"><text:span text:style-name="T1738">- </text:span><text:span text:style-name="T1740">Успокойтесь, Эль</text:span><text:span text:style-name="T1741">бер</text:span><text:span text:style-name="T1742">ус</text:span><text:span text:style-name="T1740">, </text:span><text:span text:style-name="T1743">может быть он просто </text:span><text:span text:style-name="T1744">по случайности оставил где-нибудь чернила и </text:span><text:span text:style-name="T1786">магическую </text:span><text:span text:style-name="T1744">бумагу.</text:span></text:p>
      <text:p text:style-name="P154"><text:span text:style-name="T1740">- </text:span><text:span text:style-name="T1745">Это невозможно! </text:span><text:span text:style-name="T1746">А Эмбер что-нибудь ответила вам?</text:span></text:p>
      <text:p text:style-name="P154"><text:span text:style-name="T1740">- </text:span><text:span text:style-name="T1746">Она отправила только статью, </text:span><text:span text:style-name="T1747">а на остальные сообщения она ничего не отвечает.</text:span></text:p>
      <text:p text:style-name="P154">- <text:span text:style-name="T1748">Вы же можете телепортироваться и узнать у оборотней куда она могла направиться</text:span></text:p>
      <text:p text:style-name="P154"><text:soft-page-break/>- <text:span text:style-name="T1748">Я уже сделал это утром. К сожалению они ничего не знают.</text:span></text:p>
      <text:p text:style-name="P154">- <text:span text:style-name="T1787">Вдруг… - </text:span><text:span text:style-name="T1793">не договорил</text:span><text:span text:style-name="T1787"> грифон.</text:span></text:p>
      <text:p text:style-name="P155">- <text:span text:style-name="T1788">Не стоит беспокоиться! </text:span><text:span text:style-name="T1787">С</text:span><text:span text:style-name="T1749"> вашим братом все будет хорошо! </text:span><text:span text:style-name="T1789">Не бросайтесь в поиск</text:span><text:span text:style-name="T1791">и</text:span><text:span text:style-name="T1789">, </text:span><text:span text:style-name="T1750">а то придется вас еще искать. </text:span><text:span text:style-name="T1790">Я сам разберусь с этим</text:span><text:span text:style-name="T1750"> —</text:span><text:span text:style-name="T1751"> </text:span><text:span text:style-name="T1792">сказал</text:span><text:span text:style-name="T1751"> Стар Свирл.</text:span></text:p>
      <text:p text:style-name="P156"><text:tab/>Грифон кивнул и удалился.</text:p>
      <text:p text:style-name="P157"><text:tab/>Флурри <text:span text:style-name="T1752">вместе с Ларой вышли из-за угла </text:span><text:span text:style-name="T1753">и поприветствовали директора, словно они ничего не слышали</text:span><text:span text:style-name="T1752">.</text:span></text:p>
      <text:p text:style-name="P158"><text:span text:style-name="T1752">- </text:span><text:span text:style-name="T1754">Что ты думаешь об этом? <text:s/>- </text:span><text:span text:style-name="T1755">спросила Флурри свою подругу.</text:span></text:p>
      <text:p text:style-name="P159"><text:span text:style-name="T1752">- </text:span><text:span text:style-name="T1794">Э</text:span><text:span text:style-name="T1756">то уже становиться очень интересным.</text:span></text:p>
      <text:p text:style-name="P160"><text:span text:style-name="T1752">- </text:span><text:span text:style-name="T1757">Да! Может Эмбер угрожает опасность и поэтому она решила уехать, чтобы </text:span><text:span text:style-name="T1758">не навлечь беду на нас!</text:span></text:p>
      <text:p text:style-name="P160"><text:span text:style-name="T1752">- </text:span><text:span text:style-name="T1759">Возможно. А что ты думаешь о грифоне Марбле?</text:span></text:p>
      <text:p text:style-name="P161"><text:span text:style-name="T1752">- </text:span><text:span text:style-name="T1759">Он интересный собеседник и очень надежный. <text:s/>Я немного с ним общалась, но в этом я смогла убедиться.</text:span></text:p>
      <text:p text:style-name="P162"><text:soft-page-break/><text:span text:style-name="T1752">- </text:span><text:span text:style-name="T1760">Он пропал, Флурри! И Эмбер тоже! </text:span><text:span text:style-name="T1761">Его попросили приглядеть за ней.</text:span></text:p>
      <text:p text:style-name="P163"><text:span text:style-name="T1752">- </text:span><text:span text:style-name="T1761">Значит здесь замешана темная магия!?</text:span></text:p>
      <text:p text:style-name="P163"><text:span text:style-name="T1752">- </text:span><text:span text:style-name="T1762">Все возможно, я чувствую, что скоро мы узнаем об этом.</text:span></text:p>
      <text:p text:style-name="P163"><text:span text:style-name="T1762"><text:tab/>Флурри</text:span><text:span text:style-name="T1752"><text:tab/> </text:span><text:span text:style-name="T1762">достала книгу и глянула туда ещё раз.</text:span></text:p>
      <text:p text:style-name="P163">- <text:span text:style-name="T1763">Думаешь она ответит? - </text:span><text:span text:style-name="T1796">спросила Лара, поглядывая в книгу.</text:span></text:p>
      <text:p text:style-name="P163">- <text:span text:style-name="T1763">Возможно нет, но я </text:span><text:span text:style-name="T1795">все равно </text:span><text:span text:style-name="T1763">напишу — </text:span><text:span text:style-name="T1797">ответила Флурри и </text:span><text:span text:style-name="T1763">дописала еще несколько строчек:</text:span></text:p>
      <text:p text:style-name="P163">«<text:span text:style-name="T1763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38"><text:tab/><text:span text:style-name="T755">Лара кивнула и они вместе зашли в кабинет по истории магии.</text:span></text:p>
      <text:p text:style-name="P164"/>
      <text:p text:style-name="P164"/>
      <text:p text:style-name="P164"/>
      <text:p text:style-name="P164"/>
      <text:p text:style-name="P164"/>
      <text:p text:style-name="P248"><text:soft-page-break/>19. <text:bookmark-start text:name="__DdeLink__10455_4030418583"/><text:span text:style-name="T1392">Колокольчик Грог</text:span><text:span text:style-name="T1393">ара</text:span><text:bookmark-end text:name="__DdeLink__10455_4030418583"/></text:p>
      <text:p text:style-name="P165"><text:tab/><text:span text:style-name="T1846">На следующий день г</text:span><text:span text:style-name="T1845">рифон Марбл прилетел в Кантерлот. </text:span><text:span text:style-name="T1846">О</text:span><text:span text:style-name="T1845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65"><text:tab/><text:span text:style-name="T1847">Флурри быстро об этом узнала и все рассказала своей лучшей подруг</text:span><text:span text:style-name="T1913">е</text:span><text:span text:style-name="T1847">.</text:span></text:p>
      <text:p text:style-name="P165">- <text:span text:style-name="T1848">Это еще одна важная деталь — </text:span><text:span text:style-name="T1850">сказала Лара, когда они направлялись в библиотеку Кантерлота.</text:span></text:p>
      <text:p text:style-name="P165">- <text:span text:style-name="T1849">Лара, мне кажется ты уже знаешь в чем дело?! - поинтересовалась Флурри.</text:span></text:p>
      <text:p text:style-name="P165">- <text:span text:style-name="T1850">Возможно, но это только предположения.</text:span></text:p>
      <text:p text:style-name="P165">- <text:span text:style-name="T1851">Может уже расскажешь, я не могу ждать!</text:span></text:p>
      <text:p text:style-name="P165">- <text:span text:style-name="T1852">А разве ты не догадываешься?</text:span></text:p>
      <text:p text:style-name="P165">- <text:span text:style-name="T1853">О чем? Эмбер преследуют темные силы? </text:span><text:span text:style-name="T1854">Или она стала темной пони?</text:span></text:p>
      <text:p text:style-name="P165">- <text:span text:style-name="T1855">Не совсем.</text:span></text:p>
      <text:p text:style-name="P165">- <text:span text:style-name="T1855">Ты про все эти странные события?</text:span></text:p>
      <text:p text:style-name="P165"><text:soft-page-break/>- <text:span text:style-name="T1855">Да, на первом учебном году ничего подобного не было, разве не помнишь? Все началось с</text:span><text:span text:style-name="T1914"> поступления</text:span><text:span text:style-name="T1855"> Эмбер </text:span><text:span text:style-name="T1914">в школу</text:span><text:span text:style-name="T1855">.</text:span></text:p>
      <text:p text:style-name="P165">- <text:span text:style-name="T1856">Неужели она украла книгу и стерла память грифону Марблу?</text:span></text:p>
      <text:p text:style-name="P165">- <text:span text:style-name="T1857">Не торопись Флурри! </text:span><text:span text:style-name="T1858">Все началось с того… - не успела договорить Лара. Она заметила мистера </text:span><text:span text:style-name="T1859">Санлайта у входа в библиотеку.</text:span></text:p>
      <text:p text:style-name="P165">- <text:span text:style-name="T1860">Лара, ты в порядке? </text:span></text:p>
      <text:p text:style-name="P165">- <text:span text:style-name="T1861">Я не понимаю, мистер Санлайт ведь должен быть </text:span><text:span text:style-name="T1862">в школе. </text:span><text:span text:style-name="T1916">Р</text:span><text:span text:style-name="T1915">азве ты</text:span><text:span text:style-name="T1862"> не помнишь? Он согласился провести урок.</text:span></text:p>
      <text:p text:style-name="P165">- <text:span text:style-name="T1863">Может быть он вернулся, чтобы взять </text:span><text:span text:style-name="T1864">книги.</text:span></text:p>
      <text:p text:style-name="P165">- <text:span text:style-name="T1864">Возможно, идем!</text:span></text:p>
      <text:p text:style-name="P165"><text:tab/><text:span text:style-name="T1865">Флурри последовала за Ларой и они <text:s/>оказались в </text:span><text:span text:style-name="T1866">тихом и спокойном месте, наполненн</text:span><text:span text:style-name="T1867">ом</text:span><text:span text:style-name="T1866"> знаниями в переплетах и свитках.</text:span></text:p>
      <text:p text:style-name="P165"><text:tab/><text:span text:style-name="T1868">Мистер Санлайт </text:span><text:span text:style-name="T1869">не </text:span><text:span text:style-name="T1871">заметил</text:span><text:span text:style-name="T1869"> их и направился к </text:span><text:span text:style-name="T1870">дальней </text:span><text:span text:style-name="T1872">темно-коричневой </text:span><text:span text:style-name="T1870">двери.</text:span></text:p>
      <text:p text:style-name="P166"><text:tab/><text:span text:style-name="T1873">Лара взяла несколько книг, </text:span><text:span text:style-name="T1874">которые хотела прочитать ещё в начале года, </text:span><text:span text:style-name="T1917">а </text:span><text:span text:style-name="T1875">Флурри все это время </text:span><text:soft-page-break/><text:span text:style-name="T1875">следила за дверью и другими посетителями. </text:span><text:span text:style-name="T1876">Она также как и Лара </text:span><text:span text:style-name="T1877">предчувствовала что-то нехорошее.</text:span></text:p>
      <text:p text:style-name="P166"><text:tab/><text:span text:style-name="T1878">Когда они вышли из библиотеки, Лара </text:span><text:span text:style-name="T1918">заговорила</text:span><text:span text:style-name="T1878">:</text:span></text:p>
      <text:p text:style-name="P166">- <text:span text:style-name="T1879">Я узнала у библиотекаря, что мистеру Санлайту было поручено важное дело и он не смог провести урок в школе, поэтому </text:span><text:span text:style-name="T1880">он снова вернулся.</text:span></text:p>
      <text:p text:style-name="P166">- <text:span text:style-name="T1880">А я уже подумала, что случилось что-то ужасное и </text:span><text:span text:style-name="T1881">начала беспокоиться.</text:span></text:p>
      <text:p text:style-name="P166">- <text:span text:style-name="T1919">Да, я тоже так подумала. </text:span><text:span text:style-name="T1882">Идем на урок?</text:span></text:p>
      <text:p text:style-name="P166">- <text:span text:style-name="T1919">Идем.</text:span></text:p>
      <text:p text:style-name="P167"><text:tab/>И две подруги <text:span text:style-name="T1883">снова вернулись в школу. В коридоре пра</text:span><text:span text:style-name="T1884">вого крыла они были полностью поражены и сбиты с толку: </text:span><text:span text:style-name="T1885">мистер Санлайт разговаривал с Магитемзом.</text:span></text:p>
      <text:p text:style-name="P167">- <text:span text:style-name="T1886">Лара! </text:span><text:span text:style-name="T1887">Ты видишь </text:span><text:span text:style-name="T1888">мистера Санлайта</text:span><text:span text:style-name="T1887">?</text:span></text:p>
      <text:p text:style-name="P169">- <text:span text:style-name="T1886">Этого не может быть! - </text:span><text:span text:style-name="T1888">удивилась Лара не меньше своей подруги.</text:span></text:p>
      <text:p text:style-name="P184"><text:tab/>Она не стала медлить и сразу рассказала все мистеру Санлайту. Он не раздумывая бросился в библиотеку. </text:p>
      <text:p text:style-name="P184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68">- <text:span text:style-name="T1889">Мистер Санлайт, что случилось? - взволнованно спросила Лара.</text:span></text:p>
      <text:p text:style-name="P168">- <text:span text:style-name="T1889">Это… Просто ужасно!.. - не мог говорить </text:span><text:span text:style-name="T1890">мистер Санлайт.</text:span></text:p>
      <text:p text:style-name="P168">- <text:span text:style-name="T1891">Успокойтесь, расскажите все по порядку, нам вы можете верить.</text:span></text:p>
      <text:p text:style-name="P168">- <text:span text:style-name="T1891">Флурри, Лара, подойдите поближе, это большой секрет и никто из учеников и даже учителей не должен об этом знать, вы ником</text:span><text:span text:style-name="T1921">у </text:span><text:span text:style-name="T1891">не скаж</text:span><text:span text:style-name="T1920">е</text:span><text:span text:style-name="T1891">те?</text:span></text:p>
      <text:p text:style-name="P170"><text:tab/>Обе подруги кивнули.</text:p>
      <text:p text:style-name="P170">- В этой библиотеке хранятся не только книги. — продолжал мистер Санлайт — Иногда сюда попадают магические предметы, и не так давно <text:span text:style-name="T1892">здесь появился колокольчик Грогара. Я думаю вы уже знаете о нем, </text:span><text:span text:style-name="T1893">не так ли?</text:span></text:p>
      <text:p text:style-name="P170">- <text:span text:style-name="T1893">Да, </text:span><text:span text:style-name="T1894">мы недавно изучали его на магических предметах — </text:span><text:span text:style-name="T1895">согласилась</text:span><text:span text:style-name="T1894"> Лара.</text:span></text:p>
      <text:p text:style-name="P170">- <text:span text:style-name="T1922">Так вот, о</text:span><text:span text:style-name="T1896">н пропал! Его украл тот двойник о котором вы говорили и теперь мне точно не до урока. </text:span><text:soft-page-break/><text:span text:style-name="T1923">Я прошу вас, пожалуйста</text:span><text:span text:style-name="T1896"> сообщите все директору </text:span><text:span text:style-name="T1924">прямо сейчас</text:span><text:span text:style-name="T1897">.</text:span></text:p>
      <text:p text:style-name="P170">- <text:span text:style-name="T1898">Мы это сделаем! - твердо </text:span><text:span text:style-name="T1925">ответила</text:span><text:span text:style-name="T1898"> Флурри и они </text:span><text:span text:style-name="T1926">вместе </text:span><text:span text:style-name="T1898">с Ларой мгновенно исчезли.</text:span></text:p>
      <text:p text:style-name="P170"><text:tab/><text:span text:style-name="T1899">Стар Свирл внимательно их выслушал и сказал идти на урок и никому не сообщать об этом, </text:span><text:span text:style-name="T1927">даже самым лучшим друзьям</text:span><text:span text:style-name="T1899">.</text:span></text:p>
      <text:p text:style-name="P170">- <text:span text:style-name="T1899">Что происходит? Лара! Почему ты молчишь? Ты все знаешь! - </text:span><text:span text:style-name="T1900">не могла успокоиться Флурри, когда они поднимал</text:span><text:span text:style-name="T1901">ись</text:span><text:span text:style-name="T1900"> </text:span><text:span text:style-name="T1901">по бирюзовым ступенькам</text:span><text:span text:style-name="T1900"> </text:span><text:span text:style-name="T1901">север</text:span><text:span text:style-name="T1928">о</text:span><text:span text:style-name="T1901">-</text:span><text:span text:style-name="T1928">в</text:span><text:span text:style-name="T1900">осточн</text:span><text:span text:style-name="T1901">ой</text:span><text:span text:style-name="T1900"> башн</text:span><text:span text:style-name="T1901">и</text:span><text:span text:style-name="T1900">.</text:span></text:p>
      <text:p text:style-name="P170">- <text:span text:style-name="T1902">Флурри, остановись! </text:span><text:span text:style-name="T1903">Теперь я уже точно уверена, это сделала Эмбер, в этом нет сомнений.</text:span></text:p>
      <text:p text:style-name="P170">- <text:span text:style-name="T1904">Что?!</text:span></text:p>
      <text:p text:style-name="P171">- <text:span text:style-name="T1905">Когда она ушла из школы, то я поняла, что у неё есть какой-то план. </text:span><text:span text:style-name="T1906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929">всегда х</text:span><text:span text:style-name="T1906">отелось овладеть этой магией и она смогла </text:span><text:span text:style-name="T1929">это сделать</text:span><text:span text:style-name="T1906">. Так она и украла колокольчик Грогара</text:span><text:span text:style-name="T1905">.</text:span></text:p>
      <text:p text:style-name="P171"><text:span text:style-name="T1905">- </text:span><text:span text:style-name="T1906">Я не могу в </text:span><text:span text:style-name="T1930">это</text:span><text:span text:style-name="T1906"> поверить! А книга?!</text:span></text:p>
      <text:p text:style-name="P171"><text:soft-page-break/><text:span text:style-name="T1905">- </text:span><text:span text:style-name="T1906">И книгу украла тоже она, тогда я часто видела её в том зале </text:span><text:span text:style-name="T1931">библиотеки</text:span><text:span text:style-name="T1906"> и для меня это </text:span><text:span text:style-name="T1932">уже казалось</text:span><text:span text:style-name="T1906"> </text:span><text:span text:style-name="T1907">подозрительн</text:span><text:span text:style-name="T1932">ым</text:span><text:span text:style-name="T1907">.</text:span></text:p>
      <text:p text:style-name="P171">- <text:span text:style-name="T1908">А зачем ей колокольчик Грогара?</text:span></text:p>
      <text:p text:style-name="P171">- <text:span text:style-name="T1908">Ты не знаешь для чего колокольчик Грогара?</text:span></text:p>
      <text:p text:style-name="P171">- <text:span text:style-name="T1908">Знаю, он позволяет вбирать в себя магию и сохранять её.</text:span></text:p>
      <text:p text:style-name="P171">- <text:span text:style-name="T1933">Да, </text:span><text:span text:style-name="T1934">все верно</text:span><text:span text:style-name="T1909">. Возможно она решила забрать магию у кого-то или отдать свою.</text:span></text:p>
      <text:p text:style-name="P171">- <text:span text:style-name="T1910">Отдать свою? Что это значит?</text:span></text:p>
      <text:p text:style-name="P171">- <text:span text:style-name="T1910">Я тебе говорила, что у неё необычная магия </text:span><text:span text:style-name="T1935">загадочного</text:span><text:span text:style-name="T1910"> происхождения. </text:span><text:span text:style-name="T1936">Может быть</text:span><text:span text:style-name="T1910"> она </text:span><text:span text:style-name="T1936">поняла, что является угрозой для Эквестрии </text:span><text:span text:style-name="T1937">и </text:span><text:span text:style-name="T1910">решила поступить таким образом.</text:span></text:p>
      <text:p text:style-name="P171">- <text:span text:style-name="T1910">Нам нужно найти её! Где моя магическая книга? - начала рыться в рюкзаке Флурри.</text:span></text:p>
      <text:p text:style-name="P171"><text:tab/><text:span text:style-name="T1911">Книга была заложена другими и поэтому Флурри не сразу её </text:span><text:span text:style-name="T1938">нашла. К</text:span><text:span text:style-name="T1911">огда она </text:span><text:span text:style-name="T1938">прикоснулась к </text:span><text:span text:style-name="T1911"><text:s/></text:span><text:span text:style-name="T1939">ней,</text:span><text:span text:style-name="T1911"> она открылась на середине и засветилась.</text:span></text:p>
      <text:p text:style-name="P172">- Что это? <text:span text:style-name="T1912">Тут какие-то символы. Лара! </text:span><text:span text:style-name="T1940">С</text:span><text:span text:style-name="T1912">мотри!</text:span></text:p>
      <text:p text:style-name="P172">- <text:span text:style-name="T1912">Это же магическая метка для телепортации!</text:span></text:p>
      <text:p text:style-name="P172"><text:soft-page-break/>- <text:span text:style-name="T1912">Что?</text:span></text:p>
      <text:p text:style-name="P172">- <text:span text:style-name="T1912">Мы можем по ней телепортироваться, Флурри!</text:span></text:p>
      <text:p text:style-name="P172">- <text:span text:style-name="T1912">Ты хочешь сказать, что Эмбе</text:span><text:span text:style-name="T1941">р с</text:span><text:span text:style-name="T1912">пециально её оставила </text:span><text:span text:style-name="T1942">для нас?</text:span></text:p>
      <text:p text:style-name="P172">- <text:span text:style-name="T1912">Да! </text:span></text:p>
      <text:p text:style-name="P172">- <text:span text:style-name="T1944">Тогда что</text:span><text:span text:style-name="T1912"> нужно </text:span><text:span text:style-name="T1945">с</text:span><text:span text:style-name="T1912">делать </text:span><text:span text:style-name="T1943">чтобы телепортироваться</text:span><text:span text:style-name="T1912">?</text:span></text:p>
      <text:p text:style-name="P172">- <text:span text:style-name="T1946">Возьми</text:span><text:span text:style-name="T1912"> меня за копыто, все должно получиться.</text:span></text:p>
      <text:p text:style-name="P173"><text:tab/>Лара закрыла глаза и произнесла заклинания. </text:p>
      <text:p text:style-name="P173"><text:tab/>Обе подруги мгновенно <text:span text:style-name="T1947">растворились </text:span><text:span text:style-name="T1948">и оставили только облачко из мелких кристалликов</text:span><text:span text:style-name="T1947">. </text:span></text:p>
      <text:p text:style-name="P167"/>
      <text:p text:style-name="P165"><text:tab/></text:p>
      <text:p text:style-name="P165"/>
      <text:p text:style-name="P165"/>
      <text:p text:style-name="P165"/>
      <text:p text:style-name="P165"/>
      <text:p text:style-name="P165"/>
      <text:p text:style-name="P165"/>
      <text:p text:style-name="P239"><text:soft-page-break/>20. <text:span text:style-name="T1394">Темная пони</text:span></text:p>
      <text:p text:style-name="P135"><text:tab/><text:span text:style-name="T1949">Флурри и Лара оказались на огромной каменной скале </text:span><text:span text:style-name="T1950">и увидели Эмбер, которая </text:span><text:span text:style-name="T1951">держала</text:span><text:span text:style-name="T1950"> колокольчик <text:s/>Грогара.</text:span></text:p>
      <text:p text:style-name="P135">- <text:span text:style-name="T1952">Эмбер! Что </text:span><text:span text:style-name="T2002">ты делаешь</text:span><text:span text:style-name="T1952">? - </text:span><text:span text:style-name="T1953">с беспокойством </text:span><text:span text:style-name="T2003">сказала</text:span><text:span text:style-name="T1953"> Флурри.</text:span></text:p>
      <text:p text:style-name="P135">- <text:span text:style-name="T1954">Привет Флурри. </text:span><text:span text:style-name="T2004">П</text:span><text:span text:style-name="T1954">ривет Лара. - </text:span><text:span text:style-name="T1955">спокойно ответила Эмбер.</text:span></text:p>
      <text:p text:style-name="P135">- <text:span text:style-name="T1956">Зачем тебе колокольчик Грогара? </text:span><text:span text:style-name="T2005">Т</text:span><text:span text:style-name="T1956">ы хочешь забрать мою магию? Ты стала темной пони? - </text:span><text:span text:style-name="T1957">не могла остановиться Флурри.</text:span></text:p>
      <text:p text:style-name="P135">- <text:span text:style-name="T1957">Я думаю, твоя подруга уже догадалась, </text:span><text:span text:style-name="T1958">что я собираюсь сделать.</text:span></text:p>
      <text:p text:style-name="P135">- <text:span text:style-name="T1959">Ты хочешь забрать магию у всех существ Эквестрии?</text:span></text:p>
      <text:p text:style-name="P174">- Нет, я хочу <text:span text:style-name="T1960">чтобы все моя магия перешла в этот колокольчик.</text:span></text:p>
      <text:p text:style-name="P175">- <text:span text:style-name="T2006">Зачем тебе лишать</text:span><text:span text:style-name="T1961"> </text:span><text:span text:style-name="T2006">себя магии</text:span><text:span text:style-name="T1961">? Ты </text:span><text:span text:style-name="T2007">ведь </text:span><text:span text:style-name="T1961">особенная пони и обладаешь невероятной магией, так же как и я. <text:s/></text:span><text:span text:style-name="T2008">И ты</text:span><text:span text:style-name="T1961"> не злая! Ты хорошая пони!</text:span></text:p>
      <text:p text:style-name="P174">- <text:span text:style-name="T1962">Прости Флурри, я не могу по-другому.</text:span></text:p>
      <text:p text:style-name="P174"><text:soft-page-break/>- <text:span text:style-name="T1962">Почему?</text:span></text:p>
      <text:p text:style-name="P174">- <text:span text:style-name="T1962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2009">ответила</text:span><text:span text:style-name="T1963"> Эмбер и слегка улыбнулась.</text:span></text:p>
      <text:p text:style-name="P177"><text:span text:style-name="T2010"><text:tab/>На скале был сильный ветер и поэтому </text:span><text:span text:style-name="T1964">Флурри с Ларой подошли </text:span><text:span text:style-name="T2010">по</text:span><text:span text:style-name="T1964">ближе к Эмбер.</text:span></text:p>
      <text:p text:style-name="P176">- <text:span text:style-name="T1965">Всё началось в совершенно другой стране. Возможно вы слышали о стране Аликорнов?</text:span></text:p>
      <text:p text:style-name="P176">- <text:span text:style-name="T1966">Да, но о ней мало </text:span><text:span text:style-name="T2011">чего </text:span><text:span text:style-name="T1966">известно — ответила Лара.</text:span></text:p>
      <text:p text:style-name="P176">- <text:span text:style-name="T1967">В этой стране был рожден мой отец. </text:span><text:span text:style-name="T1968">Он всегда стремился быть лучше других и хотел завладеть властью, чтобы управлять всей страной. </text:span><text:span text:style-name="T1969">Однажды ему удалось найти место, именуемое средоточием всего мира, </text:span><text:span text:style-name="T1970">там была невероятная магия не доступная даже Аликорнам. </text:span><text:span text:style-name="T1971">Мало кто слышал о том месте и мог покинуть его живым. </text:span><text:span text:style-name="T1972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973">Магия которую он получил </text:span><text:span text:style-name="T2012">взамен</text:span><text:span text:style-name="T1973"> была </text:span><text:span text:style-name="T2012">слишком сильной </text:span><text:span text:style-name="T2013">и </text:span><text:span text:style-name="T2012">поэтому </text:span><text:span text:style-name="T1973">он погиб. После его смерти родилась я. </text:span><text:span text:style-name="T2014">М</text:span><text:span text:style-name="T1973">оя мама увидела во мне </text:span><text:soft-page-break/><text:span text:style-name="T1974">слишком много странностей для Аликорна и не хотела чтобы моё будущее было жестоким </text:span><text:span text:style-name="T2014">и несправедливым</text:span><text:span text:style-name="T1974">. </text:span><text:span text:style-name="T2014">П</text:span><text:span text:style-name="T1974">оэтому она решила отправить меня в Эквестрию и устроила все таким образом, что меня нашел благородный пони и усыновил. </text:span><text:span text:style-name="T1975">М</text:span><text:span text:style-name="T1974">ама не прожила долго из-за болезни </text:span><text:span text:style-name="T1975">и я выросла в </text:span><text:span text:style-name="T2014">той</text:span><text:span text:style-name="T1975"> маленькой деревни — </text:span><text:span text:style-name="T2014">Эмбер </text:span><text:span text:style-name="T1975">показала в сторону маленького поселения, </text:span><text:span text:style-name="T1976">которое стояло посреди леса.</text:span></text:p>
      <text:p text:style-name="P176">- <text:span text:style-name="T1977">Значит магия, которая в тебе настолько могущественная и может уничтожить всю Эквестрию? - ужаснулась Флурри.</text:span></text:p>
      <text:p text:style-name="P176">- <text:span text:style-name="T1978">Да, Флурр</text:span><text:span text:style-name="T1979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980">Эмбер наклонила голову, с её глаз капнула слезинка.</text:span></text:p>
      <text:p text:style-name="P176">- <text:span text:style-name="T1980">Прости, Эмбер, мы не знали об этом.</text:span></text:p>
      <text:p text:style-name="P176">- <text:span text:style-name="T1980">Не стоит Флурри, сегодня я положу конец </text:span><text:span text:style-name="T1981">этой</text:span><text:span text:style-name="T1980"> истории. </text:span><text:span text:style-name="T1982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76"><text:soft-page-break/>- <text:span text:style-name="T1983">Эмбер, ты не способна на это, ты добрая пони, мы верим в тебя, ведь мы </text:span><text:span text:style-name="T2015">твои </text:span><text:span text:style-name="T1983">друзья?! - улыбнулась Флурри.</text:span></text:p>
      <text:p text:style-name="P176">- <text:span text:style-name="T1983">Да, Флурри, мы </text:span><text:span text:style-name="T2016">мои </text:span><text:span text:style-name="T1983">друзья и поэтому я хочу с вами попрощаться.</text:span></text:p>
      <text:p text:style-name="P176">- <text:span text:style-name="T1983">Попрощаться?!</text:span></text:p>
      <text:p text:style-name="P176">- <text:span text:style-name="T1984">Мой ненастоящий отец, я никогда не назову его настоящим, дал клятву тогда, что отрекается от всего взамен на </text:span><text:span text:style-name="T2017">самую могущественную магию</text:span><text:span text:style-name="T1984">. </text:span><text:span text:style-name="T1985">Он не смог ей воспользоваться и поэтому часть той магии теперь во мне.</text:span></text:p>
      <text:p text:style-name="P176">- <text:span text:style-name="T1986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76">- <text:span text:style-name="T1987">Не нужно Флурри, ты не понимаешь, что во мне мало осталось своей собственной воли. </text:span><text:span text:style-name="T1988">Та магия </text:span><text:span text:style-name="T2017">существует </text:span><text:span text:style-name="T1988">только потому что она часть меня, когда </text:span><text:span text:style-name="T2018">колокольчик Грогара вберёт</text:span><text:span text:style-name="T1988"> её то она погибнет.</text:span></text:p>
      <text:p text:style-name="P176">- <text:span text:style-name="T1988">А что станет с тобой? Ты ведь тоже можешь погибнуть Эмбер?</text:span></text:p>
      <text:p text:style-name="P176"><text:soft-page-break/>- <text:span text:style-name="T1989">Флурри, ты когда-то считала меня демоном. - Эмбер подошла </text:span><text:span text:style-name="T1991">по</text:span><text:span text:style-name="T1989">бли</text:span><text:span text:style-name="T1991">ж</text:span><text:span text:style-name="T1989">е и посмотрела в </text:span><text:span text:style-name="T1990">кристально-бирюзовые</text:span><text:span text:style-name="T1989"> глаза Флурри.</text:span></text:p>
      <text:p text:style-name="P176">- <text:span text:style-name="T1991">Это потому что я </text:span><text:span text:style-name="T1992">была глупа, прости…</text:span></text:p>
      <text:p text:style-name="P176">- <text:span text:style-name="T1992">Не извиняйся, </text:span><text:span text:style-name="T2019">у тебя будет счастливая жизнь, даже без меня. А </text:span><text:span text:style-name="T1992">мне никогда не было места в этом мире, я была рождена </text:span><text:span text:style-name="T1993">злом и </text:span><text:span text:style-name="T2020">поэтому это мой </text:span><text:span text:style-name="T2021">долг</text:span><text:span text:style-name="T2020"> положить этому конец</text:span><text:span text:style-name="T1993">.</text:span></text:p>
      <text:p text:style-name="P178"><text:tab/>Флурри ничего не могла сказать, у неё потекли слезы. Она не могла поверить, что Эмбер умрёт во благо всей Эквестрии <text:span text:style-name="T1994">потому что её магия способна принести много вреда.</text:span></text:p>
      <text:p text:style-name="P178">- <text:span text:style-name="T1995">Эмбер, я не могу позволить тебе… - не успела договорить Флурри.</text:span></text:p>
      <text:p text:style-name="P178">- <text:span text:style-name="T1995">Сделай это для меня пожалуйста — перебила её Эмбер и обратилась к Ларе — </text:span><text:span text:style-name="T1996">возьми колокольчик Грогара и забери мою магию.</text:span></text:p>
      <text:p text:style-name="P179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2022">д</text:span>аже Дискорд со своей силой. <text:soft-page-break/><text:span text:style-name="T1997">Она медленно протянула копыта к колокольчику и взяла его.</text:span></text:p>
      <text:p text:style-name="P180"><text:tab/>Флурри обняла Эмбер.</text:p>
      <text:p text:style-name="P180">- Прощай Флурри, может когда-нибудь увид<text:span text:style-name="T2023">и</text:span>мся — улыбнулась Эмбер.</text:p>
      <text:p text:style-name="P180">- <text:span text:style-name="T1998">Прощай Эмбер.</text:span></text:p>
      <text:p text:style-name="P181"><text:tab/><text:span text:style-name="T1998">Флурри </text:span><text:span text:style-name="T2024">отошла от Эмбер</text:span><text:span text:style-name="T1998"> и </text:span><text:span text:style-name="T1999">колокольчик Грогара зазвенел громовым ударом. </text:span></text:p>
      <text:p text:style-name="P181"><text:span text:style-name="T1999"><text:tab/>Эмбер </text:span><text:span text:style-name="T2000">не сопротивлялась, она смотрела на своих друзей и думала, какая прекрасная жизнь их ждет </text:span><text:span text:style-name="T2026">и </text:span><text:span text:style-name="T2000">была рада, </text:span><text:span text:style-name="T2025">что они лучшие подруги</text:span><text:span text:style-name="T2000">.</text:span></text:p>
      <text:p text:style-name="P182"><text:span text:style-name="T2000"><text:tab/></text:span><text:span text:style-name="T2001">Магия быстро покинула Эмбер и она упала на </text:span><text:span text:style-name="T2027">холодную каменную повер</text:span><text:span text:style-name="T2028">х</text:span><text:span text:style-name="T2027">ность</text:span><text:span text:style-name="T2001">.</text:span></text:p>
      <text:p text:style-name="P183"><text:span text:style-name="T2000"><text:tab/></text:span><text:span text:style-name="T2001">Флурри с Ларой кинулись к ней.</text:span></text:p>
      <text:p text:style-name="P270"><text:span text:style-name="T148">- </text:span><text:span text:style-name="T149">Какое прекрасное небо! Как жаль, что я не замечала этого раньше — тихо </text:span><text:span text:style-name="T151">проговорила</text:span><text:span text:style-name="T149"> Эмбер и её грива начала растворяться в черном облаке.</text:span></text:p>
      <text:p text:style-name="P270"><text:span text:style-name="T149"><text:tab/></text:span><text:span text:style-name="T150">Флурри не успела ничего </text:span><text:span text:style-name="T151">сделать:</text:span><text:span text:style-name="T150"> от Эмбер ничего не осталось. </text:span><text:span text:style-name="T152">Л</text:span><text:span text:style-name="T150">ишь черное облако, </text:span><text:span text:style-name="T152">которое уносил ветер, стремилось прочь</text:span><text:span text:style-name="T150"> </text:span><text:span text:style-name="T152">в темно-зеленый лес</text:span><text:span text:style-name="T150">.</text:span><text:span text:style-name="T149"> </text:span><text:span text:style-name="T148"><text:s/></text:span></text:p>
      <text:p text:style-name="P180"><text:soft-page-break/></text:p>
      <text:p text:style-name="P1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1T08:56:21.484142400</dc:date>
    <meta:editing-duration>P2DT12H58M12S</meta:editing-duration>
    <meta:editing-cycles>5302</meta:editing-cycles>
    <meta:generator>LibreOffice/7.2.6.2$Linux_X86_64 LibreOffice_project/20$Build-2</meta:generator>
    <meta:document-statistic meta:table-count="0" meta:image-count="0" meta:object-count="0" meta:page-count="142" meta:paragraph-count="1107" meta:word-count="17744" meta:character-count="108807" meta:non-whitespace-character-count="91436"/>
  </office:meta>
</office:document-meta>
</file>